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.11pt"/>
    </style:style>
    <style:style style:name="co2" style:family="table-column">
      <style:table-column-properties fo:break-before="auto" style:column-width="187.0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60.89pt"/>
    </style:style>
    <style:style style:name="co5" style:family="table-column">
      <style:table-column-properties fo:break-before="auto" style:column-width="137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diagonal-bl-tr="none" style:diagonal-tl-br="none" fo:border="0.74pt solid #000000" fo:padding="2.01pt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sturian (as)</text:p>
          </table:table-cell>
          <table:table-cell office:value-type="string" calcext:value-type="string">
            <text:p>https://talp-upc.gitbooks.io/freeling-user-manual/content/tagsets/tagset-as.html</text:p>
          </table:table-cell>
          <table:table-cell/>
          <table:table-cell table:formula="of:=IF([.C2]=&quot;&quot;;CONCATENATE(&quot;#&quot;;[.B2]);CONCATENATE([.B2];&quot;=&quot;;[.C2]))" office:value-type="string" office:string-value="#https://talp-upc.gitbooks.io/freeling-user-manual/content/tagsets/tagset-as.html" calcext:value-type="string">
            <text:p>#https://talp-upc.gitbooks.io/freeling-user-manual/content/tagsets/tagset-as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]=&quot;&quot;;CONCATENATE(&quot;#&quot;;[.B3]);CONCATENATE([.B3];&quot;=&quot;;[.C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]=&quot;&quot;;CONCATENATE(&quot;#&quot;;[.B4]);CONCATENATE([.B4];&quot;=&quot;;[.C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4/5/6/7 digits)</text:p>
          </table:table-cell>
          <table:table-cell/>
          <table:table-cell table:formula="of:=IF([.C5]=&quot;&quot;;CONCATENATE(&quot;#&quot;;[.B5]);CONCATENATE([.B5];&quot;=&quot;;[.C5]))" office:value-type="string" office:string-value="#Adjective (4/5/6/7 digits)" calcext:value-type="string">
            <text:p>#Adjective (4/5/6/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O00 /AOS00</text:p>
          </table:table-cell>
          <table:table-cell table:style-name="ce1" office:value-type="string" calcext:value-type="string">
            <text:p>POS_ADJ</text:p>
          </table:table-cell>
          <table:table-cell table:formula="of:=IF([.C6]=&quot;&quot;;CONCATENATE(&quot;#&quot;;[.B6]);CONCATENATE([.B6];&quot;=&quot;;[.C6]))" office:value-type="string" office:string-value="AO00 /AOS00=POS_ADJ" calcext:value-type="string">
            <text:p>AO00 /AOS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Q00 / AQS0000 /AQ00XY /AQS00XY</text:p>
          </table:table-cell>
          <table:table-cell table:style-name="ce1" office:value-type="string" calcext:value-type="string">
            <text:p>POS_ADJ</text:p>
          </table:table-cell>
          <table:table-cell table:formula="of:=IF([.C7]=&quot;&quot;;CONCATENATE(&quot;#&quot;;[.B7]);CONCATENATE([.B7];&quot;=&quot;;[.C7]))" office:value-type="string" office:string-value="AQ00 / AQS0000 /AQ00XY /AQS00XY=POS_ADJ" calcext:value-type="string">
            <text:p>AQ00 / AQS0000 /AQ00XY /AQS00XY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]=&quot;&quot;;CONCATENATE(&quot;#&quot;;[.B8]);CONCATENATE([.B8];&quot;=&quot;;[.C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2 digits)</text:p>
          </table:table-cell>
          <table:table-cell/>
          <table:table-cell table:formula="of:=IF([.C9]=&quot;&quot;;CONCATENATE(&quot;#&quot;;[.B9]);CONCATENATE([.B9];&quot;=&quot;;[.C9]))" office:value-type="string" office:string-value="#Conjunction (2 digits)" calcext:value-type="string">
            <text:p>#Conjunc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10]=&quot;&quot;;CONCATENATE(&quot;#&quot;;[.B10]);CONCATENATE([.B10];&quot;=&quot;;[.C10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1" office:value-type="string" calcext:value-type="string">
            <text:p>POS_SCONJ</text:p>
          </table:table-cell>
          <table:table-cell table:formula="of:=IF([.C11]=&quot;&quot;;CONCATENATE(&quot;#&quot;;[.B11]);CONCATENATE([.B11];&quot;=&quot;;[.C11]))" office:value-type="string" office:string-value="CS=POS_SCONJ" calcext:value-type="string">
            <text:p>CS=POS_S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table:style-name="ce1" office:value-type="string" calcext:value-type="string">
            <text:p>POS_CONJ</text:p>
          </table:table-cell>
          <table:table-cell table:formula="of:=IF([.C12]=&quot;&quot;;CONCATENATE(&quot;#&quot;;[.B12]);CONCATENATE([.B12];&quot;=&quot;;[.C12]))" office:value-type="string" office:string-value="CA=POS_CONJ" calcext:value-type="string">
            <text:p>CA=POS_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]=&quot;&quot;;CONCATENATE(&quot;#&quot;;[.B13]);CONCATENATE([.B13];&quot;=&quot;;[.C1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terminer (5/6 digits)</text:p>
          </table:table-cell>
          <table:table-cell/>
          <table:table-cell table:formula="of:=IF([.C14]=&quot;&quot;;CONCATENATE(&quot;#&quot;;[.B14]);CONCATENATE([.B14];&quot;=&quot;;[.C14]))" office:value-type="string" office:string-value="#Determiner (5/6 digits)" calcext:value-type="string">
            <text:p>#Determiner (5/6 digits)</text:p>
          </table:table-cell>
          <table:table-cell table:style-name="ce1" office:value-type="string" calcext:value-type="string">
            <text:p>person ???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000</text:p>
          </table:table-cell>
          <table:table-cell table:style-name="ce1" office:value-type="string" calcext:value-type="string">
            <text:p>POS_DET</text:p>
          </table:table-cell>
          <table:table-cell table:formula="of:=IF([.C15]=&quot;&quot;;CONCATENATE(&quot;#&quot;;[.B15]);CONCATENATE([.B15];&quot;=&quot;;[.C15]))" office:value-type="string" office:string-value="DA000=POS_DET" calcext:value-type="string">
            <text:p>DA000=POS_DE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D000</text:p>
          </table:table-cell>
          <table:table-cell table:style-name="ce1" office:value-type="string" calcext:value-type="string">
            <text:p>POS_ADJ</text:p>
          </table:table-cell>
          <table:table-cell table:formula="of:=IF([.C16]=&quot;&quot;;CONCATENATE(&quot;#&quot;;[.B16]);CONCATENATE([.B16];&quot;=&quot;;[.C16]))" office:value-type="string" office:string-value="DD000=POS_ADJ" calcext:value-type="string">
            <text:p>DD000=POS_ADJ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E000</text:p>
          </table:table-cell>
          <table:table-cell table:style-name="ce1" office:value-type="string" calcext:value-type="string">
            <text:p>POS_ADJ</text:p>
          </table:table-cell>
          <table:table-cell table:formula="of:=IF([.C17]=&quot;&quot;;CONCATENATE(&quot;#&quot;;[.B17]);CONCATENATE([.B17];&quot;=&quot;;[.C17]))" office:value-type="string" office:string-value="DE000=POS_ADJ" calcext:value-type="string">
            <text:p>DE000=POS_ADJ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I000</text:p>
          </table:table-cell>
          <table:table-cell table:style-name="ce1" office:value-type="string" calcext:value-type="string">
            <text:p>POS_ADJ</text:p>
          </table:table-cell>
          <table:table-cell table:formula="of:=IF([.C18]=&quot;&quot;;CONCATENATE(&quot;#&quot;;[.B18]);CONCATENATE([.B18];&quot;=&quot;;[.C18]))" office:value-type="string" office:string-value="DI000=POS_ADJ" calcext:value-type="string">
            <text:p>DI000=POS_ADJ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T000</text:p>
          </table:table-cell>
          <table:table-cell table:style-name="ce1" office:value-type="string" calcext:value-type="string">
            <text:p>POS_ADJ</text:p>
          </table:table-cell>
          <table:table-cell table:formula="of:=IF([.C19]=&quot;&quot;;CONCATENATE(&quot;#&quot;;[.B19]);CONCATENATE([.B19];&quot;=&quot;;[.C19]))" office:value-type="string" office:string-value="DT000=POS_ADJ" calcext:value-type="string">
            <text:p>DT000=POS_ADJ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N000</text:p>
          </table:table-cell>
          <table:table-cell table:style-name="ce1" office:value-type="string" calcext:value-type="string">
            <text:p>POS_NUM</text:p>
          </table:table-cell>
          <table:table-cell table:formula="of:=IF([.C20]=&quot;&quot;;CONCATENATE(&quot;#&quot;;[.B20]);CONCATENATE([.B20];&quot;=&quot;;[.C20]))" office:value-type="string" office:string-value="DN000=POS_NUM" calcext:value-type="string">
            <text:p>DN000=POS_NUM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P000X</text:p>
          </table:table-cell>
          <table:table-cell table:style-name="ce1" office:value-type="string" calcext:value-type="string">
            <text:p>POS_ADJ</text:p>
          </table:table-cell>
          <table:table-cell table:formula="of:=IF([.C21]=&quot;&quot;;CONCATENATE(&quot;#&quot;;[.B21]);CONCATENATE([.B21];&quot;=&quot;;[.C21]))" office:value-type="string" office:string-value="DP000X=POS_ADJ" calcext:value-type="string">
            <text:p>DP000X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]=&quot;&quot;;CONCATENATE(&quot;#&quot;;[.B22]);CONCATENATE([.B22];&quot;=&quot;;[.C2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4/5 digits)</text:p>
          </table:table-cell>
          <table:table-cell/>
          <table:table-cell table:formula="of:=IF([.C23]=&quot;&quot;;CONCATENATE(&quot;#&quot;;[.B23]);CONCATENATE([.B23];&quot;=&quot;;[.C23]))" office:value-type="string" office:string-value="#Noun (4/5 digits)" calcext:value-type="string">
            <text:p>#Noun (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 /NC00V</text:p>
          </table:table-cell>
          <table:table-cell table:style-name="ce1" office:value-type="string" calcext:value-type="string">
            <text:p>POS_NOUN</text:p>
          </table:table-cell>
          <table:table-cell table:formula="of:=IF([.C24]=&quot;&quot;;CONCATENATE(&quot;#&quot;;[.B24]);CONCATENATE([.B24];&quot;=&quot;;[.C24]))" office:value-type="string" office:string-value="NC00 /NC00V=POS_NOUN" calcext:value-type="string">
            <text:p>NC00 /NC00V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X</text:p>
          </table:table-cell>
          <table:table-cell table:style-name="ce1" office:value-type="string" calcext:value-type="string">
            <text:p>POS_PROPN</text:p>
          </table:table-cell>
          <table:table-cell table:formula="of:=IF([.C25]=&quot;&quot;;CONCATENATE(&quot;#&quot;;[.B25]);CONCATENATE([.B25];&quot;=&quot;;[.C25]))" office:value-type="string" office:string-value="NP00X=POS_PROPN" calcext:value-type="string">
            <text:p>NP00X=POS_PROP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6]=&quot;&quot;;CONCATENATE(&quot;#&quot;;[.B26]);CONCATENATE([.B26];&quot;=&quot;;[.C2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6/7 digits)</text:p>
          </table:table-cell>
          <table:table-cell/>
          <table:table-cell table:formula="of:=IF([.C27]=&quot;&quot;;CONCATENATE(&quot;#&quot;;[.B27]);CONCATENATE([.B27];&quot;=&quot;;[.C27]))" office:value-type="string" office:string-value="#Pronoun (6/7 digits)" calcext:value-type="string">
            <text:p>#Pronoun (6/7 digits)</text:p>
          </table:table-cell>
          <table:table-cell table:style-name="ce1" office:value-type="string" calcext:value-type="string">
            <text:p>person for no PP??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D0000</text:p>
          </table:table-cell>
          <table:table-cell table:style-name="ce1" office:value-type="string" calcext:value-type="string">
            <text:p>POS_PRON</text:p>
          </table:table-cell>
          <table:table-cell table:formula="of:=IF([.C28]=&quot;&quot;;CONCATENATE(&quot;#&quot;;[.B28]);CONCATENATE([.B28];&quot;=&quot;;[.C28]))" office:value-type="string" office:string-value="PD0000=POS_PRON" calcext:value-type="string">
            <text:p>PD0000=POS_PRON</text:p>
          </table:table-cell>
          <table:table-cell table:style-name="ce1" office:value-type="string" calcext:value-type="string">
            <text:p>case for no PP?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PE0000</text:p>
          </table:table-cell>
          <table:table-cell table:style-name="ce1" office:value-type="string" calcext:value-type="string">
            <text:p>POS_PRON</text:p>
          </table:table-cell>
          <table:table-cell table:formula="of:=IF([.C29]=&quot;&quot;;CONCATENATE(&quot;#&quot;;[.B29]);CONCATENATE([.B29];&quot;=&quot;;[.C29]))" office:value-type="string" office:string-value="PE0000=POS_PRON" calcext:value-type="string">
            <text:p>PE0000=POS_PRO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I0000</text:p>
          </table:table-cell>
          <table:table-cell table:style-name="ce1" office:value-type="string" calcext:value-type="string">
            <text:p>POS_PRON</text:p>
          </table:table-cell>
          <table:table-cell table:formula="of:=IF([.C30]=&quot;&quot;;CONCATENATE(&quot;#&quot;;[.B30]);CONCATENATE([.B30];&quot;=&quot;;[.C30]))" office:value-type="string" office:string-value="PI0000=POS_PRON" calcext:value-type="string">
            <text:p>PI0000=POS_PRO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T0000</text:p>
          </table:table-cell>
          <table:table-cell table:style-name="ce1" office:value-type="string" calcext:value-type="string">
            <text:p>POS_PRON</text:p>
          </table:table-cell>
          <table:table-cell table:formula="of:=IF([.C31]=&quot;&quot;;CONCATENATE(&quot;#&quot;;[.B31]);CONCATENATE([.B31];&quot;=&quot;;[.C31]))" office:value-type="string" office:string-value="PT0000=POS_PRON" calcext:value-type="string">
            <text:p>PT0000=POS_PRO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N0000</text:p>
          </table:table-cell>
          <table:table-cell table:style-name="ce1" office:value-type="string" calcext:value-type="string">
            <text:p>POS_NUM</text:p>
          </table:table-cell>
          <table:table-cell table:formula="of:=IF([.C32]=&quot;&quot;;CONCATENATE(&quot;#&quot;;[.B32]);CONCATENATE([.B32];&quot;=&quot;;[.C32]))" office:value-type="string" office:string-value="PN0000=POS_NUM" calcext:value-type="string">
            <text:p>PN0000=POS_NUM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P0000 / PP0000P</text:p>
          </table:table-cell>
          <table:table-cell table:style-name="ce1" office:value-type="string" calcext:value-type="string">
            <text:p>POS_PRON</text:p>
          </table:table-cell>
          <table:table-cell table:formula="of:=IF([.C33]=&quot;&quot;;CONCATENATE(&quot;#&quot;;[.B33]);CONCATENATE([.B33];&quot;=&quot;;[.C33]))" office:value-type="string" office:string-value="PP0000 / PP0000P=POS_PRON" calcext:value-type="string">
            <text:p>PP0000 / PP0000P=POS_PRO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X0000Y</text:p>
          </table:table-cell>
          <table:table-cell table:style-name="ce1" office:value-type="string" calcext:value-type="string">
            <text:p>POS_PRON</text:p>
          </table:table-cell>
          <table:table-cell table:formula="of:=IF([.C34]=&quot;&quot;;CONCATENATE(&quot;#&quot;;[.B34]);CONCATENATE([.B34];&quot;=&quot;;[.C34]))" office:value-type="string" office:string-value="PX0000Y=POS_PRON" calcext:value-type="string">
            <text:p>PX0000Y=POS_PRO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R0000</text:p>
          </table:table-cell>
          <table:table-cell table:style-name="ce1" office:value-type="string" calcext:value-type="string">
            <text:p>POS_PRON</text:p>
          </table:table-cell>
          <table:table-cell table:formula="of:=IF([.C35]=&quot;&quot;;CONCATENATE(&quot;#&quot;;[.B35]);CONCATENATE([.B35];&quot;=&quot;;[.C35]))" office:value-type="string" office:string-value="PR0000=POS_PRON" calcext:value-type="string">
            <text:p>PR0000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]=&quot;&quot;;CONCATENATE(&quot;#&quot;;[.B36]);CONCATENATE([.B36];&quot;=&quot;;[.C3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2 digits)</text:p>
          </table:table-cell>
          <table:table-cell/>
          <table:table-cell table:formula="of:=IF([.C37]=&quot;&quot;;CONCATENATE(&quot;#&quot;;[.B37]);CONCATENATE([.B37];&quot;=&quot;;[.C37]))" office:value-type="string" office:string-value="#Adverb (2 digits)" calcext:value-type="string">
            <text:p>#Adverb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N</text:p>
          </table:table-cell>
          <table:table-cell table:style-name="ce1" office:value-type="string" calcext:value-type="string">
            <text:p>POS_ADV</text:p>
          </table:table-cell>
          <table:table-cell table:formula="of:=IF([.C38]=&quot;&quot;;CONCATENATE(&quot;#&quot;;[.B38]);CONCATENATE([.B38];&quot;=&quot;;[.C38]))" office:value-type="string" office:string-value="RN=POS_ADV" calcext:value-type="string">
            <text:p>RN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table:style-name="ce1" office:value-type="string" calcext:value-type="string">
            <text:p>POS_ADV</text:p>
          </table:table-cell>
          <table:table-cell table:formula="of:=IF([.C39]=&quot;&quot;;CONCATENATE(&quot;#&quot;;[.B39]);CONCATENATE([.B39];&quot;=&quot;;[.C39]))" office:value-type="string" office:string-value="RG=POS_ADV" calcext:value-type="string">
            <text:p>RG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0]=&quot;&quot;;CONCATENATE(&quot;#&quot;;[.B40]);CONCATENATE([.B40];&quot;=&quot;;[.C4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2 digits)</text:p>
          </table:table-cell>
          <table:table-cell/>
          <table:table-cell table:formula="of:=IF([.C41]=&quot;&quot;;CONCATENATE(&quot;#&quot;;[.B41]);CONCATENATE([.B41];&quot;=&quot;;[.C41]))" office:value-type="string" office:string-value="#Adposition (2 digits)" calcext:value-type="string">
            <text:p>#Adposi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table:style-name="ce1" office:value-type="string" calcext:value-type="string">
            <text:p>POS_ADP</text:p>
          </table:table-cell>
          <table:table-cell table:formula="of:=IF([.C42]=&quot;&quot;;CONCATENATE(&quot;#&quot;;[.B42]);CONCATENATE([.B42];&quot;=&quot;;[.C42]))" office:value-type="string" office:string-value="SP=POS_ADP" calcext:value-type="string">
            <text:p>SP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3]=&quot;&quot;;CONCATENATE(&quot;#&quot;;[.B43]);CONCATENATE([.B43];&quot;=&quot;;[.C4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7 digits)</text:p>
          </table:table-cell>
          <table:table-cell/>
          <table:table-cell table:formula="of:=IF([.C44]=&quot;&quot;;CONCATENATE(&quot;#&quot;;[.B44]);CONCATENATE([.B44];&quot;=&quot;;[.C44]))" office:value-type="string" office:string-value="#Verb (7 digits)" calcext:value-type="string">
            <text:p>#Verb (7 digits)</text:p>
          </table:table-cell>
          <table:table-cell table:style-name="ce1" office:value-type="string" calcext:value-type="string">
            <text:p>only some values allow some others (e.g. pastparticiple requires gender)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VM00000</text:p>
          </table:table-cell>
          <table:table-cell table:style-name="ce1" office:value-type="string" calcext:value-type="string">
            <text:p>POS_VERB</text:p>
          </table:table-cell>
          <table:table-cell table:formula="of:=IF([.C45]=&quot;&quot;;CONCATENATE(&quot;#&quot;;[.B45]);CONCATENATE([.B45];&quot;=&quot;;[.C45]))" office:value-type="string" office:string-value="VM00000=POS_VERB" calcext:value-type="string">
            <text:p>VM00000=POS_VER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VA00000</text:p>
          </table:table-cell>
          <table:table-cell table:style-name="ce1" office:value-type="string" calcext:value-type="string">
            <text:p>POS_VERB</text:p>
          </table:table-cell>
          <table:table-cell table:formula="of:=IF([.C46]=&quot;&quot;;CONCATENATE(&quot;#&quot;;[.B46]);CONCATENATE([.B46];&quot;=&quot;;[.C46]))" office:value-type="string" office:string-value="VA00000=POS_VERB" calcext:value-type="string">
            <text:p>VA00000=POS_VER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VS00000</text:p>
          </table:table-cell>
          <table:table-cell table:style-name="ce1" office:value-type="string" calcext:value-type="string">
            <text:p>POS_VERB</text:p>
          </table:table-cell>
          <table:table-cell table:formula="of:=IF([.C47]=&quot;&quot;;CONCATENATE(&quot;#&quot;;[.B47]);CONCATENATE([.B47];&quot;=&quot;;[.C47]))" office:value-type="string" office:string-value="VS00000=POS_VERB" calcext:value-type="string">
            <text:p>VS00000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8]=&quot;&quot;;CONCATENATE(&quot;#&quot;;[.B48]);CONCATENATE([.B48];&quot;=&quot;;[.C4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49]=&quot;&quot;;CONCATENATE(&quot;#&quot;;[.B49]);CONCATENATE([.B49];&quot;=&quot;;[.C49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50]=&quot;&quot;;CONCATENATE(&quot;#&quot;;[.B50]);CONCATENATE([.B50];&quot;=&quot;;[.C50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51]=&quot;&quot;;CONCATENATE(&quot;#&quot;;[.B51]);CONCATENATE([.B51];&quot;=&quot;;[.C51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52]=&quot;&quot;;CONCATENATE(&quot;#&quot;;[.B52]);CONCATENATE([.B52];&quot;=&quot;;[.C52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53]=&quot;&quot;;CONCATENATE(&quot;#&quot;;[.B53]);CONCATENATE([.B53];&quot;=&quot;;[.C53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4]=&quot;&quot;;CONCATENATE(&quot;#&quot;;[.B54]);CONCATENATE([.B54];&quot;=&quot;;[.C5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55]=&quot;&quot;;CONCATENATE(&quot;#&quot;;[.B55]);CONCATENATE([.B55];&quot;=&quot;;[.C55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56]=&quot;&quot;;CONCATENATE(&quot;#&quot;;[.B56]);CONCATENATE([.B56];&quot;=&quot;;[.C56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7]=&quot;&quot;;CONCATENATE(&quot;#&quot;;[.B57]);CONCATENATE([.B57];&quot;=&quot;;[.C5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58]=&quot;&quot;;CONCATENATE(&quot;#&quot;;[.B58]);CONCATENATE([.B58];&quot;=&quot;;[.C58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59]=&quot;&quot;;CONCATENATE(&quot;#&quot;;[.B59]);CONCATENATE([.B59];&quot;=&quot;;[.C59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0]=&quot;&quot;;CONCATENATE(&quot;#&quot;;[.B60]);CONCATENATE([.B60];&quot;=&quot;;[.C6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digit)</text:p>
          </table:table-cell>
          <table:table-cell/>
          <table:table-cell table:formula="of:=IF([.C61]=&quot;&quot;;CONCATENATE(&quot;#&quot;;[.B61]);CONCATENATE([.B61];&quot;=&quot;;[.C61]))" office:value-type="string" office:string-value="#Punctuation (1 digit)" calcext:value-type="string">
            <text:p>#Punctuation (1 digit)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d</text:p>
          </table:table-cell>
          <table:table-cell table:style-name="ce1" office:value-type="string" calcext:value-type="string">
            <text:p>POS_PUNCT</text:p>
          </table:table-cell>
          <table:table-cell table:formula="of:=IF([.C62]=&quot;&quot;;CONCATENATE(&quot;#&quot;;[.B62]);CONCATENATE([.B62];&quot;=&quot;;[.C62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c</text:p>
          </table:table-cell>
          <table:table-cell table:style-name="ce1" office:value-type="string" calcext:value-type="string">
            <text:p>POS_PUNCT</text:p>
          </table:table-cell>
          <table:table-cell table:formula="of:=IF([.C63]=&quot;&quot;;CONCATENATE(&quot;#&quot;;[.B63]);CONCATENATE([.B63];&quot;=&quot;;[.C63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lt</text:p>
          </table:table-cell>
          <table:table-cell table:style-name="ce1" office:value-type="string" calcext:value-type="string">
            <text:p>POS_PUNCT</text:p>
          </table:table-cell>
          <table:table-cell table:formula="of:=IF([.C64]=&quot;&quot;;CONCATENATE(&quot;#&quot;;[.B64]);CONCATENATE([.B64];&quot;=&quot;;[.C64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la</text:p>
          </table:table-cell>
          <table:table-cell table:style-name="ce1" office:value-type="string" calcext:value-type="string">
            <text:p>POS_PUNCT</text:p>
          </table:table-cell>
          <table:table-cell table:formula="of:=IF([.C65]=&quot;&quot;;CONCATENATE(&quot;#&quot;;[.B65]);CONCATENATE([.B65];&quot;=&quot;;[.C65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s</text:p>
          </table:table-cell>
          <table:table-cell table:style-name="ce1" office:value-type="string" calcext:value-type="string">
            <text:p>POS_PUNCT</text:p>
          </table:table-cell>
          <table:table-cell table:formula="of:=IF([.C66]=&quot;&quot;;CONCATENATE(&quot;#&quot;;[.B66]);CONCATENATE([.B66];&quot;=&quot;;[.C66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at</text:p>
          </table:table-cell>
          <table:table-cell table:style-name="ce1" office:value-type="string" calcext:value-type="string">
            <text:p>POS_PUNCT</text:p>
          </table:table-cell>
          <table:table-cell table:formula="of:=IF([.C67]=&quot;&quot;;CONCATENATE(&quot;#&quot;;[.B67]);CONCATENATE([.B67];&quot;=&quot;;[.C67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aa</text:p>
          </table:table-cell>
          <table:table-cell table:style-name="ce1" office:value-type="string" calcext:value-type="string">
            <text:p>POS_PUNCT</text:p>
          </table:table-cell>
          <table:table-cell table:formula="of:=IF([.C68]=&quot;&quot;;CONCATENATE(&quot;#&quot;;[.B68]);CONCATENATE([.B68];&quot;=&quot;;[.C68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g</text:p>
          </table:table-cell>
          <table:table-cell table:style-name="ce1" office:value-type="string" calcext:value-type="string">
            <text:p>POS_PUNCT</text:p>
          </table:table-cell>
          <table:table-cell table:formula="of:=IF([.C69]=&quot;&quot;;CONCATENATE(&quot;#&quot;;[.B69]);CONCATENATE([.B69];&quot;=&quot;;[.C69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z</text:p>
          </table:table-cell>
          <table:table-cell table:style-name="ce1" office:value-type="string" calcext:value-type="string">
            <text:p>POS_PUNCT</text:p>
          </table:table-cell>
          <table:table-cell table:formula="of:=IF([.C70]=&quot;&quot;;CONCATENATE(&quot;#&quot;;[.B70]);CONCATENATE([.B70];&quot;=&quot;;[.C70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pt</text:p>
          </table:table-cell>
          <table:table-cell table:style-name="ce1" office:value-type="string" calcext:value-type="string">
            <text:p>POS_PUNCT</text:p>
          </table:table-cell>
          <table:table-cell table:formula="of:=IF([.C71]=&quot;&quot;;CONCATENATE(&quot;#&quot;;[.B71]);CONCATENATE([.B71];&quot;=&quot;;[.C71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pa</text:p>
          </table:table-cell>
          <table:table-cell table:style-name="ce1" office:value-type="string" calcext:value-type="string">
            <text:p>POS_PUNCT</text:p>
          </table:table-cell>
          <table:table-cell table:formula="of:=IF([.C72]=&quot;&quot;;CONCATENATE(&quot;#&quot;;[.B72]);CONCATENATE([.B72];&quot;=&quot;;[.C72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t</text:p>
          </table:table-cell>
          <table:table-cell table:style-name="ce1" office:value-type="string" calcext:value-type="string">
            <text:p>POS_PUNCT</text:p>
          </table:table-cell>
          <table:table-cell table:formula="of:=IF([.C73]=&quot;&quot;;CONCATENATE(&quot;#&quot;;[.B73]);CONCATENATE([.B73];&quot;=&quot;;[.C73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p</text:p>
          </table:table-cell>
          <table:table-cell table:style-name="ce1" office:value-type="string" calcext:value-type="string">
            <text:p>POS_PUNCT</text:p>
          </table:table-cell>
          <table:table-cell table:formula="of:=IF([.C74]=&quot;&quot;;CONCATENATE(&quot;#&quot;;[.B74]);CONCATENATE([.B74];&quot;=&quot;;[.C74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it</text:p>
          </table:table-cell>
          <table:table-cell table:style-name="ce1" office:value-type="string" calcext:value-type="string">
            <text:p>POS_PUNCT</text:p>
          </table:table-cell>
          <table:table-cell table:formula="of:=IF([.C75]=&quot;&quot;;CONCATENATE(&quot;#&quot;;[.B75]);CONCATENATE([.B75];&quot;=&quot;;[.C75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ia</text:p>
          </table:table-cell>
          <table:table-cell table:style-name="ce1" office:value-type="string" calcext:value-type="string">
            <text:p>POS_PUNCT</text:p>
          </table:table-cell>
          <table:table-cell table:formula="of:=IF([.C76]=&quot;&quot;;CONCATENATE(&quot;#&quot;;[.B76]);CONCATENATE([.B76];&quot;=&quot;;[.C76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e</text:p>
          </table:table-cell>
          <table:table-cell table:style-name="ce1" office:value-type="string" calcext:value-type="string">
            <text:p>POS_PUNCT</text:p>
          </table:table-cell>
          <table:table-cell table:formula="of:=IF([.C77]=&quot;&quot;;CONCATENATE(&quot;#&quot;;[.B77]);CONCATENATE([.B77];&quot;=&quot;;[.C77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rc</text:p>
          </table:table-cell>
          <table:table-cell table:style-name="ce1" office:value-type="string" calcext:value-type="string">
            <text:p>POS_PUNCT</text:p>
          </table:table-cell>
          <table:table-cell table:formula="of:=IF([.C78]=&quot;&quot;;CONCATENATE(&quot;#&quot;;[.B78]);CONCATENATE([.B78];&quot;=&quot;;[.C78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ra</text:p>
          </table:table-cell>
          <table:table-cell table:style-name="ce1" office:value-type="string" calcext:value-type="string">
            <text:p>POS_PUNCT</text:p>
          </table:table-cell>
          <table:table-cell table:formula="of:=IF([.C79]=&quot;&quot;;CONCATENATE(&quot;#&quot;;[.B79]);CONCATENATE([.B79];&quot;=&quot;;[.C79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x</text:p>
          </table:table-cell>
          <table:table-cell table:style-name="ce1" office:value-type="string" calcext:value-type="string">
            <text:p>POS_PUNCT</text:p>
          </table:table-cell>
          <table:table-cell table:formula="of:=IF([.C80]=&quot;&quot;;CONCATENATE(&quot;#&quot;;[.B80]);CONCATENATE([.B80];&quot;=&quot;;[.C80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h</text:p>
          </table:table-cell>
          <table:table-cell table:style-name="ce1" office:value-type="string" calcext:value-type="string">
            <text:p>POS_PUNCT</text:p>
          </table:table-cell>
          <table:table-cell table:formula="of:=IF([.C81]=&quot;&quot;;CONCATENATE(&quot;#&quot;;[.B81]);CONCATENATE([.B81];&quot;=&quot;;[.C81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ct</text:p>
          </table:table-cell>
          <table:table-cell table:style-name="ce1" office:value-type="string" calcext:value-type="string">
            <text:p>POS_PUNCT</text:p>
          </table:table-cell>
          <table:table-cell table:formula="of:=IF([.C82]=&quot;&quot;;CONCATENATE(&quot;#&quot;;[.B82]);CONCATENATE([.B82];&quot;=&quot;;[.C82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ca</text:p>
          </table:table-cell>
          <table:table-cell table:style-name="ce1" office:value-type="string" calcext:value-type="string">
            <text:p>POS_PUNCT</text:p>
          </table:table-cell>
          <table:table-cell table:formula="of:=IF([.C83]=&quot;&quot;;CONCATENATE(&quot;#&quot;;[.B83]);CONCATENATE([.B83];&quot;=&quot;;[.C83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4]=&quot;&quot;;CONCATENATE(&quot;#&quot;;[.B84]);CONCATENATE([.B84];&quot;=&quot;;[.C8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5]=&quot;&quot;;CONCATENATE(&quot;#&quot;;[.B85]);CONCATENATE([.B85];&quot;=&quot;;[.C8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alan (ca)</text:p>
          </table:table-cell>
          <table:table-cell office:value-type="string" calcext:value-type="string">
            <text:p>https://talp-upc.gitbooks.io/freeling-user-manual/content/tagsets/tagset-ca.html</text:p>
          </table:table-cell>
          <table:table-cell/>
          <table:table-cell table:formula="of:=IF([.C86]=&quot;&quot;;CONCATENATE(&quot;#&quot;;[.B86]);CONCATENATE([.B86];&quot;=&quot;;[.C86]))" office:value-type="string" office:string-value="#https://talp-upc.gitbooks.io/freeling-user-manual/content/tagsets/tagset-ca.html" calcext:value-type="string">
            <text:p>#https://talp-upc.gitbooks.io/freeling-user-manual/content/tagsets/tagset-ca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7]=&quot;&quot;;CONCATENATE(&quot;#&quot;;[.B87]);CONCATENATE([.B87];&quot;=&quot;;[.C87]))" office:value-type="string" office:string-value="#" calcext:value-type="string">
            <text:p>#</text:p>
          </table:table-cell>
          <table:table-cell table:number-columns-repeated="3"/>
          <table:table-cell table:style-name="ce1" office:value-type="string" calcext:value-type="string">
            <text:p>THINK ABOUT NUMERAL Pronouns (are they NUM or PRON??)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djective (4/7 digits)</text:p>
          </table:table-cell>
          <table:table-cell/>
          <table:table-cell table:formula="of:=IF([.C88]=&quot;&quot;;CONCATENATE(&quot;#&quot;;[.B88]);CONCATENATE([.B88];&quot;=&quot;;[.C88]))" office:value-type="string" office:string-value="#Adjective (4/7 digits)" calcext:value-type="string">
            <text:p>#Adjective (4/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O000</text:p>
          </table:table-cell>
          <table:table-cell table:style-name="ce1" office:value-type="string" calcext:value-type="string">
            <text:p>POS_ADJ</text:p>
          </table:table-cell>
          <table:table-cell table:formula="of:=IF([.C89]=&quot;&quot;;CONCATENATE(&quot;#&quot;;[.B89]);CONCATENATE([.B89];&quot;=&quot;;[.C89]))" office:value-type="string" office:string-value="AO000=POS_ADJ" calcext:value-type="string">
            <text:p>AO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Q00/AQX00</text:p>
          </table:table-cell>
          <table:table-cell table:style-name="ce1" office:value-type="string" calcext:value-type="string">
            <text:p>POS_ADJ</text:p>
          </table:table-cell>
          <table:table-cell table:formula="of:=IF([.C90]=&quot;&quot;;CONCATENATE(&quot;#&quot;;[.B90]);CONCATENATE([.B90];&quot;=&quot;;[.C90]))" office:value-type="string" office:string-value="AQ00/AQX00=POS_ADJ" calcext:value-type="string">
            <text:p>AQ00/AQX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P000XX</text:p>
          </table:table-cell>
          <table:table-cell table:style-name="ce1" office:value-type="string" calcext:value-type="string">
            <text:p>POS_ADJ</text:p>
          </table:table-cell>
          <table:table-cell table:formula="of:=IF([.C91]=&quot;&quot;;CONCATENATE(&quot;#&quot;;[.B91]);CONCATENATE([.B91];&quot;=&quot;;[.C91]))" office:value-type="string" office:string-value="AP000XX=POS_ADJ" calcext:value-type="string">
            <text:p>AP000XX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2]=&quot;&quot;;CONCATENATE(&quot;#&quot;;[.B92]);CONCATENATE([.B92];&quot;=&quot;;[.C9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2 digits)</text:p>
          </table:table-cell>
          <table:table-cell/>
          <table:table-cell table:formula="of:=IF([.C93]=&quot;&quot;;CONCATENATE(&quot;#&quot;;[.B93]);CONCATENATE([.B93];&quot;=&quot;;[.C93]))" office:value-type="string" office:string-value="#Conjunction (2 digits)" calcext:value-type="string">
            <text:p>#Conjunc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94]=&quot;&quot;;CONCATENATE(&quot;#&quot;;[.B94]);CONCATENATE([.B94];&quot;=&quot;;[.C94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1" office:value-type="string" calcext:value-type="string">
            <text:p>POS_SCONJ</text:p>
          </table:table-cell>
          <table:table-cell table:formula="of:=IF([.C95]=&quot;&quot;;CONCATENATE(&quot;#&quot;;[.B95]);CONCATENATE([.B95];&quot;=&quot;;[.C95]))" office:value-type="string" office:string-value="CS=POS_SCONJ" calcext:value-type="string">
            <text:p>CS=POS_S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6]=&quot;&quot;;CONCATENATE(&quot;#&quot;;[.B96]);CONCATENATE([.B96];&quot;=&quot;;[.C9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terminer (5/6 digits)</text:p>
          </table:table-cell>
          <table:table-cell/>
          <table:table-cell table:formula="of:=IF([.C97]=&quot;&quot;;CONCATENATE(&quot;#&quot;;[.B97]);CONCATENATE([.B97];&quot;=&quot;;[.C97]))" office:value-type="string" office:string-value="#Determiner (5/6 digits)" calcext:value-type="string">
            <text:p>#Determiner (5/6 digits)</text:p>
          </table:table-cell>
          <table:table-cell table:style-name="ce1" office:value-type="string" calcext:value-type="string">
            <text:p>person 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000</text:p>
          </table:table-cell>
          <table:table-cell table:style-name="ce1" office:value-type="string" calcext:value-type="string">
            <text:p>POS_DET</text:p>
          </table:table-cell>
          <table:table-cell table:formula="of:=IF([.C98]=&quot;&quot;;CONCATENATE(&quot;#&quot;;[.B98]);CONCATENATE([.B98];&quot;=&quot;;[.C98]))" office:value-type="string" office:string-value="DA000=POS_DET" calcext:value-type="string">
            <text:p>DA000=POS_D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D000</text:p>
          </table:table-cell>
          <table:table-cell table:style-name="ce1" office:value-type="string" calcext:value-type="string">
            <text:p>POS_ADJ</text:p>
          </table:table-cell>
          <table:table-cell table:formula="of:=IF([.C99]=&quot;&quot;;CONCATENATE(&quot;#&quot;;[.B99]);CONCATENATE([.B99];&quot;=&quot;;[.C99]))" office:value-type="string" office:string-value="DD000=POS_ADJ" calcext:value-type="string">
            <text:p>DD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000</text:p>
          </table:table-cell>
          <table:table-cell table:style-name="ce1" office:value-type="string" calcext:value-type="string">
            <text:p>POS_ADJ</text:p>
          </table:table-cell>
          <table:table-cell table:formula="of:=IF([.C100]=&quot;&quot;;CONCATENATE(&quot;#&quot;;[.B100]);CONCATENATE([.B100];&quot;=&quot;;[.C100]))" office:value-type="string" office:string-value="DI000=POS_ADJ" calcext:value-type="string">
            <text:p>DI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P000X</text:p>
          </table:table-cell>
          <table:table-cell table:style-name="ce1" office:value-type="string" calcext:value-type="string">
            <text:p>POS_ADJ</text:p>
          </table:table-cell>
          <table:table-cell table:formula="of:=IF([.C101]=&quot;&quot;;CONCATENATE(&quot;#&quot;;[.B101]);CONCATENATE([.B101];&quot;=&quot;;[.C101]))" office:value-type="string" office:string-value="DP000X=POS_ADJ" calcext:value-type="string">
            <text:p>DP000X=POS_ADJ</text:p>
          </table:table-cell>
          <table:table-cell table:style-name="ce1" office:value-type="string" calcext:value-type="string">
            <text:p>CHECK ASTURIA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R000</text:p>
          </table:table-cell>
          <table:table-cell table:style-name="ce1" office:value-type="string" calcext:value-type="string">
            <text:p>POS_ADJ</text:p>
          </table:table-cell>
          <table:table-cell table:formula="of:=IF([.C102]=&quot;&quot;;CONCATENATE(&quot;#&quot;;[.B102]);CONCATENATE([.B102];&quot;=&quot;;[.C102]))" office:value-type="string" office:string-value="DR000=POS_ADJ" calcext:value-type="string">
            <text:p>DR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T000</text:p>
          </table:table-cell>
          <table:table-cell table:style-name="ce1" office:value-type="string" calcext:value-type="string">
            <text:p>POS_ADJ</text:p>
          </table:table-cell>
          <table:table-cell table:formula="of:=IF([.C103]=&quot;&quot;;CONCATENATE(&quot;#&quot;;[.B103]);CONCATENATE([.B103];&quot;=&quot;;[.C103]))" office:value-type="string" office:string-value="DT000=POS_ADJ" calcext:value-type="string">
            <text:p>DT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000</text:p>
          </table:table-cell>
          <table:table-cell table:style-name="ce1" office:value-type="string" calcext:value-type="string">
            <text:p>POS_ADJ</text:p>
          </table:table-cell>
          <table:table-cell table:formula="of:=IF([.C104]=&quot;&quot;;CONCATENATE(&quot;#&quot;;[.B104]);CONCATENATE([.B104];&quot;=&quot;;[.C104]))" office:value-type="string" office:string-value="DE000=POS_ADJ" calcext:value-type="string">
            <text:p>DE000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5]=&quot;&quot;;CONCATENATE(&quot;#&quot;;[.B105]);CONCATENATE([.B105];&quot;=&quot;;[.C10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4/5 digits)</text:p>
          </table:table-cell>
          <table:table-cell/>
          <table:table-cell table:formula="of:=IF([.C106]=&quot;&quot;;CONCATENATE(&quot;#&quot;;[.B106]);CONCATENATE([.B106];&quot;=&quot;;[.C106]))" office:value-type="string" office:string-value="#Noun (4/5 digits)" calcext:value-type="string">
            <text:p>#Noun (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 / NC00V</text:p>
          </table:table-cell>
          <table:table-cell table:style-name="ce1" office:value-type="string" calcext:value-type="string">
            <text:p>POS_NOUN</text:p>
          </table:table-cell>
          <table:table-cell table:formula="of:=IF([.C107]=&quot;&quot;;CONCATENATE(&quot;#&quot;;[.B107]);CONCATENATE([.B107];&quot;=&quot;;[.C107]))" office:value-type="string" office:string-value="NC00 / NC00V=POS_NOUN" calcext:value-type="string">
            <text:p>NC00 / NC00V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 / NP00X</text:p>
          </table:table-cell>
          <table:table-cell table:style-name="ce1" office:value-type="string" calcext:value-type="string">
            <text:p>POS_PROPN</text:p>
          </table:table-cell>
          <table:table-cell table:formula="of:=IF([.C108]=&quot;&quot;;CONCATENATE(&quot;#&quot;;[.B108]);CONCATENATE([.B108];&quot;=&quot;;[.C108]))" office:value-type="string" office:string-value="NP00 / NP00X=POS_PROPN" calcext:value-type="string">
            <text:p>NP00 / NP00X=POS_PROP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9]=&quot;&quot;;CONCATENATE(&quot;#&quot;;[.B109]);CONCATENATE([.B109];&quot;=&quot;;[.C10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4/6/7 digits)</text:p>
          </table:table-cell>
          <table:table-cell/>
          <table:table-cell table:formula="of:=IF([.C110]=&quot;&quot;;CONCATENATE(&quot;#&quot;;[.B110]);CONCATENATE([.B110];&quot;=&quot;;[.C110]))" office:value-type="string" office:string-value="#Pronoun (4/6/7 digits)" calcext:value-type="string">
            <text:p>#Pronoun (4/6/7 digits)</text:p>
          </table:table-cell>
          <table:table-cell table:style-name="ce1" office:value-type="string" calcext:value-type="string">
            <text:p>person for no PP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D00</text:p>
          </table:table-cell>
          <table:table-cell table:style-name="ce1" office:value-type="string" calcext:value-type="string">
            <text:p>POS_PRON</text:p>
          </table:table-cell>
          <table:table-cell table:formula="of:=IF([.C111]=&quot;&quot;;CONCATENATE(&quot;#&quot;;[.B111]);CONCATENATE([.B111];&quot;=&quot;;[.C111]))" office:value-type="string" office:string-value="PD00=POS_PRON" calcext:value-type="string">
            <text:p>PD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E00</text:p>
          </table:table-cell>
          <table:table-cell table:style-name="ce1" office:value-type="string" calcext:value-type="string">
            <text:p>POS_PRON</text:p>
          </table:table-cell>
          <table:table-cell table:formula="of:=IF([.C112]=&quot;&quot;;CONCATENATE(&quot;#&quot;;[.B112]);CONCATENATE([.B112];&quot;=&quot;;[.C112]))" office:value-type="string" office:string-value="PE00=POS_PRON" calcext:value-type="string">
            <text:p>PE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00</text:p>
          </table:table-cell>
          <table:table-cell table:style-name="ce1" office:value-type="string" calcext:value-type="string">
            <text:p>POS_PRON</text:p>
          </table:table-cell>
          <table:table-cell table:formula="of:=IF([.C113]=&quot;&quot;;CONCATENATE(&quot;#&quot;;[.B113]);CONCATENATE([.B113];&quot;=&quot;;[.C113]))" office:value-type="string" office:string-value="PI00=POS_PRON" calcext:value-type="string">
            <text:p>PI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PX00Y /PPX00YP</text:p>
          </table:table-cell>
          <table:table-cell table:style-name="ce1" office:value-type="string" calcext:value-type="string">
            <text:p>POS_PRON</text:p>
          </table:table-cell>
          <table:table-cell table:formula="of:=IF([.C114]=&quot;&quot;;CONCATENATE(&quot;#&quot;;[.B114]);CONCATENATE([.B114];&quot;=&quot;;[.C114]))" office:value-type="string" office:string-value="PPX00Y /PPX00YP=POS_PRON" calcext:value-type="string">
            <text:p>PPX00Y /PPX00YP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00</text:p>
          </table:table-cell>
          <table:table-cell table:style-name="ce1" office:value-type="string" calcext:value-type="string">
            <text:p>POS_PRON</text:p>
          </table:table-cell>
          <table:table-cell table:formula="of:=IF([.C115]=&quot;&quot;;CONCATENATE(&quot;#&quot;;[.B115]);CONCATENATE([.B115];&quot;=&quot;;[.C115]))" office:value-type="string" office:string-value="PR00=POS_PRON" calcext:value-type="string">
            <text:p>PR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T00</text:p>
          </table:table-cell>
          <table:table-cell table:style-name="ce1" office:value-type="string" calcext:value-type="string">
            <text:p>POS_PRON</text:p>
          </table:table-cell>
          <table:table-cell table:formula="of:=IF([.C116]=&quot;&quot;;CONCATENATE(&quot;#&quot;;[.B116]);CONCATENATE([.B116];&quot;=&quot;;[.C116]))" office:value-type="string" office:string-value="PT00=POS_PRON" calcext:value-type="string">
            <text:p>PT00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7]=&quot;&quot;;CONCATENATE(&quot;#&quot;;[.B117]);CONCATENATE([.B117];&quot;=&quot;;[.C11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2 digits)</text:p>
          </table:table-cell>
          <table:table-cell/>
          <table:table-cell table:formula="of:=IF([.C118]=&quot;&quot;;CONCATENATE(&quot;#&quot;;[.B118]);CONCATENATE([.B118];&quot;=&quot;;[.C118]))" office:value-type="string" office:string-value="#Adverb (2 digits)" calcext:value-type="string">
            <text:p>#Adverb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N</text:p>
          </table:table-cell>
          <table:table-cell table:style-name="ce1" office:value-type="string" calcext:value-type="string">
            <text:p>POS_ADV</text:p>
          </table:table-cell>
          <table:table-cell table:formula="of:=IF([.C119]=&quot;&quot;;CONCATENATE(&quot;#&quot;;[.B119]);CONCATENATE([.B119];&quot;=&quot;;[.C119]))" office:value-type="string" office:string-value="RN=POS_ADV" calcext:value-type="string">
            <text:p>RN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table:style-name="ce1" office:value-type="string" calcext:value-type="string">
            <text:p>POS_ADV</text:p>
          </table:table-cell>
          <table:table-cell table:formula="of:=IF([.C120]=&quot;&quot;;CONCATENATE(&quot;#&quot;;[.B120]);CONCATENATE([.B120];&quot;=&quot;;[.C120]))" office:value-type="string" office:string-value="RG=POS_ADV" calcext:value-type="string">
            <text:p>RG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1]=&quot;&quot;;CONCATENATE(&quot;#&quot;;[.B121]);CONCATENATE([.B121];&quot;=&quot;;[.C12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2 digits)</text:p>
          </table:table-cell>
          <table:table-cell/>
          <table:table-cell table:formula="of:=IF([.C122]=&quot;&quot;;CONCATENATE(&quot;#&quot;;[.B122]);CONCATENATE([.B122];&quot;=&quot;;[.C122]))" office:value-type="string" office:string-value="#Adposition (2 digits)" calcext:value-type="string">
            <text:p>#Adposi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table:style-name="ce1" office:value-type="string" calcext:value-type="string">
            <text:p>POS_ADP</text:p>
          </table:table-cell>
          <table:table-cell table:formula="of:=IF([.C123]=&quot;&quot;;CONCATENATE(&quot;#&quot;;[.B123]);CONCATENATE([.B123];&quot;=&quot;;[.C123]))" office:value-type="string" office:string-value="SP=POS_ADP" calcext:value-type="string">
            <text:p>SP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24]=&quot;&quot;;CONCATENATE(&quot;#&quot;;[.B124]);CONCATENATE([.B124];&quot;=&quot;;[.C12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7 digits)</text:p>
          </table:table-cell>
          <table:table-cell/>
          <table:table-cell table:formula="of:=IF([.C125]=&quot;&quot;;CONCATENATE(&quot;#&quot;;[.B125]);CONCATENATE([.B125];&quot;=&quot;;[.C125]))" office:value-type="string" office:string-value="#Verb (7 digits)" calcext:value-type="string">
            <text:p>#Verb (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M00000</text:p>
          </table:table-cell>
          <table:table-cell table:style-name="ce1" office:value-type="string" calcext:value-type="string">
            <text:p>POS_VERB</text:p>
          </table:table-cell>
          <table:table-cell table:formula="of:=IF([.C126]=&quot;&quot;;CONCATENATE(&quot;#&quot;;[.B126]);CONCATENATE([.B126];&quot;=&quot;;[.C126]))" office:value-type="string" office:string-value="VM00000=POS_VERB" calcext:value-type="string">
            <text:p>VM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A00000</text:p>
          </table:table-cell>
          <table:table-cell table:style-name="ce1" office:value-type="string" calcext:value-type="string">
            <text:p>POS_VERB</text:p>
          </table:table-cell>
          <table:table-cell table:formula="of:=IF([.C127]=&quot;&quot;;CONCATENATE(&quot;#&quot;;[.B127]);CONCATENATE([.B127];&quot;=&quot;;[.C127]))" office:value-type="string" office:string-value="VA00000=POS_VERB" calcext:value-type="string">
            <text:p>VA00000=POS_VERB</text:p>
          </table:table-cell>
          <table:table-cell table:style-name="ce1" office:value-type="string" calcext:value-type="string">
            <text:p>CHECK ASTURIA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S00000</text:p>
          </table:table-cell>
          <table:table-cell table:style-name="ce1" office:value-type="string" calcext:value-type="string">
            <text:p>POS_VERB</text:p>
          </table:table-cell>
          <table:table-cell table:formula="of:=IF([.C128]=&quot;&quot;;CONCATENATE(&quot;#&quot;;[.B128]);CONCATENATE([.B128];&quot;=&quot;;[.C128]))" office:value-type="string" office:string-value="VS00000=POS_VERB" calcext:value-type="string">
            <text:p>VS00000=POS_VERB</text:p>
          </table:table-cell>
          <table:table-cell table:style-name="ce1" office:value-type="string" calcext:value-type="string">
            <text:p>CHECK ASTURIA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IF([.C129]=&quot;&quot;;CONCATENATE(&quot;#&quot;;[.B129]);CONCATENATE([.B129];&quot;=&quot;;[.C12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130]=&quot;&quot;;CONCATENATE(&quot;#&quot;;[.B130]);CONCATENATE([.B130];&quot;=&quot;;[.C130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131]=&quot;&quot;;CONCATENATE(&quot;#&quot;;[.B131]);CONCATENATE([.B131];&quot;=&quot;;[.C131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132]=&quot;&quot;;CONCATENATE(&quot;#&quot;;[.B132]);CONCATENATE([.B132];&quot;=&quot;;[.C132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133]=&quot;&quot;;CONCATENATE(&quot;#&quot;;[.B133]);CONCATENATE([.B133];&quot;=&quot;;[.C133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134]=&quot;&quot;;CONCATENATE(&quot;#&quot;;[.B134]);CONCATENATE([.B134];&quot;=&quot;;[.C134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5]=&quot;&quot;;CONCATENATE(&quot;#&quot;;[.B135]);CONCATENATE([.B135];&quot;=&quot;;[.C13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136]=&quot;&quot;;CONCATENATE(&quot;#&quot;;[.B136]);CONCATENATE([.B136];&quot;=&quot;;[.C136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137]=&quot;&quot;;CONCATENATE(&quot;#&quot;;[.B137]);CONCATENATE([.B137];&quot;=&quot;;[.C137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38]=&quot;&quot;;CONCATENATE(&quot;#&quot;;[.B138]);CONCATENATE([.B138];&quot;=&quot;;[.C13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139]=&quot;&quot;;CONCATENATE(&quot;#&quot;;[.B139]);CONCATENATE([.B139];&quot;=&quot;;[.C139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140]=&quot;&quot;;CONCATENATE(&quot;#&quot;;[.B140]);CONCATENATE([.B140];&quot;=&quot;;[.C140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41]=&quot;&quot;;CONCATENATE(&quot;#&quot;;[.B141]);CONCATENATE([.B141];&quot;=&quot;;[.C14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142]=&quot;&quot;;CONCATENATE(&quot;#&quot;;[.B142]);CONCATENATE([.B142];&quot;=&quot;;[.C142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143]=&quot;&quot;;CONCATENATE(&quot;#&quot;;[.B143]);CONCATENATE([.B143];&quot;=&quot;;[.C143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144]=&quot;&quot;;CONCATENATE(&quot;#&quot;;[.B144]);CONCATENATE([.B144];&quot;=&quot;;[.C144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145]=&quot;&quot;;CONCATENATE(&quot;#&quot;;[.B145]);CONCATENATE([.B145];&quot;=&quot;;[.C145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146]=&quot;&quot;;CONCATENATE(&quot;#&quot;;[.B146]);CONCATENATE([.B146];&quot;=&quot;;[.C146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147]=&quot;&quot;;CONCATENATE(&quot;#&quot;;[.B147]);CONCATENATE([.B147];&quot;=&quot;;[.C147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148]=&quot;&quot;;CONCATENATE(&quot;#&quot;;[.B148]);CONCATENATE([.B148];&quot;=&quot;;[.C148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149]=&quot;&quot;;CONCATENATE(&quot;#&quot;;[.B149]);CONCATENATE([.B149];&quot;=&quot;;[.C149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150]=&quot;&quot;;CONCATENATE(&quot;#&quot;;[.B150]);CONCATENATE([.B150];&quot;=&quot;;[.C150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151]=&quot;&quot;;CONCATENATE(&quot;#&quot;;[.B151]);CONCATENATE([.B151];&quot;=&quot;;[.C151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152]=&quot;&quot;;CONCATENATE(&quot;#&quot;;[.B152]);CONCATENATE([.B152];&quot;=&quot;;[.C152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153]=&quot;&quot;;CONCATENATE(&quot;#&quot;;[.B153]);CONCATENATE([.B153];&quot;=&quot;;[.C153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154]=&quot;&quot;;CONCATENATE(&quot;#&quot;;[.B154]);CONCATENATE([.B154];&quot;=&quot;;[.C154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155]=&quot;&quot;;CONCATENATE(&quot;#&quot;;[.B155]);CONCATENATE([.B155];&quot;=&quot;;[.C155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156]=&quot;&quot;;CONCATENATE(&quot;#&quot;;[.B156]);CONCATENATE([.B156];&quot;=&quot;;[.C156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157]=&quot;&quot;;CONCATENATE(&quot;#&quot;;[.B157]);CONCATENATE([.B157];&quot;=&quot;;[.C157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158]=&quot;&quot;;CONCATENATE(&quot;#&quot;;[.B158]);CONCATENATE([.B158];&quot;=&quot;;[.C158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159]=&quot;&quot;;CONCATENATE(&quot;#&quot;;[.B159]);CONCATENATE([.B159];&quot;=&quot;;[.C159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160]=&quot;&quot;;CONCATENATE(&quot;#&quot;;[.B160]);CONCATENATE([.B160];&quot;=&quot;;[.C160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161]=&quot;&quot;;CONCATENATE(&quot;#&quot;;[.B161]);CONCATENATE([.B161];&quot;=&quot;;[.C161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162]=&quot;&quot;;CONCATENATE(&quot;#&quot;;[.B162]);CONCATENATE([.B162];&quot;=&quot;;[.C162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163]=&quot;&quot;;CONCATENATE(&quot;#&quot;;[.B163]);CONCATENATE([.B163];&quot;=&quot;;[.C163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164]=&quot;&quot;;CONCATENATE(&quot;#&quot;;[.B164]);CONCATENATE([.B164];&quot;=&quot;;[.C164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5]=&quot;&quot;;CONCATENATE(&quot;#&quot;;[.B165]);CONCATENATE([.B165];&quot;=&quot;;[.C16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6]=&quot;&quot;;CONCATENATE(&quot;#&quot;;[.B166]);CONCATENATE([.B166];&quot;=&quot;;[.C16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sh (cy)</text:p>
          </table:table-cell>
          <table:table-cell office:value-type="string" calcext:value-type="string">
            <text:p>https://talp-upc.gitbooks.io/freeling-user-manual/content/tagsets/tagset-cy.html</text:p>
          </table:table-cell>
          <table:table-cell/>
          <table:table-cell table:formula="of:=IF([.C167]=&quot;&quot;;CONCATENATE(&quot;#&quot;;[.B167]);CONCATENATE([.B167];&quot;=&quot;;[.C167]))" office:value-type="string" office:string-value="#https://talp-upc.gitbooks.io/freeling-user-manual/content/tagsets/tagset-cy.html" calcext:value-type="string">
            <text:p>#https://talp-upc.gitbooks.io/freeling-user-manual/content/tagsets/tagset-cy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68]=&quot;&quot;;CONCATENATE(&quot;#&quot;;[.B168]);CONCATENATE([.B168];&quot;=&quot;;[.C16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4/5 digits)</text:p>
          </table:table-cell>
          <table:table-cell/>
          <table:table-cell table:formula="of:=IF([.C169]=&quot;&quot;;CONCATENATE(&quot;#&quot;;[.B169]);CONCATENATE([.B169];&quot;=&quot;;[.C169]))" office:value-type="string" office:string-value="#Adjective (4/5 digits)" calcext:value-type="string">
            <text:p>#Adjective (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O00</text:p>
          </table:table-cell>
          <table:table-cell table:style-name="ce1" office:value-type="string" calcext:value-type="string">
            <text:p>POS_ADJ</text:p>
          </table:table-cell>
          <table:table-cell table:formula="of:=IF([.C170]=&quot;&quot;;CONCATENATE(&quot;#&quot;;[.B170]);CONCATENATE([.B170];&quot;=&quot;;[.C170]))" office:value-type="string" office:string-value="AO00=POS_ADJ" calcext:value-type="string">
            <text:p>AO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QX00</text:p>
          </table:table-cell>
          <table:table-cell table:style-name="ce1" office:value-type="string" calcext:value-type="string">
            <text:p>POS_ADJ</text:p>
          </table:table-cell>
          <table:table-cell table:formula="of:=IF([.C171]=&quot;&quot;;CONCATENATE(&quot;#&quot;;[.B171]);CONCATENATE([.B171];&quot;=&quot;;[.C171]))" office:value-type="string" office:string-value="AQX00=POS_ADJ" calcext:value-type="string">
            <text:p>AQX00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2]=&quot;&quot;;CONCATENATE(&quot;#&quot;;[.B172]);CONCATENATE([.B172];&quot;=&quot;;[.C17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2 digits)</text:p>
          </table:table-cell>
          <table:table-cell/>
          <table:table-cell table:formula="of:=IF([.C173]=&quot;&quot;;CONCATENATE(&quot;#&quot;;[.B173]);CONCATENATE([.B173];&quot;=&quot;;[.C173]))" office:value-type="string" office:string-value="#Conjunction (2 digits)" calcext:value-type="string">
            <text:p>#Conjunc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174]=&quot;&quot;;CONCATENATE(&quot;#&quot;;[.B174]);CONCATENATE([.B174];&quot;=&quot;;[.C174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1" office:value-type="string" calcext:value-type="string">
            <text:p>POS_SCONJ</text:p>
          </table:table-cell>
          <table:table-cell table:formula="of:=IF([.C175]=&quot;&quot;;CONCATENATE(&quot;#&quot;;[.B175]);CONCATENATE([.B175];&quot;=&quot;;[.C175]))" office:value-type="string" office:string-value="CS=POS_SCONJ" calcext:value-type="string">
            <text:p>CS=POS_S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76]=&quot;&quot;;CONCATENATE(&quot;#&quot;;[.B176]);CONCATENATE([.B176];&quot;=&quot;;[.C17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terminer (5/6 digits)</text:p>
          </table:table-cell>
          <table:table-cell/>
          <table:table-cell table:formula="of:=IF([.C177]=&quot;&quot;;CONCATENATE(&quot;#&quot;;[.B177]);CONCATENATE([.B177];&quot;=&quot;;[.C177]))" office:value-type="string" office:string-value="#Determiner (5/6 digits)" calcext:value-type="string">
            <text:p>#Determiner (5/6 digits)</text:p>
          </table:table-cell>
          <table:table-cell table:style-name="ce1" office:value-type="string" calcext:value-type="string">
            <text:p>person 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000</text:p>
          </table:table-cell>
          <table:table-cell table:style-name="ce1" office:value-type="string" calcext:value-type="string">
            <text:p>POS_DET</text:p>
          </table:table-cell>
          <table:table-cell table:formula="of:=IF([.C178]=&quot;&quot;;CONCATENATE(&quot;#&quot;;[.B178]);CONCATENATE([.B178];&quot;=&quot;;[.C178]))" office:value-type="string" office:string-value="DA000=POS_DET" calcext:value-type="string">
            <text:p>DA000=POS_D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D000</text:p>
          </table:table-cell>
          <table:table-cell table:style-name="ce1" office:value-type="string" calcext:value-type="string">
            <text:p>POS_ADJ</text:p>
          </table:table-cell>
          <table:table-cell table:formula="of:=IF([.C179]=&quot;&quot;;CONCATENATE(&quot;#&quot;;[.B179]);CONCATENATE([.B179];&quot;=&quot;;[.C179]))" office:value-type="string" office:string-value="DD000=POS_ADJ" calcext:value-type="string">
            <text:p>DD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000</text:p>
          </table:table-cell>
          <table:table-cell table:style-name="ce1" office:value-type="string" calcext:value-type="string">
            <text:p>POS_ADJ</text:p>
          </table:table-cell>
          <table:table-cell table:formula="of:=IF([.C180]=&quot;&quot;;CONCATENATE(&quot;#&quot;;[.B180]);CONCATENATE([.B180];&quot;=&quot;;[.C180]))" office:value-type="string" office:string-value="DE000=POS_ADJ" calcext:value-type="string">
            <text:p>DE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000</text:p>
          </table:table-cell>
          <table:table-cell table:style-name="ce1" office:value-type="string" calcext:value-type="string">
            <text:p>POS_ADJ</text:p>
          </table:table-cell>
          <table:table-cell table:formula="of:=IF([.C181]=&quot;&quot;;CONCATENATE(&quot;#&quot;;[.B181]);CONCATENATE([.B181];&quot;=&quot;;[.C181]))" office:value-type="string" office:string-value="DI000=POS_ADJ" calcext:value-type="string">
            <text:p>DI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T000</text:p>
          </table:table-cell>
          <table:table-cell table:style-name="ce1" office:value-type="string" calcext:value-type="string">
            <text:p>POS_ADJ</text:p>
          </table:table-cell>
          <table:table-cell table:formula="of:=IF([.C182]=&quot;&quot;;CONCATENATE(&quot;#&quot;;[.B182]);CONCATENATE([.B182];&quot;=&quot;;[.C182]))" office:value-type="string" office:string-value="DT000=POS_ADJ" calcext:value-type="string">
            <text:p>DT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N000</text:p>
          </table:table-cell>
          <table:table-cell table:style-name="ce1" office:value-type="string" calcext:value-type="string">
            <text:p>POS_NUM</text:p>
          </table:table-cell>
          <table:table-cell table:formula="of:=IF([.C183]=&quot;&quot;;CONCATENATE(&quot;#&quot;;[.B183]);CONCATENATE([.B183];&quot;=&quot;;[.C183]))" office:value-type="string" office:string-value="DN000=POS_NUM" calcext:value-type="string">
            <text:p>DN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P000X</text:p>
          </table:table-cell>
          <table:table-cell table:style-name="ce1" office:value-type="string" calcext:value-type="string">
            <text:p>POS_ADJ</text:p>
          </table:table-cell>
          <table:table-cell table:formula="of:=IF([.C184]=&quot;&quot;;CONCATENATE(&quot;#&quot;;[.B184]);CONCATENATE([.B184];&quot;=&quot;;[.C184]))" office:value-type="string" office:string-value="DP000X=POS_ADJ" calcext:value-type="string">
            <text:p>DP000X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85]=&quot;&quot;;CONCATENATE(&quot;#&quot;;[.B185]);CONCATENATE([.B185];&quot;=&quot;;[.C18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rticle (2 digits)</text:p>
          </table:table-cell>
          <table:table-cell/>
          <table:table-cell table:formula="of:=IF([.C186]=&quot;&quot;;CONCATENATE(&quot;#&quot;;[.B186]);CONCATENATE([.B186];&quot;=&quot;;[.C186]))" office:value-type="string" office:string-value="#Particle (2 digits)" calcext:value-type="string">
            <text:p>#Particle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N</text:p>
          </table:table-cell>
          <table:table-cell table:style-name="ce1" office:value-type="string" calcext:value-type="string">
            <text:p>POS_PART</text:p>
          </table:table-cell>
          <table:table-cell table:formula="of:=IF([.C187]=&quot;&quot;;CONCATENATE(&quot;#&quot;;[.B187]);CONCATENATE([.B187];&quot;=&quot;;[.C187]))" office:value-type="string" office:string-value="GN=POS_PART" calcext:value-type="string">
            <text:p>GN=POS_PAR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A</text:p>
          </table:table-cell>
          <table:table-cell table:style-name="ce1" office:value-type="string" calcext:value-type="string">
            <text:p>POS_DET</text:p>
          </table:table-cell>
          <table:table-cell table:formula="of:=IF([.C188]=&quot;&quot;;CONCATENATE(&quot;#&quot;;[.B188]);CONCATENATE([.B188];&quot;=&quot;;[.C188]))" office:value-type="string" office:string-value="GA=POS_DET" calcext:value-type="string">
            <text:p>GA=POS_D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I</text:p>
          </table:table-cell>
          <table:table-cell table:style-name="ce1" office:value-type="string" calcext:value-type="string">
            <text:p>POS_PART</text:p>
          </table:table-cell>
          <table:table-cell table:formula="of:=IF([.C189]=&quot;&quot;;CONCATENATE(&quot;#&quot;;[.B189]);CONCATENATE([.B189];&quot;=&quot;;[.C189]))" office:value-type="string" office:string-value="GI=POS_PART" calcext:value-type="string">
            <text:p>GI=POS_PAR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V</text:p>
          </table:table-cell>
          <table:table-cell table:style-name="ce1" office:value-type="string" calcext:value-type="string">
            <text:p>POS_PART</text:p>
          </table:table-cell>
          <table:table-cell table:formula="of:=IF([.C190]=&quot;&quot;;CONCATENATE(&quot;#&quot;;[.B190]);CONCATENATE([.B190];&quot;=&quot;;[.C190]))" office:value-type="string" office:string-value="GV=POS_PART" calcext:value-type="string">
            <text:p>GV=POS_PAR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1]=&quot;&quot;;CONCATENATE(&quot;#&quot;;[.B191]);CONCATENATE([.B191];&quot;=&quot;;[.C19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4/5 digits)</text:p>
          </table:table-cell>
          <table:table-cell/>
          <table:table-cell table:formula="of:=IF([.C192]=&quot;&quot;;CONCATENATE(&quot;#&quot;;[.B192]);CONCATENATE([.B192];&quot;=&quot;;[.C192]))" office:value-type="string" office:string-value="#Noun (4/5 digits)" calcext:value-type="string">
            <text:p>#Noun (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 / NC00X</text:p>
          </table:table-cell>
          <table:table-cell table:style-name="ce1" office:value-type="string" calcext:value-type="string">
            <text:p>POS_NOUN</text:p>
          </table:table-cell>
          <table:table-cell table:formula="of:=IF([.C193]=&quot;&quot;;CONCATENATE(&quot;#&quot;;[.B193]);CONCATENATE([.B193];&quot;=&quot;;[.C193]))" office:value-type="string" office:string-value="NC00 / NC00X=POS_NOUN" calcext:value-type="string">
            <text:p>NC00 / NC00X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 / NP00Y</text:p>
          </table:table-cell>
          <table:table-cell table:style-name="ce1" office:value-type="string" calcext:value-type="string">
            <text:p>POS_PROPN</text:p>
          </table:table-cell>
          <table:table-cell table:formula="of:=IF([.C194]=&quot;&quot;;CONCATENATE(&quot;#&quot;;[.B194]);CONCATENATE([.B194];&quot;=&quot;;[.C194]))" office:value-type="string" office:string-value="NP00 / NP00Y=POS_PROPN" calcext:value-type="string">
            <text:p>NP00 / NP00Y=POS_PROP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95]=&quot;&quot;;CONCATENATE(&quot;#&quot;;[.B195]);CONCATENATE([.B195];&quot;=&quot;;[.C19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4/5/6/7 digits)</text:p>
          </table:table-cell>
          <table:table-cell/>
          <table:table-cell table:formula="of:=IF([.C196]=&quot;&quot;;CONCATENATE(&quot;#&quot;;[.B196]);CONCATENATE([.B196];&quot;=&quot;;[.C196]))" office:value-type="string" office:string-value="#Pronoun (4/5/6/7 digits)" calcext:value-type="string">
            <text:p>#Pronoun (4/5/6/7 digits)</text:p>
          </table:table-cell>
          <table:table-cell table:style-name="ce1" office:value-type="string" calcext:value-type="string">
            <text:p>person for no PP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D00</text:p>
          </table:table-cell>
          <table:table-cell table:style-name="ce1" office:value-type="string" calcext:value-type="string">
            <text:p>POS_PRON</text:p>
          </table:table-cell>
          <table:table-cell table:formula="of:=IF([.C197]=&quot;&quot;;CONCATENATE(&quot;#&quot;;[.B197]);CONCATENATE([.B197];&quot;=&quot;;[.C197]))" office:value-type="string" office:string-value="PD00=POS_PRON" calcext:value-type="string">
            <text:p>PD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E00</text:p>
          </table:table-cell>
          <table:table-cell table:style-name="ce1" office:value-type="string" calcext:value-type="string">
            <text:p>POS_PRON</text:p>
          </table:table-cell>
          <table:table-cell table:formula="of:=IF([.C198]=&quot;&quot;;CONCATENATE(&quot;#&quot;;[.B198]);CONCATENATE([.B198];&quot;=&quot;;[.C198]))" office:value-type="string" office:string-value="PE00=POS_PRON" calcext:value-type="string">
            <text:p>PE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00</text:p>
          </table:table-cell>
          <table:table-cell table:style-name="ce1" office:value-type="string" calcext:value-type="string">
            <text:p>POS_PRON</text:p>
          </table:table-cell>
          <table:table-cell table:formula="of:=IF([.C199]=&quot;&quot;;CONCATENATE(&quot;#&quot;;[.B199]);CONCATENATE([.B199];&quot;=&quot;;[.C199]))" office:value-type="string" office:string-value="PI00=POS_PRON" calcext:value-type="string">
            <text:p>PI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T00</text:p>
          </table:table-cell>
          <table:table-cell table:style-name="ce1" office:value-type="string" calcext:value-type="string">
            <text:p>POS_PRON</text:p>
          </table:table-cell>
          <table:table-cell table:formula="of:=IF([.C200]=&quot;&quot;;CONCATENATE(&quot;#&quot;;[.B200]);CONCATENATE([.B200];&quot;=&quot;;[.C200]))" office:value-type="string" office:string-value="PT00=POS_PRON" calcext:value-type="string">
            <text:p>PT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N00</text:p>
          </table:table-cell>
          <table:table-cell table:style-name="ce1" office:value-type="string" calcext:value-type="string">
            <text:p>POS_NUM</text:p>
          </table:table-cell>
          <table:table-cell table:formula="of:=IF([.C201]=&quot;&quot;;CONCATENATE(&quot;#&quot;;[.B201]);CONCATENATE([.B201];&quot;=&quot;;[.C201]))" office:value-type="string" office:string-value="PN00=POS_NUM" calcext:value-type="string">
            <text:p>PN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PX00Y/PPX00YP</text:p>
          </table:table-cell>
          <table:table-cell table:style-name="ce1" office:value-type="string" calcext:value-type="string">
            <text:p>POS_PRON</text:p>
          </table:table-cell>
          <table:table-cell table:formula="of:=IF([.C202]=&quot;&quot;;CONCATENATE(&quot;#&quot;;[.B202]);CONCATENATE([.B202];&quot;=&quot;;[.C202]))" office:value-type="string" office:string-value="PPX00Y/PPX00YP=POS_PRON" calcext:value-type="string">
            <text:p>PPX00Y/PPX00YP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X00Z</text:p>
          </table:table-cell>
          <table:table-cell table:style-name="ce1" office:value-type="string" calcext:value-type="string">
            <text:p>POS_PRON</text:p>
          </table:table-cell>
          <table:table-cell table:formula="of:=IF([.C203]=&quot;&quot;;CONCATENATE(&quot;#&quot;;[.B203]);CONCATENATE([.B203];&quot;=&quot;;[.C203]))" office:value-type="string" office:string-value="PX00Z=POS_PRON" calcext:value-type="string">
            <text:p>PX00Z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00</text:p>
          </table:table-cell>
          <table:table-cell table:style-name="ce1" office:value-type="string" calcext:value-type="string">
            <text:p>POS_PRON</text:p>
          </table:table-cell>
          <table:table-cell table:formula="of:=IF([.C204]=&quot;&quot;;CONCATENATE(&quot;#&quot;;[.B204]);CONCATENATE([.B204];&quot;=&quot;;[.C204]))" office:value-type="string" office:string-value="PR00=POS_PRON" calcext:value-type="string">
            <text:p>PR00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5]=&quot;&quot;;CONCATENATE(&quot;#&quot;;[.B205]);CONCATENATE([.B205];&quot;=&quot;;[.C20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2 digits)</text:p>
          </table:table-cell>
          <table:table-cell/>
          <table:table-cell table:formula="of:=IF([.C206]=&quot;&quot;;CONCATENATE(&quot;#&quot;;[.B206]);CONCATENATE([.B206];&quot;=&quot;;[.C206]))" office:value-type="string" office:string-value="#Adverb (2 digits)" calcext:value-type="string">
            <text:p>#Adverb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N</text:p>
          </table:table-cell>
          <table:table-cell table:style-name="ce1" office:value-type="string" calcext:value-type="string">
            <text:p>POS_ADV</text:p>
          </table:table-cell>
          <table:table-cell table:formula="of:=IF([.C207]=&quot;&quot;;CONCATENATE(&quot;#&quot;;[.B207]);CONCATENATE([.B207];&quot;=&quot;;[.C207]))" office:value-type="string" office:string-value="RN=POS_ADV" calcext:value-type="string">
            <text:p>RN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table:style-name="ce1" office:value-type="string" calcext:value-type="string">
            <text:p>POS_ADV</text:p>
          </table:table-cell>
          <table:table-cell table:formula="of:=IF([.C208]=&quot;&quot;;CONCATENATE(&quot;#&quot;;[.B208]);CONCATENATE([.B208];&quot;=&quot;;[.C208]))" office:value-type="string" office:string-value="RG=POS_ADV" calcext:value-type="string">
            <text:p>RG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09]=&quot;&quot;;CONCATENATE(&quot;#&quot;;[.B209]);CONCATENATE([.B209];&quot;=&quot;;[.C20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2 digits)</text:p>
          </table:table-cell>
          <table:table-cell/>
          <table:table-cell table:formula="of:=IF([.C210]=&quot;&quot;;CONCATENATE(&quot;#&quot;;[.B210]);CONCATENATE([.B210];&quot;=&quot;;[.C210]))" office:value-type="string" office:string-value="#Adposition (2 digits)" calcext:value-type="string">
            <text:p>#Adposi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table:style-name="ce1" office:value-type="string" calcext:value-type="string">
            <text:p>POS_ADP</text:p>
          </table:table-cell>
          <table:table-cell table:formula="of:=IF([.C211]=&quot;&quot;;CONCATENATE(&quot;#&quot;;[.B211]);CONCATENATE([.B211];&quot;=&quot;;[.C211]))" office:value-type="string" office:string-value="SP=POS_ADP" calcext:value-type="string">
            <text:p>SP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2]=&quot;&quot;;CONCATENATE(&quot;#&quot;;[.B212]);CONCATENATE([.B212];&quot;=&quot;;[.C21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6/7 digits)</text:p>
          </table:table-cell>
          <table:table-cell/>
          <table:table-cell table:formula="of:=IF([.C213]=&quot;&quot;;CONCATENATE(&quot;#&quot;;[.B213]);CONCATENATE([.B213];&quot;=&quot;;[.C213]))" office:value-type="string" office:string-value="#Verb (6/7 digits)" calcext:value-type="string">
            <text:p>#Verb (6/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M0000/VM0000X</text:p>
          </table:table-cell>
          <table:table-cell table:style-name="ce1" office:value-type="string" calcext:value-type="string">
            <text:p>POS_VERB</text:p>
          </table:table-cell>
          <table:table-cell table:formula="of:=IF([.C214]=&quot;&quot;;CONCATENATE(&quot;#&quot;;[.B214]);CONCATENATE([.B214];&quot;=&quot;;[.C214]))" office:value-type="string" office:string-value="VM0000/VM0000X=POS_VERB" calcext:value-type="string">
            <text:p>VM0000/VM0000X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A0000/VA0000X</text:p>
          </table:table-cell>
          <table:table-cell table:style-name="ce1" office:value-type="string" calcext:value-type="string">
            <text:p>POS_VERB</text:p>
          </table:table-cell>
          <table:table-cell table:formula="of:=IF([.C215]=&quot;&quot;;CONCATENATE(&quot;#&quot;;[.B215]);CONCATENATE([.B215];&quot;=&quot;;[.C215]))" office:value-type="string" office:string-value="VA0000/VA0000X=POS_VERB" calcext:value-type="string">
            <text:p>VA0000/VA0000X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S0000/VS0000X</text:p>
          </table:table-cell>
          <table:table-cell table:style-name="ce1" office:value-type="string" calcext:value-type="string">
            <text:p>POS_VERB</text:p>
          </table:table-cell>
          <table:table-cell table:formula="of:=IF([.C216]=&quot;&quot;;CONCATENATE(&quot;#&quot;;[.B216]);CONCATENATE([.B216];&quot;=&quot;;[.C216]))" office:value-type="string" office:string-value="VS0000/VS0000X=POS_VERB" calcext:value-type="string">
            <text:p>VS0000/VS0000X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17]=&quot;&quot;;CONCATENATE(&quot;#&quot;;[.B217]);CONCATENATE([.B217];&quot;=&quot;;[.C21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218]=&quot;&quot;;CONCATENATE(&quot;#&quot;;[.B218]);CONCATENATE([.B218];&quot;=&quot;;[.C218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219]=&quot;&quot;;CONCATENATE(&quot;#&quot;;[.B219]);CONCATENATE([.B219];&quot;=&quot;;[.C219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220]=&quot;&quot;;CONCATENATE(&quot;#&quot;;[.B220]);CONCATENATE([.B220];&quot;=&quot;;[.C220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221]=&quot;&quot;;CONCATENATE(&quot;#&quot;;[.B221]);CONCATENATE([.B221];&quot;=&quot;;[.C221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222]=&quot;&quot;;CONCATENATE(&quot;#&quot;;[.B222]);CONCATENATE([.B222];&quot;=&quot;;[.C222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3]=&quot;&quot;;CONCATENATE(&quot;#&quot;;[.B223]);CONCATENATE([.B223];&quot;=&quot;;[.C22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224]=&quot;&quot;;CONCATENATE(&quot;#&quot;;[.B224]);CONCATENATE([.B224];&quot;=&quot;;[.C224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225]=&quot;&quot;;CONCATENATE(&quot;#&quot;;[.B225]);CONCATENATE([.B225];&quot;=&quot;;[.C225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6]=&quot;&quot;;CONCATENATE(&quot;#&quot;;[.B226]);CONCATENATE([.B226];&quot;=&quot;;[.C22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227]=&quot;&quot;;CONCATENATE(&quot;#&quot;;[.B227]);CONCATENATE([.B227];&quot;=&quot;;[.C227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228]=&quot;&quot;;CONCATENATE(&quot;#&quot;;[.B228]);CONCATENATE([.B228];&quot;=&quot;;[.C228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29]=&quot;&quot;;CONCATENATE(&quot;#&quot;;[.B229]);CONCATENATE([.B229];&quot;=&quot;;[.C22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230]=&quot;&quot;;CONCATENATE(&quot;#&quot;;[.B230]);CONCATENATE([.B230];&quot;=&quot;;[.C230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231]=&quot;&quot;;CONCATENATE(&quot;#&quot;;[.B231]);CONCATENATE([.B231];&quot;=&quot;;[.C231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232]=&quot;&quot;;CONCATENATE(&quot;#&quot;;[.B232]);CONCATENATE([.B232];&quot;=&quot;;[.C232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233]=&quot;&quot;;CONCATENATE(&quot;#&quot;;[.B233]);CONCATENATE([.B233];&quot;=&quot;;[.C233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234]=&quot;&quot;;CONCATENATE(&quot;#&quot;;[.B234]);CONCATENATE([.B234];&quot;=&quot;;[.C234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235]=&quot;&quot;;CONCATENATE(&quot;#&quot;;[.B235]);CONCATENATE([.B235];&quot;=&quot;;[.C235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236]=&quot;&quot;;CONCATENATE(&quot;#&quot;;[.B236]);CONCATENATE([.B236];&quot;=&quot;;[.C236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237]=&quot;&quot;;CONCATENATE(&quot;#&quot;;[.B237]);CONCATENATE([.B237];&quot;=&quot;;[.C237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238]=&quot;&quot;;CONCATENATE(&quot;#&quot;;[.B238]);CONCATENATE([.B238];&quot;=&quot;;[.C238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239]=&quot;&quot;;CONCATENATE(&quot;#&quot;;[.B239]);CONCATENATE([.B239];&quot;=&quot;;[.C239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240]=&quot;&quot;;CONCATENATE(&quot;#&quot;;[.B240]);CONCATENATE([.B240];&quot;=&quot;;[.C240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241]=&quot;&quot;;CONCATENATE(&quot;#&quot;;[.B241]);CONCATENATE([.B241];&quot;=&quot;;[.C241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242]=&quot;&quot;;CONCATENATE(&quot;#&quot;;[.B242]);CONCATENATE([.B242];&quot;=&quot;;[.C242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243]=&quot;&quot;;CONCATENATE(&quot;#&quot;;[.B243]);CONCATENATE([.B243];&quot;=&quot;;[.C243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244]=&quot;&quot;;CONCATENATE(&quot;#&quot;;[.B244]);CONCATENATE([.B244];&quot;=&quot;;[.C244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245]=&quot;&quot;;CONCATENATE(&quot;#&quot;;[.B245]);CONCATENATE([.B245];&quot;=&quot;;[.C245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246]=&quot;&quot;;CONCATENATE(&quot;#&quot;;[.B246]);CONCATENATE([.B246];&quot;=&quot;;[.C246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247]=&quot;&quot;;CONCATENATE(&quot;#&quot;;[.B247]);CONCATENATE([.B247];&quot;=&quot;;[.C247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248]=&quot;&quot;;CONCATENATE(&quot;#&quot;;[.B248]);CONCATENATE([.B248];&quot;=&quot;;[.C248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249]=&quot;&quot;;CONCATENATE(&quot;#&quot;;[.B249]);CONCATENATE([.B249];&quot;=&quot;;[.C249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250]=&quot;&quot;;CONCATENATE(&quot;#&quot;;[.B250]);CONCATENATE([.B250];&quot;=&quot;;[.C250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251]=&quot;&quot;;CONCATENATE(&quot;#&quot;;[.B251]);CONCATENATE([.B251];&quot;=&quot;;[.C251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252]=&quot;&quot;;CONCATENATE(&quot;#&quot;;[.B252]);CONCATENATE([.B252];&quot;=&quot;;[.C252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3]=&quot;&quot;;CONCATENATE(&quot;#&quot;;[.B253]);CONCATENATE([.B253];&quot;=&quot;;[.C25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4]=&quot;&quot;;CONCATENATE(&quot;#&quot;;[.B254]);CONCATENATE([.B254];&quot;=&quot;;[.C25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man (de)</text:p>
          </table:table-cell>
          <table:table-cell office:value-type="string" calcext:value-type="string">
            <text:p>https://talp-upc.gitbooks.io/freeling-user-manual/content/tagsets/tagset-de.html</text:p>
          </table:table-cell>
          <table:table-cell/>
          <table:table-cell table:formula="of:=IF([.C255]=&quot;&quot;;CONCATENATE(&quot;#&quot;;[.B255]);CONCATENATE([.B255];&quot;=&quot;;[.C255]))" office:value-type="string" office:string-value="#https://talp-upc.gitbooks.io/freeling-user-manual/content/tagsets/tagset-de.html" calcext:value-type="string">
            <text:p>#https://talp-upc.gitbooks.io/freeling-user-manual/content/tagsets/tagset-de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256]=&quot;&quot;;CONCATENATE(&quot;#&quot;;[.B256]);CONCATENATE([.B256];&quot;=&quot;;[.C25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Noun (5/6 digits)</text:p>
          </table:table-cell>
          <table:table-cell/>
          <table:table-cell table:formula="of:=IF([.C257]=&quot;&quot;;CONCATENATE(&quot;#&quot;;[.B257]);CONCATENATE([.B257];&quot;=&quot;;[.C257]))" office:value-type="string" office:string-value="#Noun (5/6 digits)" calcext:value-type="string">
            <text:p>#Noun (5/6 digits)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NC000</text:p>
          </table:table-cell>
          <table:table-cell office:value-type="string" calcext:value-type="string">
            <text:p>POS_NOUN</text:p>
          </table:table-cell>
          <table:table-cell table:formula="of:=IF([.C258]=&quot;&quot;;CONCATENATE(&quot;#&quot;;[.B258]);CONCATENATE([.B258];&quot;=&quot;;[.C258]))" office:value-type="string" office:string-value="NC000=POS_NOUN" calcext:value-type="string">
            <text:p>NC000=POS_NOUN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NP000X</text:p>
          </table:table-cell>
          <table:table-cell office:value-type="string" calcext:value-type="string">
            <text:p>POS_PROPN</text:p>
          </table:table-cell>
          <table:table-cell table:formula="of:=IF([.C259]=&quot;&quot;;CONCATENATE(&quot;#&quot;;[.B259]);CONCATENATE([.B259];&quot;=&quot;;[.C259]))" office:value-type="string" office:string-value="NP000X=POS_PROPN" calcext:value-type="string">
            <text:p>NP000X=POS_PROPN</text:p>
          </table:table-cell>
          <table:table-cell table:style-name="ce1" office:value-type="string" calcext:value-type="string">
            <text:p>case in NP??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formula="of:=IF([.C260]=&quot;&quot;;CONCATENATE(&quot;#&quot;;[.B260]);CONCATENATE([.B260];&quot;=&quot;;[.C26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Adjective (6 digits)</text:p>
          </table:table-cell>
          <table:table-cell/>
          <table:table-cell table:formula="of:=IF([.C261]=&quot;&quot;;CONCATENATE(&quot;#&quot;;[.B261]);CONCATENATE([.B261];&quot;=&quot;;[.C261]))" office:value-type="string" office:string-value="#Adjective (6 digits)" calcext:value-type="string">
            <text:p>#Adjective (6 digits)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AQ0000</text:p>
          </table:table-cell>
          <table:table-cell office:value-type="string" calcext:value-type="string">
            <text:p>POS_ADJ</text:p>
          </table:table-cell>
          <table:table-cell table:formula="of:=IF([.C262]=&quot;&quot;;CONCATENATE(&quot;#&quot;;[.B262]);CONCATENATE([.B262];&quot;=&quot;;[.C262]))" office:value-type="string" office:string-value="AQ0000=POS_ADJ" calcext:value-type="string">
            <text:p>AQ0000=POS_ADJ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AP0000</text:p>
          </table:table-cell>
          <table:table-cell office:value-type="string" calcext:value-type="string">
            <text:p>POS_ADJ</text:p>
          </table:table-cell>
          <table:table-cell table:formula="of:=IF([.C263]=&quot;&quot;;CONCATENATE(&quot;#&quot;;[.B263]);CONCATENATE([.B263];&quot;=&quot;;[.C263]))" office:value-type="string" office:string-value="AP0000=POS_ADJ" calcext:value-type="string">
            <text:p>AP0000=POS_ADJ</text:p>
          </table:table-cell>
          <table:table-cell table:style-name="ce1" office:value-type="string" calcext:value-type="string">
            <text:p>case in AP??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formula="of:=IF([.C264]=&quot;&quot;;CONCATENATE(&quot;#&quot;;[.B264]);CONCATENATE([.B264];&quot;=&quot;;[.C26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Determiner (5 digits)</text:p>
          </table:table-cell>
          <table:table-cell/>
          <table:table-cell table:formula="of:=IF([.C265]=&quot;&quot;;CONCATENATE(&quot;#&quot;;[.B265]);CONCATENATE([.B265];&quot;=&quot;;[.C265]))" office:value-type="string" office:string-value="#Determiner (5 digits)" calcext:value-type="string">
            <text:p>#Determiner (5 digits)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DA000</text:p>
          </table:table-cell>
          <table:table-cell office:value-type="string" calcext:value-type="string">
            <text:p>POS_DET</text:p>
          </table:table-cell>
          <table:table-cell table:formula="of:=IF([.C266]=&quot;&quot;;CONCATENATE(&quot;#&quot;;[.B266]);CONCATENATE([.B266];&quot;=&quot;;[.C266]))" office:value-type="string" office:string-value="DA000=POS_DET" calcext:value-type="string">
            <text:p>DA000=POS_DET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DI000</text:p>
          </table:table-cell>
          <table:table-cell office:value-type="string" calcext:value-type="string">
            <text:p>POS_ADJ</text:p>
          </table:table-cell>
          <table:table-cell table:formula="of:=IF([.C267]=&quot;&quot;;CONCATENATE(&quot;#&quot;;[.B267]);CONCATENATE([.B267];&quot;=&quot;;[.C267]))" office:value-type="string" office:string-value="DI000=POS_ADJ" calcext:value-type="string">
            <text:p>DI000=POS_ADJ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DX000</text:p>
          </table:table-cell>
          <table:table-cell office:value-type="string" calcext:value-type="string">
            <text:p>POS_ADJ</text:p>
          </table:table-cell>
          <table:table-cell table:formula="of:=IF([.C268]=&quot;&quot;;CONCATENATE(&quot;#&quot;;[.B268]);CONCATENATE([.B268];&quot;=&quot;;[.C268]))" office:value-type="string" office:string-value="DX000=POS_ADJ" calcext:value-type="string">
            <text:p>DX000=POS_ADJ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DD000</text:p>
          </table:table-cell>
          <table:table-cell office:value-type="string" calcext:value-type="string">
            <text:p>POS_ADJ</text:p>
          </table:table-cell>
          <table:table-cell table:formula="of:=IF([.C269]=&quot;&quot;;CONCATENATE(&quot;#&quot;;[.B269]);CONCATENATE([.B269];&quot;=&quot;;[.C269]))" office:value-type="string" office:string-value="DD000=POS_ADJ" calcext:value-type="string">
            <text:p>DD000=POS_ADJ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DR000</text:p>
          </table:table-cell>
          <table:table-cell office:value-type="string" calcext:value-type="string">
            <text:p>POS_ADJ</text:p>
          </table:table-cell>
          <table:table-cell table:formula="of:=IF([.C270]=&quot;&quot;;CONCATENATE(&quot;#&quot;;[.B270]);CONCATENATE([.B270];&quot;=&quot;;[.C270]))" office:value-type="string" office:string-value="DR000=POS_ADJ" calcext:value-type="string">
            <text:p>DR000=POS_ADJ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DT000</text:p>
          </table:table-cell>
          <table:table-cell office:value-type="string" calcext:value-type="string">
            <text:p>POS_ADJ</text:p>
          </table:table-cell>
          <table:table-cell table:formula="of:=IF([.C271]=&quot;&quot;;CONCATENATE(&quot;#&quot;;[.B271]);CONCATENATE([.B271];&quot;=&quot;;[.C271]))" office:value-type="string" office:string-value="DT000=POS_ADJ" calcext:value-type="string">
            <text:p>DT000=POS_ADJ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/>
          <table:table-cell table:formula="of:=IF([.C272]=&quot;&quot;;CONCATENATE(&quot;#&quot;;[.B272]);CONCATENATE([.B272];&quot;=&quot;;[.C27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Verb (6 digits)</text:p>
          </table:table-cell>
          <table:table-cell/>
          <table:table-cell table:formula="of:=IF([.C273]=&quot;&quot;;CONCATENATE(&quot;#&quot;;[.B273]);CONCATENATE([.B273];&quot;=&quot;;[.C273]))" office:value-type="string" office:string-value="#Verb (6 digits)" calcext:value-type="string">
            <text:p>#Verb (6 digits)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VV0000</text:p>
          </table:table-cell>
          <table:table-cell office:value-type="string" calcext:value-type="string">
            <text:p>POS_VERB</text:p>
          </table:table-cell>
          <table:table-cell table:formula="of:=IF([.C274]=&quot;&quot;;CONCATENATE(&quot;#&quot;;[.B274]);CONCATENATE([.B274];&quot;=&quot;;[.C274]))" office:value-type="string" office:string-value="VV0000=POS_VERB" calcext:value-type="string">
            <text:p>VV0000=POS_VERB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VA0000</text:p>
          </table:table-cell>
          <table:table-cell office:value-type="string" calcext:value-type="string">
            <text:p>POS_VERB</text:p>
          </table:table-cell>
          <table:table-cell table:formula="of:=IF([.C275]=&quot;&quot;;CONCATENATE(&quot;#&quot;;[.B275]);CONCATENATE([.B275];&quot;=&quot;;[.C275]))" office:value-type="string" office:string-value="VA0000=POS_VERB" calcext:value-type="string">
            <text:p>VA0000=POS_VERB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VM0000</text:p>
          </table:table-cell>
          <table:table-cell office:value-type="string" calcext:value-type="string">
            <text:p>POS_VERB</text:p>
          </table:table-cell>
          <table:table-cell table:formula="of:=IF([.C276]=&quot;&quot;;CONCATENATE(&quot;#&quot;;[.B276]);CONCATENATE([.B276];&quot;=&quot;;[.C276]))" office:value-type="string" office:string-value="VM0000=POS_VERB" calcext:value-type="string">
            <text:p>VM0000=POS_VERB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/>
          <table:table-cell table:formula="of:=IF([.C277]=&quot;&quot;;CONCATENATE(&quot;#&quot;;[.B277]);CONCATENATE([.B277];&quot;=&quot;;[.C27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Pronoun (6/7 digits)</text:p>
          </table:table-cell>
          <table:table-cell/>
          <table:table-cell table:formula="of:=IF([.C278]=&quot;&quot;;CONCATENATE(&quot;#&quot;;[.B278]);CONCATENATE([.B278];&quot;=&quot;;[.C278]))" office:value-type="string" office:string-value="#Pronoun (6/7 digits)" calcext:value-type="string">
            <text:p>#Pronoun (6/7 digits)</text:p>
          </table:table-cell>
          <table:table-cell table:style-name="ce1" office:value-type="string" calcext:value-type="string">
            <text:p>person for no PP???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PD0000</text:p>
          </table:table-cell>
          <table:table-cell office:value-type="string" calcext:value-type="string">
            <text:p>POS_PRON</text:p>
          </table:table-cell>
          <table:table-cell table:formula="of:=IF([.C279]=&quot;&quot;;CONCATENATE(&quot;#&quot;;[.B279]);CONCATENATE([.B279];&quot;=&quot;;[.C279]))" office:value-type="string" office:string-value="PD0000=POS_PRON" calcext:value-type="string">
            <text:p>PD0000=POS_PRON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PR0000</text:p>
          </table:table-cell>
          <table:table-cell office:value-type="string" calcext:value-type="string">
            <text:p>POS_PRON</text:p>
          </table:table-cell>
          <table:table-cell table:formula="of:=IF([.C280]=&quot;&quot;;CONCATENATE(&quot;#&quot;;[.B280]);CONCATENATE([.B280];&quot;=&quot;;[.C280]))" office:value-type="string" office:string-value="PR0000=POS_PRON" calcext:value-type="string">
            <text:p>PR0000=POS_PRON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PT0000</text:p>
          </table:table-cell>
          <table:table-cell office:value-type="string" calcext:value-type="string">
            <text:p>POS_PRON</text:p>
          </table:table-cell>
          <table:table-cell table:formula="of:=IF([.C281]=&quot;&quot;;CONCATENATE(&quot;#&quot;;[.B281]);CONCATENATE([.B281];&quot;=&quot;;[.C281]))" office:value-type="string" office:string-value="PT0000=POS_PRON" calcext:value-type="string">
            <text:p>PT0000=POS_PRON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PP0000X</text:p>
          </table:table-cell>
          <table:table-cell office:value-type="string" calcext:value-type="string">
            <text:p>POS_PRON</text:p>
          </table:table-cell>
          <table:table-cell table:formula="of:=IF([.C282]=&quot;&quot;;CONCATENATE(&quot;#&quot;;[.B282]);CONCATENATE([.B282];&quot;=&quot;;[.C282]))" office:value-type="string" office:string-value="PP0000X=POS_PRON" calcext:value-type="string">
            <text:p>PP0000X=POS_PRON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PF0000</text:p>
          </table:table-cell>
          <table:table-cell office:value-type="string" calcext:value-type="string">
            <text:p>POS_PRON</text:p>
          </table:table-cell>
          <table:table-cell table:formula="of:=IF([.C283]=&quot;&quot;;CONCATENATE(&quot;#&quot;;[.B283]);CONCATENATE([.B283];&quot;=&quot;;[.C283]))" office:value-type="string" office:string-value="PF0000=POS_PRON" calcext:value-type="string">
            <text:p>PF0000=POS_PRON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PX0000</text:p>
          </table:table-cell>
          <table:table-cell office:value-type="string" calcext:value-type="string">
            <text:p>POS_PRON</text:p>
          </table:table-cell>
          <table:table-cell table:formula="of:=IF([.C284]=&quot;&quot;;CONCATENATE(&quot;#&quot;;[.B284]);CONCATENATE([.B284];&quot;=&quot;;[.C284]))" office:value-type="string" office:string-value="PX0000=POS_PRON" calcext:value-type="string">
            <text:p>PX0000=POS_PRON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PI0000</text:p>
          </table:table-cell>
          <table:table-cell office:value-type="string" calcext:value-type="string">
            <text:p>POS_PRON</text:p>
          </table:table-cell>
          <table:table-cell table:formula="of:=IF([.C285]=&quot;&quot;;CONCATENATE(&quot;#&quot;;[.B285]);CONCATENATE([.B285];&quot;=&quot;;[.C285]))" office:value-type="string" office:string-value="PI0000=POS_PRON" calcext:value-type="string">
            <text:p>PI0000=POS_PRON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/>
          <table:table-cell table:formula="of:=IF([.C286]=&quot;&quot;;CONCATENATE(&quot;#&quot;;[.B286]);CONCATENATE([.B286];&quot;=&quot;;[.C28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Adverb (2 digits)</text:p>
          </table:table-cell>
          <table:table-cell/>
          <table:table-cell table:formula="of:=IF([.C287]=&quot;&quot;;CONCATENATE(&quot;#&quot;;[.B287]);CONCATENATE([.B287];&quot;=&quot;;[.C287]))" office:value-type="string" office:string-value="#Adverb (2 digits)" calcext:value-type="string">
            <text:p>#Adverb (2 digits)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RG</text:p>
          </table:table-cell>
          <table:table-cell office:value-type="string" calcext:value-type="string">
            <text:p>POS_ADV</text:p>
          </table:table-cell>
          <table:table-cell table:formula="of:=IF([.C288]=&quot;&quot;;CONCATENATE(&quot;#&quot;;[.B288]);CONCATENATE([.B288];&quot;=&quot;;[.C288]))" office:value-type="string" office:string-value="RG=POS_ADV" calcext:value-type="string">
            <text:p>RG=POS_ADV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RN</text:p>
          </table:table-cell>
          <table:table-cell office:value-type="string" calcext:value-type="string">
            <text:p>POS_ADV</text:p>
          </table:table-cell>
          <table:table-cell table:formula="of:=IF([.C289]=&quot;&quot;;CONCATENATE(&quot;#&quot;;[.B289]);CONCATENATE([.B289];&quot;=&quot;;[.C289]))" office:value-type="string" office:string-value="RN=POS_ADV" calcext:value-type="string">
            <text:p>RN=POS_ADV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RV</text:p>
          </table:table-cell>
          <table:table-cell office:value-type="string" calcext:value-type="string">
            <text:p>POS_PART</text:p>
          </table:table-cell>
          <table:table-cell table:formula="of:=IF([.C290]=&quot;&quot;;CONCATENATE(&quot;#&quot;;[.B290]);CONCATENATE([.B290];&quot;=&quot;;[.C290]))" office:value-type="string" office:string-value="RV=POS_PART" calcext:value-type="string">
            <text:p>RV=POS_PART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RP</text:p>
          </table:table-cell>
          <table:table-cell office:value-type="string" calcext:value-type="string">
            <text:p>POS_ADV</text:p>
          </table:table-cell>
          <table:table-cell table:formula="of:=IF([.C291]=&quot;&quot;;CONCATENATE(&quot;#&quot;;[.B291]);CONCATENATE([.B291];&quot;=&quot;;[.C291]))" office:value-type="string" office:string-value="RP=POS_ADV" calcext:value-type="string">
            <text:p>RP=POS_ADV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/>
          <table:table-cell table:formula="of:=IF([.C292]=&quot;&quot;;CONCATENATE(&quot;#&quot;;[.B292]);CONCATENATE([.B292];&quot;=&quot;;[.C29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Adposition (5 digits)</text:p>
          </table:table-cell>
          <table:table-cell/>
          <table:table-cell table:formula="of:=IF([.C293]=&quot;&quot;;CONCATENATE(&quot;#&quot;;[.B293]);CONCATENATE([.B293];&quot;=&quot;;[.C293]))" office:value-type="string" office:string-value="#Adposition (5 digits)" calcext:value-type="string">
            <text:p>#Adposition (5 digits)</text:p>
          </table:table-cell>
          <table:table-cell table:style-name="ce1" office:value-type="string" calcext:value-type="string">
            <text:p>always case in adp?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SP000</text:p>
          </table:table-cell>
          <table:table-cell office:value-type="string" calcext:value-type="string">
            <text:p>POS_ADP</text:p>
          </table:table-cell>
          <table:table-cell table:formula="of:=IF([.C294]=&quot;&quot;;CONCATENATE(&quot;#&quot;;[.B294]);CONCATENATE([.B294];&quot;=&quot;;[.C294]))" office:value-type="string" office:string-value="SP000=POS_ADP" calcext:value-type="string">
            <text:p>SP000=POS_ADP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SS000</text:p>
          </table:table-cell>
          <table:table-cell office:value-type="string" calcext:value-type="string">
            <text:p>POS_ADP</text:p>
          </table:table-cell>
          <table:table-cell table:formula="of:=IF([.C295]=&quot;&quot;;CONCATENATE(&quot;#&quot;;[.B295]);CONCATENATE([.B295];&quot;=&quot;;[.C295]))" office:value-type="string" office:string-value="SS000=POS_ADP" calcext:value-type="string">
            <text:p>SS000=POS_ADP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SC000</text:p>
          </table:table-cell>
          <table:table-cell office:value-type="string" calcext:value-type="string">
            <text:p>POS_ADP</text:p>
          </table:table-cell>
          <table:table-cell table:formula="of:=IF([.C296]=&quot;&quot;;CONCATENATE(&quot;#&quot;;[.B296]);CONCATENATE([.B296];&quot;=&quot;;[.C296]))" office:value-type="string" office:string-value="SC000=POS_ADP" calcext:value-type="string">
            <text:p>SC000=POS_ADP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SZ000</text:p>
          </table:table-cell>
          <table:table-cell office:value-type="string" calcext:value-type="string">
            <text:p>POS_PART</text:p>
          </table:table-cell>
          <table:table-cell table:formula="of:=IF([.C297]=&quot;&quot;;CONCATENATE(&quot;#&quot;;[.B297]);CONCATENATE([.B297];&quot;=&quot;;[.C297]))" office:value-type="string" office:string-value="SZ000=POS_PART" calcext:value-type="string">
            <text:p>SZ000=POS_PART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/>
          <table:table-cell table:formula="of:=IF([.C298]=&quot;&quot;;CONCATENATE(&quot;#&quot;;[.B298]);CONCATENATE([.B298];&quot;=&quot;;[.C29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Conjunction (2 digits)</text:p>
          </table:table-cell>
          <table:table-cell/>
          <table:table-cell table:formula="of:=IF([.C299]=&quot;&quot;;CONCATENATE(&quot;#&quot;;[.B299]);CONCATENATE([.B299];&quot;=&quot;;[.C299]))" office:value-type="string" office:string-value="#Conjunction (2 digits)" calcext:value-type="string">
            <text:p>#Conjunction (2 digits)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CS</text:p>
          </table:table-cell>
          <table:table-cell office:value-type="string" calcext:value-type="string">
            <text:p>POS_SCONJ</text:p>
          </table:table-cell>
          <table:table-cell table:formula="of:=IF([.C300]=&quot;&quot;;CONCATENATE(&quot;#&quot;;[.B300]);CONCATENATE([.B300];&quot;=&quot;;[.C300]))" office:value-type="string" office:string-value="CS=POS_SCONJ" calcext:value-type="string">
            <text:p>CS=POS_SCONJ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CC</text:p>
          </table:table-cell>
          <table:table-cell office:value-type="string" calcext:value-type="string">
            <text:p>POS_CONJ</text:p>
          </table:table-cell>
          <table:table-cell table:formula="of:=IF([.C301]=&quot;&quot;;CONCATENATE(&quot;#&quot;;[.B301]);CONCATENATE([.B301];&quot;=&quot;;[.C301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CM</text:p>
          </table:table-cell>
          <table:table-cell office:value-type="string" calcext:value-type="string">
            <text:p>POS_CONJ</text:p>
          </table:table-cell>
          <table:table-cell table:formula="of:=IF([.C302]=&quot;&quot;;CONCATENATE(&quot;#&quot;;[.B302]);CONCATENATE([.B302];&quot;=&quot;;[.C302]))" office:value-type="string" office:string-value="CM=POS_CONJ" calcext:value-type="string">
            <text:p>CM=POS_CONJ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/>
          <table:table-cell table:formula="of:=IF([.C303]=&quot;&quot;;CONCATENATE(&quot;#&quot;;[.B303]);CONCATENATE([.B303];&quot;=&quot;;[.C30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Number (2 digits)</text:p>
          </table:table-cell>
          <table:table-cell/>
          <table:table-cell table:formula="of:=IF([.C304]=&quot;&quot;;CONCATENATE(&quot;#&quot;;[.B304]);CONCATENATE([.B304];&quot;=&quot;;[.C304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Zd</text:p>
          </table:table-cell>
          <table:table-cell office:value-type="string" calcext:value-type="string">
            <text:p>POS_NUM</text:p>
          </table:table-cell>
          <table:table-cell table:formula="of:=IF([.C305]=&quot;&quot;;CONCATENATE(&quot;#&quot;;[.B305]);CONCATENATE([.B305];&quot;=&quot;;[.C305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Zm</text:p>
          </table:table-cell>
          <table:table-cell office:value-type="string" calcext:value-type="string">
            <text:p>POS_NUM</text:p>
          </table:table-cell>
          <table:table-cell table:formula="of:=IF([.C306]=&quot;&quot;;CONCATENATE(&quot;#&quot;;[.B306]);CONCATENATE([.B306];&quot;=&quot;;[.C306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Zp</text:p>
          </table:table-cell>
          <table:table-cell office:value-type="string" calcext:value-type="string">
            <text:p>POS_NUM</text:p>
          </table:table-cell>
          <table:table-cell table:formula="of:=IF([.C307]=&quot;&quot;;CONCATENATE(&quot;#&quot;;[.B307]);CONCATENATE([.B307];&quot;=&quot;;[.C307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Zu</text:p>
          </table:table-cell>
          <table:table-cell office:value-type="string" calcext:value-type="string">
            <text:p>POS_NUM</text:p>
          </table:table-cell>
          <table:table-cell table:formula="of:=IF([.C308]=&quot;&quot;;CONCATENATE(&quot;#&quot;;[.B308]);CONCATENATE([.B308];&quot;=&quot;;[.C308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/>
          <table:table-cell table:formula="of:=IF([.C309]=&quot;&quot;;CONCATENATE(&quot;#&quot;;[.B309]);CONCATENATE([.B309];&quot;=&quot;;[.C30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Date (1 digit)</text:p>
          </table:table-cell>
          <table:table-cell/>
          <table:table-cell table:formula="of:=IF([.C310]=&quot;&quot;;CONCATENATE(&quot;#&quot;;[.B310]);CONCATENATE([.B310];&quot;=&quot;;[.C310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W</text:p>
          </table:table-cell>
          <table:table-cell office:value-type="string" calcext:value-type="string">
            <text:p>POS_X</text:p>
          </table:table-cell>
          <table:table-cell table:formula="of:=IF([.C311]=&quot;&quot;;CONCATENATE(&quot;#&quot;;[.B311]);CONCATENATE([.B311];&quot;=&quot;;[.C311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/>
          <table:table-cell table:formula="of:=IF([.C312]=&quot;&quot;;CONCATENATE(&quot;#&quot;;[.B312]);CONCATENATE([.B312];&quot;=&quot;;[.C31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Interjection (1 digit)</text:p>
          </table:table-cell>
          <table:table-cell/>
          <table:table-cell table:formula="of:=IF([.C313]=&quot;&quot;;CONCATENATE(&quot;#&quot;;[.B313]);CONCATENATE([.B313];&quot;=&quot;;[.C313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I</text:p>
          </table:table-cell>
          <table:table-cell office:value-type="string" calcext:value-type="string">
            <text:p>POS_INTJ</text:p>
          </table:table-cell>
          <table:table-cell table:formula="of:=IF([.C314]=&quot;&quot;;CONCATENATE(&quot;#&quot;;[.B314]);CONCATENATE([.B314];&quot;=&quot;;[.C314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/>
          <table:table-cell table:formula="of:=IF([.C315]=&quot;&quot;;CONCATENATE(&quot;#&quot;;[.B315]);CONCATENATE([.B315];&quot;=&quot;;[.C31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Punctuation (1 string per type)</text:p>
          </table:table-cell>
          <table:table-cell/>
          <table:table-cell table:formula="of:=IF([.C316]=&quot;&quot;;CONCATENATE(&quot;#&quot;;[.B316]);CONCATENATE([.B316];&quot;=&quot;;[.C316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POS_PUNCT</text:p>
          </table:table-cell>
          <table:table-cell table:formula="of:=IF([.C317]=&quot;&quot;;CONCATENATE(&quot;#&quot;;[.B317]);CONCATENATE([.B317];&quot;=&quot;;[.C317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c</text:p>
          </table:table-cell>
          <table:table-cell table:style-name="ce6" office:value-type="string" calcext:value-type="string">
            <text:p>POS_PUNCT</text:p>
          </table:table-cell>
          <table:table-cell table:formula="of:=IF([.C318]=&quot;&quot;;CONCATENATE(&quot;#&quot;;[.B318]);CONCATENATE([.B318];&quot;=&quot;;[.C318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t</text:p>
          </table:table-cell>
          <table:table-cell table:style-name="ce6" office:value-type="string" calcext:value-type="string">
            <text:p>POS_PUNCT</text:p>
          </table:table-cell>
          <table:table-cell table:formula="of:=IF([.C319]=&quot;&quot;;CONCATENATE(&quot;#&quot;;[.B319]);CONCATENATE([.B319];&quot;=&quot;;[.C319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</text:p>
          </table:table-cell>
          <table:table-cell table:style-name="ce6" office:value-type="string" calcext:value-type="string">
            <text:p>POS_PUNCT</text:p>
          </table:table-cell>
          <table:table-cell table:formula="of:=IF([.C320]=&quot;&quot;;CONCATENATE(&quot;#&quot;;[.B320]);CONCATENATE([.B320];&quot;=&quot;;[.C320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s</text:p>
          </table:table-cell>
          <table:table-cell table:style-name="ce6" office:value-type="string" calcext:value-type="string">
            <text:p>POS_PUNCT</text:p>
          </table:table-cell>
          <table:table-cell table:formula="of:=IF([.C321]=&quot;&quot;;CONCATENATE(&quot;#&quot;;[.B321]);CONCATENATE([.B321];&quot;=&quot;;[.C321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at</text:p>
          </table:table-cell>
          <table:table-cell table:style-name="ce6" office:value-type="string" calcext:value-type="string">
            <text:p>POS_PUNCT</text:p>
          </table:table-cell>
          <table:table-cell table:formula="of:=IF([.C322]=&quot;&quot;;CONCATENATE(&quot;#&quot;;[.B322]);CONCATENATE([.B322];&quot;=&quot;;[.C322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aa</text:p>
          </table:table-cell>
          <table:table-cell table:style-name="ce6" office:value-type="string" calcext:value-type="string">
            <text:p>POS_PUNCT</text:p>
          </table:table-cell>
          <table:table-cell table:formula="of:=IF([.C323]=&quot;&quot;;CONCATENATE(&quot;#&quot;;[.B323]);CONCATENATE([.B323];&quot;=&quot;;[.C323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g</text:p>
          </table:table-cell>
          <table:table-cell table:style-name="ce6" office:value-type="string" calcext:value-type="string">
            <text:p>POS_PUNCT</text:p>
          </table:table-cell>
          <table:table-cell table:formula="of:=IF([.C324]=&quot;&quot;;CONCATENATE(&quot;#&quot;;[.B324]);CONCATENATE([.B324];&quot;=&quot;;[.C324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z</text:p>
          </table:table-cell>
          <table:table-cell table:style-name="ce6" office:value-type="string" calcext:value-type="string">
            <text:p>POS_PUNCT</text:p>
          </table:table-cell>
          <table:table-cell table:formula="of:=IF([.C325]=&quot;&quot;;CONCATENATE(&quot;#&quot;;[.B325]);CONCATENATE([.B325];&quot;=&quot;;[.C325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pt</text:p>
          </table:table-cell>
          <table:table-cell table:style-name="ce6" office:value-type="string" calcext:value-type="string">
            <text:p>POS_PUNCT</text:p>
          </table:table-cell>
          <table:table-cell table:formula="of:=IF([.C326]=&quot;&quot;;CONCATENATE(&quot;#&quot;;[.B326]);CONCATENATE([.B326];&quot;=&quot;;[.C326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pa</text:p>
          </table:table-cell>
          <table:table-cell table:style-name="ce6" office:value-type="string" calcext:value-type="string">
            <text:p>POS_PUNCT</text:p>
          </table:table-cell>
          <table:table-cell table:formula="of:=IF([.C327]=&quot;&quot;;CONCATENATE(&quot;#&quot;;[.B327]);CONCATENATE([.B327];&quot;=&quot;;[.C327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POS_PUNCT</text:p>
          </table:table-cell>
          <table:table-cell table:formula="of:=IF([.C328]=&quot;&quot;;CONCATENATE(&quot;#&quot;;[.B328]);CONCATENATE([.B328];&quot;=&quot;;[.C328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POS_PUNCT</text:p>
          </table:table-cell>
          <table:table-cell table:formula="of:=IF([.C329]=&quot;&quot;;CONCATENATE(&quot;#&quot;;[.B329]);CONCATENATE([.B329];&quot;=&quot;;[.C329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it</text:p>
          </table:table-cell>
          <table:table-cell table:style-name="ce6" office:value-type="string" calcext:value-type="string">
            <text:p>POS_PUNCT</text:p>
          </table:table-cell>
          <table:table-cell table:formula="of:=IF([.C330]=&quot;&quot;;CONCATENATE(&quot;#&quot;;[.B330]);CONCATENATE([.B330];&quot;=&quot;;[.C330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ia</text:p>
          </table:table-cell>
          <table:table-cell table:style-name="ce6" office:value-type="string" calcext:value-type="string">
            <text:p>POS_PUNCT</text:p>
          </table:table-cell>
          <table:table-cell table:formula="of:=IF([.C331]=&quot;&quot;;CONCATENATE(&quot;#&quot;;[.B331]);CONCATENATE([.B331];&quot;=&quot;;[.C331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POS_PUNCT</text:p>
          </table:table-cell>
          <table:table-cell table:formula="of:=IF([.C332]=&quot;&quot;;CONCATENATE(&quot;#&quot;;[.B332]);CONCATENATE([.B332];&quot;=&quot;;[.C332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rc</text:p>
          </table:table-cell>
          <table:table-cell table:style-name="ce6" office:value-type="string" calcext:value-type="string">
            <text:p>POS_PUNCT</text:p>
          </table:table-cell>
          <table:table-cell table:formula="of:=IF([.C333]=&quot;&quot;;CONCATENATE(&quot;#&quot;;[.B333]);CONCATENATE([.B333];&quot;=&quot;;[.C333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POS_PUNCT</text:p>
          </table:table-cell>
          <table:table-cell table:formula="of:=IF([.C334]=&quot;&quot;;CONCATENATE(&quot;#&quot;;[.B334]);CONCATENATE([.B334];&quot;=&quot;;[.C334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x</text:p>
          </table:table-cell>
          <table:table-cell table:style-name="ce6" office:value-type="string" calcext:value-type="string">
            <text:p>POS_PUNCT</text:p>
          </table:table-cell>
          <table:table-cell table:formula="of:=IF([.C335]=&quot;&quot;;CONCATENATE(&quot;#&quot;;[.B335]);CONCATENATE([.B335];&quot;=&quot;;[.C335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POS_PUNCT</text:p>
          </table:table-cell>
          <table:table-cell table:formula="of:=IF([.C336]=&quot;&quot;;CONCATENATE(&quot;#&quot;;[.B336]);CONCATENATE([.B336];&quot;=&quot;;[.C336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ct</text:p>
          </table:table-cell>
          <table:table-cell table:style-name="ce6" office:value-type="string" calcext:value-type="string">
            <text:p>POS_PUNCT</text:p>
          </table:table-cell>
          <table:table-cell table:formula="of:=IF([.C337]=&quot;&quot;;CONCATENATE(&quot;#&quot;;[.B337]);CONCATENATE([.B337];&quot;=&quot;;[.C337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ca</text:p>
          </table:table-cell>
          <table:table-cell table:style-name="ce6" office:value-type="string" calcext:value-type="string">
            <text:p>POS_PUNCT</text:p>
          </table:table-cell>
          <table:table-cell table:formula="of:=IF([.C338]=&quot;&quot;;CONCATENATE(&quot;#&quot;;[.B338]);CONCATENATE([.B338];&quot;=&quot;;[.C338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39]=&quot;&quot;;CONCATENATE(&quot;#&quot;;[.B339]);CONCATENATE([.B339];&quot;=&quot;;[.C33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0]=&quot;&quot;;CONCATENATE(&quot;#&quot;;[.B340]);CONCATENATE([.B340];&quot;=&quot;;[.C34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h (en)</text:p>
          </table:table-cell>
          <table:table-cell table:number-columns-repeated="2"/>
          <table:table-cell table:formula="of:=IF([.C341]=&quot;&quot;;CONCATENATE(&quot;#&quot;;[.B341]);CONCATENATE([.B341];&quot;=&quot;;[.C34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342]=&quot;&quot;;CONCATENATE(&quot;#&quot;;[.B342]);CONCATENATE([.B342];&quot;=&quot;;[.C342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343]=&quot;&quot;;CONCATENATE(&quot;#&quot;;[.B343]);CONCATENATE([.B343];&quot;=&quot;;[.C343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344]=&quot;&quot;;CONCATENATE(&quot;#&quot;;[.B344]);CONCATENATE([.B344];&quot;=&quot;;[.C344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345]=&quot;&quot;;CONCATENATE(&quot;#&quot;;[.B345]);CONCATENATE([.B345];&quot;=&quot;;[.C345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346]=&quot;&quot;;CONCATENATE(&quot;#&quot;;[.B346]);CONCATENATE([.B346];&quot;=&quot;;[.C346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47]=&quot;&quot;;CONCATENATE(&quot;#&quot;;[.B347]);CONCATENATE([.B347];&quot;=&quot;;[.C34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348]=&quot;&quot;;CONCATENATE(&quot;#&quot;;[.B348]);CONCATENATE([.B348];&quot;=&quot;;[.C348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349]=&quot;&quot;;CONCATENATE(&quot;#&quot;;[.B349]);CONCATENATE([.B349];&quot;=&quot;;[.C349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0]=&quot;&quot;;CONCATENATE(&quot;#&quot;;[.B350]);CONCATENATE([.B350];&quot;=&quot;;[.C35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351]=&quot;&quot;;CONCATENATE(&quot;#&quot;;[.B351]);CONCATENATE([.B351];&quot;=&quot;;[.C351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352]=&quot;&quot;;CONCATENATE(&quot;#&quot;;[.B352]);CONCATENATE([.B352];&quot;=&quot;;[.C352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3]=&quot;&quot;;CONCATENATE(&quot;#&quot;;[.B353]);CONCATENATE([.B353];&quot;=&quot;;[.C35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fixed)</text:p>
          </table:table-cell>
          <table:table-cell/>
          <table:table-cell table:formula="of:=IF([.C354]=&quot;&quot;;CONCATENATE(&quot;#&quot;;[.B354]);CONCATENATE([.B354];&quot;=&quot;;[.C354]))" office:value-type="string" office:string-value="#Adjective (fixed)" calcext:value-type="string">
            <text:p>#Adjective (fix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J</text:p>
          </table:table-cell>
          <table:table-cell table:style-name="ce1" office:value-type="string" calcext:value-type="string">
            <text:p>POS_ADJ</text:p>
          </table:table-cell>
          <table:table-cell table:formula="of:=IF([.C355]=&quot;&quot;;CONCATENATE(&quot;#&quot;;[.B355]);CONCATENATE([.B355];&quot;=&quot;;[.C355]))" office:value-type="string" office:string-value="JJ=POS_ADJ" calcext:value-type="string">
            <text:p>JJ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JR</text:p>
          </table:table-cell>
          <table:table-cell table:style-name="ce1" office:value-type="string" calcext:value-type="string">
            <text:p>POS_ADJ</text:p>
          </table:table-cell>
          <table:table-cell table:formula="of:=IF([.C356]=&quot;&quot;;CONCATENATE(&quot;#&quot;;[.B356]);CONCATENATE([.B356];&quot;=&quot;;[.C356]))" office:value-type="string" office:string-value="JJR=POS_ADJ" calcext:value-type="string">
            <text:p>JJR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JS</text:p>
          </table:table-cell>
          <table:table-cell table:style-name="ce1" office:value-type="string" calcext:value-type="string">
            <text:p>POS_ADJ</text:p>
          </table:table-cell>
          <table:table-cell table:formula="of:=IF([.C357]=&quot;&quot;;CONCATENATE(&quot;#&quot;;[.B357]);CONCATENATE([.B357];&quot;=&quot;;[.C357]))" office:value-type="string" office:string-value="JJS=POS_ADJ" calcext:value-type="string">
            <text:p>JJS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58]=&quot;&quot;;CONCATENATE(&quot;#&quot;;[.B358]);CONCATENATE([.B358];&quot;=&quot;;[.C35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fixed)</text:p>
          </table:table-cell>
          <table:table-cell/>
          <table:table-cell table:formula="of:=IF([.C359]=&quot;&quot;;CONCATENATE(&quot;#&quot;;[.B359]);CONCATENATE([.B359];&quot;=&quot;;[.C359]))" office:value-type="string" office:string-value="#Adposition (fixed)" calcext:value-type="string">
            <text:p>#Adposition (fix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OS</text:p>
          </table:table-cell>
          <table:table-cell table:style-name="ce1" office:value-type="string" calcext:value-type="string">
            <text:p>POS_PART</text:p>
          </table:table-cell>
          <table:table-cell table:formula="of:=IF([.C360]=&quot;&quot;;CONCATENATE(&quot;#&quot;;[.B360]);CONCATENATE([.B360];&quot;=&quot;;[.C360]))" office:value-type="string" office:string-value="POS=POS_PART" calcext:value-type="string">
            <text:p>POS=POS_PAR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</text:p>
          </table:table-cell>
          <table:table-cell table:style-name="ce1" office:value-type="string" calcext:value-type="string">
            <text:p>POS_ADP</text:p>
          </table:table-cell>
          <table:table-cell table:formula="of:=IF([.C361]=&quot;&quot;;CONCATENATE(&quot;#&quot;;[.B361]);CONCATENATE([.B361];&quot;=&quot;;[.C361]))" office:value-type="string" office:string-value="IN=POS_ADP" calcext:value-type="string">
            <text:p>IN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2]=&quot;&quot;;CONCATENATE(&quot;#&quot;;[.B362]);CONCATENATE([.B362];&quot;=&quot;;[.C36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fixed)</text:p>
          </table:table-cell>
          <table:table-cell/>
          <table:table-cell table:formula="of:=IF([.C363]=&quot;&quot;;CONCATENATE(&quot;#&quot;;[.B363]);CONCATENATE([.B363];&quot;=&quot;;[.C363]))" office:value-type="string" office:string-value="#Adverb (fixed)" calcext:value-type="string">
            <text:p>#Adverb (fix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B</text:p>
          </table:table-cell>
          <table:table-cell table:style-name="ce1" office:value-type="string" calcext:value-type="string">
            <text:p>POS_ADV</text:p>
          </table:table-cell>
          <table:table-cell table:formula="of:=IF([.C364]=&quot;&quot;;CONCATENATE(&quot;#&quot;;[.B364]);CONCATENATE([.B364];&quot;=&quot;;[.C364]))" office:value-type="string" office:string-value="RB=POS_ADV" calcext:value-type="string">
            <text:p>RB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BR</text:p>
          </table:table-cell>
          <table:table-cell table:style-name="ce1" office:value-type="string" calcext:value-type="string">
            <text:p>POS_ADV</text:p>
          </table:table-cell>
          <table:table-cell table:formula="of:=IF([.C365]=&quot;&quot;;CONCATENATE(&quot;#&quot;;[.B365]);CONCATENATE([.B365];&quot;=&quot;;[.C365]))" office:value-type="string" office:string-value="RBR=POS_ADV" calcext:value-type="string">
            <text:p>RBR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BS</text:p>
          </table:table-cell>
          <table:table-cell table:style-name="ce1" office:value-type="string" calcext:value-type="string">
            <text:p>POS_ADV</text:p>
          </table:table-cell>
          <table:table-cell table:formula="of:=IF([.C366]=&quot;&quot;;CONCATENATE(&quot;#&quot;;[.B366]);CONCATENATE([.B366];&quot;=&quot;;[.C366]))" office:value-type="string" office:string-value="RBS=POS_ADV" calcext:value-type="string">
            <text:p>RBS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RB</text:p>
          </table:table-cell>
          <table:table-cell table:style-name="ce1" office:value-type="string" calcext:value-type="string">
            <text:p>POS_ADV</text:p>
          </table:table-cell>
          <table:table-cell table:formula="of:=IF([.C367]=&quot;&quot;;CONCATENATE(&quot;#&quot;;[.B367]);CONCATENATE([.B367];&quot;=&quot;;[.C367]))" office:value-type="string" office:string-value="WRB=POS_ADV" calcext:value-type="string">
            <text:p>WRB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=&quot;&quot;;CONCATENATE(&quot;#&quot;;[.B368]);CONCATENATE([.B368];&quot;=&quot;;[.C36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fixed)</text:p>
          </table:table-cell>
          <table:table-cell/>
          <table:table-cell table:formula="of:=IF([.C369]=&quot;&quot;;CONCATENATE(&quot;#&quot;;[.B369]);CONCATENATE([.B369];&quot;=&quot;;[.C369]))" office:value-type="string" office:string-value="#Conjunction (fixed)" calcext:value-type="string">
            <text:p>#Conjunction (fix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370]=&quot;&quot;;CONCATENATE(&quot;#&quot;;[.B370]);CONCATENATE([.B370];&quot;=&quot;;[.C370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=&quot;&quot;;CONCATENATE(&quot;#&quot;;[.B371]);CONCATENATE([.B371];&quot;=&quot;;[.C37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terminer (fixed)</text:p>
          </table:table-cell>
          <table:table-cell/>
          <table:table-cell table:formula="of:=IF([.C372]=&quot;&quot;;CONCATENATE(&quot;#&quot;;[.B372]);CONCATENATE([.B372];&quot;=&quot;;[.C372]))" office:value-type="string" office:string-value="#Determiner (fixed)" calcext:value-type="string">
            <text:p>#Determiner (fix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T</text:p>
          </table:table-cell>
          <table:table-cell table:style-name="ce1" office:value-type="string" calcext:value-type="string">
            <text:p>POS_DET</text:p>
          </table:table-cell>
          <table:table-cell table:formula="of:=IF([.C373]=&quot;&quot;;CONCATENATE(&quot;#&quot;;[.B373]);CONCATENATE([.B373];&quot;=&quot;;[.C373]))" office:value-type="string" office:string-value="DT=POS_DET" calcext:value-type="string">
            <text:p>DT=POS_D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DT</text:p>
          </table:table-cell>
          <table:table-cell table:style-name="ce1" office:value-type="string" calcext:value-type="string">
            <text:p>POS_DET</text:p>
          </table:table-cell>
          <table:table-cell table:formula="of:=IF([.C374]=&quot;&quot;;CONCATENATE(&quot;#&quot;;[.B374]);CONCATENATE([.B374];&quot;=&quot;;[.C374]))" office:value-type="string" office:string-value="WDT=POS_DET" calcext:value-type="string">
            <text:p>WDT=POS_D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DT</text:p>
          </table:table-cell>
          <table:table-cell table:style-name="ce1" office:value-type="string" calcext:value-type="string">
            <text:p>POS_DET</text:p>
          </table:table-cell>
          <table:table-cell table:formula="of:=IF([.C375]=&quot;&quot;;CONCATENATE(&quot;#&quot;;[.B375]);CONCATENATE([.B375];&quot;=&quot;;[.C375]))" office:value-type="string" office:string-value="PDT=POS_DET" calcext:value-type="string">
            <text:p>PDT=POS_DE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6]=&quot;&quot;;CONCATENATE(&quot;#&quot;;[.B376]);CONCATENATE([.B376];&quot;=&quot;;[.C37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fixed)</text:p>
          </table:table-cell>
          <table:table-cell/>
          <table:table-cell table:formula="of:=IF([.C377]=&quot;&quot;;CONCATENATE(&quot;#&quot;;[.B377]);CONCATENATE([.B377];&quot;=&quot;;[.C377]))" office:value-type="string" office:string-value="#Interjection (fixed)" calcext:value-type="string">
            <text:p>#Interjection (fix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UH</text:p>
          </table:table-cell>
          <table:table-cell table:style-name="ce1" office:value-type="string" calcext:value-type="string">
            <text:p>POS_INTJ</text:p>
          </table:table-cell>
          <table:table-cell table:formula="of:=IF([.C378]=&quot;&quot;;CONCATENATE(&quot;#&quot;;[.B378]);CONCATENATE([.B378];&quot;=&quot;;[.C378]))" office:value-type="string" office:string-value="UH=POS_INTJ" calcext:value-type="string">
            <text:p>UH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9]=&quot;&quot;;CONCATENATE(&quot;#&quot;;[.B379]);CONCATENATE([.B379];&quot;=&quot;;[.C37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fixed)</text:p>
          </table:table-cell>
          <table:table-cell/>
          <table:table-cell table:formula="of:=IF([.C380]=&quot;&quot;;CONCATENATE(&quot;#&quot;;[.B380]);CONCATENATE([.B380];&quot;=&quot;;[.C380]))" office:value-type="string" office:string-value="#Noun (fixed)" calcext:value-type="string">
            <text:p>#Noun (fixed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NS</text:p>
          </table:table-cell>
          <table:table-cell table:style-name="ce4" office:value-type="string" calcext:value-type="string">
            <text:p>POS_NOUN</text:p>
          </table:table-cell>
          <table:table-cell table:formula="of:=IF([.C381]=&quot;&quot;;CONCATENATE(&quot;#&quot;;[.B381]);CONCATENATE([.B381];&quot;=&quot;;[.C381]))" office:value-type="string" office:string-value="NNS=POS_NOUN" calcext:value-type="string">
            <text:p>NNS=POS_NOU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N</text:p>
          </table:table-cell>
          <table:table-cell table:style-name="ce4" office:value-type="string" calcext:value-type="string">
            <text:p>POS_NOUN</text:p>
          </table:table-cell>
          <table:table-cell table:formula="of:=IF([.C382]=&quot;&quot;;CONCATENATE(&quot;#&quot;;[.B382]);CONCATENATE([.B382];&quot;=&quot;;[.C382]))" office:value-type="string" office:string-value="NN=POS_NOUN" calcext:value-type="string">
            <text:p>NN=POS_NOU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NP</text:p>
          </table:table-cell>
          <table:table-cell table:style-name="ce4" office:value-type="string" calcext:value-type="string">
            <text:p>POS_PROPN</text:p>
          </table:table-cell>
          <table:table-cell table:formula="of:=IF([.C383]=&quot;&quot;;CONCATENATE(&quot;#&quot;;[.B383]);CONCATENATE([.B383];&quot;=&quot;;[.C383]))" office:value-type="string" office:string-value="NNP=POS_PROPN" calcext:value-type="string">
            <text:p>NNP=POS_PROP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P00000</text:p>
          </table:table-cell>
          <table:table-cell table:style-name="ce4" office:value-type="string" calcext:value-type="string">
            <text:p>POS_PROPN</text:p>
          </table:table-cell>
          <table:table-cell table:formula="of:=IF([.C384]=&quot;&quot;;CONCATENATE(&quot;#&quot;;[.B384]);CONCATENATE([.B384];&quot;=&quot;;[.C384]))" office:value-type="string" office:string-value="NP00000=POS_PROPN" calcext:value-type="string">
            <text:p>NP00000=POS_PROP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P</text:p>
          </table:table-cell>
          <table:table-cell table:style-name="ce4" office:value-type="string" calcext:value-type="string">
            <text:p>POS_PROPN</text:p>
          </table:table-cell>
          <table:table-cell table:formula="of:=IF([.C385]=&quot;&quot;;CONCATENATE(&quot;#&quot;;[.B385]);CONCATENATE([.B385];&quot;=&quot;;[.C385]))" office:value-type="string" office:string-value="NP=POS_PROPN" calcext:value-type="string">
            <text:p>NP=POS_PROP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P00G00</text:p>
          </table:table-cell>
          <table:table-cell table:style-name="ce4" office:value-type="string" calcext:value-type="string">
            <text:p>POS_PROPN</text:p>
          </table:table-cell>
          <table:table-cell table:formula="of:=IF([.C386]=&quot;&quot;;CONCATENATE(&quot;#&quot;;[.B386]);CONCATENATE([.B386];&quot;=&quot;;[.C386]))" office:value-type="string" office:string-value="NP00G00=POS_PROPN" calcext:value-type="string">
            <text:p>NP00G00=POS_PROP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P00O00</text:p>
          </table:table-cell>
          <table:table-cell table:style-name="ce4" office:value-type="string" calcext:value-type="string">
            <text:p>POS_PROPN</text:p>
          </table:table-cell>
          <table:table-cell table:formula="of:=IF([.C387]=&quot;&quot;;CONCATENATE(&quot;#&quot;;[.B387]);CONCATENATE([.B387];&quot;=&quot;;[.C387]))" office:value-type="string" office:string-value="NP00O00=POS_PROPN" calcext:value-type="string">
            <text:p>NP00O00=POS_PROP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P00V00</text:p>
          </table:table-cell>
          <table:table-cell table:style-name="ce4" office:value-type="string" calcext:value-type="string">
            <text:p>POS_PROPN</text:p>
          </table:table-cell>
          <table:table-cell table:formula="of:=IF([.C388]=&quot;&quot;;CONCATENATE(&quot;#&quot;;[.B388]);CONCATENATE([.B388];&quot;=&quot;;[.C388]))" office:value-type="string" office:string-value="NP00V00=POS_PROPN" calcext:value-type="string">
            <text:p>NP00V00=POS_PROP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P00SP0</text:p>
          </table:table-cell>
          <table:table-cell table:style-name="ce4" office:value-type="string" calcext:value-type="string">
            <text:p>POS_PROPN</text:p>
          </table:table-cell>
          <table:table-cell table:formula="of:=IF([.C389]=&quot;&quot;;CONCATENATE(&quot;#&quot;;[.B389]);CONCATENATE([.B389];&quot;=&quot;;[.C389]))" office:value-type="string" office:string-value="NP00SP0=POS_PROPN" calcext:value-type="string">
            <text:p>NP00SP0=POS_PROP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NPS</text:p>
          </table:table-cell>
          <table:table-cell table:style-name="ce4" office:value-type="string" calcext:value-type="string">
            <text:p>POS_PROPN</text:p>
          </table:table-cell>
          <table:table-cell table:formula="of:=IF([.C390]=&quot;&quot;;CONCATENATE(&quot;#&quot;;[.B390]);CONCATENATE([.B390];&quot;=&quot;;[.C390]))" office:value-type="string" office:string-value="NNPS=POS_PROPN" calcext:value-type="string">
            <text:p>NNPS=POS_PROP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91]=&quot;&quot;;CONCATENATE(&quot;#&quot;;[.B391]);CONCATENATE([.B391];&quot;=&quot;;[.C39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rticle (fixed)</text:p>
          </table:table-cell>
          <table:table-cell/>
          <table:table-cell table:formula="of:=IF([.C392]=&quot;&quot;;CONCATENATE(&quot;#&quot;;[.B392]);CONCATENATE([.B392];&quot;=&quot;;[.C392]))" office:value-type="string" office:string-value="#Particle (fixed)" calcext:value-type="string">
            <text:p>#Particle (fix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P</text:p>
          </table:table-cell>
          <table:table-cell table:style-name="ce1" office:value-type="string" calcext:value-type="string">
            <text:p>POS_PART</text:p>
          </table:table-cell>
          <table:table-cell table:formula="of:=IF([.C393]=&quot;&quot;;CONCATENATE(&quot;#&quot;;[.B393]);CONCATENATE([.B393];&quot;=&quot;;[.C393]))" office:value-type="string" office:string-value="RP=POS_PART" calcext:value-type="string">
            <text:p>RP=POS_PART</text:p>
          </table:table-cell>
          <table:table-cell table:style-name="ce1" office:value-type="string" calcext:value-type="string">
            <text:p>CHECK CORPU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O</text:p>
          </table:table-cell>
          <table:table-cell table:style-name="ce1" office:value-type="string" calcext:value-type="string">
            <text:p>POS_ADP</text:p>
          </table:table-cell>
          <table:table-cell table:formula="of:=IF([.C394]=&quot;&quot;;CONCATENATE(&quot;#&quot;;[.B394]);CONCATENATE([.B394];&quot;=&quot;;[.C394]))" office:value-type="string" office:string-value="TO=POS_ADP" calcext:value-type="string">
            <text:p>TO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95]=&quot;&quot;;CONCATENATE(&quot;#&quot;;[.B395]);CONCATENATE([.B395];&quot;=&quot;;[.C39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fixed)</text:p>
          </table:table-cell>
          <table:table-cell/>
          <table:table-cell table:formula="of:=IF([.C396]=&quot;&quot;;CONCATENATE(&quot;#&quot;;[.B396]);CONCATENATE([.B396];&quot;=&quot;;[.C396]))" office:value-type="string" office:string-value="#Pronoun (fixed)" calcext:value-type="string">
            <text:p>#Pronoun (fixed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POS_PRON</text:p>
          </table:table-cell>
          <table:table-cell table:formula="of:=IF([.C397]=&quot;&quot;;CONCATENATE(&quot;#&quot;;[.B397]);CONCATENATE([.B397];&quot;=&quot;;[.C397]))" office:value-type="string" office:string-value="EX=POS_PRON" calcext:value-type="string">
            <text:p>EX=POS_PRO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WP</text:p>
          </table:table-cell>
          <table:table-cell table:style-name="ce4" office:value-type="string" calcext:value-type="string">
            <text:p>POS_PRON</text:p>
          </table:table-cell>
          <table:table-cell table:formula="of:=IF([.C398]=&quot;&quot;;CONCATENATE(&quot;#&quot;;[.B398]);CONCATENATE([.B398];&quot;=&quot;;[.C398]))" office:value-type="string" office:string-value="WP=POS_PRON" calcext:value-type="string">
            <text:p>WP=POS_PRO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PRP</text:p>
          </table:table-cell>
          <table:table-cell table:style-name="ce4" office:value-type="string" calcext:value-type="string">
            <text:p>POS_PRON</text:p>
          </table:table-cell>
          <table:table-cell table:formula="of:=IF([.C399]=&quot;&quot;;CONCATENATE(&quot;#&quot;;[.B399]);CONCATENATE([.B399];&quot;=&quot;;[.C399]))" office:value-type="string" office:string-value="PRP=POS_PRON" calcext:value-type="string">
            <text:p>PRP=POS_PRO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PRP$</text:p>
          </table:table-cell>
          <table:table-cell table:style-name="ce4" office:value-type="string" calcext:value-type="string">
            <text:p>POS_PRON</text:p>
          </table:table-cell>
          <table:table-cell table:formula="of:=IF([.C400]=&quot;&quot;;CONCATENATE(&quot;#&quot;;[.B400]);CONCATENATE([.B400];&quot;=&quot;;[.C400]))" office:value-type="string" office:string-value="PRP$=POS_PRON" calcext:value-type="string">
            <text:p>PRP$=POS_PRON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WP$</text:p>
          </table:table-cell>
          <table:table-cell table:style-name="ce4" office:value-type="string" calcext:value-type="string">
            <text:p>POS_PRON</text:p>
          </table:table-cell>
          <table:table-cell table:formula="of:=IF([.C401]=&quot;&quot;;CONCATENATE(&quot;#&quot;;[.B401]);CONCATENATE([.B401];&quot;=&quot;;[.C401]))" office:value-type="string" office:string-value="WP$=POS_PRON" calcext:value-type="string">
            <text:p>WP$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02]=&quot;&quot;;CONCATENATE(&quot;#&quot;;[.B402]);CONCATENATE([.B402];&quot;=&quot;;[.C40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403]=&quot;&quot;;CONCATENATE(&quot;#&quot;;[.B403]);CONCATENATE([.B403];&quot;=&quot;;[.C403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404]=&quot;&quot;;CONCATENATE(&quot;#&quot;;[.B404]);CONCATENATE([.B404];&quot;=&quot;;[.C404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405]=&quot;&quot;;CONCATENATE(&quot;#&quot;;[.B405]);CONCATENATE([.B405];&quot;=&quot;;[.C405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406]=&quot;&quot;;CONCATENATE(&quot;#&quot;;[.B406]);CONCATENATE([.B406];&quot;=&quot;;[.C406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407]=&quot;&quot;;CONCATENATE(&quot;#&quot;;[.B407]);CONCATENATE([.B407];&quot;=&quot;;[.C407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408]=&quot;&quot;;CONCATENATE(&quot;#&quot;;[.B408]);CONCATENATE([.B408];&quot;=&quot;;[.C408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409]=&quot;&quot;;CONCATENATE(&quot;#&quot;;[.B409]);CONCATENATE([.B409];&quot;=&quot;;[.C409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410]=&quot;&quot;;CONCATENATE(&quot;#&quot;;[.B410]);CONCATENATE([.B410];&quot;=&quot;;[.C410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411]=&quot;&quot;;CONCATENATE(&quot;#&quot;;[.B411]);CONCATENATE([.B411];&quot;=&quot;;[.C411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412]=&quot;&quot;;CONCATENATE(&quot;#&quot;;[.B412]);CONCATENATE([.B412];&quot;=&quot;;[.C412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413]=&quot;&quot;;CONCATENATE(&quot;#&quot;;[.B413]);CONCATENATE([.B413];&quot;=&quot;;[.C413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414]=&quot;&quot;;CONCATENATE(&quot;#&quot;;[.B414]);CONCATENATE([.B414];&quot;=&quot;;[.C414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415]=&quot;&quot;;CONCATENATE(&quot;#&quot;;[.B415]);CONCATENATE([.B415];&quot;=&quot;;[.C415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416]=&quot;&quot;;CONCATENATE(&quot;#&quot;;[.B416]);CONCATENATE([.B416];&quot;=&quot;;[.C416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417]=&quot;&quot;;CONCATENATE(&quot;#&quot;;[.B417]);CONCATENATE([.B417];&quot;=&quot;;[.C417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418]=&quot;&quot;;CONCATENATE(&quot;#&quot;;[.B418]);CONCATENATE([.B418];&quot;=&quot;;[.C418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419]=&quot;&quot;;CONCATENATE(&quot;#&quot;;[.B419]);CONCATENATE([.B419];&quot;=&quot;;[.C419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420]=&quot;&quot;;CONCATENATE(&quot;#&quot;;[.B420]);CONCATENATE([.B420];&quot;=&quot;;[.C420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421]=&quot;&quot;;CONCATENATE(&quot;#&quot;;[.B421]);CONCATENATE([.B421];&quot;=&quot;;[.C421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422]=&quot;&quot;;CONCATENATE(&quot;#&quot;;[.B422]);CONCATENATE([.B422];&quot;=&quot;;[.C422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423]=&quot;&quot;;CONCATENATE(&quot;#&quot;;[.B423]);CONCATENATE([.B423];&quot;=&quot;;[.C423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424]=&quot;&quot;;CONCATENATE(&quot;#&quot;;[.B424]);CONCATENATE([.B424];&quot;=&quot;;[.C424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425]=&quot;&quot;;CONCATENATE(&quot;#&quot;;[.B425]);CONCATENATE([.B425];&quot;=&quot;;[.C425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26]=&quot;&quot;;CONCATENATE(&quot;#&quot;;[.B426]);CONCATENATE([.B426];&quot;=&quot;;[.C42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fixed)</text:p>
          </table:table-cell>
          <table:table-cell/>
          <table:table-cell table:formula="of:=IF([.C427]=&quot;&quot;;CONCATENATE(&quot;#&quot;;[.B427]);CONCATENATE([.B427];&quot;=&quot;;[.C427]))" office:value-type="string" office:string-value="#Verb (fixed)" calcext:value-type="string">
            <text:p>#Verb (fixed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MD</text:p>
          </table:table-cell>
          <table:table-cell table:style-name="ce4" office:value-type="string" calcext:value-type="string">
            <text:p>POS_VERB</text:p>
          </table:table-cell>
          <table:table-cell table:formula="of:=IF([.C428]=&quot;&quot;;CONCATENATE(&quot;#&quot;;[.B428]);CONCATENATE([.B428];&quot;=&quot;;[.C428]))" office:value-type="string" office:string-value="MD=POS_VERB" calcext:value-type="string">
            <text:p>MD=POS_VERB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VBG</text:p>
          </table:table-cell>
          <table:table-cell table:style-name="ce4" office:value-type="string" calcext:value-type="string">
            <text:p>POS_VERB</text:p>
          </table:table-cell>
          <table:table-cell table:formula="of:=IF([.C429]=&quot;&quot;;CONCATENATE(&quot;#&quot;;[.B429]);CONCATENATE([.B429];&quot;=&quot;;[.C429]))" office:value-type="string" office:string-value="VBG=POS_VERB" calcext:value-type="string">
            <text:p>VBG=POS_VERB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VB</text:p>
          </table:table-cell>
          <table:table-cell table:style-name="ce4" office:value-type="string" calcext:value-type="string">
            <text:p>POS_VERB</text:p>
          </table:table-cell>
          <table:table-cell table:formula="of:=IF([.C430]=&quot;&quot;;CONCATENATE(&quot;#&quot;;[.B430]);CONCATENATE([.B430];&quot;=&quot;;[.C430]))" office:value-type="string" office:string-value="VB=POS_VERB" calcext:value-type="string">
            <text:p>VB=POS_VERB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VBN</text:p>
          </table:table-cell>
          <table:table-cell table:style-name="ce4" office:value-type="string" calcext:value-type="string">
            <text:p>POS_VERB</text:p>
          </table:table-cell>
          <table:table-cell table:formula="of:=IF([.C431]=&quot;&quot;;CONCATENATE(&quot;#&quot;;[.B431]);CONCATENATE([.B431];&quot;=&quot;;[.C431]))" office:value-type="string" office:string-value="VBN=POS_VERB" calcext:value-type="string">
            <text:p>VBN=POS_VERB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VBD</text:p>
          </table:table-cell>
          <table:table-cell table:style-name="ce4" office:value-type="string" calcext:value-type="string">
            <text:p>POS_VERB</text:p>
          </table:table-cell>
          <table:table-cell table:formula="of:=IF([.C432]=&quot;&quot;;CONCATENATE(&quot;#&quot;;[.B432]);CONCATENATE([.B432];&quot;=&quot;;[.C432]))" office:value-type="string" office:string-value="VBD=POS_VERB" calcext:value-type="string">
            <text:p>VBD=POS_VERB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VBP</text:p>
          </table:table-cell>
          <table:table-cell table:style-name="ce4" office:value-type="string" calcext:value-type="string">
            <text:p>POS_VERB</text:p>
          </table:table-cell>
          <table:table-cell table:formula="of:=IF([.C433]=&quot;&quot;;CONCATENATE(&quot;#&quot;;[.B433]);CONCATENATE([.B433];&quot;=&quot;;[.C433]))" office:value-type="string" office:string-value="VBP=POS_VERB" calcext:value-type="string">
            <text:p>VBP=POS_VERB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VBZ</text:p>
          </table:table-cell>
          <table:table-cell table:style-name="ce4" office:value-type="string" calcext:value-type="string">
            <text:p>POS_VERB</text:p>
          </table:table-cell>
          <table:table-cell table:formula="of:=IF([.C434]=&quot;&quot;;CONCATENATE(&quot;#&quot;;[.B434]);CONCATENATE([.B434];&quot;=&quot;;[.C434]))" office:value-type="string" office:string-value="VBZ=POS_VERB" calcext:value-type="string">
            <text:p>VBZ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35]=&quot;&quot;;CONCATENATE(&quot;#&quot;;[.B435]);CONCATENATE([.B435];&quot;=&quot;;[.C43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36]=&quot;&quot;;CONCATENATE(&quot;#&quot;;[.B436]);CONCATENATE([.B436];&quot;=&quot;;[.C43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anish (es)</text:p>
          </table:table-cell>
          <table:table-cell office:value-type="string" calcext:value-type="string">
            <text:p>https://talp-upc.gitbooks.io/freeling-user-manual/content/tagsets/tagset-es.html</text:p>
          </table:table-cell>
          <table:table-cell/>
          <table:table-cell table:formula="of:=IF([.C437]=&quot;&quot;;CONCATENATE(&quot;#&quot;;[.B437]);CONCATENATE([.B437];&quot;=&quot;;[.C437]))" office:value-type="string" office:string-value="#https://talp-upc.gitbooks.io/freeling-user-manual/content/tagsets/tagset-es.html" calcext:value-type="string">
            <text:p>#https://talp-upc.gitbooks.io/freeling-user-manual/content/tagsets/tagset-es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38]=&quot;&quot;;CONCATENATE(&quot;#&quot;;[.B438]);CONCATENATE([.B438];&quot;=&quot;;[.C43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4/5/6 digits)</text:p>
          </table:table-cell>
          <table:table-cell/>
          <table:table-cell table:formula="of:=IF([.C439]=&quot;&quot;;CONCATENATE(&quot;#&quot;;[.B439]);CONCATENATE([.B439];&quot;=&quot;;[.C439]))" office:value-type="string" office:string-value="#Adjective (4/5/6 digits)" calcext:value-type="string">
            <text:p>#Adjective (4/5/6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O00 / AOS00</text:p>
          </table:table-cell>
          <table:table-cell table:style-name="ce1" office:value-type="string" calcext:value-type="string">
            <text:p>POS_ADJ</text:p>
          </table:table-cell>
          <table:table-cell table:formula="of:=IF([.C440]=&quot;&quot;;CONCATENATE(&quot;#&quot;;[.B440]);CONCATENATE([.B440];&quot;=&quot;;[.C440]))" office:value-type="string" office:string-value="AO00 / AOS00=POS_ADJ" calcext:value-type="string">
            <text:p>AO00 / AOS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Q00 / AQX00</text:p>
          </table:table-cell>
          <table:table-cell table:style-name="ce1" office:value-type="string" calcext:value-type="string">
            <text:p>POS_ADJ</text:p>
          </table:table-cell>
          <table:table-cell table:formula="of:=IF([.C441]=&quot;&quot;;CONCATENATE(&quot;#&quot;;[.B441]);CONCATENATE([.B441];&quot;=&quot;;[.C441]))" office:value-type="string" office:string-value="AQ00 / AQX00=POS_ADJ" calcext:value-type="string">
            <text:p>AQ00 / AQX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P00YZ</text:p>
          </table:table-cell>
          <table:table-cell table:style-name="ce1" office:value-type="string" calcext:value-type="string">
            <text:p>POS_ADJ</text:p>
          </table:table-cell>
          <table:table-cell table:formula="of:=IF([.C442]=&quot;&quot;;CONCATENATE(&quot;#&quot;;[.B442]);CONCATENATE([.B442];&quot;=&quot;;[.C442]))" office:value-type="string" office:string-value="AP00YZ=POS_ADJ" calcext:value-type="string">
            <text:p>AP00YZ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43]=&quot;&quot;;CONCATENATE(&quot;#&quot;;[.B443]);CONCATENATE([.B443];&quot;=&quot;;[.C44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2 digits)</text:p>
          </table:table-cell>
          <table:table-cell/>
          <table:table-cell table:formula="of:=IF([.C444]=&quot;&quot;;CONCATENATE(&quot;#&quot;;[.B444]);CONCATENATE([.B444];&quot;=&quot;;[.C444]))" office:value-type="string" office:string-value="#Conjunction (2 digits)" calcext:value-type="string">
            <text:p>#Conjunc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445]=&quot;&quot;;CONCATENATE(&quot;#&quot;;[.B445]);CONCATENATE([.B445];&quot;=&quot;;[.C445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1" office:value-type="string" calcext:value-type="string">
            <text:p>POS_SCONJ</text:p>
          </table:table-cell>
          <table:table-cell table:formula="of:=IF([.C446]=&quot;&quot;;CONCATENATE(&quot;#&quot;;[.B446]);CONCATENATE([.B446];&quot;=&quot;;[.C446]))" office:value-type="string" office:string-value="CS=POS_SCONJ" calcext:value-type="string">
            <text:p>CS=POS_S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47]=&quot;&quot;;CONCATENATE(&quot;#&quot;;[.B447]);CONCATENATE([.B447];&quot;=&quot;;[.C44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terminer (5/6 digits)</text:p>
          </table:table-cell>
          <table:table-cell/>
          <table:table-cell table:formula="of:=IF([.C448]=&quot;&quot;;CONCATENATE(&quot;#&quot;;[.B448]);CONCATENATE([.B448];&quot;=&quot;;[.C448]))" office:value-type="string" office:string-value="#Determiner (5/6 digits)" calcext:value-type="string">
            <text:p>#Determiner (5/6 digits)</text:p>
          </table:table-cell>
          <table:table-cell table:style-name="ce1" office:value-type="string" calcext:value-type="string">
            <text:p>person 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000</text:p>
          </table:table-cell>
          <table:table-cell table:style-name="ce1" office:value-type="string" calcext:value-type="string">
            <text:p>POS_DET</text:p>
          </table:table-cell>
          <table:table-cell table:formula="of:=IF([.C449]=&quot;&quot;;CONCATENATE(&quot;#&quot;;[.B449]);CONCATENATE([.B449];&quot;=&quot;;[.C449]))" office:value-type="string" office:string-value="DA000=POS_DET" calcext:value-type="string">
            <text:p>DA000=POS_D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D000</text:p>
          </table:table-cell>
          <table:table-cell table:style-name="ce1" office:value-type="string" calcext:value-type="string">
            <text:p>POS_ADJ</text:p>
          </table:table-cell>
          <table:table-cell table:formula="of:=IF([.C450]=&quot;&quot;;CONCATENATE(&quot;#&quot;;[.B450]);CONCATENATE([.B450];&quot;=&quot;;[.C450]))" office:value-type="string" office:string-value="DD000=POS_ADJ" calcext:value-type="string">
            <text:p>DD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000</text:p>
          </table:table-cell>
          <table:table-cell table:style-name="ce1" office:value-type="string" calcext:value-type="string">
            <text:p>POS_ADJ</text:p>
          </table:table-cell>
          <table:table-cell table:formula="of:=IF([.C451]=&quot;&quot;;CONCATENATE(&quot;#&quot;;[.B451]);CONCATENATE([.B451];&quot;=&quot;;[.C451]))" office:value-type="string" office:string-value="DI000=POS_ADJ" calcext:value-type="string">
            <text:p>DI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P000X</text:p>
          </table:table-cell>
          <table:table-cell table:style-name="ce1" office:value-type="string" calcext:value-type="string">
            <text:p>POS_ADJ</text:p>
          </table:table-cell>
          <table:table-cell table:formula="of:=IF([.C452]=&quot;&quot;;CONCATENATE(&quot;#&quot;;[.B452]);CONCATENATE([.B452];&quot;=&quot;;[.C452]))" office:value-type="string" office:string-value="DP000X=POS_ADJ" calcext:value-type="string">
            <text:p>DP000X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T000</text:p>
          </table:table-cell>
          <table:table-cell table:style-name="ce1" office:value-type="string" calcext:value-type="string">
            <text:p>POS_ADJ</text:p>
          </table:table-cell>
          <table:table-cell table:formula="of:=IF([.C453]=&quot;&quot;;CONCATENATE(&quot;#&quot;;[.B453]);CONCATENATE([.B453];&quot;=&quot;;[.C453]))" office:value-type="string" office:string-value="DT000=POS_ADJ" calcext:value-type="string">
            <text:p>DT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000</text:p>
          </table:table-cell>
          <table:table-cell table:style-name="ce1" office:value-type="string" calcext:value-type="string">
            <text:p>POS_ADJ</text:p>
          </table:table-cell>
          <table:table-cell table:formula="of:=IF([.C454]=&quot;&quot;;CONCATENATE(&quot;#&quot;;[.B454]);CONCATENATE([.B454];&quot;=&quot;;[.C454]))" office:value-type="string" office:string-value="DE000=POS_ADJ" calcext:value-type="string">
            <text:p>DE000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55]=&quot;&quot;;CONCATENATE(&quot;#&quot;;[.B455]);CONCATENATE([.B455];&quot;=&quot;;[.C45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4/5 digits)</text:p>
          </table:table-cell>
          <table:table-cell/>
          <table:table-cell table:formula="of:=IF([.C456]=&quot;&quot;;CONCATENATE(&quot;#&quot;;[.B456]);CONCATENATE([.B456];&quot;=&quot;;[.C456]))" office:value-type="string" office:string-value="#Noun (4/5 digits)" calcext:value-type="string">
            <text:p>#Noun (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 / NC00V</text:p>
          </table:table-cell>
          <table:table-cell table:style-name="ce1" office:value-type="string" calcext:value-type="string">
            <text:p>POS_NOUN</text:p>
          </table:table-cell>
          <table:table-cell table:formula="of:=IF([.C457]=&quot;&quot;;CONCATENATE(&quot;#&quot;;[.B457]);CONCATENATE([.B457];&quot;=&quot;;[.C457]))" office:value-type="string" office:string-value="NC00 / NC00V=POS_NOUN" calcext:value-type="string">
            <text:p>NC00 / NC00V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Y</text:p>
          </table:table-cell>
          <table:table-cell table:style-name="ce1" office:value-type="string" calcext:value-type="string">
            <text:p>POS_PROPN</text:p>
          </table:table-cell>
          <table:table-cell table:formula="of:=IF([.C458]=&quot;&quot;;CONCATENATE(&quot;#&quot;;[.B458]);CONCATENATE([.B458];&quot;=&quot;;[.C458]))" office:value-type="string" office:string-value="NP00Y=POS_PROPN" calcext:value-type="string">
            <text:p>NP00Y=POS_PROP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59]=&quot;&quot;;CONCATENATE(&quot;#&quot;;[.B459]);CONCATENATE([.B459];&quot;=&quot;;[.C45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4/6/7 digits)</text:p>
          </table:table-cell>
          <table:table-cell/>
          <table:table-cell table:formula="of:=IF([.C460]=&quot;&quot;;CONCATENATE(&quot;#&quot;;[.B460]);CONCATENATE([.B460];&quot;=&quot;;[.C460]))" office:value-type="string" office:string-value="#Pronoun (4/6/7 digits)" calcext:value-type="string">
            <text:p>#Pronoun (4/6/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D00</text:p>
          </table:table-cell>
          <table:table-cell table:style-name="ce1" office:value-type="string" calcext:value-type="string">
            <text:p>POS_PRON</text:p>
          </table:table-cell>
          <table:table-cell table:formula="of:=IF([.C461]=&quot;&quot;;CONCATENATE(&quot;#&quot;;[.B461]);CONCATENATE([.B461];&quot;=&quot;;[.C461]))" office:value-type="string" office:string-value="PD00=POS_PRON" calcext:value-type="string">
            <text:p>PD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E00</text:p>
          </table:table-cell>
          <table:table-cell table:style-name="ce1" office:value-type="string" calcext:value-type="string">
            <text:p>POS_PRON</text:p>
          </table:table-cell>
          <table:table-cell table:formula="of:=IF([.C462]=&quot;&quot;;CONCATENATE(&quot;#&quot;;[.B462]);CONCATENATE([.B462];&quot;=&quot;;[.C462]))" office:value-type="string" office:string-value="PE00=POS_PRON" calcext:value-type="string">
            <text:p>PE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00</text:p>
          </table:table-cell>
          <table:table-cell table:style-name="ce1" office:value-type="string" calcext:value-type="string">
            <text:p>POS_PRON</text:p>
          </table:table-cell>
          <table:table-cell table:formula="of:=IF([.C463]=&quot;&quot;;CONCATENATE(&quot;#&quot;;[.B463]);CONCATENATE([.B463];&quot;=&quot;;[.C463]))" office:value-type="string" office:string-value="PI00=POS_PRON" calcext:value-type="string">
            <text:p>PI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PX00Y /PPX00YP</text:p>
          </table:table-cell>
          <table:table-cell table:style-name="ce1" office:value-type="string" calcext:value-type="string">
            <text:p>POS_PRON</text:p>
          </table:table-cell>
          <table:table-cell table:formula="of:=IF([.C464]=&quot;&quot;;CONCATENATE(&quot;#&quot;;[.B464]);CONCATENATE([.B464];&quot;=&quot;;[.C464]))" office:value-type="string" office:string-value="PPX00Y /PPX00YP=POS_PRON" calcext:value-type="string">
            <text:p>PPX00Y /PPX00YP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00</text:p>
          </table:table-cell>
          <table:table-cell table:style-name="ce1" office:value-type="string" calcext:value-type="string">
            <text:p>POS_PRON</text:p>
          </table:table-cell>
          <table:table-cell table:formula="of:=IF([.C465]=&quot;&quot;;CONCATENATE(&quot;#&quot;;[.B465]);CONCATENATE([.B465];&quot;=&quot;;[.C465]))" office:value-type="string" office:string-value="PR00=POS_PRON" calcext:value-type="string">
            <text:p>PR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T00</text:p>
          </table:table-cell>
          <table:table-cell table:style-name="ce1" office:value-type="string" calcext:value-type="string">
            <text:p>POS_PRON</text:p>
          </table:table-cell>
          <table:table-cell table:formula="of:=IF([.C466]=&quot;&quot;;CONCATENATE(&quot;#&quot;;[.B466]);CONCATENATE([.B466];&quot;=&quot;;[.C466]))" office:value-type="string" office:string-value="PT00=POS_PRON" calcext:value-type="string">
            <text:p>PT00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67]=&quot;&quot;;CONCATENATE(&quot;#&quot;;[.B467]);CONCATENATE([.B467];&quot;=&quot;;[.C46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2 digits)</text:p>
          </table:table-cell>
          <table:table-cell/>
          <table:table-cell table:formula="of:=IF([.C468]=&quot;&quot;;CONCATENATE(&quot;#&quot;;[.B468]);CONCATENATE([.B468];&quot;=&quot;;[.C468]))" office:value-type="string" office:string-value="#Adverb (2 digits)" calcext:value-type="string">
            <text:p>#Adverb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N</text:p>
          </table:table-cell>
          <table:table-cell table:style-name="ce1" office:value-type="string" calcext:value-type="string">
            <text:p>POS_ADV</text:p>
          </table:table-cell>
          <table:table-cell table:formula="of:=IF([.C469]=&quot;&quot;;CONCATENATE(&quot;#&quot;;[.B469]);CONCATENATE([.B469];&quot;=&quot;;[.C469]))" office:value-type="string" office:string-value="RN=POS_ADV" calcext:value-type="string">
            <text:p>RN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table:style-name="ce1" office:value-type="string" calcext:value-type="string">
            <text:p>POS_ADV</text:p>
          </table:table-cell>
          <table:table-cell table:formula="of:=IF([.C470]=&quot;&quot;;CONCATENATE(&quot;#&quot;;[.B470]);CONCATENATE([.B470];&quot;=&quot;;[.C470]))" office:value-type="string" office:string-value="RG=POS_ADV" calcext:value-type="string">
            <text:p>RG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71]=&quot;&quot;;CONCATENATE(&quot;#&quot;;[.B471]);CONCATENATE([.B471];&quot;=&quot;;[.C47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2 digits)</text:p>
          </table:table-cell>
          <table:table-cell/>
          <table:table-cell table:formula="of:=IF([.C472]=&quot;&quot;;CONCATENATE(&quot;#&quot;;[.B472]);CONCATENATE([.B472];&quot;=&quot;;[.C472]))" office:value-type="string" office:string-value="#Adposition (2 digits)" calcext:value-type="string">
            <text:p>#Adposi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table:style-name="ce1" office:value-type="string" calcext:value-type="string">
            <text:p>POS_ADP</text:p>
          </table:table-cell>
          <table:table-cell table:formula="of:=IF([.C473]=&quot;&quot;;CONCATENATE(&quot;#&quot;;[.B473]);CONCATENATE([.B473];&quot;=&quot;;[.C473]))" office:value-type="string" office:string-value="SP=POS_ADP" calcext:value-type="string">
            <text:p>SP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74]=&quot;&quot;;CONCATENATE(&quot;#&quot;;[.B474]);CONCATENATE([.B474];&quot;=&quot;;[.C47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7 digits)</text:p>
          </table:table-cell>
          <table:table-cell/>
          <table:table-cell table:formula="of:=IF([.C475]=&quot;&quot;;CONCATENATE(&quot;#&quot;;[.B475]);CONCATENATE([.B475];&quot;=&quot;;[.C475]))" office:value-type="string" office:string-value="#Verb (7 digits)" calcext:value-type="string">
            <text:p>#Verb (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M00000</text:p>
          </table:table-cell>
          <table:table-cell table:style-name="ce1" office:value-type="string" calcext:value-type="string">
            <text:p>POS_VERB</text:p>
          </table:table-cell>
          <table:table-cell table:formula="of:=IF([.C476]=&quot;&quot;;CONCATENATE(&quot;#&quot;;[.B476]);CONCATENATE([.B476];&quot;=&quot;;[.C476]))" office:value-type="string" office:string-value="VM00000=POS_VERB" calcext:value-type="string">
            <text:p>VM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A00000</text:p>
          </table:table-cell>
          <table:table-cell table:style-name="ce1" office:value-type="string" calcext:value-type="string">
            <text:p>POS_VERB</text:p>
          </table:table-cell>
          <table:table-cell table:formula="of:=IF([.C477]=&quot;&quot;;CONCATENATE(&quot;#&quot;;[.B477]);CONCATENATE([.B477];&quot;=&quot;;[.C477]))" office:value-type="string" office:string-value="VA00000=POS_VERB" calcext:value-type="string">
            <text:p>VA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S00000</text:p>
          </table:table-cell>
          <table:table-cell table:style-name="ce1" office:value-type="string" calcext:value-type="string">
            <text:p>POS_VERB</text:p>
          </table:table-cell>
          <table:table-cell table:formula="of:=IF([.C478]=&quot;&quot;;CONCATENATE(&quot;#&quot;;[.B478]);CONCATENATE([.B478];&quot;=&quot;;[.C478]))" office:value-type="string" office:string-value="VS00000=POS_VERB" calcext:value-type="string">
            <text:p>VS00000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79]=&quot;&quot;;CONCATENATE(&quot;#&quot;;[.B479]);CONCATENATE([.B479];&quot;=&quot;;[.C47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480]=&quot;&quot;;CONCATENATE(&quot;#&quot;;[.B480]);CONCATENATE([.B480];&quot;=&quot;;[.C480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481]=&quot;&quot;;CONCATENATE(&quot;#&quot;;[.B481]);CONCATENATE([.B481];&quot;=&quot;;[.C481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482]=&quot;&quot;;CONCATENATE(&quot;#&quot;;[.B482]);CONCATENATE([.B482];&quot;=&quot;;[.C482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483]=&quot;&quot;;CONCATENATE(&quot;#&quot;;[.B483]);CONCATENATE([.B483];&quot;=&quot;;[.C483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484]=&quot;&quot;;CONCATENATE(&quot;#&quot;;[.B484]);CONCATENATE([.B484];&quot;=&quot;;[.C484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85]=&quot;&quot;;CONCATENATE(&quot;#&quot;;[.B485]);CONCATENATE([.B485];&quot;=&quot;;[.C48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486]=&quot;&quot;;CONCATENATE(&quot;#&quot;;[.B486]);CONCATENATE([.B486];&quot;=&quot;;[.C486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487]=&quot;&quot;;CONCATENATE(&quot;#&quot;;[.B487]);CONCATENATE([.B487];&quot;=&quot;;[.C487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88]=&quot;&quot;;CONCATENATE(&quot;#&quot;;[.B488]);CONCATENATE([.B488];&quot;=&quot;;[.C48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489]=&quot;&quot;;CONCATENATE(&quot;#&quot;;[.B489]);CONCATENATE([.B489];&quot;=&quot;;[.C489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490]=&quot;&quot;;CONCATENATE(&quot;#&quot;;[.B490]);CONCATENATE([.B490];&quot;=&quot;;[.C490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491]=&quot;&quot;;CONCATENATE(&quot;#&quot;;[.B491]);CONCATENATE([.B491];&quot;=&quot;;[.C49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492]=&quot;&quot;;CONCATENATE(&quot;#&quot;;[.B492]);CONCATENATE([.B492];&quot;=&quot;;[.C492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493]=&quot;&quot;;CONCATENATE(&quot;#&quot;;[.B493]);CONCATENATE([.B493];&quot;=&quot;;[.C493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494]=&quot;&quot;;CONCATENATE(&quot;#&quot;;[.B494]);CONCATENATE([.B494];&quot;=&quot;;[.C494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495]=&quot;&quot;;CONCATENATE(&quot;#&quot;;[.B495]);CONCATENATE([.B495];&quot;=&quot;;[.C495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496]=&quot;&quot;;CONCATENATE(&quot;#&quot;;[.B496]);CONCATENATE([.B496];&quot;=&quot;;[.C496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497]=&quot;&quot;;CONCATENATE(&quot;#&quot;;[.B497]);CONCATENATE([.B497];&quot;=&quot;;[.C497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498]=&quot;&quot;;CONCATENATE(&quot;#&quot;;[.B498]);CONCATENATE([.B498];&quot;=&quot;;[.C498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499]=&quot;&quot;;CONCATENATE(&quot;#&quot;;[.B499]);CONCATENATE([.B499];&quot;=&quot;;[.C499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500]=&quot;&quot;;CONCATENATE(&quot;#&quot;;[.B500]);CONCATENATE([.B500];&quot;=&quot;;[.C500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501]=&quot;&quot;;CONCATENATE(&quot;#&quot;;[.B501]);CONCATENATE([.B501];&quot;=&quot;;[.C501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502]=&quot;&quot;;CONCATENATE(&quot;#&quot;;[.B502]);CONCATENATE([.B502];&quot;=&quot;;[.C502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503]=&quot;&quot;;CONCATENATE(&quot;#&quot;;[.B503]);CONCATENATE([.B503];&quot;=&quot;;[.C503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504]=&quot;&quot;;CONCATENATE(&quot;#&quot;;[.B504]);CONCATENATE([.B504];&quot;=&quot;;[.C504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505]=&quot;&quot;;CONCATENATE(&quot;#&quot;;[.B505]);CONCATENATE([.B505];&quot;=&quot;;[.C505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506]=&quot;&quot;;CONCATENATE(&quot;#&quot;;[.B506]);CONCATENATE([.B506];&quot;=&quot;;[.C506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507]=&quot;&quot;;CONCATENATE(&quot;#&quot;;[.B507]);CONCATENATE([.B507];&quot;=&quot;;[.C507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508]=&quot;&quot;;CONCATENATE(&quot;#&quot;;[.B508]);CONCATENATE([.B508];&quot;=&quot;;[.C508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509]=&quot;&quot;;CONCATENATE(&quot;#&quot;;[.B509]);CONCATENATE([.B509];&quot;=&quot;;[.C509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510]=&quot;&quot;;CONCATENATE(&quot;#&quot;;[.B510]);CONCATENATE([.B510];&quot;=&quot;;[.C510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511]=&quot;&quot;;CONCATENATE(&quot;#&quot;;[.B511]);CONCATENATE([.B511];&quot;=&quot;;[.C511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512]=&quot;&quot;;CONCATENATE(&quot;#&quot;;[.B512]);CONCATENATE([.B512];&quot;=&quot;;[.C512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513]=&quot;&quot;;CONCATENATE(&quot;#&quot;;[.B513]);CONCATENATE([.B513];&quot;=&quot;;[.C513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514]=&quot;&quot;;CONCATENATE(&quot;#&quot;;[.B514]);CONCATENATE([.B514];&quot;=&quot;;[.C514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15]=&quot;&quot;;CONCATENATE(&quot;#&quot;;[.B515]);CONCATENATE([.B515];&quot;=&quot;;[.C51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16]=&quot;&quot;;CONCATENATE(&quot;#&quot;;[.B516]);CONCATENATE([.B516];&quot;=&quot;;[.C51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nch (fr)</text:p>
          </table:table-cell>
          <table:table-cell office:value-type="string" calcext:value-type="string">
            <text:p>https://talp-upc.gitbooks.io/freeling-user-manual/content/tagsets/tagset-fr.html</text:p>
          </table:table-cell>
          <table:table-cell/>
          <table:table-cell table:formula="of:=IF([.C517]=&quot;&quot;;CONCATENATE(&quot;#&quot;;[.B517]);CONCATENATE([.B517];&quot;=&quot;;[.C517]))" office:value-type="string" office:string-value="#https://talp-upc.gitbooks.io/freeling-user-manual/content/tagsets/tagset-fr.html" calcext:value-type="string">
            <text:p>#https://talp-upc.gitbooks.io/freeling-user-manual/content/tagsets/tagset-fr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18]=&quot;&quot;;CONCATENATE(&quot;#&quot;;[.B518]);CONCATENATE([.B518];&quot;=&quot;;[.C51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4/5/6 digits)</text:p>
          </table:table-cell>
          <table:table-cell/>
          <table:table-cell table:formula="of:=IF([.C519]=&quot;&quot;;CONCATENATE(&quot;#&quot;;[.B519]);CONCATENATE([.B519];&quot;=&quot;;[.C519]))" office:value-type="string" office:string-value="#Adjective (4/5/6 digits)" calcext:value-type="string">
            <text:p>#Adjective (4/5/6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O00 / AOS00</text:p>
          </table:table-cell>
          <table:table-cell table:style-name="ce1" office:value-type="string" calcext:value-type="string">
            <text:p>POS_ADJ</text:p>
          </table:table-cell>
          <table:table-cell table:formula="of:=IF([.C520]=&quot;&quot;;CONCATENATE(&quot;#&quot;;[.B520]);CONCATENATE([.B520];&quot;=&quot;;[.C520]))" office:value-type="string" office:string-value="AO00 / AOS00=POS_ADJ" calcext:value-type="string">
            <text:p>AO00 / AOS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Q00 / AQX00</text:p>
          </table:table-cell>
          <table:table-cell table:style-name="ce1" office:value-type="string" calcext:value-type="string">
            <text:p>POS_ADJ</text:p>
          </table:table-cell>
          <table:table-cell table:formula="of:=IF([.C521]=&quot;&quot;;CONCATENATE(&quot;#&quot;;[.B521]);CONCATENATE([.B521];&quot;=&quot;;[.C521]))" office:value-type="string" office:string-value="AQ00 / AQX00=POS_ADJ" calcext:value-type="string">
            <text:p>AQ00 / AQX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P00YZ</text:p>
          </table:table-cell>
          <table:table-cell table:style-name="ce1" office:value-type="string" calcext:value-type="string">
            <text:p>POS_ADJ</text:p>
          </table:table-cell>
          <table:table-cell table:formula="of:=IF([.C522]=&quot;&quot;;CONCATENATE(&quot;#&quot;;[.B522]);CONCATENATE([.B522];&quot;=&quot;;[.C522]))" office:value-type="string" office:string-value="AP00YZ=POS_ADJ" calcext:value-type="string">
            <text:p>AP00YZ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23]=&quot;&quot;;CONCATENATE(&quot;#&quot;;[.B523]);CONCATENATE([.B523];&quot;=&quot;;[.C52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2 digits)</text:p>
          </table:table-cell>
          <table:table-cell/>
          <table:table-cell table:formula="of:=IF([.C524]=&quot;&quot;;CONCATENATE(&quot;#&quot;;[.B524]);CONCATENATE([.B524];&quot;=&quot;;[.C524]))" office:value-type="string" office:string-value="#Conjunction (2 digits)" calcext:value-type="string">
            <text:p>#Conjunc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525]=&quot;&quot;;CONCATENATE(&quot;#&quot;;[.B525]);CONCATENATE([.B525];&quot;=&quot;;[.C525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1" office:value-type="string" calcext:value-type="string">
            <text:p>POS_SCONJ</text:p>
          </table:table-cell>
          <table:table-cell table:formula="of:=IF([.C526]=&quot;&quot;;CONCATENATE(&quot;#&quot;;[.B526]);CONCATENATE([.B526];&quot;=&quot;;[.C526]))" office:value-type="string" office:string-value="CS=POS_SCONJ" calcext:value-type="string">
            <text:p>CS=POS_S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27]=&quot;&quot;;CONCATENATE(&quot;#&quot;;[.B527]);CONCATENATE([.B527];&quot;=&quot;;[.C52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terminer (5/6 digits)</text:p>
          </table:table-cell>
          <table:table-cell/>
          <table:table-cell table:formula="of:=IF([.C528]=&quot;&quot;;CONCATENATE(&quot;#&quot;;[.B528]);CONCATENATE([.B528];&quot;=&quot;;[.C528]))" office:value-type="string" office:string-value="#Determiner (5/6 digits)" calcext:value-type="string">
            <text:p>#Determiner (5/6 digits)</text:p>
          </table:table-cell>
          <table:table-cell table:style-name="ce1" office:value-type="string" calcext:value-type="string">
            <text:p>person 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000</text:p>
          </table:table-cell>
          <table:table-cell table:style-name="ce1" office:value-type="string" calcext:value-type="string">
            <text:p>POS_DET</text:p>
          </table:table-cell>
          <table:table-cell table:formula="of:=IF([.C529]=&quot;&quot;;CONCATENATE(&quot;#&quot;;[.B529]);CONCATENATE([.B529];&quot;=&quot;;[.C529]))" office:value-type="string" office:string-value="DA000=POS_DET" calcext:value-type="string">
            <text:p>DA000=POS_D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D000</text:p>
          </table:table-cell>
          <table:table-cell table:style-name="ce1" office:value-type="string" calcext:value-type="string">
            <text:p>POS_ADJ</text:p>
          </table:table-cell>
          <table:table-cell table:formula="of:=IF([.C530]=&quot;&quot;;CONCATENATE(&quot;#&quot;;[.B530]);CONCATENATE([.B530];&quot;=&quot;;[.C530]))" office:value-type="string" office:string-value="DD000=POS_ADJ" calcext:value-type="string">
            <text:p>DD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000</text:p>
          </table:table-cell>
          <table:table-cell table:style-name="ce1" office:value-type="string" calcext:value-type="string">
            <text:p>POS_ADJ</text:p>
          </table:table-cell>
          <table:table-cell table:formula="of:=IF([.C531]=&quot;&quot;;CONCATENATE(&quot;#&quot;;[.B531]);CONCATENATE([.B531];&quot;=&quot;;[.C531]))" office:value-type="string" office:string-value="DI000=POS_ADJ" calcext:value-type="string">
            <text:p>DI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000</text:p>
          </table:table-cell>
          <table:table-cell table:style-name="ce1" office:value-type="string" calcext:value-type="string">
            <text:p>POS_ADJ</text:p>
          </table:table-cell>
          <table:table-cell table:formula="of:=IF([.C532]=&quot;&quot;;CONCATENATE(&quot;#&quot;;[.B532]);CONCATENATE([.B532];&quot;=&quot;;[.C532]))" office:value-type="string" office:string-value="DE000=POS_ADJ" calcext:value-type="string">
            <text:p>DE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T000</text:p>
          </table:table-cell>
          <table:table-cell table:style-name="ce1" office:value-type="string" calcext:value-type="string">
            <text:p>POS_ADJ</text:p>
          </table:table-cell>
          <table:table-cell table:formula="of:=IF([.C533]=&quot;&quot;;CONCATENATE(&quot;#&quot;;[.B533]);CONCATENATE([.B533];&quot;=&quot;;[.C533]))" office:value-type="string" office:string-value="DT000=POS_ADJ" calcext:value-type="string">
            <text:p>DT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N000</text:p>
          </table:table-cell>
          <table:table-cell table:style-name="ce1" office:value-type="string" calcext:value-type="string">
            <text:p>POS_NUM</text:p>
          </table:table-cell>
          <table:table-cell table:formula="of:=IF([.C534]=&quot;&quot;;CONCATENATE(&quot;#&quot;;[.B534]);CONCATENATE([.B534];&quot;=&quot;;[.C534]))" office:value-type="string" office:string-value="DN000=POS_NUM" calcext:value-type="string">
            <text:p>DN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P000X</text:p>
          </table:table-cell>
          <table:table-cell table:style-name="ce1" office:value-type="string" calcext:value-type="string">
            <text:p>POS_ADJ</text:p>
          </table:table-cell>
          <table:table-cell table:formula="of:=IF([.C535]=&quot;&quot;;CONCATENATE(&quot;#&quot;;[.B535]);CONCATENATE([.B535];&quot;=&quot;;[.C535]))" office:value-type="string" office:string-value="DP000X=POS_ADJ" calcext:value-type="string">
            <text:p>DP000X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R000</text:p>
          </table:table-cell>
          <table:table-cell table:style-name="ce1" office:value-type="string" calcext:value-type="string">
            <text:p>POS_ADJ</text:p>
          </table:table-cell>
          <table:table-cell table:formula="of:=IF([.C536]=&quot;&quot;;CONCATENATE(&quot;#&quot;;[.B536]);CONCATENATE([.B536];&quot;=&quot;;[.C536]))" office:value-type="string" office:string-value="DR000=POS_ADJ" calcext:value-type="string">
            <text:p>DR000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37]=&quot;&quot;;CONCATENATE(&quot;#&quot;;[.B537]);CONCATENATE([.B537];&quot;=&quot;;[.C53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4/5 digits)</text:p>
          </table:table-cell>
          <table:table-cell/>
          <table:table-cell table:formula="of:=IF([.C538]=&quot;&quot;;CONCATENATE(&quot;#&quot;;[.B538]);CONCATENATE([.B538];&quot;=&quot;;[.C538]))" office:value-type="string" office:string-value="#Noun (4/5 digits)" calcext:value-type="string">
            <text:p>#Noun (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 / NC00V</text:p>
          </table:table-cell>
          <table:table-cell table:style-name="ce1" office:value-type="string" calcext:value-type="string">
            <text:p>POS_NOUN</text:p>
          </table:table-cell>
          <table:table-cell table:formula="of:=IF([.C539]=&quot;&quot;;CONCATENATE(&quot;#&quot;;[.B539]);CONCATENATE([.B539];&quot;=&quot;;[.C539]))" office:value-type="string" office:string-value="NC00 / NC00V=POS_NOUN" calcext:value-type="string">
            <text:p>NC00 / NC00V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X</text:p>
          </table:table-cell>
          <table:table-cell table:style-name="ce1" office:value-type="string" calcext:value-type="string">
            <text:p>POS_NOUN</text:p>
          </table:table-cell>
          <table:table-cell table:formula="of:=IF([.C540]=&quot;&quot;;CONCATENATE(&quot;#&quot;;[.B540]);CONCATENATE([.B540];&quot;=&quot;;[.C540]))" office:value-type="string" office:string-value="NP00X=POS_NOUN" calcext:value-type="string">
            <text:p>NP00X=POS_NOU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41]=&quot;&quot;;CONCATENATE(&quot;#&quot;;[.B541]);CONCATENATE([.B541];&quot;=&quot;;[.C54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5/6/7 digits)</text:p>
          </table:table-cell>
          <table:table-cell/>
          <table:table-cell table:formula="of:=IF([.C542]=&quot;&quot;;CONCATENATE(&quot;#&quot;;[.B542]);CONCATENATE([.B542];&quot;=&quot;;[.C542]))" office:value-type="string" office:string-value="#Pronoun (5/6/7 digits)" calcext:value-type="string">
            <text:p>#Pronoun (5/6/7 digits)</text:p>
          </table:table-cell>
          <table:table-cell table:style-name="ce1" office:value-type="string" calcext:value-type="string">
            <text:p>case for no P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D000</text:p>
          </table:table-cell>
          <table:table-cell table:style-name="ce1" office:value-type="string" calcext:value-type="string">
            <text:p>POS_PRON</text:p>
          </table:table-cell>
          <table:table-cell table:formula="of:=IF([.C543]=&quot;&quot;;CONCATENATE(&quot;#&quot;;[.B543]);CONCATENATE([.B543];&quot;=&quot;;[.C543]))" office:value-type="string" office:string-value="PD000=POS_PRON" calcext:value-type="string">
            <text:p>PD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E000</text:p>
          </table:table-cell>
          <table:table-cell table:style-name="ce1" office:value-type="string" calcext:value-type="string">
            <text:p>POS_PRON</text:p>
          </table:table-cell>
          <table:table-cell table:formula="of:=IF([.C544]=&quot;&quot;;CONCATENATE(&quot;#&quot;;[.B544]);CONCATENATE([.B544];&quot;=&quot;;[.C544]))" office:value-type="string" office:string-value="PE000=POS_PRON" calcext:value-type="string">
            <text:p>PE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000</text:p>
          </table:table-cell>
          <table:table-cell table:style-name="ce1" office:value-type="string" calcext:value-type="string">
            <text:p>POS_PRON</text:p>
          </table:table-cell>
          <table:table-cell table:formula="of:=IF([.C545]=&quot;&quot;;CONCATENATE(&quot;#&quot;;[.B545]);CONCATENATE([.B545];&quot;=&quot;;[.C545]))" office:value-type="string" office:string-value="PI000=POS_PRON" calcext:value-type="string">
            <text:p>PI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T000</text:p>
          </table:table-cell>
          <table:table-cell table:style-name="ce1" office:value-type="string" calcext:value-type="string">
            <text:p>POS_PRON</text:p>
          </table:table-cell>
          <table:table-cell table:formula="of:=IF([.C546]=&quot;&quot;;CONCATENATE(&quot;#&quot;;[.B546]);CONCATENATE([.B546];&quot;=&quot;;[.C546]))" office:value-type="string" office:string-value="PT000=POS_PRON" calcext:value-type="string">
            <text:p>PT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N000</text:p>
          </table:table-cell>
          <table:table-cell table:style-name="ce1" office:value-type="string" calcext:value-type="string">
            <text:p>POS_NUM</text:p>
          </table:table-cell>
          <table:table-cell table:formula="of:=IF([.C547]=&quot;&quot;;CONCATENATE(&quot;#&quot;;[.B547]);CONCATENATE([.B547];&quot;=&quot;;[.C547]))" office:value-type="string" office:string-value="PN000=POS_NUM" calcext:value-type="string">
            <text:p>PN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P000X / PP000XP</text:p>
          </table:table-cell>
          <table:table-cell table:style-name="ce1" office:value-type="string" calcext:value-type="string">
            <text:p>POS_PRON</text:p>
          </table:table-cell>
          <table:table-cell table:formula="of:=IF([.C548]=&quot;&quot;;CONCATENATE(&quot;#&quot;;[.B548]);CONCATENATE([.B548];&quot;=&quot;;[.C548]))" office:value-type="string" office:string-value="PP000X / PP000XP=POS_PRON" calcext:value-type="string">
            <text:p>PP000X / PP000XP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X000</text:p>
          </table:table-cell>
          <table:table-cell table:style-name="ce1" office:value-type="string" calcext:value-type="string">
            <text:p>POS_PRON</text:p>
          </table:table-cell>
          <table:table-cell table:formula="of:=IF([.C549]=&quot;&quot;;CONCATENATE(&quot;#&quot;;[.B549]);CONCATENATE([.B549];&quot;=&quot;;[.C549]))" office:value-type="string" office:string-value="PX000=POS_PRON" calcext:value-type="string">
            <text:p>PX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000</text:p>
          </table:table-cell>
          <table:table-cell table:style-name="ce1" office:value-type="string" calcext:value-type="string">
            <text:p>POS_PRON</text:p>
          </table:table-cell>
          <table:table-cell table:formula="of:=IF([.C550]=&quot;&quot;;CONCATENATE(&quot;#&quot;;[.B550]);CONCATENATE([.B550];&quot;=&quot;;[.C550]))" office:value-type="string" office:string-value="PR000=POS_PRON" calcext:value-type="string">
            <text:p>PR000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51]=&quot;&quot;;CONCATENATE(&quot;#&quot;;[.B551]);CONCATENATE([.B551];&quot;=&quot;;[.C55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2 digits)</text:p>
          </table:table-cell>
          <table:table-cell/>
          <table:table-cell table:formula="of:=IF([.C552]=&quot;&quot;;CONCATENATE(&quot;#&quot;;[.B552]);CONCATENATE([.B552];&quot;=&quot;;[.C552]))" office:value-type="string" office:string-value="#Adverb (2 digits)" calcext:value-type="string">
            <text:p>#Adverb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N</text:p>
          </table:table-cell>
          <table:table-cell table:style-name="ce1" office:value-type="string" calcext:value-type="string">
            <text:p>POS_ADV</text:p>
          </table:table-cell>
          <table:table-cell table:formula="of:=IF([.C553]=&quot;&quot;;CONCATENATE(&quot;#&quot;;[.B553]);CONCATENATE([.B553];&quot;=&quot;;[.C553]))" office:value-type="string" office:string-value="RN=POS_ADV" calcext:value-type="string">
            <text:p>RN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table:style-name="ce1" office:value-type="string" calcext:value-type="string">
            <text:p>POS_ADV</text:p>
          </table:table-cell>
          <table:table-cell table:formula="of:=IF([.C554]=&quot;&quot;;CONCATENATE(&quot;#&quot;;[.B554]);CONCATENATE([.B554];&quot;=&quot;;[.C554]))" office:value-type="string" office:string-value="RG=POS_ADV" calcext:value-type="string">
            <text:p>RG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55]=&quot;&quot;;CONCATENATE(&quot;#&quot;;[.B555]);CONCATENATE([.B555];&quot;=&quot;;[.C55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2 digits)</text:p>
          </table:table-cell>
          <table:table-cell/>
          <table:table-cell table:formula="of:=IF([.C556]=&quot;&quot;;CONCATENATE(&quot;#&quot;;[.B556]);CONCATENATE([.B556];&quot;=&quot;;[.C556]))" office:value-type="string" office:string-value="#Adposition (2 digits)" calcext:value-type="string">
            <text:p>#Adposi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table:style-name="ce1" office:value-type="string" calcext:value-type="string">
            <text:p>POS_ADP</text:p>
          </table:table-cell>
          <table:table-cell table:formula="of:=IF([.C557]=&quot;&quot;;CONCATENATE(&quot;#&quot;;[.B557]);CONCATENATE([.B557];&quot;=&quot;;[.C557]))" office:value-type="string" office:string-value="SP=POS_ADP" calcext:value-type="string">
            <text:p>SP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58]=&quot;&quot;;CONCATENATE(&quot;#&quot;;[.B558]);CONCATENATE([.B558];&quot;=&quot;;[.C55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7 digits)</text:p>
          </table:table-cell>
          <table:table-cell/>
          <table:table-cell table:formula="of:=IF([.C559]=&quot;&quot;;CONCATENATE(&quot;#&quot;;[.B559]);CONCATENATE([.B559];&quot;=&quot;;[.C559]))" office:value-type="string" office:string-value="#Verb (7 digits)" calcext:value-type="string">
            <text:p>#Verb (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M00000</text:p>
          </table:table-cell>
          <table:table-cell table:style-name="ce1" office:value-type="string" calcext:value-type="string">
            <text:p>POS_VERB</text:p>
          </table:table-cell>
          <table:table-cell table:formula="of:=IF([.C560]=&quot;&quot;;CONCATENATE(&quot;#&quot;;[.B560]);CONCATENATE([.B560];&quot;=&quot;;[.C560]))" office:value-type="string" office:string-value="VM00000=POS_VERB" calcext:value-type="string">
            <text:p>VM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A00000</text:p>
          </table:table-cell>
          <table:table-cell table:style-name="ce1" office:value-type="string" calcext:value-type="string">
            <text:p>POS_VERB</text:p>
          </table:table-cell>
          <table:table-cell table:formula="of:=IF([.C561]=&quot;&quot;;CONCATENATE(&quot;#&quot;;[.B561]);CONCATENATE([.B561];&quot;=&quot;;[.C561]))" office:value-type="string" office:string-value="VA00000=POS_VERB" calcext:value-type="string">
            <text:p>VA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S00000</text:p>
          </table:table-cell>
          <table:table-cell table:style-name="ce1" office:value-type="string" calcext:value-type="string">
            <text:p>POS_VERB</text:p>
          </table:table-cell>
          <table:table-cell table:formula="of:=IF([.C562]=&quot;&quot;;CONCATENATE(&quot;#&quot;;[.B562]);CONCATENATE([.B562];&quot;=&quot;;[.C562]))" office:value-type="string" office:string-value="VS00000=POS_VERB" calcext:value-type="string">
            <text:p>VS00000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63]=&quot;&quot;;CONCATENATE(&quot;#&quot;;[.B563]);CONCATENATE([.B563];&quot;=&quot;;[.C56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564]=&quot;&quot;;CONCATENATE(&quot;#&quot;;[.B564]);CONCATENATE([.B564];&quot;=&quot;;[.C564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565]=&quot;&quot;;CONCATENATE(&quot;#&quot;;[.B565]);CONCATENATE([.B565];&quot;=&quot;;[.C565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566]=&quot;&quot;;CONCATENATE(&quot;#&quot;;[.B566]);CONCATENATE([.B566];&quot;=&quot;;[.C566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567]=&quot;&quot;;CONCATENATE(&quot;#&quot;;[.B567]);CONCATENATE([.B567];&quot;=&quot;;[.C567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568]=&quot;&quot;;CONCATENATE(&quot;#&quot;;[.B568]);CONCATENATE([.B568];&quot;=&quot;;[.C568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69]=&quot;&quot;;CONCATENATE(&quot;#&quot;;[.B569]);CONCATENATE([.B569];&quot;=&quot;;[.C56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570]=&quot;&quot;;CONCATENATE(&quot;#&quot;;[.B570]);CONCATENATE([.B570];&quot;=&quot;;[.C570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571]=&quot;&quot;;CONCATENATE(&quot;#&quot;;[.B571]);CONCATENATE([.B571];&quot;=&quot;;[.C571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72]=&quot;&quot;;CONCATENATE(&quot;#&quot;;[.B572]);CONCATENATE([.B572];&quot;=&quot;;[.C57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573]=&quot;&quot;;CONCATENATE(&quot;#&quot;;[.B573]);CONCATENATE([.B573];&quot;=&quot;;[.C573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574]=&quot;&quot;;CONCATENATE(&quot;#&quot;;[.B574]);CONCATENATE([.B574];&quot;=&quot;;[.C574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75]=&quot;&quot;;CONCATENATE(&quot;#&quot;;[.B575]);CONCATENATE([.B575];&quot;=&quot;;[.C57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576]=&quot;&quot;;CONCATENATE(&quot;#&quot;;[.B576]);CONCATENATE([.B576];&quot;=&quot;;[.C576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577]=&quot;&quot;;CONCATENATE(&quot;#&quot;;[.B577]);CONCATENATE([.B577];&quot;=&quot;;[.C577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578]=&quot;&quot;;CONCATENATE(&quot;#&quot;;[.B578]);CONCATENATE([.B578];&quot;=&quot;;[.C578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579]=&quot;&quot;;CONCATENATE(&quot;#&quot;;[.B579]);CONCATENATE([.B579];&quot;=&quot;;[.C579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580]=&quot;&quot;;CONCATENATE(&quot;#&quot;;[.B580]);CONCATENATE([.B580];&quot;=&quot;;[.C580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581]=&quot;&quot;;CONCATENATE(&quot;#&quot;;[.B581]);CONCATENATE([.B581];&quot;=&quot;;[.C581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582]=&quot;&quot;;CONCATENATE(&quot;#&quot;;[.B582]);CONCATENATE([.B582];&quot;=&quot;;[.C582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583]=&quot;&quot;;CONCATENATE(&quot;#&quot;;[.B583]);CONCATENATE([.B583];&quot;=&quot;;[.C583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584]=&quot;&quot;;CONCATENATE(&quot;#&quot;;[.B584]);CONCATENATE([.B584];&quot;=&quot;;[.C584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585]=&quot;&quot;;CONCATENATE(&quot;#&quot;;[.B585]);CONCATENATE([.B585];&quot;=&quot;;[.C585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586]=&quot;&quot;;CONCATENATE(&quot;#&quot;;[.B586]);CONCATENATE([.B586];&quot;=&quot;;[.C586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587]=&quot;&quot;;CONCATENATE(&quot;#&quot;;[.B587]);CONCATENATE([.B587];&quot;=&quot;;[.C587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588]=&quot;&quot;;CONCATENATE(&quot;#&quot;;[.B588]);CONCATENATE([.B588];&quot;=&quot;;[.C588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589]=&quot;&quot;;CONCATENATE(&quot;#&quot;;[.B589]);CONCATENATE([.B589];&quot;=&quot;;[.C589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590]=&quot;&quot;;CONCATENATE(&quot;#&quot;;[.B590]);CONCATENATE([.B590];&quot;=&quot;;[.C590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591]=&quot;&quot;;CONCATENATE(&quot;#&quot;;[.B591]);CONCATENATE([.B591];&quot;=&quot;;[.C591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592]=&quot;&quot;;CONCATENATE(&quot;#&quot;;[.B592]);CONCATENATE([.B592];&quot;=&quot;;[.C592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593]=&quot;&quot;;CONCATENATE(&quot;#&quot;;[.B593]);CONCATENATE([.B593];&quot;=&quot;;[.C593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594]=&quot;&quot;;CONCATENATE(&quot;#&quot;;[.B594]);CONCATENATE([.B594];&quot;=&quot;;[.C594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595]=&quot;&quot;;CONCATENATE(&quot;#&quot;;[.B595]);CONCATENATE([.B595];&quot;=&quot;;[.C595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596]=&quot;&quot;;CONCATENATE(&quot;#&quot;;[.B596]);CONCATENATE([.B596];&quot;=&quot;;[.C596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597]=&quot;&quot;;CONCATENATE(&quot;#&quot;;[.B597]);CONCATENATE([.B597];&quot;=&quot;;[.C597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598]=&quot;&quot;;CONCATENATE(&quot;#&quot;;[.B598]);CONCATENATE([.B598];&quot;=&quot;;[.C598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599]=&quot;&quot;;CONCATENATE(&quot;#&quot;;[.B599]);CONCATENATE([.B599];&quot;=&quot;;[.C59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00]=&quot;&quot;;CONCATENATE(&quot;#&quot;;[.B600]);CONCATENATE([.B600];&quot;=&quot;;[.C60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lician (gl)</text:p>
          </table:table-cell>
          <table:table-cell office:value-type="string" calcext:value-type="string">
            <text:p>https://talp-upc.gitbooks.io/freeling-user-manual/content/tagsets/tagset-gl.html</text:p>
          </table:table-cell>
          <table:table-cell/>
          <table:table-cell table:formula="of:=IF([.C601]=&quot;&quot;;CONCATENATE(&quot;#&quot;;[.B601]);CONCATENATE([.B601];&quot;=&quot;;[.C601]))" office:value-type="string" office:string-value="#https://talp-upc.gitbooks.io/freeling-user-manual/content/tagsets/tagset-gl.html" calcext:value-type="string">
            <text:p>#https://talp-upc.gitbooks.io/freeling-user-manual/content/tagsets/tagset-gl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02]=&quot;&quot;;CONCATENATE(&quot;#&quot;;[.B602]);CONCATENATE([.B602];&quot;=&quot;;[.C60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4/5 digits)</text:p>
          </table:table-cell>
          <table:table-cell/>
          <table:table-cell table:formula="of:=IF([.C603]=&quot;&quot;;CONCATENATE(&quot;#&quot;;[.B603]);CONCATENATE([.B603];&quot;=&quot;;[.C603]))" office:value-type="string" office:string-value="#Adjective (4/5 digits)" calcext:value-type="string">
            <text:p>#Adjective (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O00 / AOS00</text:p>
          </table:table-cell>
          <table:table-cell table:style-name="ce1" office:value-type="string" calcext:value-type="string">
            <text:p>POS_ADJ</text:p>
          </table:table-cell>
          <table:table-cell table:formula="of:=IF([.C604]=&quot;&quot;;CONCATENATE(&quot;#&quot;;[.B604]);CONCATENATE([.B604];&quot;=&quot;;[.C604]))" office:value-type="string" office:string-value="AO00 / AOS00=POS_ADJ" calcext:value-type="string">
            <text:p>AO00 / AOS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Q00 / AQS00</text:p>
          </table:table-cell>
          <table:table-cell table:style-name="ce1" office:value-type="string" calcext:value-type="string">
            <text:p>POS_ADJ</text:p>
          </table:table-cell>
          <table:table-cell table:formula="of:=IF([.C605]=&quot;&quot;;CONCATENATE(&quot;#&quot;;[.B605]);CONCATENATE([.B605];&quot;=&quot;;[.C605]))" office:value-type="string" office:string-value="AQ00 / AQS00=POS_ADJ" calcext:value-type="string">
            <text:p>AQ00 / AQS00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06]=&quot;&quot;;CONCATENATE(&quot;#&quot;;[.B606]);CONCATENATE([.B606];&quot;=&quot;;[.C60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terminer (5/6 digits)</text:p>
          </table:table-cell>
          <table:table-cell/>
          <table:table-cell table:formula="of:=IF([.C607]=&quot;&quot;;CONCATENATE(&quot;#&quot;;[.B607]);CONCATENATE([.B607];&quot;=&quot;;[.C607]))" office:value-type="string" office:string-value="#Determiner (5/6 digits)" calcext:value-type="string">
            <text:p>#Determiner (5/6 digits)</text:p>
          </table:table-cell>
          <table:table-cell table:style-name="ce1" office:value-type="string" calcext:value-type="string">
            <text:p>person 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000</text:p>
          </table:table-cell>
          <table:table-cell table:style-name="ce1" office:value-type="string" calcext:value-type="string">
            <text:p>POS_DET</text:p>
          </table:table-cell>
          <table:table-cell table:formula="of:=IF([.C608]=&quot;&quot;;CONCATENATE(&quot;#&quot;;[.B608]);CONCATENATE([.B608];&quot;=&quot;;[.C608]))" office:value-type="string" office:string-value="DA000=POS_DET" calcext:value-type="string">
            <text:p>DA000=POS_D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D000</text:p>
          </table:table-cell>
          <table:table-cell table:style-name="ce1" office:value-type="string" calcext:value-type="string">
            <text:p>POS_ADJ</text:p>
          </table:table-cell>
          <table:table-cell table:formula="of:=IF([.C609]=&quot;&quot;;CONCATENATE(&quot;#&quot;;[.B609]);CONCATENATE([.B609];&quot;=&quot;;[.C609]))" office:value-type="string" office:string-value="DD000=POS_ADJ" calcext:value-type="string">
            <text:p>DD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000</text:p>
          </table:table-cell>
          <table:table-cell table:style-name="ce1" office:value-type="string" calcext:value-type="string">
            <text:p>POS_ADJ</text:p>
          </table:table-cell>
          <table:table-cell table:formula="of:=IF([.C610]=&quot;&quot;;CONCATENATE(&quot;#&quot;;[.B610]);CONCATENATE([.B610];&quot;=&quot;;[.C610]))" office:value-type="string" office:string-value="DE000=POS_ADJ" calcext:value-type="string">
            <text:p>DE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000</text:p>
          </table:table-cell>
          <table:table-cell table:style-name="ce1" office:value-type="string" calcext:value-type="string">
            <text:p>POS_ADJ</text:p>
          </table:table-cell>
          <table:table-cell table:formula="of:=IF([.C611]=&quot;&quot;;CONCATENATE(&quot;#&quot;;[.B611]);CONCATENATE([.B611];&quot;=&quot;;[.C611]))" office:value-type="string" office:string-value="DI000=POS_ADJ" calcext:value-type="string">
            <text:p>DI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T000</text:p>
          </table:table-cell>
          <table:table-cell table:style-name="ce1" office:value-type="string" calcext:value-type="string">
            <text:p>POS_ADJ</text:p>
          </table:table-cell>
          <table:table-cell table:formula="of:=IF([.C612]=&quot;&quot;;CONCATENATE(&quot;#&quot;;[.B612]);CONCATENATE([.B612];&quot;=&quot;;[.C612]))" office:value-type="string" office:string-value="DT000=POS_ADJ" calcext:value-type="string">
            <text:p>DT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N000</text:p>
          </table:table-cell>
          <table:table-cell table:style-name="ce1" office:value-type="string" calcext:value-type="string">
            <text:p>POS_NUM</text:p>
          </table:table-cell>
          <table:table-cell table:formula="of:=IF([.C613]=&quot;&quot;;CONCATENATE(&quot;#&quot;;[.B613]);CONCATENATE([.B613];&quot;=&quot;;[.C613]))" office:value-type="string" office:string-value="DN000=POS_NUM" calcext:value-type="string">
            <text:p>DN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P000X</text:p>
          </table:table-cell>
          <table:table-cell table:style-name="ce1" office:value-type="string" calcext:value-type="string">
            <text:p>POS_ADJ</text:p>
          </table:table-cell>
          <table:table-cell table:formula="of:=IF([.C614]=&quot;&quot;;CONCATENATE(&quot;#&quot;;[.B614]);CONCATENATE([.B614];&quot;=&quot;;[.C614]))" office:value-type="string" office:string-value="DP000X=POS_ADJ" calcext:value-type="string">
            <text:p>DP000X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15]=&quot;&quot;;CONCATENATE(&quot;#&quot;;[.B615]);CONCATENATE([.B615];&quot;=&quot;;[.C61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4/5 digits)</text:p>
          </table:table-cell>
          <table:table-cell/>
          <table:table-cell table:formula="of:=IF([.C616]=&quot;&quot;;CONCATENATE(&quot;#&quot;;[.B616]);CONCATENATE([.B616];&quot;=&quot;;[.C616]))" office:value-type="string" office:string-value="#Noun (4/5 digits)" calcext:value-type="string">
            <text:p>#Noun (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 / NC00V</text:p>
          </table:table-cell>
          <table:table-cell table:style-name="ce1" office:value-type="string" calcext:value-type="string">
            <text:p>POS_NOUN</text:p>
          </table:table-cell>
          <table:table-cell table:formula="of:=IF([.C617]=&quot;&quot;;CONCATENATE(&quot;#&quot;;[.B617]);CONCATENATE([.B617];&quot;=&quot;;[.C617]))" office:value-type="string" office:string-value="NC00 / NC00V=POS_NOUN" calcext:value-type="string">
            <text:p>NC00 / NC00V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X</text:p>
          </table:table-cell>
          <table:table-cell table:style-name="ce1" office:value-type="string" calcext:value-type="string">
            <text:p>POS_NOUN</text:p>
          </table:table-cell>
          <table:table-cell table:formula="of:=IF([.C618]=&quot;&quot;;CONCATENATE(&quot;#&quot;;[.B618]);CONCATENATE([.B618];&quot;=&quot;;[.C618]))" office:value-type="string" office:string-value="NP00X=POS_NOUN" calcext:value-type="string">
            <text:p>NP00X=POS_NOU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19]=&quot;&quot;;CONCATENATE(&quot;#&quot;;[.B619]);CONCATENATE([.B619];&quot;=&quot;;[.C61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5/6/7 digits)</text:p>
          </table:table-cell>
          <table:table-cell/>
          <table:table-cell table:formula="of:=IF([.C620]=&quot;&quot;;CONCATENATE(&quot;#&quot;;[.B620]);CONCATENATE([.B620];&quot;=&quot;;[.C620]))" office:value-type="string" office:string-value="#Pronoun (5/6/7 digits)" calcext:value-type="string">
            <text:p>#Pronoun (5/6/7 digits)</text:p>
          </table:table-cell>
          <table:table-cell table:style-name="ce1" office:value-type="string" calcext:value-type="string">
            <text:p>person for no PP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D000</text:p>
          </table:table-cell>
          <table:table-cell table:style-name="ce1" office:value-type="string" calcext:value-type="string">
            <text:p>POS_PRON</text:p>
          </table:table-cell>
          <table:table-cell table:formula="of:=IF([.C621]=&quot;&quot;;CONCATENATE(&quot;#&quot;;[.B621]);CONCATENATE([.B621];&quot;=&quot;;[.C621]))" office:value-type="string" office:string-value="PD000=POS_PRON" calcext:value-type="string">
            <text:p>PD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E000</text:p>
          </table:table-cell>
          <table:table-cell table:style-name="ce1" office:value-type="string" calcext:value-type="string">
            <text:p>POS_PRON</text:p>
          </table:table-cell>
          <table:table-cell table:formula="of:=IF([.C622]=&quot;&quot;;CONCATENATE(&quot;#&quot;;[.B622]);CONCATENATE([.B622];&quot;=&quot;;[.C622]))" office:value-type="string" office:string-value="PE000=POS_PRON" calcext:value-type="string">
            <text:p>PE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000</text:p>
          </table:table-cell>
          <table:table-cell table:style-name="ce1" office:value-type="string" calcext:value-type="string">
            <text:p>POS_PRON</text:p>
          </table:table-cell>
          <table:table-cell table:formula="of:=IF([.C623]=&quot;&quot;;CONCATENATE(&quot;#&quot;;[.B623]);CONCATENATE([.B623];&quot;=&quot;;[.C623]))" office:value-type="string" office:string-value="PI000=POS_PRON" calcext:value-type="string">
            <text:p>PI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T000</text:p>
          </table:table-cell>
          <table:table-cell table:style-name="ce1" office:value-type="string" calcext:value-type="string">
            <text:p>POS_PRON</text:p>
          </table:table-cell>
          <table:table-cell table:formula="of:=IF([.C624]=&quot;&quot;;CONCATENATE(&quot;#&quot;;[.B624]);CONCATENATE([.B624];&quot;=&quot;;[.C624]))" office:value-type="string" office:string-value="PT000=POS_PRON" calcext:value-type="string">
            <text:p>PT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N000</text:p>
          </table:table-cell>
          <table:table-cell table:style-name="ce1" office:value-type="string" calcext:value-type="string">
            <text:p>POS_NUM</text:p>
          </table:table-cell>
          <table:table-cell table:formula="of:=IF([.C625]=&quot;&quot;;CONCATENATE(&quot;#&quot;;[.B625]);CONCATENATE([.B625];&quot;=&quot;;[.C625]))" office:value-type="string" office:string-value="PN000=POS_NUM" calcext:value-type="string">
            <text:p>PN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P000X / PP000XP</text:p>
          </table:table-cell>
          <table:table-cell table:style-name="ce1" office:value-type="string" calcext:value-type="string">
            <text:p>POS_PRON</text:p>
          </table:table-cell>
          <table:table-cell table:formula="of:=IF([.C626]=&quot;&quot;;CONCATENATE(&quot;#&quot;;[.B626]);CONCATENATE([.B626];&quot;=&quot;;[.C626]))" office:value-type="string" office:string-value="PP000X / PP000XP=POS_PRON" calcext:value-type="string">
            <text:p>PP000X / PP000XP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X000Y</text:p>
          </table:table-cell>
          <table:table-cell table:style-name="ce1" office:value-type="string" calcext:value-type="string">
            <text:p>POS_PRON</text:p>
          </table:table-cell>
          <table:table-cell table:formula="of:=IF([.C627]=&quot;&quot;;CONCATENATE(&quot;#&quot;;[.B627]);CONCATENATE([.B627];&quot;=&quot;;[.C627]))" office:value-type="string" office:string-value="PX000Y=POS_PRON" calcext:value-type="string">
            <text:p>PX000Y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000</text:p>
          </table:table-cell>
          <table:table-cell table:style-name="ce1" office:value-type="string" calcext:value-type="string">
            <text:p>POS_PRON</text:p>
          </table:table-cell>
          <table:table-cell table:formula="of:=IF([.C628]=&quot;&quot;;CONCATENATE(&quot;#&quot;;[.B628]);CONCATENATE([.B628];&quot;=&quot;;[.C628]))" office:value-type="string" office:string-value="PR000=POS_PRON" calcext:value-type="string">
            <text:p>PR000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29]=&quot;&quot;;CONCATENATE(&quot;#&quot;;[.B629]);CONCATENATE([.B629];&quot;=&quot;;[.C62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2 digits)</text:p>
          </table:table-cell>
          <table:table-cell/>
          <table:table-cell table:formula="of:=IF([.C630]=&quot;&quot;;CONCATENATE(&quot;#&quot;;[.B630]);CONCATENATE([.B630];&quot;=&quot;;[.C630]))" office:value-type="string" office:string-value="#Adverb (2 digits)" calcext:value-type="string">
            <text:p>#Adverb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N</text:p>
          </table:table-cell>
          <table:table-cell table:style-name="ce1" office:value-type="string" calcext:value-type="string">
            <text:p>POS_ADV</text:p>
          </table:table-cell>
          <table:table-cell table:formula="of:=IF([.C631]=&quot;&quot;;CONCATENATE(&quot;#&quot;;[.B631]);CONCATENATE([.B631];&quot;=&quot;;[.C631]))" office:value-type="string" office:string-value="RN=POS_ADV" calcext:value-type="string">
            <text:p>RN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table:style-name="ce1" office:value-type="string" calcext:value-type="string">
            <text:p>POS_ADV</text:p>
          </table:table-cell>
          <table:table-cell table:formula="of:=IF([.C632]=&quot;&quot;;CONCATENATE(&quot;#&quot;;[.B632]);CONCATENATE([.B632];&quot;=&quot;;[.C632]))" office:value-type="string" office:string-value="RG=POS_ADV" calcext:value-type="string">
            <text:p>RG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33]=&quot;&quot;;CONCATENATE(&quot;#&quot;;[.B633]);CONCATENATE([.B633];&quot;=&quot;;[.C63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2/3/4/5 digits)</text:p>
          </table:table-cell>
          <table:table-cell/>
          <table:table-cell table:formula="of:=IF([.C634]=&quot;&quot;;CONCATENATE(&quot;#&quot;;[.B634]);CONCATENATE([.B634];&quot;=&quot;;[.C634]))" office:value-type="string" office:string-value="#Adposition (2/3/4/5 digits)" calcext:value-type="string">
            <text:p>#Adposition (2/3/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 / SPC / SPCM / SPCMS</text:p>
          </table:table-cell>
          <table:table-cell table:style-name="ce1" office:value-type="string" calcext:value-type="string">
            <text:p>pos_ADP</text:p>
          </table:table-cell>
          <table:table-cell table:formula="of:=IF([.C635]=&quot;&quot;;CONCATENATE(&quot;#&quot;;[.B635]);CONCATENATE([.B635];&quot;=&quot;;[.C635]))" office:value-type="string" office:string-value="SP / SPC / SPCM / SPCMS=pos_ADP" calcext:value-type="string">
            <text:p>SP / SPC / SPCM / SPCMS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36]=&quot;&quot;;CONCATENATE(&quot;#&quot;;[.B636]);CONCATENATE([.B636];&quot;=&quot;;[.C63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7 digits)</text:p>
          </table:table-cell>
          <table:table-cell/>
          <table:table-cell table:formula="of:=IF([.C637]=&quot;&quot;;CONCATENATE(&quot;#&quot;;[.B637]);CONCATENATE([.B637];&quot;=&quot;;[.C637]))" office:value-type="string" office:string-value="#Verb (7 digits)" calcext:value-type="string">
            <text:p>#Verb (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M00000</text:p>
          </table:table-cell>
          <table:table-cell table:style-name="ce1" office:value-type="string" calcext:value-type="string">
            <text:p>POS_VERB</text:p>
          </table:table-cell>
          <table:table-cell table:formula="of:=IF([.C638]=&quot;&quot;;CONCATENATE(&quot;#&quot;;[.B638]);CONCATENATE([.B638];&quot;=&quot;;[.C638]))" office:value-type="string" office:string-value="VM00000=POS_VERB" calcext:value-type="string">
            <text:p>VM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A00000</text:p>
          </table:table-cell>
          <table:table-cell table:style-name="ce1" office:value-type="string" calcext:value-type="string">
            <text:p>POS_VERB</text:p>
          </table:table-cell>
          <table:table-cell table:formula="of:=IF([.C639]=&quot;&quot;;CONCATENATE(&quot;#&quot;;[.B639]);CONCATENATE([.B639];&quot;=&quot;;[.C639]))" office:value-type="string" office:string-value="VA00000=POS_VERB" calcext:value-type="string">
            <text:p>VA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S00000</text:p>
          </table:table-cell>
          <table:table-cell table:style-name="ce1" office:value-type="string" calcext:value-type="string">
            <text:p>POS_VERB</text:p>
          </table:table-cell>
          <table:table-cell table:formula="of:=IF([.C640]=&quot;&quot;;CONCATENATE(&quot;#&quot;;[.B640]);CONCATENATE([.B640];&quot;=&quot;;[.C640]))" office:value-type="string" office:string-value="VS00000=POS_VERB" calcext:value-type="string">
            <text:p>VS00000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41]=&quot;&quot;;CONCATENATE(&quot;#&quot;;[.B641]);CONCATENATE([.B641];&quot;=&quot;;[.C64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642]=&quot;&quot;;CONCATENATE(&quot;#&quot;;[.B642]);CONCATENATE([.B642];&quot;=&quot;;[.C642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643]=&quot;&quot;;CONCATENATE(&quot;#&quot;;[.B643]);CONCATENATE([.B643];&quot;=&quot;;[.C643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644]=&quot;&quot;;CONCATENATE(&quot;#&quot;;[.B644]);CONCATENATE([.B644];&quot;=&quot;;[.C644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645]=&quot;&quot;;CONCATENATE(&quot;#&quot;;[.B645]);CONCATENATE([.B645];&quot;=&quot;;[.C645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646]=&quot;&quot;;CONCATENATE(&quot;#&quot;;[.B646]);CONCATENATE([.B646];&quot;=&quot;;[.C646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47]=&quot;&quot;;CONCATENATE(&quot;#&quot;;[.B647]);CONCATENATE([.B647];&quot;=&quot;;[.C64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648]=&quot;&quot;;CONCATENATE(&quot;#&quot;;[.B648]);CONCATENATE([.B648];&quot;=&quot;;[.C648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649]=&quot;&quot;;CONCATENATE(&quot;#&quot;;[.B649]);CONCATENATE([.B649];&quot;=&quot;;[.C649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50]=&quot;&quot;;CONCATENATE(&quot;#&quot;;[.B650]);CONCATENATE([.B650];&quot;=&quot;;[.C65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651]=&quot;&quot;;CONCATENATE(&quot;#&quot;;[.B651]);CONCATENATE([.B651];&quot;=&quot;;[.C651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652]=&quot;&quot;;CONCATENATE(&quot;#&quot;;[.B652]);CONCATENATE([.B652];&quot;=&quot;;[.C652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53]=&quot;&quot;;CONCATENATE(&quot;#&quot;;[.B653]);CONCATENATE([.B653];&quot;=&quot;;[.C65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654]=&quot;&quot;;CONCATENATE(&quot;#&quot;;[.B654]);CONCATENATE([.B654];&quot;=&quot;;[.C654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655]=&quot;&quot;;CONCATENATE(&quot;#&quot;;[.B655]);CONCATENATE([.B655];&quot;=&quot;;[.C655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656]=&quot;&quot;;CONCATENATE(&quot;#&quot;;[.B656]);CONCATENATE([.B656];&quot;=&quot;;[.C656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657]=&quot;&quot;;CONCATENATE(&quot;#&quot;;[.B657]);CONCATENATE([.B657];&quot;=&quot;;[.C657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658]=&quot;&quot;;CONCATENATE(&quot;#&quot;;[.B658]);CONCATENATE([.B658];&quot;=&quot;;[.C658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659]=&quot;&quot;;CONCATENATE(&quot;#&quot;;[.B659]);CONCATENATE([.B659];&quot;=&quot;;[.C659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660]=&quot;&quot;;CONCATENATE(&quot;#&quot;;[.B660]);CONCATENATE([.B660];&quot;=&quot;;[.C660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661]=&quot;&quot;;CONCATENATE(&quot;#&quot;;[.B661]);CONCATENATE([.B661];&quot;=&quot;;[.C661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662]=&quot;&quot;;CONCATENATE(&quot;#&quot;;[.B662]);CONCATENATE([.B662];&quot;=&quot;;[.C662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663]=&quot;&quot;;CONCATENATE(&quot;#&quot;;[.B663]);CONCATENATE([.B663];&quot;=&quot;;[.C663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664]=&quot;&quot;;CONCATENATE(&quot;#&quot;;[.B664]);CONCATENATE([.B664];&quot;=&quot;;[.C664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665]=&quot;&quot;;CONCATENATE(&quot;#&quot;;[.B665]);CONCATENATE([.B665];&quot;=&quot;;[.C665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666]=&quot;&quot;;CONCATENATE(&quot;#&quot;;[.B666]);CONCATENATE([.B666];&quot;=&quot;;[.C666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667]=&quot;&quot;;CONCATENATE(&quot;#&quot;;[.B667]);CONCATENATE([.B667];&quot;=&quot;;[.C667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668]=&quot;&quot;;CONCATENATE(&quot;#&quot;;[.B668]);CONCATENATE([.B668];&quot;=&quot;;[.C668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669]=&quot;&quot;;CONCATENATE(&quot;#&quot;;[.B669]);CONCATENATE([.B669];&quot;=&quot;;[.C669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670]=&quot;&quot;;CONCATENATE(&quot;#&quot;;[.B670]);CONCATENATE([.B670];&quot;=&quot;;[.C670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671]=&quot;&quot;;CONCATENATE(&quot;#&quot;;[.B671]);CONCATENATE([.B671];&quot;=&quot;;[.C671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672]=&quot;&quot;;CONCATENATE(&quot;#&quot;;[.B672]);CONCATENATE([.B672];&quot;=&quot;;[.C672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673]=&quot;&quot;;CONCATENATE(&quot;#&quot;;[.B673]);CONCATENATE([.B673];&quot;=&quot;;[.C673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674]=&quot;&quot;;CONCATENATE(&quot;#&quot;;[.B674]);CONCATENATE([.B674];&quot;=&quot;;[.C674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675]=&quot;&quot;;CONCATENATE(&quot;#&quot;;[.B675]);CONCATENATE([.B675];&quot;=&quot;;[.C675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676]=&quot;&quot;;CONCATENATE(&quot;#&quot;;[.B676]);CONCATENATE([.B676];&quot;=&quot;;[.C676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77]=&quot;&quot;;CONCATENATE(&quot;#&quot;;[.B677]);CONCATENATE([.B677];&quot;=&quot;;[.C67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78]=&quot;&quot;;CONCATENATE(&quot;#&quot;;[.B678]);CONCATENATE([.B678];&quot;=&quot;;[.C67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oatian (hr)</text:p>
          </table:table-cell>
          <table:table-cell office:value-type="string" calcext:value-type="string">
            <text:p>https://talp-upc.gitbooks.io/freeling-user-manual/content/tagsets/tagset-hr.html</text:p>
          </table:table-cell>
          <table:table-cell/>
          <table:table-cell table:formula="of:=IF([.C679]=&quot;&quot;;CONCATENATE(&quot;#&quot;;[.B679]);CONCATENATE([.B679];&quot;=&quot;;[.C679]))" office:value-type="string" office:string-value="#https://talp-upc.gitbooks.io/freeling-user-manual/content/tagsets/tagset-hr.html" calcext:value-type="string">
            <text:p>#https://talp-upc.gitbooks.io/freeling-user-manual/content/tagsets/tagset-hr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80]=&quot;&quot;;CONCATENATE(&quot;#&quot;;[.B680]);CONCATENATE([.B680];&quot;=&quot;;[.C68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6 digits)</text:p>
          </table:table-cell>
          <table:table-cell/>
          <table:table-cell table:formula="of:=IF([.C681]=&quot;&quot;;CONCATENATE(&quot;#&quot;;[.B681]);CONCATENATE([.B681];&quot;=&quot;;[.C681]))" office:value-type="string" office:string-value="#Noun (6 digits)" calcext:value-type="string">
            <text:p>#Noun (6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00</text:p>
          </table:table-cell>
          <table:table-cell/>
          <table:table-cell table:formula="of:=IF([.C682]=&quot;&quot;;CONCATENATE(&quot;#&quot;;[.B682]);CONCATENATE([.B682];&quot;=&quot;;[.C682]))" office:value-type="string" office:string-value="#NC0000" calcext:value-type="string">
            <text:p>#NC000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00</text:p>
          </table:table-cell>
          <table:table-cell/>
          <table:table-cell table:formula="of:=IF([.C683]=&quot;&quot;;CONCATENATE(&quot;#&quot;;[.B683]);CONCATENATE([.B683];&quot;=&quot;;[.C683]))" office:value-type="string" office:string-value="#NP0000" calcext:value-type="string">
            <text:p>#NP0000</text:p>
          </table:table-cell>
          <table:table-cell table:style-name="ce1" office:value-type="string" calcext:value-type="string">
            <text:p>case for NP?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IF([.C684]=&quot;&quot;;CONCATENATE(&quot;#&quot;;[.B684]);CONCATENATE([.B684];&quot;=&quot;;[.C68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7 digits)</text:p>
          </table:table-cell>
          <table:table-cell/>
          <table:table-cell table:formula="of:=IF([.C685]=&quot;&quot;;CONCATENATE(&quot;#&quot;;[.B685]);CONCATENATE([.B685];&quot;=&quot;;[.C685]))" office:value-type="string" office:string-value="#Verb (7 digits)" calcext:value-type="string">
            <text:p>#Verb (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M00000</text:p>
          </table:table-cell>
          <table:table-cell table:style-name="ce1" office:value-type="string" calcext:value-type="string">
            <text:p>POS_VERB</text:p>
          </table:table-cell>
          <table:table-cell table:formula="of:=IF([.C686]=&quot;&quot;;CONCATENATE(&quot;#&quot;;[.B686]);CONCATENATE([.B686];&quot;=&quot;;[.C686]))" office:value-type="string" office:string-value="VM00000=POS_VERB" calcext:value-type="string">
            <text:p>VM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A00000</text:p>
          </table:table-cell>
          <table:table-cell table:style-name="ce1" office:value-type="string" calcext:value-type="string">
            <text:p>POS_VERB</text:p>
          </table:table-cell>
          <table:table-cell table:formula="of:=IF([.C687]=&quot;&quot;;CONCATENATE(&quot;#&quot;;[.B687]);CONCATENATE([.B687];&quot;=&quot;;[.C687]))" office:value-type="string" office:string-value="VA00000=POS_VERB" calcext:value-type="string">
            <text:p>VA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00000</text:p>
          </table:table-cell>
          <table:table-cell table:style-name="ce1" office:value-type="string" calcext:value-type="string">
            <text:p>POS_VERB</text:p>
          </table:table-cell>
          <table:table-cell table:formula="of:=IF([.C688]=&quot;&quot;;CONCATENATE(&quot;#&quot;;[.B688]);CONCATENATE([.B688];&quot;=&quot;;[.C688]))" office:value-type="string" office:string-value="VO00000=POS_VERB" calcext:value-type="string">
            <text:p>VO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C00000</text:p>
          </table:table-cell>
          <table:table-cell table:style-name="ce1" office:value-type="string" calcext:value-type="string">
            <text:p>POS_VERB</text:p>
          </table:table-cell>
          <table:table-cell table:formula="of:=IF([.C689]=&quot;&quot;;CONCATENATE(&quot;#&quot;;[.B689]);CONCATENATE([.B689];&quot;=&quot;;[.C689]))" office:value-type="string" office:string-value="VC00000=POS_VERB" calcext:value-type="string">
            <text:p>VC00000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90]=&quot;&quot;;CONCATENATE(&quot;#&quot;;[.B690]);CONCATENATE([.B690];&quot;=&quot;;[.C69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7/8 digits)</text:p>
          </table:table-cell>
          <table:table-cell/>
          <table:table-cell table:formula="of:=IF([.C691]=&quot;&quot;;CONCATENATE(&quot;#&quot;;[.B691]);CONCATENATE([.B691];&quot;=&quot;;[.C691]))" office:value-type="string" office:string-value="#Adjective (7/8 digits)" calcext:value-type="string">
            <text:p>#Adjective (7/8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FX00000</text:p>
          </table:table-cell>
          <table:table-cell table:style-name="ce1" office:value-type="string" calcext:value-type="string">
            <text:p>POS_ADJ</text:p>
          </table:table-cell>
          <table:table-cell table:formula="of:=IF([.C692]=&quot;&quot;;CONCATENATE(&quot;#&quot;;[.B692]);CONCATENATE([.B692];&quot;=&quot;;[.C692]))" office:value-type="string" office:string-value="AFX00000=POS_ADJ" calcext:value-type="string">
            <text:p>AFX00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S00000</text:p>
          </table:table-cell>
          <table:table-cell table:style-name="ce1" office:value-type="string" calcext:value-type="string">
            <text:p>POS_ADJ</text:p>
          </table:table-cell>
          <table:table-cell table:formula="of:=IF([.C693]=&quot;&quot;;CONCATENATE(&quot;#&quot;;[.B693]);CONCATENATE([.B693];&quot;=&quot;;[.C693]))" office:value-type="string" office:string-value="AS00000=POS_ADJ" calcext:value-type="string">
            <text:p>AS00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O00000</text:p>
          </table:table-cell>
          <table:table-cell table:style-name="ce1" office:value-type="string" calcext:value-type="string">
            <text:p>POS_ADJ</text:p>
          </table:table-cell>
          <table:table-cell table:formula="of:=IF([.C694]=&quot;&quot;;CONCATENATE(&quot;#&quot;;[.B694]);CONCATENATE([.B694];&quot;=&quot;;[.C694]))" office:value-type="string" office:string-value="AO00000=POS_ADJ" calcext:value-type="string">
            <text:p>AO00000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695]=&quot;&quot;;CONCATENATE(&quot;#&quot;;[.B695]);CONCATENATE([.B695];&quot;=&quot;;[.C69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8/9/11 digits)</text:p>
          </table:table-cell>
          <table:table-cell/>
          <table:table-cell table:formula="of:=IF([.C696]=&quot;&quot;;CONCATENATE(&quot;#&quot;;[.B696]);CONCATENATE([.B696];&quot;=&quot;;[.C696]))" office:value-type="string" office:string-value="#Pronoun (8/9/11 digits)" calcext:value-type="string">
            <text:p>#Pronoun (8/9/11 digits)</text:p>
          </table:table-cell>
          <table:table-cell table:style-name="ce1" office:value-type="string" calcext:value-type="string">
            <text:p>case for no P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P0000X00</text:p>
          </table:table-cell>
          <table:table-cell table:style-name="ce1" office:value-type="string" calcext:value-type="string">
            <text:p>POS_PRON</text:p>
          </table:table-cell>
          <table:table-cell table:formula="of:=IF([.C697]=&quot;&quot;;CONCATENATE(&quot;#&quot;;[.B697]);CONCATENATE([.B697];&quot;=&quot;;[.C697]))" office:value-type="string" office:string-value="PP0000X00=POS_PRON" calcext:value-type="string">
            <text:p>PP0000X00=POS_PRON</text:p>
          </table:table-cell>
          <table:table-cell table:style-name="ce1" office:value-type="string" calcext:value-type="string">
            <text:p>person for no PP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D0000X00</text:p>
          </table:table-cell>
          <table:table-cell table:style-name="ce1" office:value-type="string" calcext:value-type="string">
            <text:p>POS_PRON</text:p>
          </table:table-cell>
          <table:table-cell table:formula="of:=IF([.C698]=&quot;&quot;;CONCATENATE(&quot;#&quot;;[.B698]);CONCATENATE([.B698];&quot;=&quot;;[.C698]))" office:value-type="string" office:string-value="PD0000X00=POS_PRON" calcext:value-type="string">
            <text:p>PD0000X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000000</text:p>
          </table:table-cell>
          <table:table-cell table:style-name="ce1" office:value-type="string" calcext:value-type="string">
            <text:p>POS_PRON</text:p>
          </table:table-cell>
          <table:table-cell table:formula="of:=IF([.C699]=&quot;&quot;;CONCATENATE(&quot;#&quot;;[.B699]);CONCATENATE([.B699];&quot;=&quot;;[.C699]))" office:value-type="string" office:string-value="PI000000=POS_PRON" calcext:value-type="string">
            <text:p>PI00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S0000XYZ00</text:p>
          </table:table-cell>
          <table:table-cell table:style-name="ce1" office:value-type="string" calcext:value-type="string">
            <text:p>POS_PRON</text:p>
          </table:table-cell>
          <table:table-cell table:formula="of:=IF([.C700]=&quot;&quot;;CONCATENATE(&quot;#&quot;;[.B700]);CONCATENATE([.B700];&quot;=&quot;;[.C700]))" office:value-type="string" office:string-value="PS0000XYZ00=POS_PRON" calcext:value-type="string">
            <text:p>PS0000XYZ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0000X00</text:p>
          </table:table-cell>
          <table:table-cell table:style-name="ce1" office:value-type="string" calcext:value-type="string">
            <text:p>POS_PRON</text:p>
          </table:table-cell>
          <table:table-cell table:formula="of:=IF([.C701]=&quot;&quot;;CONCATENATE(&quot;#&quot;;[.B701]);CONCATENATE([.B701];&quot;=&quot;;[.C701]))" office:value-type="string" office:string-value="PR0000X00=POS_PRON" calcext:value-type="string">
            <text:p>PR0000X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X0000X00</text:p>
          </table:table-cell>
          <table:table-cell table:style-name="ce1" office:value-type="string" calcext:value-type="string">
            <text:p>POS_PRON</text:p>
          </table:table-cell>
          <table:table-cell table:formula="of:=IF([.C702]=&quot;&quot;;CONCATENATE(&quot;#&quot;;[.B702]);CONCATENATE([.B702];&quot;=&quot;;[.C702]))" office:value-type="string" office:string-value="PX0000X00=POS_PRON" calcext:value-type="string">
            <text:p>PX0000X00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03]=&quot;&quot;;CONCATENATE(&quot;#&quot;;[.B703]);CONCATENATE([.B703];&quot;=&quot;;[.C70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3 digits)</text:p>
          </table:table-cell>
          <table:table-cell/>
          <table:table-cell table:formula="of:=IF([.C704]=&quot;&quot;;CONCATENATE(&quot;#&quot;;[.B704]);CONCATENATE([.B704];&quot;=&quot;;[.C704]))" office:value-type="string" office:string-value="#Adverb (3 digits)" calcext:value-type="string">
            <text:p>#Adverb (3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0</text:p>
          </table:table-cell>
          <table:table-cell table:style-name="ce1" office:value-type="string" calcext:value-type="string">
            <text:p>POS_ADV</text:p>
          </table:table-cell>
          <table:table-cell table:formula="of:=IF([.C705]=&quot;&quot;;CONCATENATE(&quot;#&quot;;[.B705]);CONCATENATE([.B705];&quot;=&quot;;[.C705]))" office:value-type="string" office:string-value="RG0=POS_ADV" calcext:value-type="string">
            <text:p>RG0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06]=&quot;&quot;;CONCATENATE(&quot;#&quot;;[.B706]);CONCATENATE([.B706];&quot;=&quot;;[.C70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4 digits)</text:p>
          </table:table-cell>
          <table:table-cell/>
          <table:table-cell table:formula="of:=IF([.C707]=&quot;&quot;;CONCATENATE(&quot;#&quot;;[.B707]);CONCATENATE([.B707];&quot;=&quot;;[.C707]))" office:value-type="string" office:string-value="#Adposition (4 digits)" calcext:value-type="string">
            <text:p>#Adposition (4 digits)</text:p>
          </table:table-cell>
          <table:table-cell table:style-name="ce1" office:value-type="string" calcext:value-type="string">
            <text:p>always case in ad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P00</text:p>
          </table:table-cell>
          <table:table-cell table:style-name="ce1" office:value-type="string" calcext:value-type="string">
            <text:p>POS_ADP</text:p>
          </table:table-cell>
          <table:table-cell table:formula="of:=IF([.C708]=&quot;&quot;;CONCATENATE(&quot;#&quot;;[.B708]);CONCATENATE([.B708];&quot;=&quot;;[.C708]))" office:value-type="string" office:string-value="SP00=POS_ADP" calcext:value-type="string">
            <text:p>SP00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09]=&quot;&quot;;CONCATENATE(&quot;#&quot;;[.B709]);CONCATENATE([.B709];&quot;=&quot;;[.C70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3 digits)</text:p>
          </table:table-cell>
          <table:table-cell/>
          <table:table-cell table:formula="of:=IF([.C710]=&quot;&quot;;CONCATENATE(&quot;#&quot;;[.B710]);CONCATENATE([.B710];&quot;=&quot;;[.C710]))" office:value-type="string" office:string-value="#Conjunction (3 digits)" calcext:value-type="string">
            <text:p>#Conjunction (3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0</text:p>
          </table:table-cell>
          <table:table-cell table:style-name="ce1" office:value-type="string" calcext:value-type="string">
            <text:p>POS_CONJ</text:p>
          </table:table-cell>
          <table:table-cell table:formula="of:=IF([.C711]=&quot;&quot;;CONCATENATE(&quot;#&quot;;[.B711]);CONCATENATE([.B711];&quot;=&quot;;[.C711]))" office:value-type="string" office:string-value="CC0=POS_CONJ" calcext:value-type="string">
            <text:p>CC0=POS_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0</text:p>
          </table:table-cell>
          <table:table-cell table:style-name="ce1" office:value-type="string" calcext:value-type="string">
            <text:p>POS_SCONJ</text:p>
          </table:table-cell>
          <table:table-cell table:formula="of:=IF([.C712]=&quot;&quot;;CONCATENATE(&quot;#&quot;;[.B712]);CONCATENATE([.B712];&quot;=&quot;;[.C712]))" office:value-type="string" office:string-value="CS0=POS_SCONJ" calcext:value-type="string">
            <text:p>CS0=POS_S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13]=&quot;&quot;;CONCATENATE(&quot;#&quot;;[.B713]);CONCATENATE([.B713];&quot;=&quot;;[.C71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eral (7 digits)</text:p>
          </table:table-cell>
          <table:table-cell/>
          <table:table-cell table:formula="of:=IF([.C714]=&quot;&quot;;CONCATENATE(&quot;#&quot;;[.B714]);CONCATENATE([.B714];&quot;=&quot;;[.C714]))" office:value-type="string" office:string-value="#Numeral (7 digits)" calcext:value-type="string">
            <text:p>#Numeral (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C00000</text:p>
          </table:table-cell>
          <table:table-cell table:style-name="ce1" office:value-type="string" calcext:value-type="string">
            <text:p>POS_NUM</text:p>
          </table:table-cell>
          <table:table-cell table:formula="of:=IF([.C715]=&quot;&quot;;CONCATENATE(&quot;#&quot;;[.B715]);CONCATENATE([.B715];&quot;=&quot;;[.C715]))" office:value-type="string" office:string-value="MC00000=POS_NUM" calcext:value-type="string">
            <text:p>MC00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O00000</text:p>
          </table:table-cell>
          <table:table-cell table:style-name="ce1" office:value-type="string" calcext:value-type="string">
            <text:p>POS_NUM</text:p>
          </table:table-cell>
          <table:table-cell table:formula="of:=IF([.C716]=&quot;&quot;;CONCATENATE(&quot;#&quot;;[.B716]);CONCATENATE([.B716];&quot;=&quot;;[.C716]))" office:value-type="string" office:string-value="MO00000=POS_NUM" calcext:value-type="string">
            <text:p>MO00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M00000</text:p>
          </table:table-cell>
          <table:table-cell table:style-name="ce1" office:value-type="string" calcext:value-type="string">
            <text:p>POS_NUM</text:p>
          </table:table-cell>
          <table:table-cell table:formula="of:=IF([.C717]=&quot;&quot;;CONCATENATE(&quot;#&quot;;[.B717]);CONCATENATE([.B717];&quot;=&quot;;[.C717]))" office:value-type="string" office:string-value="MM00000=POS_NUM" calcext:value-type="string">
            <text:p>MM00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S00000</text:p>
          </table:table-cell>
          <table:table-cell table:style-name="ce1" office:value-type="string" calcext:value-type="string">
            <text:p>POS_NUM</text:p>
          </table:table-cell>
          <table:table-cell table:formula="of:=IF([.C718]=&quot;&quot;;CONCATENATE(&quot;#&quot;;[.B718]);CONCATENATE([.B718];&quot;=&quot;;[.C718]))" office:value-type="string" office:string-value="MS00000=POS_NUM" calcext:value-type="string">
            <text:p>MS00000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19]=&quot;&quot;;CONCATENATE(&quot;#&quot;;[.B719]);CONCATENATE([.B719];&quot;=&quot;;[.C71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rticle (2 digits)</text:p>
          </table:table-cell>
          <table:table-cell/>
          <table:table-cell table:formula="of:=IF([.C720]=&quot;&quot;;CONCATENATE(&quot;#&quot;;[.B720]);CONCATENATE([.B720];&quot;=&quot;;[.C720]))" office:value-type="string" office:string-value="#Particle (2 digits)" calcext:value-type="string">
            <text:p>#Particle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Z</text:p>
          </table:table-cell>
          <table:table-cell table:style-name="ce1" office:value-type="string" calcext:value-type="string">
            <text:p>POS_PART</text:p>
          </table:table-cell>
          <table:table-cell table:formula="of:=IF([.C721]=&quot;&quot;;CONCATENATE(&quot;#&quot;;[.B721]);CONCATENATE([.B721];&quot;=&quot;;[.C721]))" office:value-type="string" office:string-value="QZ=POS_PART" calcext:value-type="string">
            <text:p>QZ=POS_PAR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Q</text:p>
          </table:table-cell>
          <table:table-cell table:style-name="ce1" office:value-type="string" calcext:value-type="string">
            <text:p>POS_PART</text:p>
          </table:table-cell>
          <table:table-cell table:formula="of:=IF([.C722]=&quot;&quot;;CONCATENATE(&quot;#&quot;;[.B722]);CONCATENATE([.B722];&quot;=&quot;;[.C722]))" office:value-type="string" office:string-value="QQ=POS_PART" calcext:value-type="string">
            <text:p>QQ=POS_PAR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O</text:p>
          </table:table-cell>
          <table:table-cell table:style-name="ce1" office:value-type="string" calcext:value-type="string">
            <text:p>POS_PART</text:p>
          </table:table-cell>
          <table:table-cell table:formula="of:=IF([.C723]=&quot;&quot;;CONCATENATE(&quot;#&quot;;[.B723]);CONCATENATE([.B723];&quot;=&quot;;[.C723]))" office:value-type="string" office:string-value="QO=POS_PART" calcext:value-type="string">
            <text:p>QO=POS_PAR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R</text:p>
          </table:table-cell>
          <table:table-cell table:style-name="ce1" office:value-type="string" calcext:value-type="string">
            <text:p>POS_PART</text:p>
          </table:table-cell>
          <table:table-cell table:formula="of:=IF([.C724]=&quot;&quot;;CONCATENATE(&quot;#&quot;;[.B724]);CONCATENATE([.B724];&quot;=&quot;;[.C724]))" office:value-type="string" office:string-value="QR=POS_PART" calcext:value-type="string">
            <text:p>QR=POS_PAR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25]=&quot;&quot;;CONCATENATE(&quot;#&quot;;[.B725]);CONCATENATE([.B725];&quot;=&quot;;[.C72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2 digits)</text:p>
          </table:table-cell>
          <table:table-cell/>
          <table:table-cell table:formula="of:=IF([.C726]=&quot;&quot;;CONCATENATE(&quot;#&quot;;[.B726]);CONCATENATE([.B726];&quot;=&quot;;[.C726]))" office:value-type="string" office:string-value="#Interjection (2 digits)" calcext:value-type="string">
            <text:p>#Interjec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S</text:p>
          </table:table-cell>
          <table:table-cell table:style-name="ce1" office:value-type="string" calcext:value-type="string">
            <text:p>POS_INTJ</text:p>
          </table:table-cell>
          <table:table-cell table:formula="of:=IF([.C727]=&quot;&quot;;CONCATENATE(&quot;#&quot;;[.B727]);CONCATENATE([.B727];&quot;=&quot;;[.C727]))" office:value-type="string" office:string-value="IS=POS_INTJ" calcext:value-type="string">
            <text:p>IS=POS_INT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C</text:p>
          </table:table-cell>
          <table:table-cell table:style-name="ce1" office:value-type="string" calcext:value-type="string">
            <text:p>POS_INTJ</text:p>
          </table:table-cell>
          <table:table-cell table:formula="of:=IF([.C728]=&quot;&quot;;CONCATENATE(&quot;#&quot;;[.B728]);CONCATENATE([.B728];&quot;=&quot;;[.C728]))" office:value-type="string" office:string-value="IC=POS_INTJ" calcext:value-type="string">
            <text:p>IC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29]=&quot;&quot;;CONCATENATE(&quot;#&quot;;[.B729]);CONCATENATE([.B729];&quot;=&quot;;[.C72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breviation (5 digits)</text:p>
          </table:table-cell>
          <table:table-cell/>
          <table:table-cell table:formula="of:=IF([.C730]=&quot;&quot;;CONCATENATE(&quot;#&quot;;[.B730]);CONCATENATE([.B730];&quot;=&quot;;[.C730]))" office:value-type="string" office:string-value="#Abbreviation (5 digits)" calcext:value-type="string">
            <text:p>#Abbreviation (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YN000</text:p>
          </table:table-cell>
          <table:table-cell table:style-name="ce1" office:value-type="string" calcext:value-type="string">
            <text:p>POS_NOUN</text:p>
          </table:table-cell>
          <table:table-cell table:formula="of:=IF([.C731]=&quot;&quot;;CONCATENATE(&quot;#&quot;;[.B731]);CONCATENATE([.B731];&quot;=&quot;;[.C731]))" office:value-type="string" office:string-value="YN000=POS_NOUN" calcext:value-type="string">
            <text:p>YN000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YA000</text:p>
          </table:table-cell>
          <table:table-cell table:style-name="ce1" office:value-type="string" calcext:value-type="string">
            <text:p>POS_ADJ</text:p>
          </table:table-cell>
          <table:table-cell table:formula="of:=IF([.C732]=&quot;&quot;;CONCATENATE(&quot;#&quot;;[.B732]);CONCATENATE([.B732];&quot;=&quot;;[.C732]))" office:value-type="string" office:string-value="YA000=POS_ADJ" calcext:value-type="string">
            <text:p>YA000=POS_ADJ</text:p>
          </table:table-cell>
          <table:table-cell table:style-name="ce1" office:value-type="string" calcext:value-type="string">
            <text:p>case for YA?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IF([.C733]=&quot;&quot;;CONCATENATE(&quot;#&quot;;[.B733]);CONCATENATE([.B733];&quot;=&quot;;[.C73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sidual (1 digit)</text:p>
          </table:table-cell>
          <table:table-cell/>
          <table:table-cell table:formula="of:=IF([.C734]=&quot;&quot;;CONCATENATE(&quot;#&quot;;[.B734]);CONCATENATE([.B734];&quot;=&quot;;[.C734]))" office:value-type="string" office:string-value="#Residual (1 digit)" calcext:value-type="string">
            <text:p>#Residual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1" office:value-type="string" calcext:value-type="string">
            <text:p>POS_X</text:p>
          </table:table-cell>
          <table:table-cell table:formula="of:=IF([.C735]=&quot;&quot;;CONCATENATE(&quot;#&quot;;[.B735]);CONCATENATE([.B735];&quot;=&quot;;[.C735]))" office:value-type="string" office:string-value="X=POS_X" calcext:value-type="string">
            <text:p>X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36]=&quot;&quot;;CONCATENATE(&quot;#&quot;;[.B736]);CONCATENATE([.B736];&quot;=&quot;;[.C73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737]=&quot;&quot;;CONCATENATE(&quot;#&quot;;[.B737]);CONCATENATE([.B737];&quot;=&quot;;[.C737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738]=&quot;&quot;;CONCATENATE(&quot;#&quot;;[.B738]);CONCATENATE([.B738];&quot;=&quot;;[.C738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739]=&quot;&quot;;CONCATENATE(&quot;#&quot;;[.B739]);CONCATENATE([.B739];&quot;=&quot;;[.C739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740]=&quot;&quot;;CONCATENATE(&quot;#&quot;;[.B740]);CONCATENATE([.B740];&quot;=&quot;;[.C740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741]=&quot;&quot;;CONCATENATE(&quot;#&quot;;[.B741]);CONCATENATE([.B741];&quot;=&quot;;[.C741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42]=&quot;&quot;;CONCATENATE(&quot;#&quot;;[.B742]);CONCATENATE([.B742];&quot;=&quot;;[.C74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743]=&quot;&quot;;CONCATENATE(&quot;#&quot;;[.B743]);CONCATENATE([.B743];&quot;=&quot;;[.C743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744]=&quot;&quot;;CONCATENATE(&quot;#&quot;;[.B744]);CONCATENATE([.B744];&quot;=&quot;;[.C744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45]=&quot;&quot;;CONCATENATE(&quot;#&quot;;[.B745]);CONCATENATE([.B745];&quot;=&quot;;[.C74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746]=&quot;&quot;;CONCATENATE(&quot;#&quot;;[.B746]);CONCATENATE([.B746];&quot;=&quot;;[.C746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747]=&quot;&quot;;CONCATENATE(&quot;#&quot;;[.B747]);CONCATENATE([.B747];&quot;=&quot;;[.C747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748]=&quot;&quot;;CONCATENATE(&quot;#&quot;;[.B748]);CONCATENATE([.B748];&quot;=&quot;;[.C748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749]=&quot;&quot;;CONCATENATE(&quot;#&quot;;[.B749]);CONCATENATE([.B749];&quot;=&quot;;[.C749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750]=&quot;&quot;;CONCATENATE(&quot;#&quot;;[.B750]);CONCATENATE([.B750];&quot;=&quot;;[.C750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751]=&quot;&quot;;CONCATENATE(&quot;#&quot;;[.B751]);CONCATENATE([.B751];&quot;=&quot;;[.C751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752]=&quot;&quot;;CONCATENATE(&quot;#&quot;;[.B752]);CONCATENATE([.B752];&quot;=&quot;;[.C752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753]=&quot;&quot;;CONCATENATE(&quot;#&quot;;[.B753]);CONCATENATE([.B753];&quot;=&quot;;[.C753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754]=&quot;&quot;;CONCATENATE(&quot;#&quot;;[.B754]);CONCATENATE([.B754];&quot;=&quot;;[.C754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755]=&quot;&quot;;CONCATENATE(&quot;#&quot;;[.B755]);CONCATENATE([.B755];&quot;=&quot;;[.C755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756]=&quot;&quot;;CONCATENATE(&quot;#&quot;;[.B756]);CONCATENATE([.B756];&quot;=&quot;;[.C756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757]=&quot;&quot;;CONCATENATE(&quot;#&quot;;[.B757]);CONCATENATE([.B757];&quot;=&quot;;[.C757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758]=&quot;&quot;;CONCATENATE(&quot;#&quot;;[.B758]);CONCATENATE([.B758];&quot;=&quot;;[.C758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759]=&quot;&quot;;CONCATENATE(&quot;#&quot;;[.B759]);CONCATENATE([.B759];&quot;=&quot;;[.C759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760]=&quot;&quot;;CONCATENATE(&quot;#&quot;;[.B760]);CONCATENATE([.B760];&quot;=&quot;;[.C760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761]=&quot;&quot;;CONCATENATE(&quot;#&quot;;[.B761]);CONCATENATE([.B761];&quot;=&quot;;[.C761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762]=&quot;&quot;;CONCATENATE(&quot;#&quot;;[.B762]);CONCATENATE([.B762];&quot;=&quot;;[.C762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763]=&quot;&quot;;CONCATENATE(&quot;#&quot;;[.B763]);CONCATENATE([.B763];&quot;=&quot;;[.C763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764]=&quot;&quot;;CONCATENATE(&quot;#&quot;;[.B764]);CONCATENATE([.B764];&quot;=&quot;;[.C764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765]=&quot;&quot;;CONCATENATE(&quot;#&quot;;[.B765]);CONCATENATE([.B765];&quot;=&quot;;[.C765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766]=&quot;&quot;;CONCATENATE(&quot;#&quot;;[.B766]);CONCATENATE([.B766];&quot;=&quot;;[.C766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767]=&quot;&quot;;CONCATENATE(&quot;#&quot;;[.B767]);CONCATENATE([.B767];&quot;=&quot;;[.C767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768]=&quot;&quot;;CONCATENATE(&quot;#&quot;;[.B768]);CONCATENATE([.B768];&quot;=&quot;;[.C768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69]=&quot;&quot;;CONCATENATE(&quot;#&quot;;[.B769]);CONCATENATE([.B769];&quot;=&quot;;[.C76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70]=&quot;&quot;;CONCATENATE(&quot;#&quot;;[.B770]);CONCATENATE([.B770];&quot;=&quot;;[.C77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an (it)</text:p>
          </table:table-cell>
          <table:table-cell office:value-type="string" calcext:value-type="string">
            <text:p>https://talp-upc.gitbooks.io/freeling-user-manual/content/tagsets/tagset-it.html</text:p>
          </table:table-cell>
          <table:table-cell/>
          <table:table-cell table:formula="of:=IF([.C771]=&quot;&quot;;CONCATENATE(&quot;#&quot;;[.B771]);CONCATENATE([.B771];&quot;=&quot;;[.C771]))" office:value-type="string" office:string-value="#https://talp-upc.gitbooks.io/freeling-user-manual/content/tagsets/tagset-it.html" calcext:value-type="string">
            <text:p>#https://talp-upc.gitbooks.io/freeling-user-manual/content/tagsets/tagset-it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72]=&quot;&quot;;CONCATENATE(&quot;#&quot;;[.B772]);CONCATENATE([.B772];&quot;=&quot;;[.C77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4/5/6 digits)</text:p>
          </table:table-cell>
          <table:table-cell/>
          <table:table-cell table:formula="of:=IF([.C773]=&quot;&quot;;CONCATENATE(&quot;#&quot;;[.B773]);CONCATENATE([.B773];&quot;=&quot;;[.C773]))" office:value-type="string" office:string-value="#Adjective (4/5/6 digits)" calcext:value-type="string">
            <text:p>#Adjective (4/5/6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O00 / AOS00</text:p>
          </table:table-cell>
          <table:table-cell table:style-name="ce1" office:value-type="string" calcext:value-type="string">
            <text:p>POS_ADJ</text:p>
          </table:table-cell>
          <table:table-cell table:formula="of:=IF([.C774]=&quot;&quot;;CONCATENATE(&quot;#&quot;;[.B774]);CONCATENATE([.B774];&quot;=&quot;;[.C774]))" office:value-type="string" office:string-value="AO00 / AOS00=POS_ADJ" calcext:value-type="string">
            <text:p>AO00 / AOS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Q00 / AQS00</text:p>
          </table:table-cell>
          <table:table-cell table:style-name="ce1" office:value-type="string" calcext:value-type="string">
            <text:p>POS_ADJ</text:p>
          </table:table-cell>
          <table:table-cell table:formula="of:=IF([.C775]=&quot;&quot;;CONCATENATE(&quot;#&quot;;[.B775]);CONCATENATE([.B775];&quot;=&quot;;[.C775]))" office:value-type="string" office:string-value="AQ00 / AQS00=POS_ADJ" calcext:value-type="string">
            <text:p>AQ00 / AQS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P00XY</text:p>
          </table:table-cell>
          <table:table-cell table:style-name="ce1" office:value-type="string" calcext:value-type="string">
            <text:p>POS_ADJ</text:p>
          </table:table-cell>
          <table:table-cell table:formula="of:=IF([.C776]=&quot;&quot;;CONCATENATE(&quot;#&quot;;[.B776]);CONCATENATE([.B776];&quot;=&quot;;[.C776]))" office:value-type="string" office:string-value="AP00XY=POS_ADJ" calcext:value-type="string">
            <text:p>AP00XY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77]=&quot;&quot;;CONCATENATE(&quot;#&quot;;[.B777]);CONCATENATE([.B777];&quot;=&quot;;[.C77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2 digits)</text:p>
          </table:table-cell>
          <table:table-cell/>
          <table:table-cell table:formula="of:=IF([.C778]=&quot;&quot;;CONCATENATE(&quot;#&quot;;[.B778]);CONCATENATE([.B778];&quot;=&quot;;[.C778]))" office:value-type="string" office:string-value="#Conjunction (2 digits)" calcext:value-type="string">
            <text:p>#Conjunc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779]=&quot;&quot;;CONCATENATE(&quot;#&quot;;[.B779]);CONCATENATE([.B779];&quot;=&quot;;[.C779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1" office:value-type="string" calcext:value-type="string">
            <text:p>POS_SCONJ</text:p>
          </table:table-cell>
          <table:table-cell table:formula="of:=IF([.C780]=&quot;&quot;;CONCATENATE(&quot;#&quot;;[.B780]);CONCATENATE([.B780];&quot;=&quot;;[.C780]))" office:value-type="string" office:string-value="CS=POS_SCONJ" calcext:value-type="string">
            <text:p>CS=POS_S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81]=&quot;&quot;;CONCATENATE(&quot;#&quot;;[.B781]);CONCATENATE([.B781];&quot;=&quot;;[.C78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terminer (5/6 digits)</text:p>
          </table:table-cell>
          <table:table-cell/>
          <table:table-cell table:formula="of:=IF([.C782]=&quot;&quot;;CONCATENATE(&quot;#&quot;;[.B782]);CONCATENATE([.B782];&quot;=&quot;;[.C782]))" office:value-type="string" office:string-value="#Determiner (5/6 digits)" calcext:value-type="string">
            <text:p>#Determiner (5/6 digits)</text:p>
          </table:table-cell>
          <table:table-cell table:style-name="ce1" office:value-type="string" calcext:value-type="string">
            <text:p>person 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000</text:p>
          </table:table-cell>
          <table:table-cell table:style-name="ce1" office:value-type="string" calcext:value-type="string">
            <text:p>POS_DET</text:p>
          </table:table-cell>
          <table:table-cell table:formula="of:=IF([.C783]=&quot;&quot;;CONCATENATE(&quot;#&quot;;[.B783]);CONCATENATE([.B783];&quot;=&quot;;[.C783]))" office:value-type="string" office:string-value="DA000=POS_DET" calcext:value-type="string">
            <text:p>DA000=POS_D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D000</text:p>
          </table:table-cell>
          <table:table-cell table:style-name="ce1" office:value-type="string" calcext:value-type="string">
            <text:p>POS_ADJ</text:p>
          </table:table-cell>
          <table:table-cell table:formula="of:=IF([.C784]=&quot;&quot;;CONCATENATE(&quot;#&quot;;[.B784]);CONCATENATE([.B784];&quot;=&quot;;[.C784]))" office:value-type="string" office:string-value="DD000=POS_ADJ" calcext:value-type="string">
            <text:p>DD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000</text:p>
          </table:table-cell>
          <table:table-cell table:style-name="ce1" office:value-type="string" calcext:value-type="string">
            <text:p>POS_ADJ</text:p>
          </table:table-cell>
          <table:table-cell table:formula="of:=IF([.C785]=&quot;&quot;;CONCATENATE(&quot;#&quot;;[.B785]);CONCATENATE([.B785];&quot;=&quot;;[.C785]))" office:value-type="string" office:string-value="DE000=POS_ADJ" calcext:value-type="string">
            <text:p>DE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000</text:p>
          </table:table-cell>
          <table:table-cell table:style-name="ce1" office:value-type="string" calcext:value-type="string">
            <text:p>POS_ADJ</text:p>
          </table:table-cell>
          <table:table-cell table:formula="of:=IF([.C786]=&quot;&quot;;CONCATENATE(&quot;#&quot;;[.B786]);CONCATENATE([.B786];&quot;=&quot;;[.C786]))" office:value-type="string" office:string-value="DI000=POS_ADJ" calcext:value-type="string">
            <text:p>DI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T000</text:p>
          </table:table-cell>
          <table:table-cell table:style-name="ce1" office:value-type="string" calcext:value-type="string">
            <text:p>POS_ADJ</text:p>
          </table:table-cell>
          <table:table-cell table:formula="of:=IF([.C787]=&quot;&quot;;CONCATENATE(&quot;#&quot;;[.B787]);CONCATENATE([.B787];&quot;=&quot;;[.C787]))" office:value-type="string" office:string-value="DT000=POS_ADJ" calcext:value-type="string">
            <text:p>DT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N000</text:p>
          </table:table-cell>
          <table:table-cell table:style-name="ce1" office:value-type="string" calcext:value-type="string">
            <text:p>POS_NUM</text:p>
          </table:table-cell>
          <table:table-cell table:formula="of:=IF([.C788]=&quot;&quot;;CONCATENATE(&quot;#&quot;;[.B788]);CONCATENATE([.B788];&quot;=&quot;;[.C788]))" office:value-type="string" office:string-value="DN000=POS_NUM" calcext:value-type="string">
            <text:p>DN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P000X</text:p>
          </table:table-cell>
          <table:table-cell table:style-name="ce1" office:value-type="string" calcext:value-type="string">
            <text:p>POS_ADJ</text:p>
          </table:table-cell>
          <table:table-cell table:formula="of:=IF([.C789]=&quot;&quot;;CONCATENATE(&quot;#&quot;;[.B789]);CONCATENATE([.B789];&quot;=&quot;;[.C789]))" office:value-type="string" office:string-value="DP000X=POS_ADJ" calcext:value-type="string">
            <text:p>DP000X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90]=&quot;&quot;;CONCATENATE(&quot;#&quot;;[.B790]);CONCATENATE([.B790];&quot;=&quot;;[.C79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4/5 digits)</text:p>
          </table:table-cell>
          <table:table-cell/>
          <table:table-cell table:formula="of:=IF([.C791]=&quot;&quot;;CONCATENATE(&quot;#&quot;;[.B791]);CONCATENATE([.B791];&quot;=&quot;;[.C791]))" office:value-type="string" office:string-value="#Noun (4/5 digits)" calcext:value-type="string">
            <text:p>#Noun (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 / NC00X</text:p>
          </table:table-cell>
          <table:table-cell table:style-name="ce1" office:value-type="string" calcext:value-type="string">
            <text:p>POS_NOUN</text:p>
          </table:table-cell>
          <table:table-cell table:formula="of:=IF([.C792]=&quot;&quot;;CONCATENATE(&quot;#&quot;;[.B792]);CONCATENATE([.B792];&quot;=&quot;;[.C792]))" office:value-type="string" office:string-value="NC00 / NC00X=POS_NOUN" calcext:value-type="string">
            <text:p>NC00 / NC00X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Y</text:p>
          </table:table-cell>
          <table:table-cell table:style-name="ce1" office:value-type="string" calcext:value-type="string">
            <text:p>POS_NOUN</text:p>
          </table:table-cell>
          <table:table-cell table:formula="of:=IF([.C793]=&quot;&quot;;CONCATENATE(&quot;#&quot;;[.B793]);CONCATENATE([.B793];&quot;=&quot;;[.C793]))" office:value-type="string" office:string-value="NP00Y=POS_NOUN" calcext:value-type="string">
            <text:p>NP00Y=POS_NOU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794]=&quot;&quot;;CONCATENATE(&quot;#&quot;;[.B794]);CONCATENATE([.B794];&quot;=&quot;;[.C79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noun (6/7 digits)</text:p>
          </table:table-cell>
          <table:table-cell/>
          <table:table-cell table:formula="of:=IF([.C795]=&quot;&quot;;CONCATENATE(&quot;#&quot;;[.B795]);CONCATENATE([.B795];&quot;=&quot;;[.C795]))" office:value-type="string" office:string-value="#Pronoun (6/7 digits)" calcext:value-type="string">
            <text:p>#Pronoun (6/7 digits)</text:p>
          </table:table-cell>
          <table:table-cell table:style-name="ce1" office:value-type="string" calcext:value-type="string">
            <text:p>person for no PP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D0000</text:p>
          </table:table-cell>
          <table:table-cell table:style-name="ce1" office:value-type="string" calcext:value-type="string">
            <text:p>POS_PRON</text:p>
          </table:table-cell>
          <table:table-cell table:formula="of:=IF([.C796]=&quot;&quot;;CONCATENATE(&quot;#&quot;;[.B796]);CONCATENATE([.B796];&quot;=&quot;;[.C796]))" office:value-type="string" office:string-value="PD0000=POS_PRON" calcext:value-type="string">
            <text:p>PD0000=POS_PRON</text:p>
          </table:table-cell>
          <table:table-cell table:style-name="ce1" office:value-type="string" calcext:value-type="string">
            <text:p>case for no P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E0000</text:p>
          </table:table-cell>
          <table:table-cell table:style-name="ce1" office:value-type="string" calcext:value-type="string">
            <text:p>POS_PRON</text:p>
          </table:table-cell>
          <table:table-cell table:formula="of:=IF([.C797]=&quot;&quot;;CONCATENATE(&quot;#&quot;;[.B797]);CONCATENATE([.B797];&quot;=&quot;;[.C797]))" office:value-type="string" office:string-value="PE0000=POS_PRON" calcext:value-type="string">
            <text:p>PE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0000</text:p>
          </table:table-cell>
          <table:table-cell table:style-name="ce1" office:value-type="string" calcext:value-type="string">
            <text:p>POS_PRON</text:p>
          </table:table-cell>
          <table:table-cell table:formula="of:=IF([.C798]=&quot;&quot;;CONCATENATE(&quot;#&quot;;[.B798]);CONCATENATE([.B798];&quot;=&quot;;[.C798]))" office:value-type="string" office:string-value="PI0000=POS_PRON" calcext:value-type="string">
            <text:p>PI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T0000</text:p>
          </table:table-cell>
          <table:table-cell table:style-name="ce1" office:value-type="string" calcext:value-type="string">
            <text:p>POS_PRON</text:p>
          </table:table-cell>
          <table:table-cell table:formula="of:=IF([.C799]=&quot;&quot;;CONCATENATE(&quot;#&quot;;[.B799]);CONCATENATE([.B799];&quot;=&quot;;[.C799]))" office:value-type="string" office:string-value="PT0000=POS_PRON" calcext:value-type="string">
            <text:p>PT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N0000</text:p>
          </table:table-cell>
          <table:table-cell table:style-name="ce1" office:value-type="string" calcext:value-type="string">
            <text:p>POS_NUM</text:p>
          </table:table-cell>
          <table:table-cell table:formula="of:=IF([.C800]=&quot;&quot;;CONCATENATE(&quot;#&quot;;[.B800]);CONCATENATE([.B800];&quot;=&quot;;[.C800]))" office:value-type="string" office:string-value="PN0000=POS_NUM" calcext:value-type="string">
            <text:p>PN0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P0000 / PP0000P</text:p>
          </table:table-cell>
          <table:table-cell table:style-name="ce1" office:value-type="string" calcext:value-type="string">
            <text:p>POS_PRON</text:p>
          </table:table-cell>
          <table:table-cell table:formula="of:=IF([.C801]=&quot;&quot;;CONCATENATE(&quot;#&quot;;[.B801]);CONCATENATE([.B801];&quot;=&quot;;[.C801]))" office:value-type="string" office:string-value="PP0000 / PP0000P=POS_PRON" calcext:value-type="string">
            <text:p>PP0000 / PP0000P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0000</text:p>
          </table:table-cell>
          <table:table-cell table:style-name="ce1" office:value-type="string" calcext:value-type="string">
            <text:p>POS_PRON</text:p>
          </table:table-cell>
          <table:table-cell table:formula="of:=IF([.C802]=&quot;&quot;;CONCATENATE(&quot;#&quot;;[.B802]);CONCATENATE([.B802];&quot;=&quot;;[.C802]))" office:value-type="string" office:string-value="PR0000=POS_PRON" calcext:value-type="string">
            <text:p>PR0000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03]=&quot;&quot;;CONCATENATE(&quot;#&quot;;[.B803]);CONCATENATE([.B803];&quot;=&quot;;[.C80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2 digits)</text:p>
          </table:table-cell>
          <table:table-cell/>
          <table:table-cell table:formula="of:=IF([.C804]=&quot;&quot;;CONCATENATE(&quot;#&quot;;[.B804]);CONCATENATE([.B804];&quot;=&quot;;[.C804]))" office:value-type="string" office:string-value="#Adverb (2 digits)" calcext:value-type="string">
            <text:p>#Adverb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N</text:p>
          </table:table-cell>
          <table:table-cell table:style-name="ce1" office:value-type="string" calcext:value-type="string">
            <text:p>POS_ADV</text:p>
          </table:table-cell>
          <table:table-cell table:formula="of:=IF([.C805]=&quot;&quot;;CONCATENATE(&quot;#&quot;;[.B805]);CONCATENATE([.B805];&quot;=&quot;;[.C805]))" office:value-type="string" office:string-value="RN=POS_ADV" calcext:value-type="string">
            <text:p>RN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table:style-name="ce1" office:value-type="string" calcext:value-type="string">
            <text:p>POS_ADV</text:p>
          </table:table-cell>
          <table:table-cell table:formula="of:=IF([.C806]=&quot;&quot;;CONCATENATE(&quot;#&quot;;[.B806]);CONCATENATE([.B806];&quot;=&quot;;[.C806]))" office:value-type="string" office:string-value="RG=POS_ADV" calcext:value-type="string">
            <text:p>RG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07]=&quot;&quot;;CONCATENATE(&quot;#&quot;;[.B807]);CONCATENATE([.B807];&quot;=&quot;;[.C80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3/4/5 digits)</text:p>
          </table:table-cell>
          <table:table-cell/>
          <table:table-cell table:formula="of:=IF([.C808]=&quot;&quot;;CONCATENATE(&quot;#&quot;;[.B808]);CONCATENATE([.B808];&quot;=&quot;;[.C808]))" office:value-type="string" office:string-value="#Adposition (3/4/5 digits)" calcext:value-type="string">
            <text:p>#Adposition (3/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C / SPCM / SPCMS</text:p>
          </table:table-cell>
          <table:table-cell table:style-name="ce1" office:value-type="string" calcext:value-type="string">
            <text:p>POS_ADP</text:p>
          </table:table-cell>
          <table:table-cell table:formula="of:=IF([.C809]=&quot;&quot;;CONCATENATE(&quot;#&quot;;[.B809]);CONCATENATE([.B809];&quot;=&quot;;[.C809]))" office:value-type="string" office:string-value="SPC / SPCM / SPCMS=POS_ADP" calcext:value-type="string">
            <text:p>SPC / SPCM / SPCMS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10]=&quot;&quot;;CONCATENATE(&quot;#&quot;;[.B810]);CONCATENATE([.B810];&quot;=&quot;;[.C81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erb (7 digits)</text:p>
          </table:table-cell>
          <table:table-cell/>
          <table:table-cell table:formula="of:=IF([.C811]=&quot;&quot;;CONCATENATE(&quot;#&quot;;[.B811]);CONCATENATE([.B811];&quot;=&quot;;[.C811]))" office:value-type="string" office:string-value="#Verb (7 digits)" calcext:value-type="string">
            <text:p>#Verb (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M00000</text:p>
          </table:table-cell>
          <table:table-cell table:style-name="ce1" office:value-type="string" calcext:value-type="string">
            <text:p>POS_VERB</text:p>
          </table:table-cell>
          <table:table-cell table:formula="of:=IF([.C812]=&quot;&quot;;CONCATENATE(&quot;#&quot;;[.B812]);CONCATENATE([.B812];&quot;=&quot;;[.C812]))" office:value-type="string" office:string-value="VM00000=POS_VERB" calcext:value-type="string">
            <text:p>VM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A00000</text:p>
          </table:table-cell>
          <table:table-cell table:style-name="ce1" office:value-type="string" calcext:value-type="string">
            <text:p>POS_VERB</text:p>
          </table:table-cell>
          <table:table-cell table:formula="of:=IF([.C813]=&quot;&quot;;CONCATENATE(&quot;#&quot;;[.B813]);CONCATENATE([.B813];&quot;=&quot;;[.C813]))" office:value-type="string" office:string-value="VA00000=POS_VERB" calcext:value-type="string">
            <text:p>VA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S00000</text:p>
          </table:table-cell>
          <table:table-cell table:style-name="ce1" office:value-type="string" calcext:value-type="string">
            <text:p>POS_VERB</text:p>
          </table:table-cell>
          <table:table-cell table:formula="of:=IF([.C814]=&quot;&quot;;CONCATENATE(&quot;#&quot;;[.B814]);CONCATENATE([.B814];&quot;=&quot;;[.C814]))" office:value-type="string" office:string-value="VS00000=POS_VERB" calcext:value-type="string">
            <text:p>VS00000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15]=&quot;&quot;;CONCATENATE(&quot;#&quot;;[.B815]);CONCATENATE([.B815];&quot;=&quot;;[.C81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816]=&quot;&quot;;CONCATENATE(&quot;#&quot;;[.B816]);CONCATENATE([.B816];&quot;=&quot;;[.C816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817]=&quot;&quot;;CONCATENATE(&quot;#&quot;;[.B817]);CONCATENATE([.B817];&quot;=&quot;;[.C817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818]=&quot;&quot;;CONCATENATE(&quot;#&quot;;[.B818]);CONCATENATE([.B818];&quot;=&quot;;[.C818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819]=&quot;&quot;;CONCATENATE(&quot;#&quot;;[.B819]);CONCATENATE([.B819];&quot;=&quot;;[.C819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820]=&quot;&quot;;CONCATENATE(&quot;#&quot;;[.B820]);CONCATENATE([.B820];&quot;=&quot;;[.C820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21]=&quot;&quot;;CONCATENATE(&quot;#&quot;;[.B821]);CONCATENATE([.B821];&quot;=&quot;;[.C82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822]=&quot;&quot;;CONCATENATE(&quot;#&quot;;[.B822]);CONCATENATE([.B822];&quot;=&quot;;[.C822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823]=&quot;&quot;;CONCATENATE(&quot;#&quot;;[.B823]);CONCATENATE([.B823];&quot;=&quot;;[.C823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24]=&quot;&quot;;CONCATENATE(&quot;#&quot;;[.B824]);CONCATENATE([.B824];&quot;=&quot;;[.C82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825]=&quot;&quot;;CONCATENATE(&quot;#&quot;;[.B825]);CONCATENATE([.B825];&quot;=&quot;;[.C825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826]=&quot;&quot;;CONCATENATE(&quot;#&quot;;[.B826]);CONCATENATE([.B826];&quot;=&quot;;[.C826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27]=&quot;&quot;;CONCATENATE(&quot;#&quot;;[.B827]);CONCATENATE([.B827];&quot;=&quot;;[.C82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828]=&quot;&quot;;CONCATENATE(&quot;#&quot;;[.B828]);CONCATENATE([.B828];&quot;=&quot;;[.C828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829]=&quot;&quot;;CONCATENATE(&quot;#&quot;;[.B829]);CONCATENATE([.B829];&quot;=&quot;;[.C829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830]=&quot;&quot;;CONCATENATE(&quot;#&quot;;[.B830]);CONCATENATE([.B830];&quot;=&quot;;[.C830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831]=&quot;&quot;;CONCATENATE(&quot;#&quot;;[.B831]);CONCATENATE([.B831];&quot;=&quot;;[.C831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832]=&quot;&quot;;CONCATENATE(&quot;#&quot;;[.B832]);CONCATENATE([.B832];&quot;=&quot;;[.C832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833]=&quot;&quot;;CONCATENATE(&quot;#&quot;;[.B833]);CONCATENATE([.B833];&quot;=&quot;;[.C833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834]=&quot;&quot;;CONCATENATE(&quot;#&quot;;[.B834]);CONCATENATE([.B834];&quot;=&quot;;[.C834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835]=&quot;&quot;;CONCATENATE(&quot;#&quot;;[.B835]);CONCATENATE([.B835];&quot;=&quot;;[.C835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836]=&quot;&quot;;CONCATENATE(&quot;#&quot;;[.B836]);CONCATENATE([.B836];&quot;=&quot;;[.C836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837]=&quot;&quot;;CONCATENATE(&quot;#&quot;;[.B837]);CONCATENATE([.B837];&quot;=&quot;;[.C837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838]=&quot;&quot;;CONCATENATE(&quot;#&quot;;[.B838]);CONCATENATE([.B838];&quot;=&quot;;[.C838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839]=&quot;&quot;;CONCATENATE(&quot;#&quot;;[.B839]);CONCATENATE([.B839];&quot;=&quot;;[.C839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840]=&quot;&quot;;CONCATENATE(&quot;#&quot;;[.B840]);CONCATENATE([.B840];&quot;=&quot;;[.C840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841]=&quot;&quot;;CONCATENATE(&quot;#&quot;;[.B841]);CONCATENATE([.B841];&quot;=&quot;;[.C841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842]=&quot;&quot;;CONCATENATE(&quot;#&quot;;[.B842]);CONCATENATE([.B842];&quot;=&quot;;[.C842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843]=&quot;&quot;;CONCATENATE(&quot;#&quot;;[.B843]);CONCATENATE([.B843];&quot;=&quot;;[.C843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844]=&quot;&quot;;CONCATENATE(&quot;#&quot;;[.B844]);CONCATENATE([.B844];&quot;=&quot;;[.C844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845]=&quot;&quot;;CONCATENATE(&quot;#&quot;;[.B845]);CONCATENATE([.B845];&quot;=&quot;;[.C845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846]=&quot;&quot;;CONCATENATE(&quot;#&quot;;[.B846]);CONCATENATE([.B846];&quot;=&quot;;[.C846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847]=&quot;&quot;;CONCATENATE(&quot;#&quot;;[.B847]);CONCATENATE([.B847];&quot;=&quot;;[.C847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848]=&quot;&quot;;CONCATENATE(&quot;#&quot;;[.B848]);CONCATENATE([.B848];&quot;=&quot;;[.C848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849]=&quot;&quot;;CONCATENATE(&quot;#&quot;;[.B849]);CONCATENATE([.B849];&quot;=&quot;;[.C849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850]=&quot;&quot;;CONCATENATE(&quot;#&quot;;[.B850]);CONCATENATE([.B850];&quot;=&quot;;[.C850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51]=&quot;&quot;;CONCATENATE(&quot;#&quot;;[.B851]);CONCATENATE([.B851];&quot;=&quot;;[.C85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52]=&quot;&quot;;CONCATENATE(&quot;#&quot;;[.B852]);CONCATENATE([.B852];&quot;=&quot;;[.C85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gewian (nb)</text:p>
          </table:table-cell>
          <table:table-cell office:value-type="string" calcext:value-type="string">
            <text:p>https://talp-upc.gitbooks.io/freeling-user-manual/content/tagsets/tagset-nb.html</text:p>
          </table:table-cell>
          <table:table-cell/>
          <table:table-cell table:formula="of:=IF([.C853]=&quot;&quot;;CONCATENATE(&quot;#&quot;;[.B853]);CONCATENATE([.B853];&quot;=&quot;;[.C853]))" office:value-type="string" office:string-value="#https://talp-upc.gitbooks.io/freeling-user-manual/content/tagsets/tagset-nb.html" calcext:value-type="string">
            <text:p>#https://talp-upc.gitbooks.io/freeling-user-manual/content/tagsets/tagset-nb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54]=&quot;&quot;;CONCATENATE(&quot;#&quot;;[.B854]);CONCATENATE([.B854];&quot;=&quot;;[.C85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7/8 digits)</text:p>
          </table:table-cell>
          <table:table-cell/>
          <table:table-cell table:formula="of:=IF([.C855]=&quot;&quot;;CONCATENATE(&quot;#&quot;;[.B855]);CONCATENATE([.B855];&quot;=&quot;;[.C855]))" office:value-type="string" office:string-value="#Adjective (7/8 digits)" calcext:value-type="string">
            <text:p>#Adjective (7/8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O0000/AO000G0</text:p>
          </table:table-cell>
          <table:table-cell table:style-name="ce1" office:value-type="string" calcext:value-type="string">
            <text:p>POS_ADJ</text:p>
          </table:table-cell>
          <table:table-cell table:formula="of:=IF([.C856]=&quot;&quot;;CONCATENATE(&quot;#&quot;;[.B856]);CONCATENATE([.B856];&quot;=&quot;;[.C856]))" office:value-type="string" office:string-value="AO0000/AO000G0=POS_ADJ" calcext:value-type="string">
            <text:p>AO0000/AO000G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Q0000/AQ000G0</text:p>
          </table:table-cell>
          <table:table-cell table:style-name="ce1" office:value-type="string" calcext:value-type="string">
            <text:p>POS_ADJ</text:p>
          </table:table-cell>
          <table:table-cell table:formula="of:=IF([.C857]=&quot;&quot;;CONCATENATE(&quot;#&quot;;[.B857]);CONCATENATE([.B857];&quot;=&quot;;[.C857]))" office:value-type="string" office:string-value="AQ0000/AQ000G0=POS_ADJ" calcext:value-type="string">
            <text:p>AQ0000/AQ000G0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58]=&quot;&quot;;CONCATENATE(&quot;#&quot;;[.B858]);CONCATENATE([.B858];&quot;=&quot;;[.C85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2 digits)</text:p>
          </table:table-cell>
          <table:table-cell/>
          <table:table-cell table:formula="of:=IF([.C859]=&quot;&quot;;CONCATENATE(&quot;#&quot;;[.B859]);CONCATENATE([.B859];&quot;=&quot;;[.C859]))" office:value-type="string" office:string-value="#Conjunction (2 digits)" calcext:value-type="string">
            <text:p>#Conjunc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860]=&quot;&quot;;CONCATENATE(&quot;#&quot;;[.B860]);CONCATENATE([.B860];&quot;=&quot;;[.C860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1" office:value-type="string" calcext:value-type="string">
            <text:p>POS_SCONJ</text:p>
          </table:table-cell>
          <table:table-cell table:formula="of:=IF([.C861]=&quot;&quot;;CONCATENATE(&quot;#&quot;;[.B861]);CONCATENATE([.B861];&quot;=&quot;;[.C861]))" office:value-type="string" office:string-value="CS=POS_SCONJ" calcext:value-type="string">
            <text:p>CS=POS_S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table:style-name="ce1" office:value-type="string" calcext:value-type="string">
            <text:p>POS_CONJ</text:p>
          </table:table-cell>
          <table:table-cell table:formula="of:=IF([.C862]=&quot;&quot;;CONCATENATE(&quot;#&quot;;[.B862]);CONCATENATE([.B862];&quot;=&quot;;[.C862]))" office:value-type="string" office:string-value="CA=POS_CONJ" calcext:value-type="string">
            <text:p>CA=POS_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63]=&quot;&quot;;CONCATENATE(&quot;#&quot;;[.B863]);CONCATENATE([.B863];&quot;=&quot;;[.C86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terminer (7 digits)</text:p>
          </table:table-cell>
          <table:table-cell/>
          <table:table-cell table:formula="of:=IF([.C864]=&quot;&quot;;CONCATENATE(&quot;#&quot;;[.B864]);CONCATENATE([.B864];&quot;=&quot;;[.C864]))" office:value-type="string" office:string-value="#Determiner (7 digits)" calcext:value-type="string">
            <text:p>#Determiner (7 digits)</text:p>
          </table:table-cell>
          <table:table-cell table:style-name="ce1" office:value-type="string" calcext:value-type="string">
            <text:p>person 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D00000</text:p>
          </table:table-cell>
          <table:table-cell table:style-name="ce1" office:value-type="string" calcext:value-type="string">
            <text:p>POS_ADJ</text:p>
          </table:table-cell>
          <table:table-cell table:formula="of:=IF([.C865]=&quot;&quot;;CONCATENATE(&quot;#&quot;;[.B865]);CONCATENATE([.B865];&quot;=&quot;;[.C865]))" office:value-type="string" office:string-value="DD00000=POS_ADJ" calcext:value-type="string">
            <text:p>DD00000=POS_ADJ</text:p>
          </table:table-cell>
          <table:table-cell table:style-name="ce1" office:value-type="string" calcext:value-type="string">
            <text:p>other for all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P00000</text:p>
          </table:table-cell>
          <table:table-cell table:style-name="ce1" office:value-type="string" calcext:value-type="string">
            <text:p>POS_ADJ</text:p>
          </table:table-cell>
          <table:table-cell table:formula="of:=IF([.C866]=&quot;&quot;;CONCATENATE(&quot;#&quot;;[.B866]);CONCATENATE([.B866];&quot;=&quot;;[.C866]))" office:value-type="string" office:string-value="DP00000=POS_ADJ" calcext:value-type="string">
            <text:p>DP00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T00000</text:p>
          </table:table-cell>
          <table:table-cell table:style-name="ce1" office:value-type="string" calcext:value-type="string">
            <text:p>POS_ADJ</text:p>
          </table:table-cell>
          <table:table-cell table:formula="of:=IF([.C867]=&quot;&quot;;CONCATENATE(&quot;#&quot;;[.B867]);CONCATENATE([.B867];&quot;=&quot;;[.C867]))" office:value-type="string" office:string-value="DT00000=POS_ADJ" calcext:value-type="string">
            <text:p>DT00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M00000</text:p>
          </table:table-cell>
          <table:table-cell table:style-name="ce1" office:value-type="string" calcext:value-type="string">
            <text:p>POS_ADJ</text:p>
          </table:table-cell>
          <table:table-cell table:formula="of:=IF([.C868]=&quot;&quot;;CONCATENATE(&quot;#&quot;;[.B868]);CONCATENATE([.B868];&quot;=&quot;;[.C868]))" office:value-type="string" office:string-value="DM00000=POS_ADJ" calcext:value-type="string">
            <text:p>DM00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Q00000</text:p>
          </table:table-cell>
          <table:table-cell table:style-name="ce1" office:value-type="string" calcext:value-type="string">
            <text:p>POS_NUM</text:p>
          </table:table-cell>
          <table:table-cell table:formula="of:=IF([.C869]=&quot;&quot;;CONCATENATE(&quot;#&quot;;[.B869]);CONCATENATE([.B869];&quot;=&quot;;[.C869]))" office:value-type="string" office:string-value="DQ00000=POS_NUM" calcext:value-type="string">
            <text:p>DQ00000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70]=&quot;&quot;;CONCATENATE(&quot;#&quot;;[.B870]);CONCATENATE([.B870];&quot;=&quot;;[.C87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5/6/7 digits)</text:p>
          </table:table-cell>
          <table:table-cell/>
          <table:table-cell table:formula="of:=IF([.C871]=&quot;&quot;;CONCATENATE(&quot;#&quot;;[.B871]);CONCATENATE([.B871];&quot;=&quot;;[.C871]))" office:value-type="string" office:string-value="#Noun (5/6/7 digits)" calcext:value-type="string">
            <text:p>#Noun (5/6/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0/NC00X0</text:p>
          </table:table-cell>
          <table:table-cell table:style-name="ce1" office:value-type="string" calcext:value-type="string">
            <text:p>POS_NOUN</text:p>
          </table:table-cell>
          <table:table-cell table:formula="of:=IF([.C872]=&quot;&quot;;CONCATENATE(&quot;#&quot;;[.B872]);CONCATENATE([.B872];&quot;=&quot;;[.C872]))" office:value-type="string" office:string-value="NC000/NC00X0=POS_NOUN" calcext:value-type="string">
            <text:p>NC000/NC00X0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Y0/NP00YX0</text:p>
          </table:table-cell>
          <table:table-cell table:style-name="ce1" office:value-type="string" calcext:value-type="string">
            <text:p>POS_NOUN</text:p>
          </table:table-cell>
          <table:table-cell table:formula="of:=IF([.C873]=&quot;&quot;;CONCATENATE(&quot;#&quot;;[.B873]);CONCATENATE([.B873];&quot;=&quot;;[.C873]))" office:value-type="string" office:string-value="NP00Y0/NP00YX0=POS_NOUN" calcext:value-type="string">
            <text:p>NP00Y0/NP00YX0=POS_NOU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74]=&quot;&quot;;CONCATENATE(&quot;#&quot;;[.B874]);CONCATENATE([.B874];&quot;=&quot;;[.C87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5/6/7/8 digits)</text:p>
          </table:table-cell>
          <table:table-cell/>
          <table:table-cell table:formula="of:=IF([.C875]=&quot;&quot;;CONCATENATE(&quot;#&quot;;[.B875]);CONCATENATE([.B875];&quot;=&quot;;[.C875]))" office:value-type="string" office:string-value="#Pronoun (5/6/7/8 digits)" calcext:value-type="string">
            <text:p>#Pronoun (5/6/7/8 digits)</text:p>
          </table:table-cell>
          <table:table-cell table:style-name="ce1" office:value-type="string" calcext:value-type="string">
            <text:p>person for no PP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D000/PD0000/PD0000H</text:p>
          </table:table-cell>
          <table:table-cell table:style-name="ce1" office:value-type="string" calcext:value-type="string">
            <text:p>POS_PRON</text:p>
          </table:table-cell>
          <table:table-cell table:formula="of:=IF([.C876]=&quot;&quot;;CONCATENATE(&quot;#&quot;;[.B876]);CONCATENATE([.B876];&quot;=&quot;;[.C876]))" office:value-type="string" office:string-value="PD000/PD0000/PD0000H=POS_PRON" calcext:value-type="string">
            <text:p>PD000/PD0000/PD0000H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Q000/PQ0000/PQ0000H</text:p>
          </table:table-cell>
          <table:table-cell table:style-name="ce1" office:value-type="string" calcext:value-type="string">
            <text:p>POS_NUM</text:p>
          </table:table-cell>
          <table:table-cell table:formula="of:=IF([.C877]=&quot;&quot;;CONCATENATE(&quot;#&quot;;[.B877]);CONCATENATE([.B877];&quot;=&quot;;[.C877]))" office:value-type="string" office:string-value="PQ000/PQ0000/PQ0000H=POS_NUM" calcext:value-type="string">
            <text:p>PQ000/PQ0000/PQ0000H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T000/PT0000/PT0000H</text:p>
          </table:table-cell>
          <table:table-cell table:style-name="ce1" office:value-type="string" calcext:value-type="string">
            <text:p>POS_PRON</text:p>
          </table:table-cell>
          <table:table-cell table:formula="of:=IF([.C878]=&quot;&quot;;CONCATENATE(&quot;#&quot;;[.B878]);CONCATENATE([.B878];&quot;=&quot;;[.C878]))" office:value-type="string" office:string-value="PT000/PT0000/PT0000H=POS_PRON" calcext:value-type="string">
            <text:p>PT000/PT0000/PT0000H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P000/PP0000/PP0000P/PP0000PH</text:p>
          </table:table-cell>
          <table:table-cell table:style-name="ce1" office:value-type="string" calcext:value-type="string">
            <text:p>POS_PRON</text:p>
          </table:table-cell>
          <table:table-cell table:formula="of:=IF([.C879]=&quot;&quot;;CONCATENATE(&quot;#&quot;;[.B879]);CONCATENATE([.B879];&quot;=&quot;;[.C879]))" office:value-type="string" office:string-value="PP000/PP0000/PP0000P/PP0000PH=POS_PRON" calcext:value-type="string">
            <text:p>PP000/PP0000/PP0000P/PP0000PH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80]=&quot;&quot;;CONCATENATE(&quot;#&quot;;[.B880]);CONCATENATE([.B880];&quot;=&quot;;[.C88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2 digits)</text:p>
          </table:table-cell>
          <table:table-cell/>
          <table:table-cell table:formula="of:=IF([.C881]=&quot;&quot;;CONCATENATE(&quot;#&quot;;[.B881]);CONCATENATE([.B881];&quot;=&quot;;[.C881]))" office:value-type="string" office:string-value="#Adverb (2 digits)" calcext:value-type="string">
            <text:p>#Adverb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N</text:p>
          </table:table-cell>
          <table:table-cell table:style-name="ce1" office:value-type="string" calcext:value-type="string">
            <text:p>POS_ADV</text:p>
          </table:table-cell>
          <table:table-cell table:formula="of:=IF([.C882]=&quot;&quot;;CONCATENATE(&quot;#&quot;;[.B882]);CONCATENATE([.B882];&quot;=&quot;;[.C882]))" office:value-type="string" office:string-value="RN=POS_ADV" calcext:value-type="string">
            <text:p>RN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table:style-name="ce1" office:value-type="string" calcext:value-type="string">
            <text:p>POS_ADV</text:p>
          </table:table-cell>
          <table:table-cell table:formula="of:=IF([.C883]=&quot;&quot;;CONCATENATE(&quot;#&quot;;[.B883]);CONCATENATE([.B883];&quot;=&quot;;[.C883]))" office:value-type="string" office:string-value="RG=POS_ADV" calcext:value-type="string">
            <text:p>RG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84]=&quot;&quot;;CONCATENATE(&quot;#&quot;;[.B884]);CONCATENATE([.B884];&quot;=&quot;;[.C88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4 digits)</text:p>
          </table:table-cell>
          <table:table-cell/>
          <table:table-cell table:formula="of:=IF([.C885]=&quot;&quot;;CONCATENATE(&quot;#&quot;;[.B885]);CONCATENATE([.B885];&quot;=&quot;;[.C885]))" office:value-type="string" office:string-value="#Adposition (4 digits)" calcext:value-type="string">
            <text:p>#Adposition (4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00</text:p>
          </table:table-cell>
          <table:table-cell table:style-name="ce1" office:value-type="string" calcext:value-type="string">
            <text:p>POS_ADP</text:p>
          </table:table-cell>
          <table:table-cell table:formula="of:=IF([.C886]=&quot;&quot;;CONCATENATE(&quot;#&quot;;[.B886]);CONCATENATE([.B886];&quot;=&quot;;[.C886]))" office:value-type="string" office:string-value="SP00=POS_ADP" calcext:value-type="string">
            <text:p>SP00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87]=&quot;&quot;;CONCATENATE(&quot;#&quot;;[.B887]);CONCATENATE([.B887];&quot;=&quot;;[.C88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4 digits)</text:p>
          </table:table-cell>
          <table:table-cell/>
          <table:table-cell table:formula="of:=IF([.C888]=&quot;&quot;;CONCATENATE(&quot;#&quot;;[.B888]);CONCATENATE([.B888];&quot;=&quot;;[.C888]))" office:value-type="string" office:string-value="#Verb (4 digits)" calcext:value-type="string">
            <text:p>#Verb (4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M00</text:p>
          </table:table-cell>
          <table:table-cell table:style-name="ce1" office:value-type="string" calcext:value-type="string">
            <text:p>POS_VERB</text:p>
          </table:table-cell>
          <table:table-cell table:formula="of:=IF([.C889]=&quot;&quot;;CONCATENATE(&quot;#&quot;;[.B889]);CONCATENATE([.B889];&quot;=&quot;;[.C889]))" office:value-type="string" office:string-value="VM00=POS_VERB" calcext:value-type="string">
            <text:p>VM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A00</text:p>
          </table:table-cell>
          <table:table-cell table:style-name="ce1" office:value-type="string" calcext:value-type="string">
            <text:p>POS_VERB</text:p>
          </table:table-cell>
          <table:table-cell table:formula="of:=IF([.C890]=&quot;&quot;;CONCATENATE(&quot;#&quot;;[.B890]);CONCATENATE([.B890];&quot;=&quot;;[.C890]))" office:value-type="string" office:string-value="VA00=POS_VERB" calcext:value-type="string">
            <text:p>VA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S00</text:p>
          </table:table-cell>
          <table:table-cell table:style-name="ce1" office:value-type="string" calcext:value-type="string">
            <text:p>POS_VERB</text:p>
          </table:table-cell>
          <table:table-cell table:formula="of:=IF([.C891]=&quot;&quot;;CONCATENATE(&quot;#&quot;;[.B891]);CONCATENATE([.B891];&quot;=&quot;;[.C891]))" office:value-type="string" office:string-value="VS00=POS_VERB" calcext:value-type="string">
            <text:p>VS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V00</text:p>
          </table:table-cell>
          <table:table-cell table:style-name="ce1" office:value-type="string" calcext:value-type="string">
            <text:p>POS_VERB</text:p>
          </table:table-cell>
          <table:table-cell table:formula="of:=IF([.C892]=&quot;&quot;;CONCATENATE(&quot;#&quot;;[.B892]);CONCATENATE([.B892];&quot;=&quot;;[.C892]))" office:value-type="string" office:string-value="VV00=POS_VERB" calcext:value-type="string">
            <text:p>VV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P00</text:p>
          </table:table-cell>
          <table:table-cell table:style-name="ce1" office:value-type="string" calcext:value-type="string">
            <text:p>POS_VERB</text:p>
          </table:table-cell>
          <table:table-cell table:formula="of:=IF([.C893]=&quot;&quot;;CONCATENATE(&quot;#&quot;;[.B893]);CONCATENATE([.B893];&quot;=&quot;;[.C893]))" office:value-type="string" office:string-value="VP00=POS_VERB" calcext:value-type="string">
            <text:p>VP00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894]=&quot;&quot;;CONCATENATE(&quot;#&quot;;[.B894]);CONCATENATE([.B894];&quot;=&quot;;[.C89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895]=&quot;&quot;;CONCATENATE(&quot;#&quot;;[.B895]);CONCATENATE([.B895];&quot;=&quot;;[.C895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896]=&quot;&quot;;CONCATENATE(&quot;#&quot;;[.B896]);CONCATENATE([.B896];&quot;=&quot;;[.C896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897]=&quot;&quot;;CONCATENATE(&quot;#&quot;;[.B897]);CONCATENATE([.B897];&quot;=&quot;;[.C897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898]=&quot;&quot;;CONCATENATE(&quot;#&quot;;[.B898]);CONCATENATE([.B898];&quot;=&quot;;[.C898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899]=&quot;&quot;;CONCATENATE(&quot;#&quot;;[.B899]);CONCATENATE([.B899];&quot;=&quot;;[.C899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00]=&quot;&quot;;CONCATENATE(&quot;#&quot;;[.B900]);CONCATENATE([.B900];&quot;=&quot;;[.C90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901]=&quot;&quot;;CONCATENATE(&quot;#&quot;;[.B901]);CONCATENATE([.B901];&quot;=&quot;;[.C901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902]=&quot;&quot;;CONCATENATE(&quot;#&quot;;[.B902]);CONCATENATE([.B902];&quot;=&quot;;[.C902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03]=&quot;&quot;;CONCATENATE(&quot;#&quot;;[.B903]);CONCATENATE([.B903];&quot;=&quot;;[.C90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904]=&quot;&quot;;CONCATENATE(&quot;#&quot;;[.B904]);CONCATENATE([.B904];&quot;=&quot;;[.C904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905]=&quot;&quot;;CONCATENATE(&quot;#&quot;;[.B905]);CONCATENATE([.B905];&quot;=&quot;;[.C905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06]=&quot;&quot;;CONCATENATE(&quot;#&quot;;[.B906]);CONCATENATE([.B906];&quot;=&quot;;[.C90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article (fixed)</text:p>
          </table:table-cell>
          <table:table-cell/>
          <table:table-cell table:formula="of:=IF([.C907]=&quot;&quot;;CONCATENATE(&quot;#&quot;;[.B907]);CONCATENATE([.B907];&quot;=&quot;;[.C907]))" office:value-type="string" office:string-value="#Particle (fixed)" calcext:value-type="string">
            <text:p>#Particle (fix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O</text:p>
          </table:table-cell>
          <table:table-cell table:style-name="ce1" office:value-type="string" calcext:value-type="string">
            <text:p>POS_PART</text:p>
          </table:table-cell>
          <table:table-cell table:formula="of:=IF([.C908]=&quot;&quot;;CONCATENATE(&quot;#&quot;;[.B908]);CONCATENATE([.B908];&quot;=&quot;;[.C908]))" office:value-type="string" office:string-value="TO=POS_PART" calcext:value-type="string">
            <text:p>TO=POS_PAR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09]=&quot;&quot;;CONCATENATE(&quot;#&quot;;[.B909]);CONCATENATE([.B909];&quot;=&quot;;[.C90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910]=&quot;&quot;;CONCATENATE(&quot;#&quot;;[.B910]);CONCATENATE([.B910];&quot;=&quot;;[.C910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911]=&quot;&quot;;CONCATENATE(&quot;#&quot;;[.B911]);CONCATENATE([.B911];&quot;=&quot;;[.C911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912]=&quot;&quot;;CONCATENATE(&quot;#&quot;;[.B912]);CONCATENATE([.B912];&quot;=&quot;;[.C912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913]=&quot;&quot;;CONCATENATE(&quot;#&quot;;[.B913]);CONCATENATE([.B913];&quot;=&quot;;[.C913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914]=&quot;&quot;;CONCATENATE(&quot;#&quot;;[.B914]);CONCATENATE([.B914];&quot;=&quot;;[.C914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915]=&quot;&quot;;CONCATENATE(&quot;#&quot;;[.B915]);CONCATENATE([.B915];&quot;=&quot;;[.C915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916]=&quot;&quot;;CONCATENATE(&quot;#&quot;;[.B916]);CONCATENATE([.B916];&quot;=&quot;;[.C916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917]=&quot;&quot;;CONCATENATE(&quot;#&quot;;[.B917]);CONCATENATE([.B917];&quot;=&quot;;[.C917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918]=&quot;&quot;;CONCATENATE(&quot;#&quot;;[.B918]);CONCATENATE([.B918];&quot;=&quot;;[.C918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919]=&quot;&quot;;CONCATENATE(&quot;#&quot;;[.B919]);CONCATENATE([.B919];&quot;=&quot;;[.C919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920]=&quot;&quot;;CONCATENATE(&quot;#&quot;;[.B920]);CONCATENATE([.B920];&quot;=&quot;;[.C920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921]=&quot;&quot;;CONCATENATE(&quot;#&quot;;[.B921]);CONCATENATE([.B921];&quot;=&quot;;[.C921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922]=&quot;&quot;;CONCATENATE(&quot;#&quot;;[.B922]);CONCATENATE([.B922];&quot;=&quot;;[.C922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923]=&quot;&quot;;CONCATENATE(&quot;#&quot;;[.B923]);CONCATENATE([.B923];&quot;=&quot;;[.C923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924]=&quot;&quot;;CONCATENATE(&quot;#&quot;;[.B924]);CONCATENATE([.B924];&quot;=&quot;;[.C924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925]=&quot;&quot;;CONCATENATE(&quot;#&quot;;[.B925]);CONCATENATE([.B925];&quot;=&quot;;[.C925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926]=&quot;&quot;;CONCATENATE(&quot;#&quot;;[.B926]);CONCATENATE([.B926];&quot;=&quot;;[.C926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927]=&quot;&quot;;CONCATENATE(&quot;#&quot;;[.B927]);CONCATENATE([.B927];&quot;=&quot;;[.C927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928]=&quot;&quot;;CONCATENATE(&quot;#&quot;;[.B928]);CONCATENATE([.B928];&quot;=&quot;;[.C928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929]=&quot;&quot;;CONCATENATE(&quot;#&quot;;[.B929]);CONCATENATE([.B929];&quot;=&quot;;[.C929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930]=&quot;&quot;;CONCATENATE(&quot;#&quot;;[.B930]);CONCATENATE([.B930];&quot;=&quot;;[.C930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931]=&quot;&quot;;CONCATENATE(&quot;#&quot;;[.B931]);CONCATENATE([.B931];&quot;=&quot;;[.C931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932]=&quot;&quot;;CONCATENATE(&quot;#&quot;;[.B932]);CONCATENATE([.B932];&quot;=&quot;;[.C932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33]=&quot;&quot;;CONCATENATE(&quot;#&quot;;[.B933]);CONCATENATE([.B933];&quot;=&quot;;[.C93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34]=&quot;&quot;;CONCATENATE(&quot;#&quot;;[.B934]);CONCATENATE([.B934];&quot;=&quot;;[.C93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uguese (pt)</text:p>
          </table:table-cell>
          <table:table-cell office:value-type="string" calcext:value-type="string">
            <text:p>https://talp-upc.gitbooks.io/freeling-user-manual/content/tagsets/tagset-pt.html</text:p>
          </table:table-cell>
          <table:table-cell/>
          <table:table-cell table:formula="of:=IF([.C935]=&quot;&quot;;CONCATENATE(&quot;#&quot;;[.B935]);CONCATENATE([.B935];&quot;=&quot;;[.C935]))" office:value-type="string" office:string-value="#https://talp-upc.gitbooks.io/freeling-user-manual/content/tagsets/tagset-pt.html" calcext:value-type="string">
            <text:p>#https://talp-upc.gitbooks.io/freeling-user-manual/content/tagsets/tagset-pt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36]=&quot;&quot;;CONCATENATE(&quot;#&quot;;[.B936]);CONCATENATE([.B936];&quot;=&quot;;[.C93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4/5/6 digits)</text:p>
          </table:table-cell>
          <table:table-cell/>
          <table:table-cell table:formula="of:=IF([.C937]=&quot;&quot;;CONCATENATE(&quot;#&quot;;[.B937]);CONCATENATE([.B937];&quot;=&quot;;[.C937]))" office:value-type="string" office:string-value="#Adjective (4/5/6 digits)" calcext:value-type="string">
            <text:p>#Adjective (4/5/6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O00 / AOS00</text:p>
          </table:table-cell>
          <table:table-cell table:style-name="ce1" office:value-type="string" calcext:value-type="string">
            <text:p>POS_ADJ</text:p>
          </table:table-cell>
          <table:table-cell table:formula="of:=IF([.C938]=&quot;&quot;;CONCATENATE(&quot;#&quot;;[.B938]);CONCATENATE([.B938];&quot;=&quot;;[.C938]))" office:value-type="string" office:string-value="AO00 / AOS00=POS_ADJ" calcext:value-type="string">
            <text:p>AO00 / AOS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Q00 / AQX00</text:p>
          </table:table-cell>
          <table:table-cell table:style-name="ce1" office:value-type="string" calcext:value-type="string">
            <text:p>POS_ADJ</text:p>
          </table:table-cell>
          <table:table-cell table:formula="of:=IF([.C939]=&quot;&quot;;CONCATENATE(&quot;#&quot;;[.B939]);CONCATENATE([.B939];&quot;=&quot;;[.C939]))" office:value-type="string" office:string-value="AQ00 / AQX00=POS_ADJ" calcext:value-type="string">
            <text:p>AQ00 / AQX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P00YZ</text:p>
          </table:table-cell>
          <table:table-cell table:style-name="ce1" office:value-type="string" calcext:value-type="string">
            <text:p>POS_ADJ</text:p>
          </table:table-cell>
          <table:table-cell table:formula="of:=IF([.C940]=&quot;&quot;;CONCATENATE(&quot;#&quot;;[.B940]);CONCATENATE([.B940];&quot;=&quot;;[.C940]))" office:value-type="string" office:string-value="AP00YZ=POS_ADJ" calcext:value-type="string">
            <text:p>AP00YZ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41]=&quot;&quot;;CONCATENATE(&quot;#&quot;;[.B941]);CONCATENATE([.B941];&quot;=&quot;;[.C94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2 digits)</text:p>
          </table:table-cell>
          <table:table-cell/>
          <table:table-cell table:formula="of:=IF([.C942]=&quot;&quot;;CONCATENATE(&quot;#&quot;;[.B942]);CONCATENATE([.B942];&quot;=&quot;;[.C942]))" office:value-type="string" office:string-value="#Conjunction (2 digits)" calcext:value-type="string">
            <text:p>#Conjunc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943]=&quot;&quot;;CONCATENATE(&quot;#&quot;;[.B943]);CONCATENATE([.B943];&quot;=&quot;;[.C943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1" office:value-type="string" calcext:value-type="string">
            <text:p>POS_SCONJ</text:p>
          </table:table-cell>
          <table:table-cell table:formula="of:=IF([.C944]=&quot;&quot;;CONCATENATE(&quot;#&quot;;[.B944]);CONCATENATE([.B944];&quot;=&quot;;[.C944]))" office:value-type="string" office:string-value="CS=POS_SCONJ" calcext:value-type="string">
            <text:p>CS=POS_S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45]=&quot;&quot;;CONCATENATE(&quot;#&quot;;[.B945]);CONCATENATE([.B945];&quot;=&quot;;[.C94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terminer (5/6 digits)</text:p>
          </table:table-cell>
          <table:table-cell/>
          <table:table-cell table:formula="of:=IF([.C946]=&quot;&quot;;CONCATENATE(&quot;#&quot;;[.B946]);CONCATENATE([.B946];&quot;=&quot;;[.C946]))" office:value-type="string" office:string-value="#Determiner (5/6 digits)" calcext:value-type="string">
            <text:p>#Determiner (5/6 digits)</text:p>
          </table:table-cell>
          <table:table-cell table:style-name="ce1" office:value-type="string" calcext:value-type="string">
            <text:p>person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000</text:p>
          </table:table-cell>
          <table:table-cell table:style-name="ce1" office:value-type="string" calcext:value-type="string">
            <text:p>POS_DET</text:p>
          </table:table-cell>
          <table:table-cell table:formula="of:=IF([.C947]=&quot;&quot;;CONCATENATE(&quot;#&quot;;[.B947]);CONCATENATE([.B947];&quot;=&quot;;[.C947]))" office:value-type="string" office:string-value="DA000=POS_DET" calcext:value-type="string">
            <text:p>DA000=POS_D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D000</text:p>
          </table:table-cell>
          <table:table-cell table:style-name="ce1" office:value-type="string" calcext:value-type="string">
            <text:p>POS_ADJ</text:p>
          </table:table-cell>
          <table:table-cell table:formula="of:=IF([.C948]=&quot;&quot;;CONCATENATE(&quot;#&quot;;[.B948]);CONCATENATE([.B948];&quot;=&quot;;[.C948]))" office:value-type="string" office:string-value="DD000=POS_ADJ" calcext:value-type="string">
            <text:p>DD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000</text:p>
          </table:table-cell>
          <table:table-cell table:style-name="ce1" office:value-type="string" calcext:value-type="string">
            <text:p>POS_ADJ</text:p>
          </table:table-cell>
          <table:table-cell table:formula="of:=IF([.C949]=&quot;&quot;;CONCATENATE(&quot;#&quot;;[.B949]);CONCATENATE([.B949];&quot;=&quot;;[.C949]))" office:value-type="string" office:string-value="DE000=POS_ADJ" calcext:value-type="string">
            <text:p>DE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000</text:p>
          </table:table-cell>
          <table:table-cell table:style-name="ce1" office:value-type="string" calcext:value-type="string">
            <text:p>POS_ADJ</text:p>
          </table:table-cell>
          <table:table-cell table:formula="of:=IF([.C950]=&quot;&quot;;CONCATENATE(&quot;#&quot;;[.B950]);CONCATENATE([.B950];&quot;=&quot;;[.C950]))" office:value-type="string" office:string-value="DI000=POS_ADJ" calcext:value-type="string">
            <text:p>DI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T000</text:p>
          </table:table-cell>
          <table:table-cell table:style-name="ce1" office:value-type="string" calcext:value-type="string">
            <text:p>POS_ADJ</text:p>
          </table:table-cell>
          <table:table-cell table:formula="of:=IF([.C951]=&quot;&quot;;CONCATENATE(&quot;#&quot;;[.B951]);CONCATENATE([.B951];&quot;=&quot;;[.C951]))" office:value-type="string" office:string-value="DT000=POS_ADJ" calcext:value-type="string">
            <text:p>DT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N000</text:p>
          </table:table-cell>
          <table:table-cell table:style-name="ce1" office:value-type="string" calcext:value-type="string">
            <text:p>POS_NUM</text:p>
          </table:table-cell>
          <table:table-cell table:formula="of:=IF([.C952]=&quot;&quot;;CONCATENATE(&quot;#&quot;;[.B952]);CONCATENATE([.B952];&quot;=&quot;;[.C952]))" office:value-type="string" office:string-value="DN000=POS_NUM" calcext:value-type="string">
            <text:p>DN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P000X</text:p>
          </table:table-cell>
          <table:table-cell table:style-name="ce1" office:value-type="string" calcext:value-type="string">
            <text:p>POS_ADJ</text:p>
          </table:table-cell>
          <table:table-cell table:formula="of:=IF([.C953]=&quot;&quot;;CONCATENATE(&quot;#&quot;;[.B953]);CONCATENATE([.B953];&quot;=&quot;;[.C953]))" office:value-type="string" office:string-value="DP000X=POS_ADJ" calcext:value-type="string">
            <text:p>DP000X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54]=&quot;&quot;;CONCATENATE(&quot;#&quot;;[.B954]);CONCATENATE([.B954];&quot;=&quot;;[.C95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4/5 digits)</text:p>
          </table:table-cell>
          <table:table-cell/>
          <table:table-cell table:formula="of:=IF([.C955]=&quot;&quot;;CONCATENATE(&quot;#&quot;;[.B955]);CONCATENATE([.B955];&quot;=&quot;;[.C955]))" office:value-type="string" office:string-value="#Noun (4/5 digits)" calcext:value-type="string">
            <text:p>#Noun (4/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 / NC00X</text:p>
          </table:table-cell>
          <table:table-cell table:style-name="ce1" office:value-type="string" calcext:value-type="string">
            <text:p>POS_NOUN</text:p>
          </table:table-cell>
          <table:table-cell table:formula="of:=IF([.C956]=&quot;&quot;;CONCATENATE(&quot;#&quot;;[.B956]);CONCATENATE([.B956];&quot;=&quot;;[.C956]))" office:value-type="string" office:string-value="NC00 / NC00X=POS_NOUN" calcext:value-type="string">
            <text:p>NC00 / NC00X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0</text:p>
          </table:table-cell>
          <table:table-cell table:style-name="ce1" office:value-type="string" calcext:value-type="string">
            <text:p>POS_NOUN</text:p>
          </table:table-cell>
          <table:table-cell table:formula="of:=IF([.C957]=&quot;&quot;;CONCATENATE(&quot;#&quot;;[.B957]);CONCATENATE([.B957];&quot;=&quot;;[.C957]))" office:value-type="string" office:string-value="NP000=POS_NOUN" calcext:value-type="string">
            <text:p>NP000=POS_NOU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58]=&quot;&quot;;CONCATENATE(&quot;#&quot;;[.B958]);CONCATENATE([.B958];&quot;=&quot;;[.C95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6/7 digits)</text:p>
          </table:table-cell>
          <table:table-cell/>
          <table:table-cell table:formula="of:=IF([.C959]=&quot;&quot;;CONCATENATE(&quot;#&quot;;[.B959]);CONCATENATE([.B959];&quot;=&quot;;[.C959]))" office:value-type="string" office:string-value="#Pronoun (6/7 digits)" calcext:value-type="string">
            <text:p>#Pronoun (6/7 digits)</text:p>
          </table:table-cell>
          <table:table-cell table:style-name="ce1" office:value-type="string" calcext:value-type="string">
            <text:p>person for no PP??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D0000</text:p>
          </table:table-cell>
          <table:table-cell table:style-name="ce1" office:value-type="string" calcext:value-type="string">
            <text:p>POS_PRON</text:p>
          </table:table-cell>
          <table:table-cell table:formula="of:=IF([.C960]=&quot;&quot;;CONCATENATE(&quot;#&quot;;[.B960]);CONCATENATE([.B960];&quot;=&quot;;[.C960]))" office:value-type="string" office:string-value="PD0000=POS_PRON" calcext:value-type="string">
            <text:p>PD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E0000</text:p>
          </table:table-cell>
          <table:table-cell table:style-name="ce1" office:value-type="string" calcext:value-type="string">
            <text:p>POS_PRON</text:p>
          </table:table-cell>
          <table:table-cell table:formula="of:=IF([.C961]=&quot;&quot;;CONCATENATE(&quot;#&quot;;[.B961]);CONCATENATE([.B961];&quot;=&quot;;[.C961]))" office:value-type="string" office:string-value="PE0000=POS_PRON" calcext:value-type="string">
            <text:p>PE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0000</text:p>
          </table:table-cell>
          <table:table-cell table:style-name="ce1" office:value-type="string" calcext:value-type="string">
            <text:p>POS_PRON</text:p>
          </table:table-cell>
          <table:table-cell table:formula="of:=IF([.C962]=&quot;&quot;;CONCATENATE(&quot;#&quot;;[.B962]);CONCATENATE([.B962];&quot;=&quot;;[.C962]))" office:value-type="string" office:string-value="PI0000=POS_PRON" calcext:value-type="string">
            <text:p>PI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T0000</text:p>
          </table:table-cell>
          <table:table-cell table:style-name="ce1" office:value-type="string" calcext:value-type="string">
            <text:p>POS_PRON</text:p>
          </table:table-cell>
          <table:table-cell table:formula="of:=IF([.C963]=&quot;&quot;;CONCATENATE(&quot;#&quot;;[.B963]);CONCATENATE([.B963];&quot;=&quot;;[.C963]))" office:value-type="string" office:string-value="PT0000=POS_PRON" calcext:value-type="string">
            <text:p>PT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N0000</text:p>
          </table:table-cell>
          <table:table-cell table:style-name="ce1" office:value-type="string" calcext:value-type="string">
            <text:p>POS_NUM</text:p>
          </table:table-cell>
          <table:table-cell table:formula="of:=IF([.C964]=&quot;&quot;;CONCATENATE(&quot;#&quot;;[.B964]);CONCATENATE([.B964];&quot;=&quot;;[.C964]))" office:value-type="string" office:string-value="PN0000=POS_NUM" calcext:value-type="string">
            <text:p>PN0000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P0000 / PP0000P</text:p>
          </table:table-cell>
          <table:table-cell table:style-name="ce1" office:value-type="string" calcext:value-type="string">
            <text:p>POS_PRON</text:p>
          </table:table-cell>
          <table:table-cell table:formula="of:=IF([.C965]=&quot;&quot;;CONCATENATE(&quot;#&quot;;[.B965]);CONCATENATE([.B965];&quot;=&quot;;[.C965]))" office:value-type="string" office:string-value="PP0000 / PP0000P=POS_PRON" calcext:value-type="string">
            <text:p>PP0000 / PP0000P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0000</text:p>
          </table:table-cell>
          <table:table-cell table:style-name="ce1" office:value-type="string" calcext:value-type="string">
            <text:p>POS_PRON</text:p>
          </table:table-cell>
          <table:table-cell table:formula="of:=IF([.C966]=&quot;&quot;;CONCATENATE(&quot;#&quot;;[.B966]);CONCATENATE([.B966];&quot;=&quot;;[.C966]))" office:value-type="string" office:string-value="PR0000=POS_PRON" calcext:value-type="string">
            <text:p>PR0000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67]=&quot;&quot;;CONCATENATE(&quot;#&quot;;[.B967]);CONCATENATE([.B967];&quot;=&quot;;[.C96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2 digits)</text:p>
          </table:table-cell>
          <table:table-cell/>
          <table:table-cell table:formula="of:=IF([.C968]=&quot;&quot;;CONCATENATE(&quot;#&quot;;[.B968]);CONCATENATE([.B968];&quot;=&quot;;[.C968]))" office:value-type="string" office:string-value="#Adverb (2 digits)" calcext:value-type="string">
            <text:p>#Adverb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N</text:p>
          </table:table-cell>
          <table:table-cell table:style-name="ce1" office:value-type="string" calcext:value-type="string">
            <text:p>POS_ADV</text:p>
          </table:table-cell>
          <table:table-cell table:formula="of:=IF([.C969]=&quot;&quot;;CONCATENATE(&quot;#&quot;;[.B969]);CONCATENATE([.B969];&quot;=&quot;;[.C969]))" office:value-type="string" office:string-value="RN=POS_ADV" calcext:value-type="string">
            <text:p>RN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table:style-name="ce1" office:value-type="string" calcext:value-type="string">
            <text:p>POS_ADV</text:p>
          </table:table-cell>
          <table:table-cell table:formula="of:=IF([.C970]=&quot;&quot;;CONCATENATE(&quot;#&quot;;[.B970]);CONCATENATE([.B970];&quot;=&quot;;[.C970]))" office:value-type="string" office:string-value="RG=POS_ADV" calcext:value-type="string">
            <text:p>RG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71]=&quot;&quot;;CONCATENATE(&quot;#&quot;;[.B971]);CONCATENATE([.B971];&quot;=&quot;;[.C97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position (2 digits)</text:p>
          </table:table-cell>
          <table:table-cell/>
          <table:table-cell table:formula="of:=IF([.C972]=&quot;&quot;;CONCATENATE(&quot;#&quot;;[.B972]);CONCATENATE([.B972];&quot;=&quot;;[.C972]))" office:value-type="string" office:string-value="#Adposition (2 digits)" calcext:value-type="string">
            <text:p>#Adposi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table:style-name="ce1" office:value-type="string" calcext:value-type="string">
            <text:p>POS_ADP</text:p>
          </table:table-cell>
          <table:table-cell table:formula="of:=IF([.C973]=&quot;&quot;;CONCATENATE(&quot;#&quot;;[.B973]);CONCATENATE([.B973];&quot;=&quot;;[.C973]))" office:value-type="string" office:string-value="SP=POS_ADP" calcext:value-type="string">
            <text:p>SP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74]=&quot;&quot;;CONCATENATE(&quot;#&quot;;[.B974]);CONCATENATE([.B974];&quot;=&quot;;[.C97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erb (7 digits)</text:p>
          </table:table-cell>
          <table:table-cell/>
          <table:table-cell table:formula="of:=IF([.C975]=&quot;&quot;;CONCATENATE(&quot;#&quot;;[.B975]);CONCATENATE([.B975];&quot;=&quot;;[.C975]))" office:value-type="string" office:string-value="#Verb (7 digits)" calcext:value-type="string">
            <text:p>#Verb (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M00000</text:p>
          </table:table-cell>
          <table:table-cell table:style-name="ce1" office:value-type="string" calcext:value-type="string">
            <text:p>POS_VERB</text:p>
          </table:table-cell>
          <table:table-cell table:formula="of:=IF([.C976]=&quot;&quot;;CONCATENATE(&quot;#&quot;;[.B976]);CONCATENATE([.B976];&quot;=&quot;;[.C976]))" office:value-type="string" office:string-value="VM00000=POS_VERB" calcext:value-type="string">
            <text:p>VM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A00000</text:p>
          </table:table-cell>
          <table:table-cell table:style-name="ce1" office:value-type="string" calcext:value-type="string">
            <text:p>POS_VERB</text:p>
          </table:table-cell>
          <table:table-cell table:formula="of:=IF([.C977]=&quot;&quot;;CONCATENATE(&quot;#&quot;;[.B977]);CONCATENATE([.B977];&quot;=&quot;;[.C977]))" office:value-type="string" office:string-value="VA00000=POS_VERB" calcext:value-type="string">
            <text:p>VA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S00000</text:p>
          </table:table-cell>
          <table:table-cell table:style-name="ce1" office:value-type="string" calcext:value-type="string">
            <text:p>POS_VERB</text:p>
          </table:table-cell>
          <table:table-cell table:formula="of:=IF([.C978]=&quot;&quot;;CONCATENATE(&quot;#&quot;;[.B978]);CONCATENATE([.B978];&quot;=&quot;;[.C978]))" office:value-type="string" office:string-value="VS00000=POS_VERB" calcext:value-type="string">
            <text:p>VS00000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79]=&quot;&quot;;CONCATENATE(&quot;#&quot;;[.B979]);CONCATENATE([.B979];&quot;=&quot;;[.C97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980]=&quot;&quot;;CONCATENATE(&quot;#&quot;;[.B980]);CONCATENATE([.B980];&quot;=&quot;;[.C980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981]=&quot;&quot;;CONCATENATE(&quot;#&quot;;[.B981]);CONCATENATE([.B981];&quot;=&quot;;[.C981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982]=&quot;&quot;;CONCATENATE(&quot;#&quot;;[.B982]);CONCATENATE([.B982];&quot;=&quot;;[.C982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983]=&quot;&quot;;CONCATENATE(&quot;#&quot;;[.B983]);CONCATENATE([.B983];&quot;=&quot;;[.C983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984]=&quot;&quot;;CONCATENATE(&quot;#&quot;;[.B984]);CONCATENATE([.B984];&quot;=&quot;;[.C984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85]=&quot;&quot;;CONCATENATE(&quot;#&quot;;[.B985]);CONCATENATE([.B985];&quot;=&quot;;[.C98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986]=&quot;&quot;;CONCATENATE(&quot;#&quot;;[.B986]);CONCATENATE([.B986];&quot;=&quot;;[.C986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987]=&quot;&quot;;CONCATENATE(&quot;#&quot;;[.B987]);CONCATENATE([.B987];&quot;=&quot;;[.C987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88]=&quot;&quot;;CONCATENATE(&quot;#&quot;;[.B988]);CONCATENATE([.B988];&quot;=&quot;;[.C98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989]=&quot;&quot;;CONCATENATE(&quot;#&quot;;[.B989]);CONCATENATE([.B989];&quot;=&quot;;[.C989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990]=&quot;&quot;;CONCATENATE(&quot;#&quot;;[.B990]);CONCATENATE([.B990];&quot;=&quot;;[.C990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991]=&quot;&quot;;CONCATENATE(&quot;#&quot;;[.B991]);CONCATENATE([.B991];&quot;=&quot;;[.C99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992]=&quot;&quot;;CONCATENATE(&quot;#&quot;;[.B992]);CONCATENATE([.B992];&quot;=&quot;;[.C992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993]=&quot;&quot;;CONCATENATE(&quot;#&quot;;[.B993]);CONCATENATE([.B993];&quot;=&quot;;[.C993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994]=&quot;&quot;;CONCATENATE(&quot;#&quot;;[.B994]);CONCATENATE([.B994];&quot;=&quot;;[.C994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995]=&quot;&quot;;CONCATENATE(&quot;#&quot;;[.B995]);CONCATENATE([.B995];&quot;=&quot;;[.C995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996]=&quot;&quot;;CONCATENATE(&quot;#&quot;;[.B996]);CONCATENATE([.B996];&quot;=&quot;;[.C996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997]=&quot;&quot;;CONCATENATE(&quot;#&quot;;[.B997]);CONCATENATE([.B997];&quot;=&quot;;[.C997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998]=&quot;&quot;;CONCATENATE(&quot;#&quot;;[.B998]);CONCATENATE([.B998];&quot;=&quot;;[.C998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999]=&quot;&quot;;CONCATENATE(&quot;#&quot;;[.B999]);CONCATENATE([.B999];&quot;=&quot;;[.C999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1000]=&quot;&quot;;CONCATENATE(&quot;#&quot;;[.B1000]);CONCATENATE([.B1000];&quot;=&quot;;[.C1000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1001]=&quot;&quot;;CONCATENATE(&quot;#&quot;;[.B1001]);CONCATENATE([.B1001];&quot;=&quot;;[.C1001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1002]=&quot;&quot;;CONCATENATE(&quot;#&quot;;[.B1002]);CONCATENATE([.B1002];&quot;=&quot;;[.C1002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1003]=&quot;&quot;;CONCATENATE(&quot;#&quot;;[.B1003]);CONCATENATE([.B1003];&quot;=&quot;;[.C1003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1004]=&quot;&quot;;CONCATENATE(&quot;#&quot;;[.B1004]);CONCATENATE([.B1004];&quot;=&quot;;[.C1004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1005]=&quot;&quot;;CONCATENATE(&quot;#&quot;;[.B1005]);CONCATENATE([.B1005];&quot;=&quot;;[.C1005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1006]=&quot;&quot;;CONCATENATE(&quot;#&quot;;[.B1006]);CONCATENATE([.B1006];&quot;=&quot;;[.C1006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1007]=&quot;&quot;;CONCATENATE(&quot;#&quot;;[.B1007]);CONCATENATE([.B1007];&quot;=&quot;;[.C1007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1008]=&quot;&quot;;CONCATENATE(&quot;#&quot;;[.B1008]);CONCATENATE([.B1008];&quot;=&quot;;[.C1008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1009]=&quot;&quot;;CONCATENATE(&quot;#&quot;;[.B1009]);CONCATENATE([.B1009];&quot;=&quot;;[.C1009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1010]=&quot;&quot;;CONCATENATE(&quot;#&quot;;[.B1010]);CONCATENATE([.B1010];&quot;=&quot;;[.C1010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1011]=&quot;&quot;;CONCATENATE(&quot;#&quot;;[.B1011]);CONCATENATE([.B1011];&quot;=&quot;;[.C1011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1012]=&quot;&quot;;CONCATENATE(&quot;#&quot;;[.B1012]);CONCATENATE([.B1012];&quot;=&quot;;[.C1012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1013]=&quot;&quot;;CONCATENATE(&quot;#&quot;;[.B1013]);CONCATENATE([.B1013];&quot;=&quot;;[.C1013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1014]=&quot;&quot;;CONCATENATE(&quot;#&quot;;[.B1014]);CONCATENATE([.B1014];&quot;=&quot;;[.C1014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15]=&quot;&quot;;CONCATENATE(&quot;#&quot;;[.B1015]);CONCATENATE([.B1015];&quot;=&quot;;[.C101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16]=&quot;&quot;;CONCATENATE(&quot;#&quot;;[.B1016]);CONCATENATE([.B1016];&quot;=&quot;;[.C101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sian (ru)</text:p>
          </table:table-cell>
          <table:table-cell office:value-type="string" calcext:value-type="string">
            <text:p>https://talp-upc.gitbooks.io/freeling-user-manual/content/tagsets/tagset-ru.html</text:p>
          </table:table-cell>
          <table:table-cell/>
          <table:table-cell table:formula="of:=IF([.C1017]=&quot;&quot;;CONCATENATE(&quot;#&quot;;[.B1017]);CONCATENATE([.B1017];&quot;=&quot;;[.C1017]))" office:value-type="string" office:string-value="#https://talp-upc.gitbooks.io/freeling-user-manual/content/tagsets/tagset-ru.html" calcext:value-type="string">
            <text:p>#https://talp-upc.gitbooks.io/freeling-user-manual/content/tagsets/tagset-ru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18]=&quot;&quot;;CONCATENATE(&quot;#&quot;;[.B1018]);CONCATENATE([.B1018];&quot;=&quot;;[.C101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7/8/9 digits)</text:p>
          </table:table-cell>
          <table:table-cell/>
          <table:table-cell table:formula="of:=IF([.C1019]=&quot;&quot;;CONCATENATE(&quot;#&quot;;[.B1019]);CONCATENATE([.B1019];&quot;=&quot;;[.C1019]))" office:value-type="string" office:string-value="#Adjective (7/8/9 digits)" calcext:value-type="string">
            <text:p>#Adjective (7/8/9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000000/A000000X-H/A000000XH</text:p>
          </table:table-cell>
          <table:table-cell table:style-name="ce1" office:value-type="string" calcext:value-type="string">
            <text:p>POS_ADJ</text:p>
          </table:table-cell>
          <table:table-cell table:formula="of:=IF([.C1020]=&quot;&quot;;CONCATENATE(&quot;#&quot;;[.B1020]);CONCATENATE([.B1020];&quot;=&quot;;[.C1020]))" office:value-type="string" office:string-value="A000000/A000000X-H/A000000XH=POS_ADJ" calcext:value-type="string">
            <text:p>A000000/A000000X-H/A000000XH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21]=&quot;&quot;;CONCATENATE(&quot;#&quot;;[.B1021]);CONCATENATE([.B1021];&quot;=&quot;;[.C102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eposition (½ digits)</text:p>
          </table:table-cell>
          <table:table-cell/>
          <table:table-cell table:formula="of:=IF([.C1022]=&quot;&quot;;CONCATENATE(&quot;#&quot;;[.B1022]);CONCATENATE([.B1022];&quot;=&quot;;[.C1022]))" office:value-type="string" office:string-value="#Preposition (½ digits)" calcext:value-type="string">
            <text:p>#Preposition (½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B / BX</text:p>
          </table:table-cell>
          <table:table-cell table:style-name="ce1" office:value-type="string" calcext:value-type="string">
            <text:p>POS_ADP</text:p>
          </table:table-cell>
          <table:table-cell table:formula="of:=IF([.C1023]=&quot;&quot;;CONCATENATE(&quot;#&quot;;[.B1023]);CONCATENATE([.B1023];&quot;=&quot;;[.C1023]))" office:value-type="string" office:string-value="B / BX=POS_ADP" calcext:value-type="string">
            <text:p>B / BX=POS_AD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24]=&quot;&quot;;CONCATENATE(&quot;#&quot;;[.B1024]);CONCATENATE([.B1024];&quot;=&quot;;[.C102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½ digits)</text:p>
          </table:table-cell>
          <table:table-cell/>
          <table:table-cell table:formula="of:=IF([.C1025]=&quot;&quot;;CONCATENATE(&quot;#&quot;;[.B1025]);CONCATENATE([.B1025];&quot;=&quot;;[.C1025]))" office:value-type="string" office:string-value="#Conjunction (½ digits)" calcext:value-type="string">
            <text:p>#Conjunction (½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 / CX</text:p>
          </table:table-cell>
          <table:table-cell table:style-name="ce1" office:value-type="string" calcext:value-type="string">
            <text:p>POS_CONJ</text:p>
          </table:table-cell>
          <table:table-cell table:formula="of:=IF([.C1026]=&quot;&quot;;CONCATENATE(&quot;#&quot;;[.B1026]);CONCATENATE([.B1026];&quot;=&quot;;[.C1026]))" office:value-type="string" office:string-value="C / CX=POS_CONJ" calcext:value-type="string">
            <text:p>C / CX=POS_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27]=&quot;&quot;;CONCATENATE(&quot;#&quot;;[.B1027]);CONCATENATE([.B1027];&quot;=&quot;;[.C102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2/3/4 digits)</text:p>
          </table:table-cell>
          <table:table-cell/>
          <table:table-cell table:formula="of:=IF([.C1028]=&quot;&quot;;CONCATENATE(&quot;#&quot;;[.B1028]);CONCATENATE([.B1028];&quot;=&quot;;[.C1028]))" office:value-type="string" office:string-value="#Adverb (2/3/4 digits)" calcext:value-type="string">
            <text:p>#Adverb (2/3/4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0 / D0X-H / DOXH</text:p>
          </table:table-cell>
          <table:table-cell table:style-name="ce1" office:value-type="string" calcext:value-type="string">
            <text:p>POS_ADV</text:p>
          </table:table-cell>
          <table:table-cell table:formula="of:=IF([.C1029]=&quot;&quot;;CONCATENATE(&quot;#&quot;;[.B1029]);CONCATENATE([.B1029];&quot;=&quot;;[.C1029]))" office:value-type="string" office:string-value="D0 / D0X-H / DOXH=POS_ADV" calcext:value-type="string">
            <text:p>D0 / D0X-H / DOXH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30]=&quot;&quot;;CONCATENATE(&quot;#&quot;;[.B1030]);CONCATENATE([.B1030];&quot;=&quot;;[.C103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6/7 digits)</text:p>
          </table:table-cell>
          <table:table-cell/>
          <table:table-cell table:formula="of:=IF([.C1031]=&quot;&quot;;CONCATENATE(&quot;#&quot;;[.B1031]);CONCATENATE([.B1031];&quot;=&quot;;[.C1031]))" office:value-type="string" office:string-value="#Pronoun (6/7 digits)" calcext:value-type="string">
            <text:p>#Pronoun (6/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00000 / E00000X</text:p>
          </table:table-cell>
          <table:table-cell table:style-name="ce1" office:value-type="string" calcext:value-type="string">
            <text:p>POS_PRON</text:p>
          </table:table-cell>
          <table:table-cell table:formula="of:=IF([.C1032]=&quot;&quot;;CONCATENATE(&quot;#&quot;;[.B1032]);CONCATENATE([.B1032];&quot;=&quot;;[.C1032]))" office:value-type="string" office:string-value="E00000 / E00000X=POS_PRON" calcext:value-type="string">
            <text:p>E00000 / E00000X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33]=&quot;&quot;;CONCATENATE(&quot;#&quot;;[.B1033]);CONCATENATE([.B1033];&quot;=&quot;;[.C103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/2/3 digits)</text:p>
          </table:table-cell>
          <table:table-cell/>
          <table:table-cell table:formula="of:=IF([.C1034]=&quot;&quot;;CONCATENATE(&quot;#&quot;;[.B1034]);CONCATENATE([.B1034];&quot;=&quot;;[.C1034]))" office:value-type="string" office:string-value="#Interjection (1/2/3 digits)" calcext:value-type="string">
            <text:p>#Interjection (1/2/3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 / JX-H / JXH</text:p>
          </table:table-cell>
          <table:table-cell table:style-name="ce1" office:value-type="string" calcext:value-type="string">
            <text:p>POS_INTJ</text:p>
          </table:table-cell>
          <table:table-cell table:formula="of:=IF([.C1035]=&quot;&quot;;CONCATENATE(&quot;#&quot;;[.B1035]);CONCATENATE([.B1035];&quot;=&quot;;[.C1035]))" office:value-type="string" office:string-value="J / JX-H / JXH=POS_INTJ" calcext:value-type="string">
            <text:p>J / JX-H / JXH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36]=&quot;&quot;;CONCATENATE(&quot;#&quot;;[.B1036]);CONCATENATE([.B1036];&quot;=&quot;;[.C103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mpound (½ digits)</text:p>
          </table:table-cell>
          <table:table-cell/>
          <table:table-cell table:formula="of:=IF([.C1037]=&quot;&quot;;CONCATENATE(&quot;#&quot;;[.B1037]);CONCATENATE([.B1037];&quot;=&quot;;[.C1037]))" office:value-type="string" office:string-value="#Compound (½ digits)" calcext:value-type="string">
            <text:p>#Compound (½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 / MX</text:p>
          </table:table-cell>
          <table:table-cell table:style-name="ce1" office:value-type="string" calcext:value-type="string">
            <text:p>POS_NOUN</text:p>
          </table:table-cell>
          <table:table-cell table:formula="of:=IF([.C1038]=&quot;&quot;;CONCATENATE(&quot;#&quot;;[.B1038]);CONCATENATE([.B1038];&quot;=&quot;;[.C1038]))" office:value-type="string" office:string-value="M / MX=POS_NOUN" calcext:value-type="string">
            <text:p>M / MX=POS_NOUN</text:p>
          </table:table-cell>
          <table:table-cell table:style-name="ce1" office:value-type="string" calcext:value-type="string">
            <text:p>¿¿¿¿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IF([.C1039]=&quot;&quot;;CONCATENATE(&quot;#&quot;;[.B1039]);CONCATENATE([.B1039];&quot;=&quot;;[.C103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6/7/8/9 digits)</text:p>
          </table:table-cell>
          <table:table-cell/>
          <table:table-cell table:formula="of:=IF([.C1040]=&quot;&quot;;CONCATENATE(&quot;#&quot;;[.B1040]);CONCATENATE([.B1040];&quot;=&quot;;[.C1040]))" office:value-type="string" office:string-value="#Noun (6/7/8/9 digits)" calcext:value-type="string">
            <text:p>#Noun (6/7/8/9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00/NC0000X-H/NC0000XH</text:p>
          </table:table-cell>
          <table:table-cell table:style-name="ce1" office:value-type="string" calcext:value-type="string">
            <text:p>POS_NOUN</text:p>
          </table:table-cell>
          <table:table-cell table:formula="of:=IF([.C1041]=&quot;&quot;;CONCATENATE(&quot;#&quot;;[.B1041]);CONCATENATE([.B1041];&quot;=&quot;;[.C1041]))" office:value-type="string" office:string-value="NC0000/NC0000X-H/NC0000XH=POS_NOUN" calcext:value-type="string">
            <text:p>NC0000/NC0000X-H/NC0000XH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00YZ/NP0000YXZ</text:p>
          </table:table-cell>
          <table:table-cell table:style-name="ce1" office:value-type="string" calcext:value-type="string">
            <text:p>POS_NOUN</text:p>
          </table:table-cell>
          <table:table-cell table:formula="of:=IF([.C1042]=&quot;&quot;;CONCATENATE(&quot;#&quot;;[.B1042]);CONCATENATE([.B1042];&quot;=&quot;;[.C1042]))" office:value-type="string" office:string-value="NP0000YZ/NP0000YXZ=POS_NOUN" calcext:value-type="string">
            <text:p>NP0000YZ/NP0000YXZ=POS_NOUN</text:p>
          </table:table-cell>
          <table:table-cell table:style-name="ce1" office:value-type="string" calcext:value-type="string">
            <text:p>case??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IF([.C1043]=&quot;&quot;;CONCATENATE(&quot;#&quot;;[.B1043]);CONCATENATE([.B1043];&quot;=&quot;;[.C104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minal-adv (½ digits)</text:p>
          </table:table-cell>
          <table:table-cell/>
          <table:table-cell table:formula="of:=IF([.C1044]=&quot;&quot;;CONCATENATE(&quot;#&quot;;[.B1044]);CONCATENATE([.B1044];&quot;=&quot;;[.C1044]))" office:value-type="string" office:string-value="#Pronominal-adv (½ digits)" calcext:value-type="string">
            <text:p>#Pronominal-adv (½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 / P0</text:p>
          </table:table-cell>
          <table:table-cell table:style-name="ce1" office:value-type="string" calcext:value-type="string">
            <text:p>POS_ADV</text:p>
          </table:table-cell>
          <table:table-cell table:formula="of:=IF([.C1045]=&quot;&quot;;CONCATENATE(&quot;#&quot;;[.B1045]);CONCATENATE([.B1045];&quot;=&quot;;[.C1045]))" office:value-type="string" office:string-value="P / P0=POS_ADV" calcext:value-type="string">
            <text:p>P / P0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46]=&quot;&quot;;CONCATENATE(&quot;#&quot;;[.B1046]);CONCATENATE([.B1046];&quot;=&quot;;[.C104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rticiple (9/10/11 digits)</text:p>
          </table:table-cell>
          <table:table-cell/>
          <table:table-cell table:formula="of:=IF([.C1047]=&quot;&quot;;CONCATENATE(&quot;#&quot;;[.B1047]);CONCATENATE([.B1047];&quot;=&quot;;[.C1047]))" office:value-type="string" office:string-value="#Participle (9/10/11 digits)" calcext:value-type="string">
            <text:p>#Participle (9/10/11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00000000/Q000000000-H/Q000000000H</text:p>
          </table:table-cell>
          <table:table-cell table:style-name="ce1" office:value-type="string" calcext:value-type="string">
            <text:p>POS_VERB</text:p>
          </table:table-cell>
          <table:table-cell table:formula="of:=IF([.C1048]=&quot;&quot;;CONCATENATE(&quot;#&quot;;[.B1048]);CONCATENATE([.B1048];&quot;=&quot;;[.C1048]))" office:value-type="string" office:string-value="Q00000000/Q000000000-H/Q000000000H=POS_VERB" calcext:value-type="string">
            <text:p>Q00000000/Q000000000-H/Q000000000H=POS_VERB</text:p>
          </table:table-cell>
          <table:table-cell table:style-name="ce1" office:value-type="string" calcext:value-type="string">
            <text:p>??? could be POS_ADJ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IF([.C1049]=&quot;&quot;;CONCATENATE(&quot;#&quot;;[.B1049]);CONCATENATE([.B1049];&quot;=&quot;;[.C104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minal-adj (5/6 digits)</text:p>
          </table:table-cell>
          <table:table-cell/>
          <table:table-cell table:formula="of:=IF([.C1050]=&quot;&quot;;CONCATENATE(&quot;#&quot;;[.B1050]);CONCATENATE([.B1050];&quot;=&quot;;[.C1050]))" office:value-type="string" office:string-value="#Pronominal-adj (5/6 digits)" calcext:value-type="string">
            <text:p>#Pronominal-adj (5/6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0000 / R0000X</text:p>
          </table:table-cell>
          <table:table-cell table:style-name="ce1" office:value-type="string" calcext:value-type="string">
            <text:p>POS_ADJ</text:p>
          </table:table-cell>
          <table:table-cell table:formula="of:=IF([.C1051]=&quot;&quot;;CONCATENATE(&quot;#&quot;;[.B1051]);CONCATENATE([.B1051];&quot;=&quot;;[.C1051]))" office:value-type="string" office:string-value="R0000 / R0000X=POS_ADJ" calcext:value-type="string">
            <text:p>R0000 / R0000X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52]=&quot;&quot;;CONCATENATE(&quot;#&quot;;[.B1052]);CONCATENATE([.B1052];&quot;=&quot;;[.C105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rticle (½ digits)</text:p>
          </table:table-cell>
          <table:table-cell/>
          <table:table-cell table:formula="of:=IF([.C1053]=&quot;&quot;;CONCATENATE(&quot;#&quot;;[.B1053]);CONCATENATE([.B1053];&quot;=&quot;;[.C1053]))" office:value-type="string" office:string-value="#Particle (½ digits)" calcext:value-type="string">
            <text:p>#Particle (½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 / T0</text:p>
          </table:table-cell>
          <table:table-cell table:style-name="ce1" office:value-type="string" calcext:value-type="string">
            <text:p>POS_PART</text:p>
          </table:table-cell>
          <table:table-cell table:formula="of:=IF([.C1054]=&quot;&quot;;CONCATENATE(&quot;#&quot;;[.B1054]);CONCATENATE([.B1054];&quot;=&quot;;[.C1054]))" office:value-type="string" office:string-value="T / T0=POS_PART" calcext:value-type="string">
            <text:p>T / T0=POS_PAR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55]=&quot;&quot;;CONCATENATE(&quot;#&quot;;[.B1055]);CONCATENATE([.B1055];&quot;=&quot;;[.C105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8/9/10 digits)</text:p>
          </table:table-cell>
          <table:table-cell/>
          <table:table-cell table:formula="of:=IF([.C1056]=&quot;&quot;;CONCATENATE(&quot;#&quot;;[.B1056]);CONCATENATE([.B1056];&quot;=&quot;;[.C1056]))" office:value-type="string" office:string-value="#Verb (8/9/10 digits)" calcext:value-type="string">
            <text:p>#Verb (8/9/10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0000000/V0000000X-H/V0000000XH</text:p>
          </table:table-cell>
          <table:table-cell table:style-name="ce1" office:value-type="string" calcext:value-type="string">
            <text:p>POS_VERB</text:p>
          </table:table-cell>
          <table:table-cell table:formula="of:=IF([.C1057]=&quot;&quot;;CONCATENATE(&quot;#&quot;;[.B1057]);CONCATENATE([.B1057];&quot;=&quot;;[.C1057]))" office:value-type="string" office:string-value="V0000000/V0000000X-H/V0000000XH=POS_VERB" calcext:value-type="string">
            <text:p>V0000000/V0000000X-H/V0000000XH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58]=&quot;&quot;;CONCATENATE(&quot;#&quot;;[.B1058]);CONCATENATE([.B1058];&quot;=&quot;;[.C105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rdinal (5 digits)</text:p>
          </table:table-cell>
          <table:table-cell/>
          <table:table-cell table:formula="of:=IF([.C1059]=&quot;&quot;;CONCATENATE(&quot;#&quot;;[.B1059]);CONCATENATE([.B1059];&quot;=&quot;;[.C1059]))" office:value-type="string" office:string-value="#Ordinal (5 digits)" calcext:value-type="string">
            <text:p>#Ordinal (5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Y0000</text:p>
          </table:table-cell>
          <table:table-cell table:style-name="ce1" office:value-type="string" calcext:value-type="string">
            <text:p>POS_ADJ</text:p>
          </table:table-cell>
          <table:table-cell table:formula="of:=IF([.C1060]=&quot;&quot;;CONCATENATE(&quot;#&quot;;[.B1060]);CONCATENATE([.B1060];&quot;=&quot;;[.C1060]))" office:value-type="string" office:string-value="Y0000=POS_ADJ" calcext:value-type="string">
            <text:p>Y0000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61]=&quot;&quot;;CONCATENATE(&quot;#&quot;;[.B1061]);CONCATENATE([.B1061];&quot;=&quot;;[.C106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5/6 digits)</text:p>
          </table:table-cell>
          <table:table-cell/>
          <table:table-cell table:formula="of:=IF([.C1062]=&quot;&quot;;CONCATENATE(&quot;#&quot;;[.B1062]);CONCATENATE([.B1062];&quot;=&quot;;[.C1062]))" office:value-type="string" office:string-value="#Number (5/6 digits)" calcext:value-type="string">
            <text:p>#Number (5/6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0000 / Z0000X</text:p>
          </table:table-cell>
          <table:table-cell table:style-name="ce1" office:value-type="string" calcext:value-type="string">
            <text:p>POS_NUM</text:p>
          </table:table-cell>
          <table:table-cell table:formula="of:=IF([.C1063]=&quot;&quot;;CONCATENATE(&quot;#&quot;;[.B1063]);CONCATENATE([.B1063];&quot;=&quot;;[.C1063]))" office:value-type="string" office:string-value="Z0000 / Z0000X=POS_NUM" calcext:value-type="string">
            <text:p>Z0000 / Z0000X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64]=&quot;&quot;;CONCATENATE(&quot;#&quot;;[.B1064]);CONCATENATE([.B1064];&quot;=&quot;;[.C106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1065]=&quot;&quot;;CONCATENATE(&quot;#&quot;;[.B1065]);CONCATENATE([.B1065];&quot;=&quot;;[.C1065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1066]=&quot;&quot;;CONCATENATE(&quot;#&quot;;[.B1066]);CONCATENATE([.B1066];&quot;=&quot;;[.C1066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67]=&quot;&quot;;CONCATENATE(&quot;#&quot;;[.B1067]);CONCATENATE([.B1067];&quot;=&quot;;[.C106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1068]=&quot;&quot;;CONCATENATE(&quot;#&quot;;[.B1068]);CONCATENATE([.B1068];&quot;=&quot;;[.C1068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1069]=&quot;&quot;;CONCATENATE(&quot;#&quot;;[.B1069]);CONCATENATE([.B1069];&quot;=&quot;;[.C1069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70]=&quot;&quot;;CONCATENATE(&quot;#&quot;;[.B1070]);CONCATENATE([.B1070];&quot;=&quot;;[.C107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1071]=&quot;&quot;;CONCATENATE(&quot;#&quot;;[.B1071]);CONCATENATE([.B1071];&quot;=&quot;;[.C1071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1072]=&quot;&quot;;CONCATENATE(&quot;#&quot;;[.B1072]);CONCATENATE([.B1072];&quot;=&quot;;[.C1072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1073]=&quot;&quot;;CONCATENATE(&quot;#&quot;;[.B1073]);CONCATENATE([.B1073];&quot;=&quot;;[.C1073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1074]=&quot;&quot;;CONCATENATE(&quot;#&quot;;[.B1074]);CONCATENATE([.B1074];&quot;=&quot;;[.C1074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1075]=&quot;&quot;;CONCATENATE(&quot;#&quot;;[.B1075]);CONCATENATE([.B1075];&quot;=&quot;;[.C1075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1076]=&quot;&quot;;CONCATENATE(&quot;#&quot;;[.B1076]);CONCATENATE([.B1076];&quot;=&quot;;[.C1076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1077]=&quot;&quot;;CONCATENATE(&quot;#&quot;;[.B1077]);CONCATENATE([.B1077];&quot;=&quot;;[.C1077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1078]=&quot;&quot;;CONCATENATE(&quot;#&quot;;[.B1078]);CONCATENATE([.B1078];&quot;=&quot;;[.C1078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1079]=&quot;&quot;;CONCATENATE(&quot;#&quot;;[.B1079]);CONCATENATE([.B1079];&quot;=&quot;;[.C1079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1080]=&quot;&quot;;CONCATENATE(&quot;#&quot;;[.B1080]);CONCATENATE([.B1080];&quot;=&quot;;[.C1080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1081]=&quot;&quot;;CONCATENATE(&quot;#&quot;;[.B1081]);CONCATENATE([.B1081];&quot;=&quot;;[.C1081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1082]=&quot;&quot;;CONCATENATE(&quot;#&quot;;[.B1082]);CONCATENATE([.B1082];&quot;=&quot;;[.C1082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1083]=&quot;&quot;;CONCATENATE(&quot;#&quot;;[.B1083]);CONCATENATE([.B1083];&quot;=&quot;;[.C1083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1084]=&quot;&quot;;CONCATENATE(&quot;#&quot;;[.B1084]);CONCATENATE([.B1084];&quot;=&quot;;[.C1084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1085]=&quot;&quot;;CONCATENATE(&quot;#&quot;;[.B1085]);CONCATENATE([.B1085];&quot;=&quot;;[.C1085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1086]=&quot;&quot;;CONCATENATE(&quot;#&quot;;[.B1086]);CONCATENATE([.B1086];&quot;=&quot;;[.C1086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1087]=&quot;&quot;;CONCATENATE(&quot;#&quot;;[.B1087]);CONCATENATE([.B1087];&quot;=&quot;;[.C1087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1088]=&quot;&quot;;CONCATENATE(&quot;#&quot;;[.B1088]);CONCATENATE([.B1088];&quot;=&quot;;[.C1088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1089]=&quot;&quot;;CONCATENATE(&quot;#&quot;;[.B1089]);CONCATENATE([.B1089];&quot;=&quot;;[.C1089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1090]=&quot;&quot;;CONCATENATE(&quot;#&quot;;[.B1090]);CONCATENATE([.B1090];&quot;=&quot;;[.C1090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1091]=&quot;&quot;;CONCATENATE(&quot;#&quot;;[.B1091]);CONCATENATE([.B1091];&quot;=&quot;;[.C1091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1092]=&quot;&quot;;CONCATENATE(&quot;#&quot;;[.B1092]);CONCATENATE([.B1092];&quot;=&quot;;[.C1092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1093]=&quot;&quot;;CONCATENATE(&quot;#&quot;;[.B1093]);CONCATENATE([.B1093];&quot;=&quot;;[.C1093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94]=&quot;&quot;;CONCATENATE(&quot;#&quot;;[.B1094]);CONCATENATE([.B1094];&quot;=&quot;;[.C109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95]=&quot;&quot;;CONCATENATE(&quot;#&quot;;[.B1095]);CONCATENATE([.B1095];&quot;=&quot;;[.C109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ovene (sl)</text:p>
          </table:table-cell>
          <table:table-cell office:value-type="string" calcext:value-type="string">
            <text:p>https://talp-upc.gitbooks.io/freeling-user-manual/content/tagsets/tagset-sl.html</text:p>
          </table:table-cell>
          <table:table-cell/>
          <table:table-cell table:formula="of:=IF([.C1096]=&quot;&quot;;CONCATENATE(&quot;#&quot;;[.B1096]);CONCATENATE([.B1096];&quot;=&quot;;[.C1096]))" office:value-type="string" office:string-value="#https://talp-upc.gitbooks.io/freeling-user-manual/content/tagsets/tagset-sl.html" calcext:value-type="string">
            <text:p>#https://talp-upc.gitbooks.io/freeling-user-manual/content/tagsets/tagset-sl.htm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097]=&quot;&quot;;CONCATENATE(&quot;#&quot;;[.B1097]);CONCATENATE([.B1097];&quot;=&quot;;[.C109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oun (6 digits)</text:p>
          </table:table-cell>
          <table:table-cell/>
          <table:table-cell table:formula="of:=IF([.C1098]=&quot;&quot;;CONCATENATE(&quot;#&quot;;[.B1098]);CONCATENATE([.B1098];&quot;=&quot;;[.C1098]))" office:value-type="string" office:string-value="#Noun (6 digits)" calcext:value-type="string">
            <text:p>#Noun (6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C0000</text:p>
          </table:table-cell>
          <table:table-cell table:style-name="ce1" office:value-type="string" calcext:value-type="string">
            <text:p>POS_NOUN</text:p>
          </table:table-cell>
          <table:table-cell table:formula="of:=IF([.C1099]=&quot;&quot;;CONCATENATE(&quot;#&quot;;[.B1099]);CONCATENATE([.B1099];&quot;=&quot;;[.C1099]))" office:value-type="string" office:string-value="NC0000=POS_NOUN" calcext:value-type="string">
            <text:p>NC0000=POS_NOU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P0000</text:p>
          </table:table-cell>
          <table:table-cell table:style-name="ce1" office:value-type="string" calcext:value-type="string">
            <text:p>POS_NOUN</text:p>
          </table:table-cell>
          <table:table-cell table:formula="of:=IF([.C1100]=&quot;&quot;;CONCATENATE(&quot;#&quot;;[.B1100]);CONCATENATE([.B1100];&quot;=&quot;;[.C1100]))" office:value-type="string" office:string-value="NP0000=POS_NOUN" calcext:value-type="string">
            <text:p>NP0000=POS_NOUN</text:p>
          </table:table-cell>
          <table:table-cell table:style-name="ce1" office:value-type="string" calcext:value-type="string">
            <text:p>case for NP?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IF([.C1101]=&quot;&quot;;CONCATENATE(&quot;#&quot;;[.B1101]);CONCATENATE([.B1101];&quot;=&quot;;[.C110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erb (8 digits)</text:p>
          </table:table-cell>
          <table:table-cell/>
          <table:table-cell table:formula="of:=IF([.C1102]=&quot;&quot;;CONCATENATE(&quot;#&quot;;[.B1102]);CONCATENATE([.B1102];&quot;=&quot;;[.C1102]))" office:value-type="string" office:string-value="#Verb (8 digits)" calcext:value-type="string">
            <text:p>#Verb (8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M000000</text:p>
          </table:table-cell>
          <table:table-cell table:style-name="ce1" office:value-type="string" calcext:value-type="string">
            <text:p>POS_VERB</text:p>
          </table:table-cell>
          <table:table-cell table:formula="of:=IF([.C1103]=&quot;&quot;;CONCATENATE(&quot;#&quot;;[.B1103]);CONCATENATE([.B1103];&quot;=&quot;;[.C1103]))" office:value-type="string" office:string-value="VM000000=POS_VERB" calcext:value-type="string">
            <text:p>VM000000=POS_VER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A000000</text:p>
          </table:table-cell>
          <table:table-cell table:style-name="ce1" office:value-type="string" calcext:value-type="string">
            <text:p>POS_VERB</text:p>
          </table:table-cell>
          <table:table-cell table:formula="of:=IF([.C1104]=&quot;&quot;;CONCATENATE(&quot;#&quot;;[.B1104]);CONCATENATE([.B1104];&quot;=&quot;;[.C1104]))" office:value-type="string" office:string-value="VA000000=POS_VERB" calcext:value-type="string">
            <text:p>VA000000=POS_VERB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05]=&quot;&quot;;CONCATENATE(&quot;#&quot;;[.B1105]);CONCATENATE([.B1105];&quot;=&quot;;[.C110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jective (6/7 digits)</text:p>
          </table:table-cell>
          <table:table-cell/>
          <table:table-cell table:formula="of:=IF([.C1106]=&quot;&quot;;CONCATENATE(&quot;#&quot;;[.B1106]);CONCATENATE([.B1106];&quot;=&quot;;[.C1106]))" office:value-type="string" office:string-value="#Adjective (6/7 digits)" calcext:value-type="string">
            <text:p>#Adjective (6/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GX0000</text:p>
          </table:table-cell>
          <table:table-cell table:style-name="ce1" office:value-type="string" calcext:value-type="string">
            <text:p>POS_ADJ</text:p>
          </table:table-cell>
          <table:table-cell table:formula="of:=IF([.C1107]=&quot;&quot;;CONCATENATE(&quot;#&quot;;[.B1107]);CONCATENATE([.B1107];&quot;=&quot;;[.C1107]))" office:value-type="string" office:string-value="AGX0000=POS_ADJ" calcext:value-type="string">
            <text:p>AGX0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S0000</text:p>
          </table:table-cell>
          <table:table-cell table:style-name="ce1" office:value-type="string" calcext:value-type="string">
            <text:p>POS_ADJ</text:p>
          </table:table-cell>
          <table:table-cell table:formula="of:=IF([.C1108]=&quot;&quot;;CONCATENATE(&quot;#&quot;;[.B1108]);CONCATENATE([.B1108];&quot;=&quot;;[.C1108]))" office:value-type="string" office:string-value="AS0000=POS_ADJ" calcext:value-type="string">
            <text:p>AS0000=POS_AD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PX0000</text:p>
          </table:table-cell>
          <table:table-cell table:style-name="ce1" office:value-type="string" calcext:value-type="string">
            <text:p>POS_ADJ</text:p>
          </table:table-cell>
          <table:table-cell table:formula="of:=IF([.C1109]=&quot;&quot;;CONCATENATE(&quot;#&quot;;[.B1109]);CONCATENATE([.B1109];&quot;=&quot;;[.C1109]))" office:value-type="string" office:string-value="APX0000=POS_ADJ" calcext:value-type="string">
            <text:p>APX0000=POS_AD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10]=&quot;&quot;;CONCATENATE(&quot;#&quot;;[.B1110]);CONCATENATE([.B1110];&quot;=&quot;;[.C111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verb (3 digits)</text:p>
          </table:table-cell>
          <table:table-cell/>
          <table:table-cell table:formula="of:=IF([.C1111]=&quot;&quot;;CONCATENATE(&quot;#&quot;;[.B1111]);CONCATENATE([.B1111];&quot;=&quot;;[.C1111]))" office:value-type="string" office:string-value="#Adverb (3 digits)" calcext:value-type="string">
            <text:p>#Adverb (3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G0</text:p>
          </table:table-cell>
          <table:table-cell table:style-name="ce1" office:value-type="string" calcext:value-type="string">
            <text:p>POS_ADV</text:p>
          </table:table-cell>
          <table:table-cell table:formula="of:=IF([.C1112]=&quot;&quot;;CONCATENATE(&quot;#&quot;;[.B1112]);CONCATENATE([.B1112];&quot;=&quot;;[.C1112]))" office:value-type="string" office:string-value="RG0=POS_ADV" calcext:value-type="string">
            <text:p>RG0=POS_ADV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R0</text:p>
          </table:table-cell>
          <table:table-cell table:style-name="ce1" office:value-type="string" calcext:value-type="string">
            <text:p>POS_ADV</text:p>
          </table:table-cell>
          <table:table-cell table:formula="of:=IF([.C1113]=&quot;&quot;;CONCATENATE(&quot;#&quot;;[.B1113]);CONCATENATE([.B1113];&quot;=&quot;;[.C1113]))" office:value-type="string" office:string-value="RR0=POS_ADV" calcext:value-type="string">
            <text:p>RR0=POS_ADV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14]=&quot;&quot;;CONCATENATE(&quot;#&quot;;[.B1114]);CONCATENATE([.B1114];&quot;=&quot;;[.C111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onoun (7/9 digits)</text:p>
          </table:table-cell>
          <table:table-cell/>
          <table:table-cell table:formula="of:=IF([.C1115]=&quot;&quot;;CONCATENATE(&quot;#&quot;;[.B1115]);CONCATENATE([.B1115];&quot;=&quot;;[.C1115]))" office:value-type="string" office:string-value="#Pronoun (7/9 digits)" calcext:value-type="string">
            <text:p>#Pronoun (7/9 digits)</text:p>
          </table:table-cell>
          <table:table-cell table:style-name="ce1" office:value-type="string" calcext:value-type="string">
            <text:p>case for no P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P00000</text:p>
          </table:table-cell>
          <table:table-cell table:style-name="ce1" office:value-type="string" calcext:value-type="string">
            <text:p>POS_PRON</text:p>
          </table:table-cell>
          <table:table-cell table:formula="of:=IF([.C1116]=&quot;&quot;;CONCATENATE(&quot;#&quot;;[.B1116]);CONCATENATE([.B1116];&quot;=&quot;;[.C1116]))" office:value-type="string" office:string-value="PP00000=POS_PRON" calcext:value-type="string">
            <text:p>PP00000=POS_PRON</text:p>
          </table:table-cell>
          <table:table-cell table:style-name="ce1" office:value-type="string" calcext:value-type="string">
            <text:p>clitic for no P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S0000XY0</text:p>
          </table:table-cell>
          <table:table-cell table:style-name="ce1" office:value-type="string" calcext:value-type="string">
            <text:p>POS_PRON</text:p>
          </table:table-cell>
          <table:table-cell table:formula="of:=IF([.C1117]=&quot;&quot;;CONCATENATE(&quot;#&quot;;[.B1117]);CONCATENATE([.B1117];&quot;=&quot;;[.C1117]))" office:value-type="string" office:string-value="PS0000XY0=POS_PRON" calcext:value-type="string">
            <text:p>PS0000XY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D00000</text:p>
          </table:table-cell>
          <table:table-cell table:style-name="ce1" office:value-type="string" calcext:value-type="string">
            <text:p>POS_PRON</text:p>
          </table:table-cell>
          <table:table-cell table:formula="of:=IF([.C1118]=&quot;&quot;;CONCATENATE(&quot;#&quot;;[.B1118]);CONCATENATE([.B1118];&quot;=&quot;;[.C1118]))" office:value-type="string" office:string-value="PD00000=POS_PRON" calcext:value-type="string">
            <text:p>PD0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00000</text:p>
          </table:table-cell>
          <table:table-cell table:style-name="ce1" office:value-type="string" calcext:value-type="string">
            <text:p>POS_PRON</text:p>
          </table:table-cell>
          <table:table-cell table:formula="of:=IF([.C1119]=&quot;&quot;;CONCATENATE(&quot;#&quot;;[.B1119]);CONCATENATE([.B1119];&quot;=&quot;;[.C1119]))" office:value-type="string" office:string-value="PR00000=POS_PRON" calcext:value-type="string">
            <text:p>PR0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X00000</text:p>
          </table:table-cell>
          <table:table-cell table:style-name="ce1" office:value-type="string" calcext:value-type="string">
            <text:p>POS_PRON</text:p>
          </table:table-cell>
          <table:table-cell table:formula="of:=IF([.C1120]=&quot;&quot;;CONCATENATE(&quot;#&quot;;[.B1120]);CONCATENATE([.B1120];&quot;=&quot;;[.C1120]))" office:value-type="string" office:string-value="PX00000=POS_PRON" calcext:value-type="string">
            <text:p>PX0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C00000</text:p>
          </table:table-cell>
          <table:table-cell table:style-name="ce1" office:value-type="string" calcext:value-type="string">
            <text:p>POS_PRON</text:p>
          </table:table-cell>
          <table:table-cell table:formula="of:=IF([.C1121]=&quot;&quot;;CONCATENATE(&quot;#&quot;;[.B1121]);CONCATENATE([.B1121];&quot;=&quot;;[.C1121]))" office:value-type="string" office:string-value="PC00000=POS_PRON" calcext:value-type="string">
            <text:p>PC0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Q00000</text:p>
          </table:table-cell>
          <table:table-cell table:style-name="ce1" office:value-type="string" calcext:value-type="string">
            <text:p>POS_PRON</text:p>
          </table:table-cell>
          <table:table-cell table:formula="of:=IF([.C1122]=&quot;&quot;;CONCATENATE(&quot;#&quot;;[.B1122]);CONCATENATE([.B1122];&quot;=&quot;;[.C1122]))" office:value-type="string" office:string-value="PQ00000=POS_PRON" calcext:value-type="string">
            <text:p>PQ0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00000</text:p>
          </table:table-cell>
          <table:table-cell table:style-name="ce1" office:value-type="string" calcext:value-type="string">
            <text:p>POS_PRON</text:p>
          </table:table-cell>
          <table:table-cell table:formula="of:=IF([.C1123]=&quot;&quot;;CONCATENATE(&quot;#&quot;;[.B1123]);CONCATENATE([.B1123];&quot;=&quot;;[.C1123]))" office:value-type="string" office:string-value="PI00000=POS_PRON" calcext:value-type="string">
            <text:p>PI00000=POS_PR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Z00000</text:p>
          </table:table-cell>
          <table:table-cell table:style-name="ce1" office:value-type="string" calcext:value-type="string">
            <text:p>POS_PRON</text:p>
          </table:table-cell>
          <table:table-cell table:formula="of:=IF([.C1124]=&quot;&quot;;CONCATENATE(&quot;#&quot;;[.B1124]);CONCATENATE([.B1124];&quot;=&quot;;[.C1124]))" office:value-type="string" office:string-value="PZ00000=POS_PRON" calcext:value-type="string">
            <text:p>PZ00000=POS_PR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25]=&quot;&quot;;CONCATENATE(&quot;#&quot;;[.B1125]);CONCATENATE([.B1125];&quot;=&quot;;[.C112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7 digits)</text:p>
          </table:table-cell>
          <table:table-cell/>
          <table:table-cell table:formula="of:=IF([.C1126]=&quot;&quot;;CONCATENATE(&quot;#&quot;;[.B1126]);CONCATENATE([.B1126];&quot;=&quot;;[.C1126]))" office:value-type="string" office:string-value="#Number (7 digits)" calcext:value-type="string">
            <text:p>#Number (7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000000</text:p>
          </table:table-cell>
          <table:table-cell table:style-name="ce1" office:value-type="string" calcext:value-type="string">
            <text:p>POS_NUM</text:p>
          </table:table-cell>
          <table:table-cell table:formula="of:=IF([.C1127]=&quot;&quot;;CONCATENATE(&quot;#&quot;;[.B1127]);CONCATENATE([.B1127];&quot;=&quot;;[.C1127]))" office:value-type="string" office:string-value="M000000=POS_NUM" calcext:value-type="string">
            <text:p>M000000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28]=&quot;&quot;;CONCATENATE(&quot;#&quot;;[.B1128]);CONCATENATE([.B1128];&quot;=&quot;;[.C112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reposition (2 digits)</text:p>
          </table:table-cell>
          <table:table-cell/>
          <table:table-cell table:formula="of:=IF([.C1129]=&quot;&quot;;CONCATENATE(&quot;#&quot;;[.B1129]);CONCATENATE([.B1129];&quot;=&quot;;[.C1129]))" office:value-type="string" office:string-value="#Preposition (2 digits)" calcext:value-type="string">
            <text:p>#Preposi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X</text:p>
          </table:table-cell>
          <table:table-cell table:style-name="ce1" office:value-type="string" calcext:value-type="string">
            <text:p>POS_ADP</text:p>
          </table:table-cell>
          <table:table-cell table:formula="of:=IF([.C1130]=&quot;&quot;;CONCATENATE(&quot;#&quot;;[.B1130]);CONCATENATE([.B1130];&quot;=&quot;;[.C1130]))" office:value-type="string" office:string-value="SX=POS_ADP" calcext:value-type="string">
            <text:p>SX=POS_ADP</text:p>
          </table:table-cell>
          <table:table-cell table:style-name="ce1" office:value-type="string" calcext:value-type="string">
            <text:p>always case in adp?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IF([.C1131]=&quot;&quot;;CONCATENATE(&quot;#&quot;;[.B1131]);CONCATENATE([.B1131];&quot;=&quot;;[.C113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nction (2 digits)</text:p>
          </table:table-cell>
          <table:table-cell/>
          <table:table-cell table:formula="of:=IF([.C1132]=&quot;&quot;;CONCATENATE(&quot;#&quot;;[.B1132]);CONCATENATE([.B1132];&quot;=&quot;;[.C1132]))" office:value-type="string" office:string-value="#Conjunction (2 digits)" calcext:value-type="string">
            <text:p>#Conjunction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1133]=&quot;&quot;;CONCATENATE(&quot;#&quot;;[.B1133]);CONCATENATE([.B1133];&quot;=&quot;;[.C1133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1" office:value-type="string" calcext:value-type="string">
            <text:p>POS_SCONJ</text:p>
          </table:table-cell>
          <table:table-cell table:formula="of:=IF([.C1134]=&quot;&quot;;CONCATENATE(&quot;#&quot;;[.B1134]);CONCATENATE([.B1134];&quot;=&quot;;[.C1134]))" office:value-type="string" office:string-value="CS=POS_SCONJ" calcext:value-type="string">
            <text:p>CS=POS_SCON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35]=&quot;&quot;;CONCATENATE(&quot;#&quot;;[.B1135]);CONCATENATE([.B1135];&quot;=&quot;;[.C113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rticle (1 digit)</text:p>
          </table:table-cell>
          <table:table-cell/>
          <table:table-cell table:formula="of:=IF([.C1136]=&quot;&quot;;CONCATENATE(&quot;#&quot;;[.B1136]);CONCATENATE([.B1136];&quot;=&quot;;[.C1136]))" office:value-type="string" office:string-value="#Particle (1 digit)" calcext:value-type="string">
            <text:p>#Particl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table:style-name="ce1" office:value-type="string" calcext:value-type="string">
            <text:p>POS_PART</text:p>
          </table:table-cell>
          <table:table-cell table:formula="of:=IF([.C1137]=&quot;&quot;;CONCATENATE(&quot;#&quot;;[.B1137]);CONCATENATE([.B1137];&quot;=&quot;;[.C1137]))" office:value-type="string" office:string-value="Q=POS_PART" calcext:value-type="string">
            <text:p>Q=POS_PAR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38]=&quot;&quot;;CONCATENATE(&quot;#&quot;;[.B1138]);CONCATENATE([.B1138];&quot;=&quot;;[.C113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nterjection (1 digit)</text:p>
          </table:table-cell>
          <table:table-cell/>
          <table:table-cell table:formula="of:=IF([.C1139]=&quot;&quot;;CONCATENATE(&quot;#&quot;;[.B1139]);CONCATENATE([.B1139];&quot;=&quot;;[.C1139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1140]=&quot;&quot;;CONCATENATE(&quot;#&quot;;[.B1140]);CONCATENATE([.B1140];&quot;=&quot;;[.C1140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41]=&quot;&quot;;CONCATENATE(&quot;#&quot;;[.B1141]);CONCATENATE([.B1141];&quot;=&quot;;[.C114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breviation (1 digit)</text:p>
          </table:table-cell>
          <table:table-cell/>
          <table:table-cell table:formula="of:=IF([.C1142]=&quot;&quot;;CONCATENATE(&quot;#&quot;;[.B1142]);CONCATENATE([.B1142];&quot;=&quot;;[.C1142]))" office:value-type="string" office:string-value="#Abbreviation (1 digit)" calcext:value-type="string">
            <text:p>#Abbreviation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POS_NOUN</text:p>
          </table:table-cell>
          <table:table-cell table:formula="of:=IF([.C1143]=&quot;&quot;;CONCATENATE(&quot;#&quot;;[.B1143]);CONCATENATE([.B1143];&quot;=&quot;;[.C1143]))" office:value-type="string" office:string-value="Y=POS_NOUN" calcext:value-type="string">
            <text:p>Y=POS_NOUN</text:p>
          </table:table-cell>
          <table:table-cell table:style-name="ce1" office:value-type="string" calcext:value-type="string">
            <text:p>??? could be POS_ADJ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IF([.C1144]=&quot;&quot;;CONCATENATE(&quot;#&quot;;[.B1144]);CONCATENATE([.B1144];&quot;=&quot;;[.C1144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sidual (2 digits)</text:p>
          </table:table-cell>
          <table:table-cell/>
          <table:table-cell table:formula="of:=IF([.C1145]=&quot;&quot;;CONCATENATE(&quot;#&quot;;[.B1145]);CONCATENATE([.B1145];&quot;=&quot;;[.C1145]))" office:value-type="string" office:string-value="#Residual (2 digits)" calcext:value-type="string">
            <text:p>#Residual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1" office:value-type="string" calcext:value-type="string">
            <text:p>POS_X</text:p>
          </table:table-cell>
          <table:table-cell table:formula="of:=IF([.C1146]=&quot;&quot;;CONCATENATE(&quot;#&quot;;[.B1146]);CONCATENATE([.B1146];&quot;=&quot;;[.C1146]))" office:value-type="string" office:string-value="X=POS_X" calcext:value-type="string">
            <text:p>X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47]=&quot;&quot;;CONCATENATE(&quot;#&quot;;[.B1147]);CONCATENATE([.B1147];&quot;=&quot;;[.C114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umber (2 digits)</text:p>
          </table:table-cell>
          <table:table-cell/>
          <table:table-cell table:formula="of:=IF([.C1148]=&quot;&quot;;CONCATENATE(&quot;#&quot;;[.B1148]);CONCATENATE([.B1148];&quot;=&quot;;[.C1148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1149]=&quot;&quot;;CONCATENATE(&quot;#&quot;;[.B1149]);CONCATENATE([.B1149];&quot;=&quot;;[.C1149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1150]=&quot;&quot;;CONCATENATE(&quot;#&quot;;[.B1150]);CONCATENATE([.B1150];&quot;=&quot;;[.C1150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1151]=&quot;&quot;;CONCATENATE(&quot;#&quot;;[.B1151]);CONCATENATE([.B1151];&quot;=&quot;;[.C1151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1152]=&quot;&quot;;CONCATENATE(&quot;#&quot;;[.B1152]);CONCATENATE([.B1152];&quot;=&quot;;[.C1152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53]=&quot;&quot;;CONCATENATE(&quot;#&quot;;[.B1153]);CONCATENATE([.B1153];&quot;=&quot;;[.C115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te (1 digit)</text:p>
          </table:table-cell>
          <table:table-cell/>
          <table:table-cell table:formula="of:=IF([.C1154]=&quot;&quot;;CONCATENATE(&quot;#&quot;;[.B1154]);CONCATENATE([.B1154];&quot;=&quot;;[.C1154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1155]=&quot;&quot;;CONCATENATE(&quot;#&quot;;[.B1155]);CONCATENATE([.B1155];&quot;=&quot;;[.C1155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1156]=&quot;&quot;;CONCATENATE(&quot;#&quot;;[.B1156]);CONCATENATE([.B1156];&quot;=&quot;;[.C115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1157]=&quot;&quot;;CONCATENATE(&quot;#&quot;;[.B1157]);CONCATENATE([.B1157];&quot;=&quot;;[.C1157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1158]=&quot;&quot;;CONCATENATE(&quot;#&quot;;[.B1158]);CONCATENATE([.B1158];&quot;=&quot;;[.C1158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1159]=&quot;&quot;;CONCATENATE(&quot;#&quot;;[.B1159]);CONCATENATE([.B1159];&quot;=&quot;;[.C1159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1160]=&quot;&quot;;CONCATENATE(&quot;#&quot;;[.B1160]);CONCATENATE([.B1160];&quot;=&quot;;[.C1160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1161]=&quot;&quot;;CONCATENATE(&quot;#&quot;;[.B1161]);CONCATENATE([.B1161];&quot;=&quot;;[.C1161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1162]=&quot;&quot;;CONCATENATE(&quot;#&quot;;[.B1162]);CONCATENATE([.B1162];&quot;=&quot;;[.C1162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1163]=&quot;&quot;;CONCATENATE(&quot;#&quot;;[.B1163]);CONCATENATE([.B1163];&quot;=&quot;;[.C1163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1164]=&quot;&quot;;CONCATENATE(&quot;#&quot;;[.B1164]);CONCATENATE([.B1164];&quot;=&quot;;[.C1164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1165]=&quot;&quot;;CONCATENATE(&quot;#&quot;;[.B1165]);CONCATENATE([.B1165];&quot;=&quot;;[.C1165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1166]=&quot;&quot;;CONCATENATE(&quot;#&quot;;[.B1166]);CONCATENATE([.B1166];&quot;=&quot;;[.C1166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1167]=&quot;&quot;;CONCATENATE(&quot;#&quot;;[.B1167]);CONCATENATE([.B1167];&quot;=&quot;;[.C1167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1168]=&quot;&quot;;CONCATENATE(&quot;#&quot;;[.B1168]);CONCATENATE([.B1168];&quot;=&quot;;[.C1168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1169]=&quot;&quot;;CONCATENATE(&quot;#&quot;;[.B1169]);CONCATENATE([.B1169];&quot;=&quot;;[.C1169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1170]=&quot;&quot;;CONCATENATE(&quot;#&quot;;[.B1170]);CONCATENATE([.B1170];&quot;=&quot;;[.C1170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1171]=&quot;&quot;;CONCATENATE(&quot;#&quot;;[.B1171]);CONCATENATE([.B1171];&quot;=&quot;;[.C1171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1172]=&quot;&quot;;CONCATENATE(&quot;#&quot;;[.B1172]);CONCATENATE([.B1172];&quot;=&quot;;[.C1172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1173]=&quot;&quot;;CONCATENATE(&quot;#&quot;;[.B1173]);CONCATENATE([.B1173];&quot;=&quot;;[.C1173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1174]=&quot;&quot;;CONCATENATE(&quot;#&quot;;[.B1174]);CONCATENATE([.B1174];&quot;=&quot;;[.C1174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1175]=&quot;&quot;;CONCATENATE(&quot;#&quot;;[.B1175]);CONCATENATE([.B1175];&quot;=&quot;;[.C1175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1176]=&quot;&quot;;CONCATENATE(&quot;#&quot;;[.B1176]);CONCATENATE([.B1176];&quot;=&quot;;[.C1176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1177]=&quot;&quot;;CONCATENATE(&quot;#&quot;;[.B1177]);CONCATENATE([.B1177];&quot;=&quot;;[.C1177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1178]=&quot;&quot;;CONCATENATE(&quot;#&quot;;[.B1178]);CONCATENATE([.B1178];&quot;=&quot;;[.C1178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1179]=&quot;&quot;;CONCATENATE(&quot;#&quot;;[.B1179]);CONCATENATE([.B1179];&quot;=&quot;;[.C1179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1" table:number-rows-repeated="1047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2">
          <table:table-cell table:style-name="ce1" office:value-type="string" calcext:value-type="string">
            <text:p>English (en)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/>
          <table:table-cell table:style-name="ce2" office:value-type="string" calcext:value-type="string">
            <text:p>Number (2 digits)</text:p>
          </table:table-cell>
          <table:table-cell/>
          <table:table-cell table:formula="of:=IF([.C2]=&quot;&quot;;CONCATENATE(&quot;#&quot;;[.B2]);CONCATENATE([.B2];&quot;=&quot;;[.C2]))" office:value-type="string" office:string-value="#Number (2 digits)" calcext:value-type="string">
            <text:p>#Number (2 digits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Zd</text:p>
          </table:table-cell>
          <table:table-cell table:style-name="ce1" office:value-type="string" calcext:value-type="string">
            <text:p>POS_NUM</text:p>
          </table:table-cell>
          <table:table-cell table:formula="of:=IF([.C3]=&quot;&quot;;CONCATENATE(&quot;#&quot;;[.B3]);CONCATENATE([.B3];&quot;=&quot;;[.C3]))" office:value-type="string" office:string-value="Zd=POS_NUM" calcext:value-type="string">
            <text:p>Zd=POS_NUM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Zm</text:p>
          </table:table-cell>
          <table:table-cell table:style-name="ce1" office:value-type="string" calcext:value-type="string">
            <text:p>POS_NUM</text:p>
          </table:table-cell>
          <table:table-cell table:formula="of:=IF([.C4]=&quot;&quot;;CONCATENATE(&quot;#&quot;;[.B4]);CONCATENATE([.B4];&quot;=&quot;;[.C4]))" office:value-type="string" office:string-value="Zm=POS_NUM" calcext:value-type="string">
            <text:p>Zm=POS_NUM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Zp</text:p>
          </table:table-cell>
          <table:table-cell table:style-name="ce1" office:value-type="string" calcext:value-type="string">
            <text:p>POS_NUM</text:p>
          </table:table-cell>
          <table:table-cell table:formula="of:=IF([.C5]=&quot;&quot;;CONCATENATE(&quot;#&quot;;[.B5]);CONCATENATE([.B5];&quot;=&quot;;[.C5]))" office:value-type="string" office:string-value="Zp=POS_NUM" calcext:value-type="string">
            <text:p>Zp=POS_NUM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POS_NUM</text:p>
          </table:table-cell>
          <table:table-cell table:formula="of:=IF([.C6]=&quot;&quot;;CONCATENATE(&quot;#&quot;;[.B6]);CONCATENATE([.B6];&quot;=&quot;;[.C6]))" office:value-type="string" office:string-value="Zu=POS_NUM" calcext:value-type="string">
            <text:p>Zu=POS_NUM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7]=&quot;&quot;;CONCATENATE(&quot;#&quot;;[.B7]);CONCATENATE([.B7];&quot;=&quot;;[.C7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Date (1 digit)</text:p>
          </table:table-cell>
          <table:table-cell/>
          <table:table-cell table:formula="of:=IF([.C8]=&quot;&quot;;CONCATENATE(&quot;#&quot;;[.B8]);CONCATENATE([.B8];&quot;=&quot;;[.C8]))" office:value-type="string" office:string-value="#Date (1 digit)" calcext:value-type="string">
            <text:p>#Date (1 digit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OS_X</text:p>
          </table:table-cell>
          <table:table-cell table:formula="of:=IF([.C9]=&quot;&quot;;CONCATENATE(&quot;#&quot;;[.B9]);CONCATENATE([.B9];&quot;=&quot;;[.C9]))" office:value-type="string" office:string-value="W=POS_X" calcext:value-type="string">
            <text:p>W=POS_X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10]=&quot;&quot;;CONCATENATE(&quot;#&quot;;[.B10]);CONCATENATE([.B10];&quot;=&quot;;[.C10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Interjection (1 digit)</text:p>
          </table:table-cell>
          <table:table-cell/>
          <table:table-cell table:formula="of:=IF([.C11]=&quot;&quot;;CONCATENATE(&quot;#&quot;;[.B11]);CONCATENATE([.B11];&quot;=&quot;;[.C11]))" office:value-type="string" office:string-value="#Interjection (1 digit)" calcext:value-type="string">
            <text:p>#Interjection (1 digit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POS_INTJ</text:p>
          </table:table-cell>
          <table:table-cell table:formula="of:=IF([.C12]=&quot;&quot;;CONCATENATE(&quot;#&quot;;[.B12]);CONCATENATE([.B12];&quot;=&quot;;[.C12]))" office:value-type="string" office:string-value="I=POS_INTJ" calcext:value-type="string">
            <text:p>I=POS_INTJ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13]=&quot;&quot;;CONCATENATE(&quot;#&quot;;[.B13]);CONCATENATE([.B13];&quot;=&quot;;[.C13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Adjective (fixed)</text:p>
          </table:table-cell>
          <table:table-cell/>
          <table:table-cell table:formula="of:=IF([.C14]=&quot;&quot;;CONCATENATE(&quot;#&quot;;[.B14]);CONCATENATE([.B14];&quot;=&quot;;[.C14]))" office:value-type="string" office:string-value="#Adjective (fixed)" calcext:value-type="string">
            <text:p>#Adjective (fixed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JJ</text:p>
          </table:table-cell>
          <table:table-cell table:style-name="ce1" office:value-type="string" calcext:value-type="string">
            <text:p>POS_ADJ</text:p>
          </table:table-cell>
          <table:table-cell table:formula="of:=IF([.C15]=&quot;&quot;;CONCATENATE(&quot;#&quot;;[.B15]);CONCATENATE([.B15];&quot;=&quot;;[.C15]))" office:value-type="string" office:string-value="JJ=POS_ADJ" calcext:value-type="string">
            <text:p>JJ=POS_ADJ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JJR</text:p>
          </table:table-cell>
          <table:table-cell table:style-name="ce1" office:value-type="string" calcext:value-type="string">
            <text:p>POS_ADJ</text:p>
          </table:table-cell>
          <table:table-cell table:formula="of:=IF([.C16]=&quot;&quot;;CONCATENATE(&quot;#&quot;;[.B16]);CONCATENATE([.B16];&quot;=&quot;;[.C16]))" office:value-type="string" office:string-value="JJR=POS_ADJ" calcext:value-type="string">
            <text:p>JJR=POS_ADJ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JJS</text:p>
          </table:table-cell>
          <table:table-cell table:style-name="ce1" office:value-type="string" calcext:value-type="string">
            <text:p>POS_ADJ</text:p>
          </table:table-cell>
          <table:table-cell table:formula="of:=IF([.C17]=&quot;&quot;;CONCATENATE(&quot;#&quot;;[.B17]);CONCATENATE([.B17];&quot;=&quot;;[.C17]))" office:value-type="string" office:string-value="JJS=POS_ADJ" calcext:value-type="string">
            <text:p>JJS=POS_ADJ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18]=&quot;&quot;;CONCATENATE(&quot;#&quot;;[.B18]);CONCATENATE([.B18];&quot;=&quot;;[.C1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Adposition (fixed)</text:p>
          </table:table-cell>
          <table:table-cell/>
          <table:table-cell table:formula="of:=IF([.C19]=&quot;&quot;;CONCATENATE(&quot;#&quot;;[.B19]);CONCATENATE([.B19];&quot;=&quot;;[.C19]))" office:value-type="string" office:string-value="#Adposition (fixed)" calcext:value-type="string">
            <text:p>#Adposition (fixed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POS_PART</text:p>
          </table:table-cell>
          <table:table-cell table:formula="of:=IF([.C20]=&quot;&quot;;CONCATENATE(&quot;#&quot;;[.B20]);CONCATENATE([.B20];&quot;=&quot;;[.C20]))" office:value-type="string" office:string-value="POS=POS_PART" calcext:value-type="string">
            <text:p>POS=POS_PAR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POS_ADP</text:p>
          </table:table-cell>
          <table:table-cell table:formula="of:=IF([.C21]=&quot;&quot;;CONCATENATE(&quot;#&quot;;[.B21]);CONCATENATE([.B21];&quot;=&quot;;[.C21]))" office:value-type="string" office:string-value="IN=POS_ADP" calcext:value-type="string">
            <text:p>IN=POS_ADP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22]=&quot;&quot;;CONCATENATE(&quot;#&quot;;[.B22]);CONCATENATE([.B22];&quot;=&quot;;[.C2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Adverb (fixed)</text:p>
          </table:table-cell>
          <table:table-cell/>
          <table:table-cell table:formula="of:=IF([.C23]=&quot;&quot;;CONCATENATE(&quot;#&quot;;[.B23]);CONCATENATE([.B23];&quot;=&quot;;[.C23]))" office:value-type="string" office:string-value="#Adverb (fixed)" calcext:value-type="string">
            <text:p>#Adverb (fixed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POS_ADV</text:p>
          </table:table-cell>
          <table:table-cell table:formula="of:=IF([.C24]=&quot;&quot;;CONCATENATE(&quot;#&quot;;[.B24]);CONCATENATE([.B24];&quot;=&quot;;[.C24]))" office:value-type="string" office:string-value="RB=POS_ADV" calcext:value-type="string">
            <text:p>RB=POS_ADV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RBR</text:p>
          </table:table-cell>
          <table:table-cell table:style-name="ce1" office:value-type="string" calcext:value-type="string">
            <text:p>POS_ADV</text:p>
          </table:table-cell>
          <table:table-cell table:formula="of:=IF([.C25]=&quot;&quot;;CONCATENATE(&quot;#&quot;;[.B25]);CONCATENATE([.B25];&quot;=&quot;;[.C25]))" office:value-type="string" office:string-value="RBR=POS_ADV" calcext:value-type="string">
            <text:p>RBR=POS_ADV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RBS</text:p>
          </table:table-cell>
          <table:table-cell table:style-name="ce1" office:value-type="string" calcext:value-type="string">
            <text:p>POS_ADV</text:p>
          </table:table-cell>
          <table:table-cell table:formula="of:=IF([.C26]=&quot;&quot;;CONCATENATE(&quot;#&quot;;[.B26]);CONCATENATE([.B26];&quot;=&quot;;[.C26]))" office:value-type="string" office:string-value="RBS=POS_ADV" calcext:value-type="string">
            <text:p>RBS=POS_ADV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WRB</text:p>
          </table:table-cell>
          <table:table-cell table:style-name="ce1" office:value-type="string" calcext:value-type="string">
            <text:p>POS_ADV</text:p>
          </table:table-cell>
          <table:table-cell table:formula="of:=IF([.C27]=&quot;&quot;;CONCATENATE(&quot;#&quot;;[.B27]);CONCATENATE([.B27];&quot;=&quot;;[.C27]))" office:value-type="string" office:string-value="WRB=POS_ADV" calcext:value-type="string">
            <text:p>WRB=POS_ADV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28]=&quot;&quot;;CONCATENATE(&quot;#&quot;;[.B28]);CONCATENATE([.B28];&quot;=&quot;;[.C28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Conjunction (fixed)</text:p>
          </table:table-cell>
          <table:table-cell/>
          <table:table-cell table:formula="of:=IF([.C29]=&quot;&quot;;CONCATENATE(&quot;#&quot;;[.B29]);CONCATENATE([.B29];&quot;=&quot;;[.C29]))" office:value-type="string" office:string-value="#Conjunction (fixed)" calcext:value-type="string">
            <text:p>#Conjunction (fixed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POS_CONJ</text:p>
          </table:table-cell>
          <table:table-cell table:formula="of:=IF([.C30]=&quot;&quot;;CONCATENATE(&quot;#&quot;;[.B30]);CONCATENATE([.B30];&quot;=&quot;;[.C30]))" office:value-type="string" office:string-value="CC=POS_CONJ" calcext:value-type="string">
            <text:p>CC=POS_CONJ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31]=&quot;&quot;;CONCATENATE(&quot;#&quot;;[.B31]);CONCATENATE([.B31];&quot;=&quot;;[.C3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Determiner (fixed)</text:p>
          </table:table-cell>
          <table:table-cell/>
          <table:table-cell table:formula="of:=IF([.C32]=&quot;&quot;;CONCATENATE(&quot;#&quot;;[.B32]);CONCATENATE([.B32];&quot;=&quot;;[.C32]))" office:value-type="string" office:string-value="#Determiner (fixed)" calcext:value-type="string">
            <text:p>#Determiner (fixed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DT</text:p>
          </table:table-cell>
          <table:table-cell table:style-name="ce1" office:value-type="string" calcext:value-type="string">
            <text:p>POS_DET</text:p>
          </table:table-cell>
          <table:table-cell table:formula="of:=IF([.C33]=&quot;&quot;;CONCATENATE(&quot;#&quot;;[.B33]);CONCATENATE([.B33];&quot;=&quot;;[.C33]))" office:value-type="string" office:string-value="DT=POS_DET" calcext:value-type="string">
            <text:p>DT=POS_DE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WDT</text:p>
          </table:table-cell>
          <table:table-cell table:style-name="ce1" office:value-type="string" calcext:value-type="string">
            <text:p>POS_DET</text:p>
          </table:table-cell>
          <table:table-cell table:formula="of:=IF([.C34]=&quot;&quot;;CONCATENATE(&quot;#&quot;;[.B34]);CONCATENATE([.B34];&quot;=&quot;;[.C34]))" office:value-type="string" office:string-value="WDT=POS_DET" calcext:value-type="string">
            <text:p>WDT=POS_DE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PDT</text:p>
          </table:table-cell>
          <table:table-cell table:style-name="ce1" office:value-type="string" calcext:value-type="string">
            <text:p>POS_DET</text:p>
          </table:table-cell>
          <table:table-cell table:formula="of:=IF([.C35]=&quot;&quot;;CONCATENATE(&quot;#&quot;;[.B35]);CONCATENATE([.B35];&quot;=&quot;;[.C35]))" office:value-type="string" office:string-value="PDT=POS_DET" calcext:value-type="string">
            <text:p>PDT=POS_DET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36]=&quot;&quot;;CONCATENATE(&quot;#&quot;;[.B36]);CONCATENATE([.B36];&quot;=&quot;;[.C3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Interjection (fixed)</text:p>
          </table:table-cell>
          <table:table-cell/>
          <table:table-cell table:formula="of:=IF([.C37]=&quot;&quot;;CONCATENATE(&quot;#&quot;;[.B37]);CONCATENATE([.B37];&quot;=&quot;;[.C37]))" office:value-type="string" office:string-value="#Interjection (fixed)" calcext:value-type="string">
            <text:p>#Interjection (fixed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POS_INTJ</text:p>
          </table:table-cell>
          <table:table-cell table:formula="of:=IF([.C38]=&quot;&quot;;CONCATENATE(&quot;#&quot;;[.B38]);CONCATENATE([.B38];&quot;=&quot;;[.C38]))" office:value-type="string" office:string-value="UH=POS_INTJ" calcext:value-type="string">
            <text:p>UH=POS_INTJ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39]=&quot;&quot;;CONCATENATE(&quot;#&quot;;[.B39]);CONCATENATE([.B39];&quot;=&quot;;[.C39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Noun (fixed)</text:p>
          </table:table-cell>
          <table:table-cell/>
          <table:table-cell table:formula="of:=IF([.C40]=&quot;&quot;;CONCATENATE(&quot;#&quot;;[.B40]);CONCATENATE([.B40];&quot;=&quot;;[.C40]))" office:value-type="string" office:string-value="#Noun (fixed)" calcext:value-type="string">
            <text:p>#Noun (fixed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NNS</text:p>
          </table:table-cell>
          <table:table-cell table:style-name="ce4" office:value-type="string" calcext:value-type="string">
            <text:p>POS_NOUN</text:p>
          </table:table-cell>
          <table:table-cell table:formula="of:=IF([.C41]=&quot;&quot;;CONCATENATE(&quot;#&quot;;[.B41]);CONCATENATE([.B41];&quot;=&quot;;[.C41]))" office:value-type="string" office:string-value="NNS=POS_NOUN" calcext:value-type="string">
            <text:p>NNS=POS_NOU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NN</text:p>
          </table:table-cell>
          <table:table-cell table:style-name="ce4" office:value-type="string" calcext:value-type="string">
            <text:p>POS_NOUN</text:p>
          </table:table-cell>
          <table:table-cell table:formula="of:=IF([.C42]=&quot;&quot;;CONCATENATE(&quot;#&quot;;[.B42]);CONCATENATE([.B42];&quot;=&quot;;[.C42]))" office:value-type="string" office:string-value="NN=POS_NOUN" calcext:value-type="string">
            <text:p>NN=POS_NOU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NNP</text:p>
          </table:table-cell>
          <table:table-cell table:style-name="ce4" office:value-type="string" calcext:value-type="string">
            <text:p>POS_PROPN</text:p>
          </table:table-cell>
          <table:table-cell table:formula="of:=IF([.C43]=&quot;&quot;;CONCATENATE(&quot;#&quot;;[.B43]);CONCATENATE([.B43];&quot;=&quot;;[.C43]))" office:value-type="string" office:string-value="NNP=POS_PROPN" calcext:value-type="string">
            <text:p>NNP=POS_PROP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NP00000</text:p>
          </table:table-cell>
          <table:table-cell table:style-name="ce4" office:value-type="string" calcext:value-type="string">
            <text:p>POS_PROPN</text:p>
          </table:table-cell>
          <table:table-cell table:formula="of:=IF([.C44]=&quot;&quot;;CONCATENATE(&quot;#&quot;;[.B44]);CONCATENATE([.B44];&quot;=&quot;;[.C44]))" office:value-type="string" office:string-value="NP00000=POS_PROPN" calcext:value-type="string">
            <text:p>NP00000=POS_PROP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NP</text:p>
          </table:table-cell>
          <table:table-cell table:style-name="ce4" office:value-type="string" calcext:value-type="string">
            <text:p>POS_PROPN</text:p>
          </table:table-cell>
          <table:table-cell table:formula="of:=IF([.C45]=&quot;&quot;;CONCATENATE(&quot;#&quot;;[.B45]);CONCATENATE([.B45];&quot;=&quot;;[.C45]))" office:value-type="string" office:string-value="NP=POS_PROPN" calcext:value-type="string">
            <text:p>NP=POS_PROP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NP00G00</text:p>
          </table:table-cell>
          <table:table-cell table:style-name="ce4" office:value-type="string" calcext:value-type="string">
            <text:p>POS_PROPN</text:p>
          </table:table-cell>
          <table:table-cell table:formula="of:=IF([.C46]=&quot;&quot;;CONCATENATE(&quot;#&quot;;[.B46]);CONCATENATE([.B46];&quot;=&quot;;[.C46]))" office:value-type="string" office:string-value="NP00G00=POS_PROPN" calcext:value-type="string">
            <text:p>NP00G00=POS_PROP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NP00O00</text:p>
          </table:table-cell>
          <table:table-cell table:style-name="ce4" office:value-type="string" calcext:value-type="string">
            <text:p>POS_PROPN</text:p>
          </table:table-cell>
          <table:table-cell table:formula="of:=IF([.C47]=&quot;&quot;;CONCATENATE(&quot;#&quot;;[.B47]);CONCATENATE([.B47];&quot;=&quot;;[.C47]))" office:value-type="string" office:string-value="NP00O00=POS_PROPN" calcext:value-type="string">
            <text:p>NP00O00=POS_PROP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NP00V00</text:p>
          </table:table-cell>
          <table:table-cell table:style-name="ce4" office:value-type="string" calcext:value-type="string">
            <text:p>POS_PROPN</text:p>
          </table:table-cell>
          <table:table-cell table:formula="of:=IF([.C48]=&quot;&quot;;CONCATENATE(&quot;#&quot;;[.B48]);CONCATENATE([.B48];&quot;=&quot;;[.C48]))" office:value-type="string" office:string-value="NP00V00=POS_PROPN" calcext:value-type="string">
            <text:p>NP00V00=POS_PROP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NP00SP0</text:p>
          </table:table-cell>
          <table:table-cell table:style-name="ce4" office:value-type="string" calcext:value-type="string">
            <text:p>POS_PROPN</text:p>
          </table:table-cell>
          <table:table-cell table:formula="of:=IF([.C49]=&quot;&quot;;CONCATENATE(&quot;#&quot;;[.B49]);CONCATENATE([.B49];&quot;=&quot;;[.C49]))" office:value-type="string" office:string-value="NP00SP0=POS_PROPN" calcext:value-type="string">
            <text:p>NP00SP0=POS_PROP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NNPS</text:p>
          </table:table-cell>
          <table:table-cell table:style-name="ce4" office:value-type="string" calcext:value-type="string">
            <text:p>POS_PROPN</text:p>
          </table:table-cell>
          <table:table-cell table:formula="of:=IF([.C50]=&quot;&quot;;CONCATENATE(&quot;#&quot;;[.B50]);CONCATENATE([.B50];&quot;=&quot;;[.C50]))" office:value-type="string" office:string-value="NNPS=POS_PROPN" calcext:value-type="string">
            <text:p>NNPS=POS_PROPN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51]=&quot;&quot;;CONCATENATE(&quot;#&quot;;[.B51]);CONCATENATE([.B51];&quot;=&quot;;[.C51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Particle (fixed)</text:p>
          </table:table-cell>
          <table:table-cell/>
          <table:table-cell table:formula="of:=IF([.C52]=&quot;&quot;;CONCATENATE(&quot;#&quot;;[.B52]);CONCATENATE([.B52];&quot;=&quot;;[.C52]))" office:value-type="string" office:string-value="#Particle (fixed)" calcext:value-type="string">
            <text:p>#Particle (fixed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RP</text:p>
          </table:table-cell>
          <table:table-cell table:style-name="ce1" office:value-type="string" calcext:value-type="string">
            <text:p>POS_PART</text:p>
          </table:table-cell>
          <table:table-cell table:formula="of:=IF([.C53]=&quot;&quot;;CONCATENATE(&quot;#&quot;;[.B53]);CONCATENATE([.B53];&quot;=&quot;;[.C53]))" office:value-type="string" office:string-value="RP=POS_PART" calcext:value-type="string">
            <text:p>RP=POS_PAR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POS_ADP</text:p>
          </table:table-cell>
          <table:table-cell table:formula="of:=IF([.C54]=&quot;&quot;;CONCATENATE(&quot;#&quot;;[.B54]);CONCATENATE([.B54];&quot;=&quot;;[.C54]))" office:value-type="string" office:string-value="TO=POS_ADP" calcext:value-type="string">
            <text:p>TO=POS_ADP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55]=&quot;&quot;;CONCATENATE(&quot;#&quot;;[.B55]);CONCATENATE([.B55];&quot;=&quot;;[.C55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Pronoun (fixed)</text:p>
          </table:table-cell>
          <table:table-cell/>
          <table:table-cell table:formula="of:=IF([.C56]=&quot;&quot;;CONCATENATE(&quot;#&quot;;[.B56]);CONCATENATE([.B56];&quot;=&quot;;[.C56]))" office:value-type="string" office:string-value="#Pronoun (fixed)" calcext:value-type="string">
            <text:p>#Pronoun (fixed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POS_PRON</text:p>
          </table:table-cell>
          <table:table-cell table:formula="of:=IF([.C57]=&quot;&quot;;CONCATENATE(&quot;#&quot;;[.B57]);CONCATENATE([.B57];&quot;=&quot;;[.C57]))" office:value-type="string" office:string-value="EX=POS_PRON" calcext:value-type="string">
            <text:p>EX=POS_PRO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WP</text:p>
          </table:table-cell>
          <table:table-cell table:style-name="ce4" office:value-type="string" calcext:value-type="string">
            <text:p>POS_PRON</text:p>
          </table:table-cell>
          <table:table-cell table:formula="of:=IF([.C58]=&quot;&quot;;CONCATENATE(&quot;#&quot;;[.B58]);CONCATENATE([.B58];&quot;=&quot;;[.C58]))" office:value-type="string" office:string-value="WP=POS_PRON" calcext:value-type="string">
            <text:p>WP=POS_PRO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PRP</text:p>
          </table:table-cell>
          <table:table-cell table:style-name="ce4" office:value-type="string" calcext:value-type="string">
            <text:p>POS_PRON</text:p>
          </table:table-cell>
          <table:table-cell table:formula="of:=IF([.C59]=&quot;&quot;;CONCATENATE(&quot;#&quot;;[.B59]);CONCATENATE([.B59];&quot;=&quot;;[.C59]))" office:value-type="string" office:string-value="PRP=POS_PRON" calcext:value-type="string">
            <text:p>PRP=POS_PRO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PRP$</text:p>
          </table:table-cell>
          <table:table-cell table:style-name="ce4" office:value-type="string" calcext:value-type="string">
            <text:p>POS_PRON</text:p>
          </table:table-cell>
          <table:table-cell table:formula="of:=IF([.C60]=&quot;&quot;;CONCATENATE(&quot;#&quot;;[.B60]);CONCATENATE([.B60];&quot;=&quot;;[.C60]))" office:value-type="string" office:string-value="PRP$=POS_PRON" calcext:value-type="string">
            <text:p>PRP$=POS_PRON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WP$</text:p>
          </table:table-cell>
          <table:table-cell table:style-name="ce4" office:value-type="string" calcext:value-type="string">
            <text:p>POS_PRON</text:p>
          </table:table-cell>
          <table:table-cell table:formula="of:=IF([.C61]=&quot;&quot;;CONCATENATE(&quot;#&quot;;[.B61]);CONCATENATE([.B61];&quot;=&quot;;[.C61]))" office:value-type="string" office:string-value="WP$=POS_PRON" calcext:value-type="string">
            <text:p>WP$=POS_PRON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62]=&quot;&quot;;CONCATENATE(&quot;#&quot;;[.B62]);CONCATENATE([.B62];&quot;=&quot;;[.C62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Punctuation (1 string per type)</text:p>
          </table:table-cell>
          <table:table-cell/>
          <table:table-cell table:formula="of:=IF([.C63]=&quot;&quot;;CONCATENATE(&quot;#&quot;;[.B63]);CONCATENATE([.B63];&quot;=&quot;;[.C63]))" office:value-type="string" office:string-value="#Punctuation (1 string per type)" calcext:value-type="string">
            <text:p>#Punctuation (1 string per type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d</text:p>
          </table:table-cell>
          <table:table-cell table:style-name="ce4" office:value-type="string" calcext:value-type="string">
            <text:p>POS_PUNCT</text:p>
          </table:table-cell>
          <table:table-cell table:formula="of:=IF([.C64]=&quot;&quot;;CONCATENATE(&quot;#&quot;;[.B64]);CONCATENATE([.B64];&quot;=&quot;;[.C64]))" office:value-type="string" office:string-value="Fd=POS_PUNCT" calcext:value-type="string">
            <text:p>Fd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c</text:p>
          </table:table-cell>
          <table:table-cell table:style-name="ce4" office:value-type="string" calcext:value-type="string">
            <text:p>POS_PUNCT</text:p>
          </table:table-cell>
          <table:table-cell table:formula="of:=IF([.C65]=&quot;&quot;;CONCATENATE(&quot;#&quot;;[.B65]);CONCATENATE([.B65];&quot;=&quot;;[.C65]))" office:value-type="string" office:string-value="Fc=POS_PUNCT" calcext:value-type="string">
            <text:p>Fc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lt</text:p>
          </table:table-cell>
          <table:table-cell table:style-name="ce4" office:value-type="string" calcext:value-type="string">
            <text:p>POS_PUNCT</text:p>
          </table:table-cell>
          <table:table-cell table:formula="of:=IF([.C66]=&quot;&quot;;CONCATENATE(&quot;#&quot;;[.B66]);CONCATENATE([.B66];&quot;=&quot;;[.C66]))" office:value-type="string" office:string-value="Flt=POS_PUNCT" calcext:value-type="string">
            <text:p>Flt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la</text:p>
          </table:table-cell>
          <table:table-cell table:style-name="ce4" office:value-type="string" calcext:value-type="string">
            <text:p>POS_PUNCT</text:p>
          </table:table-cell>
          <table:table-cell table:formula="of:=IF([.C67]=&quot;&quot;;CONCATENATE(&quot;#&quot;;[.B67]);CONCATENATE([.B67];&quot;=&quot;;[.C67]))" office:value-type="string" office:string-value="Fla=POS_PUNCT" calcext:value-type="string">
            <text:p>Fla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POS_PUNCT</text:p>
          </table:table-cell>
          <table:table-cell table:formula="of:=IF([.C68]=&quot;&quot;;CONCATENATE(&quot;#&quot;;[.B68]);CONCATENATE([.B68];&quot;=&quot;;[.C68]))" office:value-type="string" office:string-value="Fs=POS_PUNCT" calcext:value-type="string">
            <text:p>Fs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POS_PUNCT</text:p>
          </table:table-cell>
          <table:table-cell table:formula="of:=IF([.C69]=&quot;&quot;;CONCATENATE(&quot;#&quot;;[.B69]);CONCATENATE([.B69];&quot;=&quot;;[.C69]))" office:value-type="string" office:string-value="Fat=POS_PUNCT" calcext:value-type="string">
            <text:p>Fat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aa</text:p>
          </table:table-cell>
          <table:table-cell table:style-name="ce4" office:value-type="string" calcext:value-type="string">
            <text:p>POS_PUNCT</text:p>
          </table:table-cell>
          <table:table-cell table:formula="of:=IF([.C70]=&quot;&quot;;CONCATENATE(&quot;#&quot;;[.B70]);CONCATENATE([.B70];&quot;=&quot;;[.C70]))" office:value-type="string" office:string-value="Faa=POS_PUNCT" calcext:value-type="string">
            <text:p>Faa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POS_PUNCT</text:p>
          </table:table-cell>
          <table:table-cell table:formula="of:=IF([.C71]=&quot;&quot;;CONCATENATE(&quot;#&quot;;[.B71]);CONCATENATE([.B71];&quot;=&quot;;[.C71]))" office:value-type="string" office:string-value="Fg=POS_PUNCT" calcext:value-type="string">
            <text:p>Fg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z</text:p>
          </table:table-cell>
          <table:table-cell table:style-name="ce4" office:value-type="string" calcext:value-type="string">
            <text:p>POS_PUNCT</text:p>
          </table:table-cell>
          <table:table-cell table:formula="of:=IF([.C72]=&quot;&quot;;CONCATENATE(&quot;#&quot;;[.B72]);CONCATENATE([.B72];&quot;=&quot;;[.C72]))" office:value-type="string" office:string-value="Fz=POS_PUNCT" calcext:value-type="string">
            <text:p>Fz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pt</text:p>
          </table:table-cell>
          <table:table-cell table:style-name="ce4" office:value-type="string" calcext:value-type="string">
            <text:p>POS_PUNCT</text:p>
          </table:table-cell>
          <table:table-cell table:formula="of:=IF([.C73]=&quot;&quot;;CONCATENATE(&quot;#&quot;;[.B73]);CONCATENATE([.B73];&quot;=&quot;;[.C73]))" office:value-type="string" office:string-value="Fpt=POS_PUNCT" calcext:value-type="string">
            <text:p>Fpt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pa</text:p>
          </table:table-cell>
          <table:table-cell table:style-name="ce4" office:value-type="string" calcext:value-type="string">
            <text:p>POS_PUNCT</text:p>
          </table:table-cell>
          <table:table-cell table:formula="of:=IF([.C74]=&quot;&quot;;CONCATENATE(&quot;#&quot;;[.B74]);CONCATENATE([.B74];&quot;=&quot;;[.C74]))" office:value-type="string" office:string-value="Fpa=POS_PUNCT" calcext:value-type="string">
            <text:p>Fpa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POS_PUNCT</text:p>
          </table:table-cell>
          <table:table-cell table:formula="of:=IF([.C75]=&quot;&quot;;CONCATENATE(&quot;#&quot;;[.B75]);CONCATENATE([.B75];&quot;=&quot;;[.C75]))" office:value-type="string" office:string-value="Ft=POS_PUNCT" calcext:value-type="string">
            <text:p>Ft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p</text:p>
          </table:table-cell>
          <table:table-cell table:style-name="ce4" office:value-type="string" calcext:value-type="string">
            <text:p>POS_PUNCT</text:p>
          </table:table-cell>
          <table:table-cell table:formula="of:=IF([.C76]=&quot;&quot;;CONCATENATE(&quot;#&quot;;[.B76]);CONCATENATE([.B76];&quot;=&quot;;[.C76]))" office:value-type="string" office:string-value="Fp=POS_PUNCT" calcext:value-type="string">
            <text:p>Fp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POS_PUNCT</text:p>
          </table:table-cell>
          <table:table-cell table:formula="of:=IF([.C77]=&quot;&quot;;CONCATENATE(&quot;#&quot;;[.B77]);CONCATENATE([.B77];&quot;=&quot;;[.C77]))" office:value-type="string" office:string-value="Fit=POS_PUNCT" calcext:value-type="string">
            <text:p>Fit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ia</text:p>
          </table:table-cell>
          <table:table-cell table:style-name="ce4" office:value-type="string" calcext:value-type="string">
            <text:p>POS_PUNCT</text:p>
          </table:table-cell>
          <table:table-cell table:formula="of:=IF([.C78]=&quot;&quot;;CONCATENATE(&quot;#&quot;;[.B78]);CONCATENATE([.B78];&quot;=&quot;;[.C78]))" office:value-type="string" office:string-value="Fia=POS_PUNCT" calcext:value-type="string">
            <text:p>Fia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POS_PUNCT</text:p>
          </table:table-cell>
          <table:table-cell table:formula="of:=IF([.C79]=&quot;&quot;;CONCATENATE(&quot;#&quot;;[.B79]);CONCATENATE([.B79];&quot;=&quot;;[.C79]))" office:value-type="string" office:string-value="Fe=POS_PUNCT" calcext:value-type="string">
            <text:p>Fe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POS_PUNCT</text:p>
          </table:table-cell>
          <table:table-cell table:formula="of:=IF([.C80]=&quot;&quot;;CONCATENATE(&quot;#&quot;;[.B80]);CONCATENATE([.B80];&quot;=&quot;;[.C80]))" office:value-type="string" office:string-value="Frc=POS_PUNCT" calcext:value-type="string">
            <text:p>Frc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OS_PUNCT</text:p>
          </table:table-cell>
          <table:table-cell table:formula="of:=IF([.C81]=&quot;&quot;;CONCATENATE(&quot;#&quot;;[.B81]);CONCATENATE([.B81];&quot;=&quot;;[.C81]))" office:value-type="string" office:string-value="Fra=POS_PUNCT" calcext:value-type="string">
            <text:p>Fra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POS_PUNCT</text:p>
          </table:table-cell>
          <table:table-cell table:formula="of:=IF([.C82]=&quot;&quot;;CONCATENATE(&quot;#&quot;;[.B82]);CONCATENATE([.B82];&quot;=&quot;;[.C82]))" office:value-type="string" office:string-value="Fx=POS_PUNCT" calcext:value-type="string">
            <text:p>Fx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h</text:p>
          </table:table-cell>
          <table:table-cell table:style-name="ce4" office:value-type="string" calcext:value-type="string">
            <text:p>POS_PUNCT</text:p>
          </table:table-cell>
          <table:table-cell table:formula="of:=IF([.C83]=&quot;&quot;;CONCATENATE(&quot;#&quot;;[.B83]);CONCATENATE([.B83];&quot;=&quot;;[.C83]))" office:value-type="string" office:string-value="Fh=POS_PUNCT" calcext:value-type="string">
            <text:p>Fh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ct</text:p>
          </table:table-cell>
          <table:table-cell table:style-name="ce4" office:value-type="string" calcext:value-type="string">
            <text:p>POS_PUNCT</text:p>
          </table:table-cell>
          <table:table-cell table:formula="of:=IF([.C84]=&quot;&quot;;CONCATENATE(&quot;#&quot;;[.B84]);CONCATENATE([.B84];&quot;=&quot;;[.C84]))" office:value-type="string" office:string-value="Fct=POS_PUNCT" calcext:value-type="string">
            <text:p>Fct=POS_PUNC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Fca</text:p>
          </table:table-cell>
          <table:table-cell table:style-name="ce4" office:value-type="string" calcext:value-type="string">
            <text:p>POS_PUNCT</text:p>
          </table:table-cell>
          <table:table-cell table:formula="of:=IF([.C85]=&quot;&quot;;CONCATENATE(&quot;#&quot;;[.B85]);CONCATENATE([.B85];&quot;=&quot;;[.C85]))" office:value-type="string" office:string-value="Fca=POS_PUNCT" calcext:value-type="string">
            <text:p>Fca=POS_PUNCT</text:p>
          </table:table-cell>
          <table:table-cell table:number-columns-repeated="1020"/>
        </table:table-row>
        <table:table-row table:style-name="ro2">
          <table:table-cell table:style-name="ce1" table:number-columns-repeated="2"/>
          <table:table-cell/>
          <table:table-cell table:formula="of:=IF([.C86]=&quot;&quot;;CONCATENATE(&quot;#&quot;;[.B86]);CONCATENATE([.B86];&quot;=&quot;;[.C86]))" office:value-type="string" office:string-value="#" calcext:value-type="string">
            <text:p>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Verb (fixed)</text:p>
          </table:table-cell>
          <table:table-cell/>
          <table:table-cell table:formula="of:=IF([.C87]=&quot;&quot;;CONCATENATE(&quot;#&quot;;[.B87]);CONCATENATE([.B87];&quot;=&quot;;[.C87]))" office:value-type="string" office:string-value="#Verb (fixed)" calcext:value-type="string">
            <text:p>#Verb (fixed)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MD</text:p>
          </table:table-cell>
          <table:table-cell table:style-name="ce4" office:value-type="string" calcext:value-type="string">
            <text:p>POS_VERB</text:p>
          </table:table-cell>
          <table:table-cell table:formula="of:=IF([.C88]=&quot;&quot;;CONCATENATE(&quot;#&quot;;[.B88]);CONCATENATE([.B88];&quot;=&quot;;[.C88]))" office:value-type="string" office:string-value="MD=POS_VERB" calcext:value-type="string">
            <text:p>MD=POS_VERB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VBG</text:p>
          </table:table-cell>
          <table:table-cell table:style-name="ce4" office:value-type="string" calcext:value-type="string">
            <text:p>POS_VERB</text:p>
          </table:table-cell>
          <table:table-cell table:formula="of:=IF([.C89]=&quot;&quot;;CONCATENATE(&quot;#&quot;;[.B89]);CONCATENATE([.B89];&quot;=&quot;;[.C89]))" office:value-type="string" office:string-value="VBG=POS_VERB" calcext:value-type="string">
            <text:p>VBG=POS_VERB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VB</text:p>
          </table:table-cell>
          <table:table-cell table:style-name="ce4" office:value-type="string" calcext:value-type="string">
            <text:p>POS_VERB</text:p>
          </table:table-cell>
          <table:table-cell table:formula="of:=IF([.C90]=&quot;&quot;;CONCATENATE(&quot;#&quot;;[.B90]);CONCATENATE([.B90];&quot;=&quot;;[.C90]))" office:value-type="string" office:string-value="VB=POS_VERB" calcext:value-type="string">
            <text:p>VB=POS_VERB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VBN</text:p>
          </table:table-cell>
          <table:table-cell table:style-name="ce4" office:value-type="string" calcext:value-type="string">
            <text:p>POS_VERB</text:p>
          </table:table-cell>
          <table:table-cell table:formula="of:=IF([.C91]=&quot;&quot;;CONCATENATE(&quot;#&quot;;[.B91]);CONCATENATE([.B91];&quot;=&quot;;[.C91]))" office:value-type="string" office:string-value="VBN=POS_VERB" calcext:value-type="string">
            <text:p>VBN=POS_VERB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VBD</text:p>
          </table:table-cell>
          <table:table-cell table:style-name="ce4" office:value-type="string" calcext:value-type="string">
            <text:p>POS_VERB</text:p>
          </table:table-cell>
          <table:table-cell table:formula="of:=IF([.C92]=&quot;&quot;;CONCATENATE(&quot;#&quot;;[.B92]);CONCATENATE([.B92];&quot;=&quot;;[.C92]))" office:value-type="string" office:string-value="VBD=POS_VERB" calcext:value-type="string">
            <text:p>VBD=POS_VERB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VBP</text:p>
          </table:table-cell>
          <table:table-cell table:style-name="ce4" office:value-type="string" calcext:value-type="string">
            <text:p>POS_VERB</text:p>
          </table:table-cell>
          <table:table-cell table:formula="of:=IF([.C93]=&quot;&quot;;CONCATENATE(&quot;#&quot;;[.B93]);CONCATENATE([.B93];&quot;=&quot;;[.C93]))" office:value-type="string" office:string-value="VBP=POS_VERB" calcext:value-type="string">
            <text:p>VBP=POS_VERB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 calcext:value-type="string">
            <text:p>VBZ</text:p>
          </table:table-cell>
          <table:table-cell table:style-name="ce4" office:value-type="string" calcext:value-type="string">
            <text:p>POS_VERB</text:p>
          </table:table-cell>
          <table:table-cell table:formula="of:=IF([.C94]=&quot;&quot;;CONCATENATE(&quot;#&quot;;[.B94]);CONCATENATE([.B94];&quot;=&quot;;[.C94]))" office:value-type="string" office:string-value="VBZ=POS_VERB" calcext:value-type="string">
            <text:p>VBZ=POS_VERB</text:p>
          </table:table-cell>
          <table:table-cell table:number-columns-repeated="102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Hoja2.B2:Hoja2.C9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0P0"/>
    </number:currency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ia</meta:initial-creator>
    <meta:creation-date>2018-02-06T15:00:49</meta:creation-date>
    <dc:creator>Joan Codina</dc:creator>
    <dc:date>2018-02-26T12:05:29.595191851</dc:date>
    <meta:editing-duration>PT4H23M6S</meta:editing-duration>
    <meta:editing-cycles>2</meta:editing-cycles>
    <meta:generator>LibreOffice/5.1.6.2$Linux_X86_64 LibreOffice_project/10m0$Build-2</meta:generator>
    <meta:document-statistic meta:table-count="3" meta:cell-count="3213" meta:object-count="0"/>
  </office:meta>
</office:document-meta>
</file>